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1992in"/>
    </style:style>
    <style:style style:name="co4" style:family="table-column">
      <style:table-column-properties fo:break-before="auto" style:column-width="0.3992in"/>
    </style:style>
    <style:style style:name="co5" style:family="table-column">
      <style:table-column-properties fo:break-before="auto" style:column-width="0.2953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1.0571in"/>
    </style:style>
    <style:style style:name="co9" style:family="table-column">
      <style:table-column-properties fo:break-before="auto" style:column-width="1.7055in"/>
    </style:style>
    <style:style style:name="co10" style:family="table-column">
      <style:table-column-properties fo:break-before="auto" style:column-width="3.528in"/>
    </style:style>
    <style:style style:name="co11" style:family="table-column">
      <style:table-column-properties fo:break-before="auto" style:column-width="2.4646in"/>
    </style:style>
    <style:style style:name="co12" style:family="table-column">
      <style:table-column-properties fo:break-before="auto" style:column-width="3.256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2.3366in" fo:break-before="auto" style:use-optimal-row-height="false"/>
    </style:style>
    <style:style style:name="ro2" style:family="table-row">
      <style:table-row-properties style:row-height="1.086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016in" fo:break-before="auto" style:use-optimal-row-height="true"/>
    </style:style>
    <style:style style:name="ro5" style:family="table-row">
      <style:table-row-properties style:row-height="0.2008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999999" fo:wrap-option="wrap" fo:border="0.06pt solid #000000" style:rotation-angle="90"/>
    </style:style>
    <style:style style:name="ce9" style:family="table-cell" style:parent-style-name="Default">
      <style:table-cell-properties fo:background-color="#999999" fo:border="0.06pt solid #000000"/>
    </style:style>
    <style:style style:name="ce10" style:family="table-cell" style:parent-style-name="Default" style:data-style-name="N125">
      <style:table-cell-properties fo:background-color="#999999" fo:wrap-option="wrap" fo:border="0.06pt solid #000000" style:rotation-angle="90"/>
    </style:style>
    <style:style style:name="ce11" style:family="table-cell" style:parent-style-name="Default" style:data-style-name="N125">
      <style:table-cell-properties fo:background-color="#999999" fo:border="0.06pt solid #000000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rotation-angle="90"/>
      <style:paragraph-properties fo:text-align="center" fo:margin-left="0in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8" style:family="table-cell" style:parent-style-name="Default">
      <style:table-cell-properties fo:background-color="#999999" fo:border="0.06pt solid #000000"/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  <style:text-properties style:font-name="Arial" fo:font-size="36pt" style:font-name-asian="Linux Libertine G" style:font-size-asian="36pt" style:font-name-complex="Arial" style:font-size-complex="36pt"/>
    </style:style>
    <style:style style:name="ce20" style:family="table-cell" style:parent-style-name="Default">
      <style:table-cell-properties fo:background-color="#999999" fo:border="0.06pt solid #000000"/>
      <style:text-properties style:font-name="Arial" fo:font-size="11pt" style:font-name-asian="Linux Libertine G" style:font-size-asian="11pt" style:font-name-complex="Arial" style:font-size-complex="11pt"/>
    </style:style>
    <style:style style:name="ce21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23" style:family="table-cell" style:parent-style-name="Default">
      <style:table-cell-properties fo:background-color="#999999" fo:wrap-option="wrap" fo:border="0.06pt solid #000000"/>
    </style:style>
    <style:style style:name="ce24" style:family="table-cell" style:parent-style-name="Default" style:data-style-name="N100">
      <style:table-cell-properties fo:background-color="#999999" fo:border="0.06pt solid #000000"/>
    </style:style>
    <style:style style:name="ce25" style:family="table-cell" style:parent-style-name="Default">
      <style:table-cell-properties fo:background-color="#999999" style:text-align-source="fix" style:repeat-content="false" fo:border="0.06pt solid #000000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number-columns-repeated="1012" table:default-cell-style-name="ce9"/>
        <table:table-row table:style-name="ro1">
          <table:table-cell table:style-name="ce2" office:value-type="string" calcext:value-type="string">
            <text:p>This is an ID for all the questions in this spreadsheet</text:p>
          </table:table-cell>
          <table:table-cell table:style-name="ce10" office:value-type="string" calcext:value-type="string">
            <text:p>This is the KKLC # for the Character that is being used</text:p>
          </table:table-cell>
          <table:table-cell table:style-name="ce15" table:number-columns-repeated="2"/>
          <table:table-cell table:style-name="ce15" office:value-type="string" calcext:value-type="string">
            <text:p>Reading examples</text:p>
          </table:table-cell>
          <table:table-cell table:style-name="ce15" office:value-type="string" calcext:value-type="string">
            <text:p>See the Kanji, then write the kanji on the back</text:p>
          </table:table-cell>
          <table:table-cell table:style-name="ce15" office:value-type="string" calcext:value-type="string">
            <text:p>This gives a sentence in English, and allows the user to draw the kanji required</text:p>
          </table:table-cell>
          <table:table-cell table:style-name="ce2"/>
          <table:table-cell table:style-name="ce2" office:value-type="string" calcext:value-type="string">
            <text:p>if READING has content, it is a vocabulary word used to build up the previous CHARACTER</text:p>
          </table:table-cell>
          <table:table-cell table:style-name="ce23" office:value-type="string" calcext:value-type="string">
            <text:p>https://www.htmlsymbols.xyz/①&amp;#9312;②&amp;#9313;③&amp;#9314;④&amp;#9315;⑤&amp;#9316;⑥&amp;#9317;⑦&amp;#9318;⑧&amp;#9319;⑨&amp;#9320;⑩&amp;#9321;</text:p>
          </table:table-cell>
          <table:table-cell table:style-name="ce23" table:number-columns-repeated="1013"/>
          <table:table-cell/>
        </table:table-row>
        <table:table-row table:style-name="ro2">
          <table:table-cell table:style-name="ce2"/>
          <table:table-cell table:style-name="ce10"/>
          <table:table-cell table:style-name="ce15" office:value-type="string" calcext:value-type="string">
            <text:p>Kanji</text:p>
          </table:table-cell>
          <table:table-cell table:style-name="ce15" office:value-type="string" calcext:value-type="string">
            <text:p>Vocab</text:p>
          </table:table-cell>
          <table:table-cell table:style-name="ce15" office:value-type="string" calcext:value-type="string">
            <text:p>Reading Examples</text:p>
          </table:table-cell>
          <table:table-cell table:style-name="ce15" office:value-type="string" calcext:value-type="string">
            <text:p>Write</text:p>
          </table:table-cell>
          <table:table-cell table:style-name="ce15" office:value-type="string" calcext:value-type="string">
            <text:p>Recognition</text:p>
          </table:table-cell>
          <table:table-cell table:style-name="ce2" table:number-columns-repeated="2"/>
          <table:table-cell table:style-name="ce23" table:number-columns-repeated="1014"/>
          <table:table-cell/>
        </table:table-row>
        <table:table-row table:style-name="ro3">
          <table:table-cell office:value-type="string" calcext:value-type="string">
            <text:p>ID</text:p>
          </table:table-cell>
          <table:table-cell table:style-name="ce9" office:value-type="string" calcext:value-type="string">
            <text:p>KLC #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KLC_KANJI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PRIMARY_MEANING</text:p>
          </table:table-cell>
          <table:table-cell office:value-type="string" calcext:value-type="string">
            <text:p>SECONDARY_MEANING</text:p>
          </table:table-cell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日</text:p>
          </table:table-cell>
          <table:table-cell table:style-name="ce17"/>
          <table:table-cell office:value-type="string" calcext:value-type="string">
            <text:p><text:span text:style-name="T1">&lt;sup&gt;1&lt;/sup&gt;</text:span> SUN&lt;br&gt;</text:p>
            <text:p><text:span text:style-name="T1">&lt;sup&gt;2&lt;/sup&gt;</text:span> DAY&lt;br&gt;</text:p>
            <text:p><text:span text:style-name="T1">&lt;sup&gt;</text:span>3&lt;/sup&gt; JAPAN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々</text:p>
          </table:table-cell>
          <table:table-cell office:value-type="string" calcext:value-type="string">
            <text:p>ひび</text:p>
          </table:table-cell>
          <table:table-cell office:value-type="string" calcext:value-type="string">
            <text:p>daily; days</text:p>
          </table:table-cell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ち</text:p>
          </table:table-cell>
          <table:table-cell office:value-type="string" calcext:value-type="string">
            <text:p>ひにち</text:p>
          </table:table-cell>
          <table:table-cell office:value-type="string" calcext:value-type="string">
            <text:p>date; number of days</text:p>
          </table:table-cell>
          <table:table-cell table:number-columns-repeated="101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日に</text:p>
          </table:table-cell>
          <table:table-cell office:value-type="string" calcext:value-type="string">
            <text:p>ひにひに</text:p>
          </table:table-cell>
          <table:table-cell office:value-type="string" calcext:value-type="string">
            <text:p>day by day, every day</text:p>
          </table:table-cell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ある日</text:p>
          </table:table-cell>
          <table:table-cell office:value-type="string" calcext:value-type="string">
            <text:p>あるひ</text:p>
          </table:table-cell>
          <table:table-cell office:value-type="string" calcext:value-type="string">
            <text:p>one day, a certain day</text:p>
          </table:table-cell>
          <table:table-cell table:number-columns-repeated="101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ソ</text:p>
          </table:table-cell>
          <table:table-cell office:value-type="string" calcext:value-type="string">
            <text:p>にっソ</text:p>
          </table:table-cell>
          <table:table-cell office:value-type="string" calcext:value-type="string">
            <text:p>Japan and the Soviet Union, Japanese-Soviet</text:p>
          </table:table-cell>
          <table:table-cell table:number-columns-repeated="1014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ごとに。</text:p>
          </table:table-cell>
          <table:table-cell office:value-type="string" calcext:value-type="string">
            <text:p>１（にち）　ごと　に。</text:p>
          </table:table-cell>
          <table:table-cell office:value-type="string" calcext:value-type="string">
            <text:p>(Once) every day.</text:p>
          </table:table-cell>
          <table:table-cell office:value-type="string" calcext:value-type="string">
            <text:p>「ーごとに」[“every __ “]</text:p>
          </table:table-cell>
          <table:table-cell table:number-columns-repeated="1013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がすぎた。</text:p>
          </table:table-cell>
          <table:table-cell office:value-type="string" calcext:value-type="string">
            <text:p>１（にち）　が　すぎた。</text:p>
          </table:table-cell>
          <table:table-cell office:value-type="string" calcext:value-type="string">
            <text:p>A day passed.</text:p>
          </table:table-cell>
          <table:table-cell office:value-type="string" calcext:value-type="string">
            <text:p>「が」[subject marker]</text:p>
          </table:table-cell>
          <table:table-cell table:number-columns-repeated="1013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00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一</text:p>
          </table:table-cell>
          <table:table-cell/>
          <table:table-cell office:value-type="string" calcext:value-type="string">
            <text:p>ONE</text:p>
          </table:table-cell>
          <table:table-cell table:number-columns-repeated="101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one day</text:p>
          </table:table-cell>
          <table:table-cell table:number-columns-repeated="101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1st of the month</text:p>
          </table:table-cell>
          <table:table-cell table:number-columns-repeated="1014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々</text:p>
          </table:table-cell>
          <table:table-cell office:value-type="string" calcext:value-type="string">
            <text:p>いちいち</text:p>
          </table:table-cell>
          <table:table-cell office:value-type="string" calcext:value-type="string">
            <text:p>one by one; in detail</text:p>
          </table:table-cell>
          <table:table-cell table:number-columns-repeated="1014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of something)</text:p>
          </table:table-cell>
          <table:table-cell table:number-columns-repeated="101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ずつ</text:p>
          </table:table-cell>
          <table:table-cell office:value-type="string" calcext:value-type="string">
            <text:p>ひとつずつ</text:p>
          </table:table-cell>
          <table:table-cell office:value-type="string" calcext:value-type="string">
            <text:p>one at a time</text:p>
          </table:table-cell>
          <table:table-cell table:number-columns-repeated="1014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0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二</text:p>
          </table:table-cell>
          <table:table-cell/>
          <table:table-cell office:value-type="string" calcext:value-type="string">
            <text:p>TWO</text:p>
          </table:table-cell>
          <table:table-cell table:number-columns-repeated="101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; 2nd of the month </text:p>
          </table:table-cell>
          <table:table-cell table:number-columns-repeated="1014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メートル</text:p>
          </table:table-cell>
          <table:table-cell office:value-type="string" calcext:value-type="string">
            <text:p>にメートル</text:p>
          </table:table-cell>
          <table:table-cell office:value-type="string" calcext:value-type="string">
            <text:p>2 meters</text:p>
          </table:table-cell>
          <table:table-cell table:number-columns-repeated="101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ラウンド</text:p>
          </table:table-cell>
          <table:table-cell office:value-type="string" calcext:value-type="string">
            <text:p>にラウンド</text:p>
          </table:table-cell>
          <table:table-cell office:value-type="string" calcext:value-type="string">
            <text:p>two rounds, Round 2</text:p>
          </table:table-cell>
          <table:table-cell table:number-columns-repeated="101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レモン二つ</text:p>
          </table:table-cell>
          <table:table-cell office:value-type="string" calcext:value-type="string">
            <text:p>レモンふたつ</text:p>
          </table:table-cell>
          <table:table-cell office:value-type="string" calcext:value-type="string">
            <text:p>two lemons</text:p>
          </table:table-cell>
          <table:table-cell table:number-columns-repeated="101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二つ</text:p>
          </table:table-cell>
          <table:table-cell office:value-type="string" calcext:value-type="string">
            <text:p>ひとつふたつ</text:p>
          </table:table-cell>
          <table:table-cell office:value-type="string" calcext:value-type="string">
            <text:p>one or tw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" calcext:value-type="float">
            <text:p>00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三</text:p>
          </table:table-cell>
          <table:table-cell/>
          <table:table-cell office:value-type="string" calcext:value-type="string">
            <text:p>THRE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つだけ</text:p>
          </table:table-cell>
          <table:table-cell table:style-name="ce18" office:value-type="string" calcext:value-type="string">
            <text:p>みっつだけ</text:p>
          </table:table-cell>
          <table:table-cell office:value-type="string" calcext:value-type="string">
            <text:p>just thre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日</text:p>
          </table:table-cell>
          <table:table-cell table:style-name="ce18" office:value-type="string" calcext:value-type="string">
            <text:p>みっか</text:p>
          </table:table-cell>
          <table:table-cell office:value-type="string" calcext:value-type="string">
            <text:p>three days; 3rd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日まで</text:p>
          </table:table-cell>
          <table:table-cell table:style-name="ce20" office:value-type="string" calcext:value-type="string">
            <text:p>みっかまで</text:p>
          </table:table-cell>
          <table:table-cell office:value-type="string" calcext:value-type="string">
            <text:p>by the 3rd 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三日</text:p>
          </table:table-cell>
          <table:table-cell table:style-name="ce20" office:value-type="string" calcext:value-type="string">
            <text:p>にさんにち</text:p>
          </table:table-cell>
          <table:table-cell office:value-type="string" calcext:value-type="string">
            <text:p>two or three days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三グラム</text:p>
          </table:table-cell>
          <table:table-cell table:style-name="ce20" office:value-type="string" calcext:value-type="string">
            <text:p>さんグラム</text:p>
          </table:table-cell>
          <table:table-cell office:value-type="string" calcext:value-type="string">
            <text:p>three gram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" calcext:value-type="float">
            <text:p>00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十</text:p>
          </table:table-cell>
          <table:table-cell/>
          <table:table-cell office:value-type="string" calcext:value-type="string">
            <text:p>TEN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十 </text:p>
          </table:table-cell>
          <table:table-cell table:style-name="ce18" office:value-type="string" calcext:value-type="string">
            <text:p><text:s/>にじゅう</text:p>
          </table:table-cell>
          <table:table-cell office:value-type="string" calcext:value-type="string">
            <text:p>twenty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十 </text:p>
          </table:table-cell>
          <table:table-cell table:style-name="ce18" office:value-type="string" calcext:value-type="string">
            <text:p>はたち</text:p>
          </table:table-cell>
          <table:table-cell office:value-type="string" calcext:value-type="string">
            <text:p>twenty years old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日</text:p>
          </table:table-cell>
          <table:table-cell table:style-name="ce20" office:value-type="string" calcext:value-type="string">
            <text:p>とおか </text:p>
          </table:table-cell>
          <table:table-cell office:value-type="string" calcext:value-type="string">
            <text:p>ten days; 10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二十日</text:p>
          </table:table-cell>
          <table:table-cell table:style-name="ce18" office:value-type="string" calcext:value-type="string">
            <text:p>はつか</text:p>
          </table:table-cell>
          <table:table-cell office:value-type="string" calcext:value-type="string">
            <text:p>twenty days; 20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一から十まで</text:p>
          </table:table-cell>
          <table:table-cell table:style-name="ce20" office:value-type="string" calcext:value-type="string">
            <text:p>いちからじゅうまで</text:p>
          </table:table-cell>
          <table:table-cell office:value-type="string" calcext:value-type="string">
            <text:p>without excep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" calcext:value-type="float">
            <text:p>00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9" office:value-type="string" calcext:value-type="string">
            <text:p>四</text:p>
          </table:table-cell>
          <table:table-cell/>
          <table:table-cell office:value-type="string" calcext:value-type="string">
            <text:p>FOUR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四日</text:p>
          </table:table-cell>
          <table:table-cell table:style-name="ce18" office:value-type="string" calcext:value-type="string">
            <text:p>よっか</text:p>
          </table:table-cell>
          <table:table-cell office:value-type="string" calcext:value-type="string">
            <text:p>four days; 4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四</text:p>
          </table:table-cell>
          <table:table-cell table:style-name="ce20" office:value-type="string" calcext:value-type="string">
            <text:p>じゅうよん (=じゅうよん)</text:p>
          </table:table-cell>
          <table:table-cell office:value-type="string" calcext:value-type="string">
            <text:p>fourteen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四十四</text:p>
          </table:table-cell>
          <table:table-cell office:value-type="string" calcext:value-type="string">
            <text:p>しじゅうし(=よんじゅうよん)</text:p>
          </table:table-cell>
          <table:table-cell office:value-type="string" calcext:value-type="string">
            <text:p>forty-fo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十四日</text:p>
          </table:table-cell>
          <table:table-cell office:value-type="string" calcext:value-type="string">
            <text:p>じゅうよっか</text:p>
          </table:table-cell>
          <table:table-cell office:value-type="string" calcext:value-type="string">
            <text:p>fourteen days; 14th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四ミリ</text:p>
          </table:table-cell>
          <table:table-cell table:style-name="ce18" office:value-type="string" calcext:value-type="string">
            <text:p>よんミリ</text:p>
          </table:table-cell>
          <table:table-cell office:value-type="string" calcext:value-type="string">
            <text:p>4 millimeter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" calcext:value-type="float">
            <text:p>00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五</text:p>
          </table:table-cell>
          <table:table-cell/>
          <table:table-cell office:value-type="string" calcext:value-type="string">
            <text:p>FIV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五日</text:p>
          </table:table-cell>
          <table:table-cell table:style-name="ce20" office:value-type="string" calcext:value-type="string">
            <text:p>いつか</text:p>
          </table:table-cell>
          <table:table-cell office:value-type="string" calcext:value-type="string">
            <text:p>five days; 5th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四、五日</text:p>
          </table:table-cell>
          <table:table-cell office:value-type="string" calcext:value-type="string">
            <text:p>し、ごにち</text:p>
          </table:table-cell>
          <table:table-cell office:value-type="string" calcext:value-type="string">
            <text:p>four or five days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五十五</text:p>
          </table:table-cell>
          <table:table-cell table:style-name="ce18" office:value-type="string" calcext:value-type="string">
            <text:p>ごじゅうご</text:p>
          </table:table-cell>
          <table:table-cell office:value-type="string" calcext:value-type="string">
            <text:p>fifty-f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五つほど</text:p>
          </table:table-cell>
          <table:table-cell office:value-type="string" calcext:value-type="string">
            <text:p>いつつほど</text:p>
          </table:table-cell>
          <table:table-cell office:value-type="string" calcext:value-type="string">
            <text:p>around f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ダイヤの五</text:p>
          </table:table-cell>
          <table:table-cell office:value-type="string" calcext:value-type="string">
            <text:p>ダイヤのご</text:p>
          </table:table-cell>
          <table:table-cell office:value-type="string" calcext:value-type="string">
            <text:p>five of diamon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" calcext:value-type="float">
            <text:p>00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六</text:p>
          </table:table-cell>
          <table:table-cell/>
          <table:table-cell office:value-type="string" calcext:value-type="string">
            <text:p>SIX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六日</text:p>
          </table:table-cell>
          <table:table-cell table:style-name="ce20" office:value-type="string" calcext:value-type="string">
            <text:p>むいか</text:p>
          </table:table-cell>
          <table:table-cell office:value-type="string" calcext:value-type="string">
            <text:p>six days; 6th day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the first time in six days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六</text:p>
          </table:table-cell>
          <table:table-cell table:style-name="ce18" office:value-type="string" calcext:value-type="string">
            <text:p>じゅうろく</text:p>
          </table:table-cell>
          <table:table-cell office:value-type="string" calcext:value-type="string">
            <text:p>sixt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 (of something); six years 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六トン</text:p>
          </table:table-cell>
          <table:table-cell office:value-type="string" calcext:value-type="string">
            <text:p>ろくトン</text:p>
          </table:table-cell>
          <table:table-cell office:value-type="string" calcext:value-type="string">
            <text:p>6 ton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" calcext:value-type="float">
            <text:p>00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七</text:p>
          </table:table-cell>
          <table:table-cell/>
          <table:table-cell office:value-type="string" calcext:value-type="string">
            <text:p>SEVEN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七日</text:p>
          </table:table-cell>
          <table:table-cell table:style-name="ce18" office:value-type="string" calcext:value-type="string">
            <text:p>なのか (=なぬか)</text:p>
          </table:table-cell>
          <table:table-cell office:value-type="string" calcext:value-type="string">
            <text:p>seven days; 7th day (of the month)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七十日</text:p>
          </table:table-cell>
          <table:table-cell office:value-type="string" calcext:value-type="string">
            <text:p>じゅうしちにち(=じゅうななにち)</text:p>
          </table:table-cell>
          <table:table-cell office:value-type="string" calcext:value-type="string">
            <text:p><text:span text:style-name="T1">seventeen days; 17th day </text:span>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七十五</text:p>
          </table:table-cell>
          <table:table-cell table:style-name="ce20" office:value-type="string" calcext:value-type="string">
            <text:p>ななじゅうご</text:p>
          </table:table-cell>
          <table:table-cell office:value-type="string" calcext:value-type="string">
            <text:p>Seventy-five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七五三</text:p>
          </table:table-cell>
          <table:table-cell table:style-name="ce18" office:value-type="string" calcext:value-type="string">
            <text:p>しちごさん</text:p>
          </table:table-cell>
          <table:table-cell office:value-type="string" calcext:value-type="string">
            <text:p>the lucky numbers; festival for children of 3, 5, and 7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" calcext:value-type="float">
            <text:p>00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八</text:p>
          </table:table-cell>
          <table:table-cell/>
          <table:table-cell office:value-type="string" calcext:value-type="string">
            <text:p>EIGHT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八日</text:p>
          </table:table-cell>
          <table:table-cell table:style-name="ce18" office:value-type="string" calcext:value-type="string">
            <text:p>ようか</text:p>
          </table:table-cell>
          <table:table-cell office:value-type="string" calcext:value-type="string">
            <text:p>eight days; 8th day (of the month)</text:p>
          </table:table-cell>
          <table:table-cell table:number-columns-repeated="1014"/>
        </table:table-row>
        <table:table-row table:style-name="ro6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8" office:value-type="string" calcext:value-type="string">
            <text:p>十八日</text:p>
          </table:table-cell>
          <table:table-cell table:style-name="ce18" office:value-type="string" calcext:value-type="string">
            <text:p>じゅうはちにち</text:p>
          </table:table-cell>
          <table:table-cell office:value-type="string" calcext:value-type="string">
            <text:p>eighteen days; 18th day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八ユーロ</text:p>
          </table:table-cell>
          <table:table-cell office:value-type="string" calcext:value-type="string">
            <text:p>はちユーロ</text:p>
          </table:table-cell>
          <table:table-cell office:value-type="string" calcext:value-type="string">
            <text:p>eight euro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か八か</text:p>
          </table:table-cell>
          <table:table-cell office:value-type="string" calcext:value-type="string">
            <text:p>いちかばちか</text:p>
          </table:table-cell>
          <table:table-cell office:value-type="string" calcext:value-type="string">
            <text:p>all or nothing, hit or mi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" calcext:value-type="float">
            <text:p>00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九</text:p>
          </table:table-cell>
          <table:table-cell/>
          <table:table-cell office:value-type="string" calcext:value-type="string">
            <text:p>N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 days; 9th day (of the mon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ty-n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ltiplication t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 (of something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ing on the 9th 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" calcext:value-type="float">
            <text:p>00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丸</text:p>
          </table:table-cell>
          <table:table-cell/>
          <table:table-cell office:value-type="string" calcext:value-type="string">
            <text:p>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one, all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ing Sun fl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, spheri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round, roll u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" calcext:value-type="float">
            <text:p>00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円</text:p>
          </table:table-cell>
          <table:table-cell/>
          <table:table-cell office:value-type="string" calcext:value-type="string">
            <text:p><text:span text:style-name="T1">&lt;sup&gt;1&lt;/sup&gt; CIRCLE</text:span>&lt;br&gt;</text:p>
            <text:p><text:span text:style-name="T1">&lt;sup&gt;2&lt;/sup&gt; YEN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lar, 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e ch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teen y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" calcext:value-type="float">
            <text:p>00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○</text:p>
          </table:table-cell>
          <table:table-cell/>
          <table:table-cell office:value-type="string" calcext:value-type="string">
            <text:p><text:span text:style-name="T1">&lt;sup&gt;1&lt;/sup&gt; ZERO, placeholder</text:span>&lt;br&gt;</text:p>
            <text:p><text:span text:style-name="T1">&lt;sup&gt;2&lt;/sup&gt; CIRCLE MARK; “blank”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50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230-9422 (telephone numb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cker number 206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rk (an answer) with a circle mark; mark as corr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r. X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" calcext:value-type="float">
            <text:p>00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人</text:p>
          </table:table-cell>
          <table:table-cell/>
          <table:table-cell office:value-type="string" calcext:value-type="string">
            <text:p>HUMAN BE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Russi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or two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enty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o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" calcext:value-type="float">
            <text:p>00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百</text:p>
          </table:table-cell>
          <table:table-cell/>
          <table:table-cell office:value-type="string" calcext:value-type="string">
            <text:p>HUND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days; a long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00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65 day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" calcext:value-type="float">
            <text:p>00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千</text:p>
          </table:table-cell>
          <table:table-cell/>
          <table:table-cell office:value-type="string" calcext:value-type="string">
            <text:p>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8000 y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piec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" calcext:value-type="float">
            <text:p>00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万</text:p>
          </table:table-cell>
          <table:table-cell/>
          <table:table-cell office:value-type="string" calcext:value-type="string">
            <text:p>TEN THOUSAND, myriad,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f by ch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n thou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ill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0,000 y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" calcext:value-type="float">
            <text:p>00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口</text:p>
          </table:table-cell>
          <table:table-cell/>
          <table:table-cell office:value-type="string" calcext:value-type="string">
            <text:p>MOU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pu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mouth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 of mou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p syn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; say, speak o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" calcext:value-type="float">
            <text:p>00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田</text:p>
          </table:table-cell>
          <table:table-cell/>
          <table:table-cell office:value-type="string" calcext:value-type="string">
            <text:p>RICE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s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t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guchi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" calcext:value-type="float">
            <text:p>00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目</text:p>
          </table:table-cell>
          <table:table-cell/>
          <table:table-cell office:value-type="string" calcext:value-type="string">
            <text:p><text:span text:style-name="T1">&lt;sup&gt;1&lt;/sup&gt; EYE</text:span>&lt;br&gt;</text:p>
            <text:p><text:span text:style-name="T1">&lt;sup&gt;2&lt;/sup&gt; ITEM; subdivision; order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ook, a glimp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tion, public no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ok, expr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50th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ixth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" calcext:value-type="float">
            <text:p>00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川</text:p>
          </table:table-cell>
          <table:table-cell/>
          <table:table-cell office:value-type="string" calcext:value-type="string">
            <text:p>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lga 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verba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th of a 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waguchi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wada (=Kawata)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" calcext:value-type="float">
            <text:p>00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月</text:p>
          </table:table-cell>
          <table:table-cell/>
          <table:table-cell office:value-type="string" calcext:value-type="string">
            <text:p>1 MOON </text:p>
            <text:p>2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nu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24" office:value-type="string" calcext:value-type="string">
            <text:p>March 8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day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" calcext:value-type="float">
            <text:p>00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明</text:p>
          </table:table-cell>
          <table:table-cell/>
          <table:table-cell office:value-type="string" calcext:value-type="string">
            <text:p><text:span text:style-name="T1">&lt;sup&gt;1&lt;/sup&gt; BRIGHT, cheerful</text:span>&lt;br&gt;</text:p>
            <text:p><text:span text:style-name="T1">&lt;sup&gt;2&lt;/sup&gt; CLEAR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ght moon, full moon; harvest mo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ght, light; clear; cheer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, distinct, appar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mor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" calcext:value-type="float">
            <text:p>00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曜</text:p>
          </table:table-cell>
          <table:table-cell/>
          <table:table-cell office:value-type="string" calcext:value-type="string">
            <text:p>DAY OF THE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y of the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ven days of the wee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" calcext:value-type="float">
            <text:p>00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火</text:p>
          </table:table-cell>
          <table:table-cell/>
          <table:table-cell office:value-type="string" calcext:value-type="string">
            <text:p>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es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se of a 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se; pilot burner; cause (of a wa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ash-and-burn agricul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" calcext:value-type="float">
            <text:p>00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水</text:p>
          </table:table-cell>
          <table:table-cell/>
          <table:table-cell office:value-type="string" calcext:value-type="string">
            <text:p>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as opposite of) fire and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out, nozz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ddy field, rice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dnes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s and Wednes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8" calcext:value-type="float">
            <text:p>00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木</text:p>
          </table:table-cell>
          <table:table-cell/>
          <table:table-cell office:value-type="string" calcext:value-type="string">
            <text:p><text:span text:style-name="T1">&lt;sup&gt;1&lt;/sup&gt; TREE</text:span>&lt;br&gt;</text:p>
            <text:p><text:span text:style-name="T1">&lt;sup&gt;2&lt;/sup&gt; WOOD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urs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nuary 7 (Thursday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esdays and Thurs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wood) g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tre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" calcext:value-type="float">
            <text:p>00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金</text:p>
          </table:table-cell>
          <table:table-cell/>
          <table:table-cell office:value-type="string" calcext:value-type="string">
            <text:p><text:span text:style-name="T1">&lt;sup&gt;1&lt;/sup&gt; METAL</text:span>&lt;br&gt;</text:p>
            <text:p><text:span text:style-name="T1">&lt;sup&gt;2&lt;/sup&gt; GOLD</text:span>&lt;br&gt;</text:p>
            <text:p><text:span text:style-name="T1">&lt;sup&gt;3&lt;/sup&gt; MONEY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tal clasp, snap; metal c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 me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i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s, Wednesdays, and Friday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" calcext:value-type="float">
            <text:p>00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土</text:p>
          </table:table-cell>
          <table:table-cell/>
          <table:table-cell office:value-type="string" calcext:value-type="string">
            <text:p>SOIL, 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u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urday and Sunday, week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ineering wo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origin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ddling with dirt, puttering in the gard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" calcext:value-type="float">
            <text:p>00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本</text:p>
          </table:table-cell>
          <table:table-cell/>
          <table:table-cell office:value-type="string" calcext:value-type="string">
            <text:p><text:span text:style-name="T1">&lt;sup&gt;1&lt;/sup&gt; BASIS, origin, root</text:span>&lt;br&gt;</text:p>
            <text:p><text:span text:style-name="T1">&lt;sup&gt;2&lt;/sup&gt; BOOK</text:span>&lt;br&gt;</text:p>
            <text:p><text:span text:style-name="T1">&lt;sup&gt;3&lt;/sup&gt; THIS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at person’s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person himself; the sai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y, this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" calcext:value-type="float">
            <text:p>00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東</text:p>
          </table:table-cell>
          <table:table-cell/>
          <table:table-cell office:value-type="string" calcext:value-type="string">
            <text:p>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ern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ex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Asi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Tim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" calcext:value-type="float">
            <text:p>00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大</text:p>
          </table:table-cell>
          <table:table-cell/>
          <table:table-cell office:value-type="string" calcext:value-type="string">
            <text:p><text:span text:style-name="T1">&lt;sup&gt;1&lt;/sup&gt; BIG</text:span>&lt;br&gt;</text:p>
            <text:p><text:span text:style-name="T1">&lt;sup&gt;2&lt;/sup&gt; UNIVERSITY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sum of 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g, gr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y, high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ul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versity of Toky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" calcext:value-type="float">
            <text:p>00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小</text:p>
          </table:table-cell>
          <table:table-cell/>
          <table:table-cell office:value-type="string" calcext:value-type="string">
            <text:p>SM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th with thirty or fewer 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and small; siz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 lot, small sum (amount); end, ed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ok, streaml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" calcext:value-type="float">
            <text:p>00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中</text:p>
          </table:table-cell>
          <table:table-cell/>
          <table:table-cell office:value-type="string" calcext:value-type="string">
            <text:p><text:span text:style-name="T1">&lt;sup&gt;1&lt;/sup&gt; MIDDLE</text:span>&lt;br&gt;</text:p>
            <text:p><text:span text:style-name="T1">&lt;sup&gt;2&lt;/sup&gt; IN, throughout</text:span>&lt;br&gt;</text:p>
            <text:p><text:span text:style-name="T1">&lt;sup&gt;3&lt;/sup&gt; CHINA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dle 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um-high h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; in the middle of; between, am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uring the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China, Japanese-Chine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" calcext:value-type="float">
            <text:p>00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生</text:p>
          </table:table-cell>
          <table:table-cell/>
          <table:table-cell table:style-name="ce25" office:value-type="string" calcext:value-type="string">
            <text:p><text:span text:style-name="T1">&lt;sup&gt;1&lt;/sup&gt; LIFE, grow</text:span>&lt;br&gt;</text:p>
            <text:p><text:span text:style-name="T1">&lt;sup&gt;2&lt;/sup&gt; BE BORN, give birth to</text:span>&lt;br&gt;</text:p>
            <text:p><text:span text:style-name="T1">&lt;sup&gt;3&lt;/sup&gt; STUDENT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life,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fetime, all one’s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ft be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o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ent of the University of Toky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" calcext:value-type="float">
            <text:p>00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山</text:p>
          </table:table-cell>
          <table:table-cell/>
          <table:table-cell office:value-type="string" calcext:value-type="string">
            <text:p>MOUNT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lcan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sca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ntains and riv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ntains; very mu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" calcext:value-type="float">
            <text:p>00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出</text:p>
          </table:table-cell>
          <table:table-cell/>
          <table:table-cell office:value-type="string" calcext:value-type="string">
            <text:p><text:span text:style-name="T1">&lt;sup&gt;1&lt;/sup&gt; GO OUT</text:span>&lt;br&gt;</text:p>
            <text:p><text:span text:style-name="T1">&lt;sup&gt;2&lt;/sup&gt; PUT OUT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out, depart; go to, be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r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out, produce, ex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r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" calcext:value-type="float">
            <text:p>00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入</text:p>
          </table:table-cell>
          <table:table-cell/>
          <table:table-cell office:value-type="string" calcext:value-type="string">
            <text:p><text:span text:style-name="T1">&lt;sup&gt;1&lt;/sup&gt; ENTER</text:span>&lt;br&gt;</text:p>
            <text:p><text:span text:style-name="T1">&lt;sup&gt;2&lt;/sup&gt; PUT IN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; join; contain; have; be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r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, let in; accommodate; acce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yment, deposi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" calcext:value-type="float">
            <text:p>00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下</text:p>
          </table:table-cell>
          <table:table-cell/>
          <table:table-cell office:value-type="string" calcext:value-type="string">
            <text:p>DOWN, lower, be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werage, drain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ordin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w, at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wnstream, down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 Ms. Kawada’s supervis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" calcext:value-type="float">
            <text:p>00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上</text:p>
          </table:table-cell>
          <table:table-cell/>
          <table:table-cell office:value-type="string" calcext:value-type="string">
            <text:p>UP, rise, raise, abo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and low; rise and fall; first and second (volume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superiors, one’s seniors, one’s eld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stream, up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up, rise; be finish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u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" calcext:value-type="float">
            <text:p>00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止</text:p>
          </table:table-cell>
          <table:table-cell/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spend, stop, discontinue, canc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s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ch, roost; foot ra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s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p (performing an action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" calcext:value-type="float">
            <text:p>00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正</text:p>
          </table:table-cell>
          <table:table-cell/>
          <table:table-cell office:value-type="string" calcext:value-type="string">
            <text:p>RIGHT, upright, correct, exa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 document; authenticated cop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isho (era)(reign of Emperor Taisho, 1912-26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 Year’s holiday; Janu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, corr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st, exactly; surely, certain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" calcext:value-type="float">
            <text:p>00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足</text:p>
          </table:table-cell>
          <table:table-cell/>
          <table:table-cell office:value-type="string" calcext:value-type="string">
            <text:p><text:span text:style-name="T1">&lt;sup&gt;1&lt;/sup&gt; FOOT, leg; step</text:span>&lt;br&gt;</text:p>
            <text:p><text:span text:style-name="T1">&lt;sup&gt;2&lt;/sup&gt; SUFFICE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air (of shoes/sock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st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/under one’s feet; gait, pace, st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yen will suffi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" calcext:value-type="float">
            <text:p>00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定</text:p>
          </table:table-cell>
          <table:table-cell/>
          <table:table-cell office:value-type="string" calcext:value-type="string">
            <text:p>FIX, decide, se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x, define, unify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ler [cf. 規 0624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x, decide, se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; decision; destiny; certain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" calcext:value-type="float">
            <text:p>00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" calcext:value-type="float">
            <text:p>00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手</text:p>
          </table:table-cell>
          <table:table-cell/>
          <table:table-cell office:value-type="string" calcext:value-type="string">
            <text:p><text:span text:style-name="T1">&lt;sup&gt;1&lt;/sup&gt; HAND, arm; labor; skill</text:span>&lt;br&gt;</text:p>
            <text:p><text:span text:style-name="T1">&lt;sup&gt;2&lt;/sup&gt; PERFORMER OF AN ACTION, -er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btain, proc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ha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killful, profici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skillful, clums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d, manp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" calcext:value-type="float">
            <text:p>00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er, healer, highly capable pers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" calcext:value-type="float">
            <text:p>00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用</text:p>
          </table:table-cell>
          <table:table-cell/>
          <table:table-cell office:value-type="string" calcext:value-type="string">
            <text:p><text:span text:style-name="T1">&lt;sup&gt;1&lt;/sup&gt; EMPLOY, use</text:span>&lt;br&gt;</text:p>
            <text:p><text:span text:style-name="T1">&lt;sup&gt;2&lt;/sup&gt; THINGS TO DO, business</text:span>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ploy,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eward, mana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p [irrigation]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day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" calcext:value-type="float">
            <text:p>00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ve things to d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" calcext:value-type="float">
            <text:p>00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無</text:p>
          </table:table-cell>
          <table:table-cell/>
          <table:table-cell office:value-type="string" calcext:value-type="string">
            <text:p>&lt;sup&gt;1&lt;/sup&gt; WITHOUT&lt;br&gt;</text:p>
            <text:p>&lt;sup&gt;2&lt;/sup&gt; NO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nhabited; unman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eless; unnecessary; forbidd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ng to nau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ve no 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" calcext:value-type="float">
            <text:p>00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citurnity, retice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" calcext:value-type="float">
            <text:p>00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不</text:p>
          </table:table-cell>
          <table:table-cell/>
          <table:table-cell office:value-type="string" calcext:value-type="string">
            <text:p>NOT, un-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 no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justice, wrong, illeg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certain, indefin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" calcext:value-type="float">
            <text:p>00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ufficiency; want; dissatisfac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" calcext:value-type="float">
            <text:p>00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回</text:p>
          </table:table-cell>
          <table:table-cell/>
          <table:table-cell office:value-type="string" calcext:value-type="string">
            <text:p>&lt;sup&gt;1&lt;/sup&gt; TURN ROUND&lt;br&gt;</text:p>
            <text:p>&lt;sup&gt;2&lt;/sup&gt;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turn a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turn a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eed, go/be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hand; personal (item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" calcext:value-type="float">
            <text:p>00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time, o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" calcext:value-type="float">
            <text:p>00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言</text:p>
          </table:table-cell>
          <table:table-cell/>
          <table:table-cell office:value-type="string" calcext:value-type="string">
            <text:p>&lt;sup&gt;1&lt;/sup&gt; SAY&lt;br&gt;</text:p>
            <text:p>&lt;sup&gt;2&lt;/sup&gt; SPEECH, 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y, speak, state; call, refer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ression, turn of phr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laration, announ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ence, mute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" calcext:value-type="float">
            <text:p>00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wo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" calcext:value-type="float">
            <text:p>00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舌</text:p>
          </table:table-cell>
          <table:table-cell/>
          <table:table-cell office:value-type="string" calcext:value-type="string">
            <text:p>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sharp) 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rrulity, loqua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ick out one’s 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" calcext:value-type="float">
            <text:p>00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ongue gets twist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" calcext:value-type="float">
            <text:p>00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話</text:p>
          </table:table-cell>
          <table:table-cell/>
          <table:table-cell office:value-type="string" calcext:value-type="string">
            <text:p>SP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; t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gn langu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er, person spea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le talking, busy (telephone lin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" calcext:value-type="float">
            <text:p>00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hing to s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" calcext:value-type="float">
            <text:p>00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活</text:p>
          </table:table-cell>
          <table:table-cell/>
          <table:table-cell office:value-type="string" calcext:value-type="string">
            <text:p>&lt;sup&gt;1&lt;/sup&gt; ACTIVE&lt;br&gt;</text:p>
            <text:p>&lt;sup&gt;2&lt;/sup&gt; LIVE, lead one’s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" calcext:value-type="float">
            <text:p>00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tilize, apply; conjugate, infl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" calcext:value-type="float">
            <text:p>00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ive volcan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" calcext:value-type="float">
            <text:p>00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fe, existence; livelihoo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" calcext:value-type="float">
            <text:p>00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行</text:p>
          </table:table-cell>
          <table:table-cell/>
          <table:table-cell office:value-type="string" calcext:value-type="string">
            <text:p>&lt;sup&gt;1&lt;/sup&gt; GO, proceed&lt;br&gt;</text:p>
            <text:p>&lt;sup&gt;2&lt;/sup&gt; ACT, perform&lt;br&gt;</text:p>
            <text:p>&lt;sup&gt;3&lt;/sup&gt; LINE (of print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, proceed; att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way, ahead (of on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, do, perform; practice, carry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ech and condu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" calcext:value-type="float">
            <text:p>00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lines (of text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" calcext:value-type="float">
            <text:p>00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心</text:p>
          </table:table-cell>
          <table:table-cell/>
          <table:table-cell office:value-type="string" calcext:value-type="string">
            <text:p>HEART, mind, center, c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rue mind, one’s real intention; one’s consci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nter, midd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rt, mind, true motiv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vers’ suicide, double suic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" calcext:value-type="float">
            <text:p>00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 one’s heart’s cont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" calcext:value-type="float">
            <text:p>00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耳</text:p>
          </table:table-cell>
          <table:table-cell/>
          <table:table-cell office:value-type="string" calcext:value-type="string">
            <text:p>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s and ears; one’s att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ner 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pi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" calcext:value-type="float">
            <text:p>00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ob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" calcext:value-type="float">
            <text:p>00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又</text:p>
          </table:table-cell>
          <table:table-cell/>
          <table:table-cell office:value-type="string" calcext:value-type="string">
            <text:p>&lt;sup&gt;1&lt;/sup&gt; AGAIN; also&lt;br&gt;</text:p>
            <text:p>&lt;sup&gt;2&lt;/sup&gt; OR, in other wor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" calcext:value-type="float">
            <text:p>00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e you tomor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" calcext:value-type="float">
            <text:p>00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" calcext:value-type="float">
            <text:p>00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; in other wor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" calcext:value-type="float">
            <text:p>00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取</text:p>
          </table:table-cell>
          <table:table-cell/>
          <table:table-cell office:value-type="string" calcext:value-type="string">
            <text:p>T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ing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in; harvest; accept, ado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/pick up; confiscate; deliver (a baby); accept, listen to; adopt (a proposal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out, get out, pick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" calcext:value-type="float">
            <text:p>00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edu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" calcext:value-type="float">
            <text:p>00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身</text:p>
          </table:table-cell>
          <table:table-cell/>
          <table:table-cell office:value-type="string" calcext:value-type="string">
            <text:p>&lt;sup&gt;1&lt;/sup&gt; BODY&lt;br&gt;</text:p>
            <text:p>&lt;sup&gt;2&lt;/sup&gt; ONE’S PERSON&lt;br&gt;</text:p>
            <text:p>&lt;sup&gt;3&lt;/sup&gt; SOCIAL 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d and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place of ori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career, one’s fort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person, personal circle/belong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" calcext:value-type="float">
            <text:p>00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ble pers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" calcext:value-type="float">
            <text:p>00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休</text:p>
          </table:table-cell>
          <table:table-cell/>
          <table:table-cell office:value-type="string" calcext:value-type="string">
            <text:p>REST, sus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liday, day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ular holi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use, standstill, dormancy; 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" calcext:value-type="float">
            <text:p>00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t, recess; suspension; vacation, holiday; abse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" calcext:value-type="float">
            <text:p>00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7" office:value-type="string" calcext:value-type="string">
            <text:p>体</text:p>
          </table:table-cell>
          <table:table-cell/>
          <table:table-cell office:value-type="string" calcext:value-type="string">
            <text:p>&lt;sup&gt;1&lt;/sup&gt; BODY&lt;br&gt;</text:p>
            <text:p>&lt;sup&gt;2&lt;/sup&gt; 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line; generally, roughly, on the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ide the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" calcext:value-type="float">
            <text:p>00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rue shape; consciousne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" calcext:value-type="float">
            <text:p>00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信</text:p>
          </table:table-cell>
          <table:table-cell/>
          <table:table-cell office:value-type="string" calcext:value-type="string">
            <text:p>&lt;sup&gt;1&lt;/sup&gt; BELIEVE, trust&lt;br&gt;</text:p>
            <text:p>&lt;sup&gt;2&lt;/sup&gt; MESSAGE, sig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ust, credit, conf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ith, belief, p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ing the fa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rust, discred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" calcext:value-type="float">
            <text:p>00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ve; believe 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4" calcext:value-type="float">
            <text:p>00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付</text:p>
          </table:table-cell>
          <table:table-cell/>
          <table:table-cell office:value-type="string" calcext:value-type="string">
            <text:p>ATTACH, be attached to, hand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stscript, additional rema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ach (to), adhere (to); be connected w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ach, fasten; put (one thing on anoth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d on, ap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" calcext:value-type="float">
            <text:p>00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quire (knowledge), lea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5" calcext:value-type="float">
            <text:p>00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受</text:p>
          </table:table-cell>
          <table:table-cell/>
          <table:table-cell office:value-type="string" calcext:value-type="string">
            <text:p>RECEIVE, acce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6" calcext:value-type="float">
            <text:p>06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ption (of radio waves); receipt of a mess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ve, acce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siveness; passive vo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ept, consent to; receive, accommo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" calcext:value-type="float">
            <text:p>00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pt; reception des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6" calcext:value-type="float">
            <text:p>00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以</text:p>
          </table:table-cell>
          <table:table-cell/>
          <table:table-cell office:value-type="string" calcext:value-type="string">
            <text:p>&lt;sup&gt;1&lt;/sup&gt; TO THE ... OF&lt;br&gt;</text:p>
            <text:p>&lt;sup&gt;2&lt;/sup&gt; BY MEANS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more than, under; the follo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less than; beyond; the above-mentioned; now that; that’s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or more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" calcext:value-type="float">
            <text:p>00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 this; because of thi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7" calcext:value-type="float">
            <text:p>00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立</text:p>
          </table:table-cell>
          <table:table-cell/>
          <table:table-cell office:value-type="string" calcext:value-type="string">
            <text:p>&lt;sup&gt;1&lt;/sup&gt; STAND&lt;br&gt;</text:p>
            <text:p>&lt;sup&gt;2&lt;/sup&gt; ESTAB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utr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, r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 up, rises to one’s fe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tting while standing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" calcext:value-type="float">
            <text:p>00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, make stand, establis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8" calcext:value-type="float">
            <text:p>00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部</text:p>
          </table:table-cell>
          <table:table-cell/>
          <table:table-cell office:value-type="string" calcext:value-type="string">
            <text:p>SECTION, division, depart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, portion, section; a copy (of printer matt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per part (section), top; sur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, eastern p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ordin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" calcext:value-type="float">
            <text:p>00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 under the heading of; be classed amo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9" calcext:value-type="float">
            <text:p>00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倍</text:p>
          </table:table-cell>
          <table:table-cell/>
          <table:table-cell office:value-type="string" calcext:value-type="string">
            <text:p>&lt;sup&gt;1&lt;/sup&gt; TIMES, -fold&lt;br&gt;</text:p>
            <text:p>&lt;sup&gt;2&lt;/sup&gt; DOU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 twice as much as oth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u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least twice as mu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" calcext:value-type="float">
            <text:p>00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u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0" calcext:value-type="float">
            <text:p>00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成</text:p>
          </table:table-cell>
          <table:table-cell/>
          <table:table-cell office:value-type="string" calcext:value-type="string">
            <text:p>&lt;sup&gt;1&lt;/sup&gt; BECOME; form&lt;br&gt;</text:p>
            <text:p>&lt;sup&gt;2&lt;/sup&gt; ACHIE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 into existence; be formed, be organiz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hieve great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ult, grown-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ome, form, consist of; be accomplish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" calcext:value-type="float">
            <text:p>00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, make; accomplis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1" calcext:value-type="float">
            <text:p>00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代</text:p>
          </table:table-cell>
          <table:table-cell/>
          <table:table-cell office:value-type="string" calcext:value-type="string">
            <text:p><text:span text:style-name="T1">&lt;sup&gt;1&lt;/sup&gt; REPLACE, substitute&lt;br&gt;</text:span></text:p>
            <text:p>&lt;sup&gt;2&lt;/sup&gt; GENERATION, age&lt;br&gt;</text:p>
            <text:p>&lt;sup&gt;3&lt;/sup&gt; CHARGE, f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stitute, take the plac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stitute, replace (something) with (anoth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ns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isho er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" calcext:value-type="float">
            <text:p>00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xi fa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2" calcext:value-type="float">
            <text:p>00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王</text:p>
          </table:table-cell>
          <table:table-cell/>
          <table:table-cell office:value-type="string" calcext:value-type="string">
            <text:p>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ck, checkm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a magn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hrone a 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" calcext:value-type="float">
            <text:p>00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ke a k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3" calcext:value-type="float">
            <text:p>00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玉</text:p>
          </table:table-cell>
          <table:table-cell/>
          <table:table-cell office:value-type="string" calcext:value-type="string">
            <text:p>GEM, round or spherical ob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ka do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ndred-yen co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ap bub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ball; loss lea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" calcext:value-type="float">
            <text:p>00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aw in the crystal, fly in the ointm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4" calcext:value-type="float">
            <text:p>00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宝</text:p>
          </table:table-cell>
          <table:table-cell/>
          <table:table-cell office:value-type="string" calcext:value-type="string">
            <text:p>TR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" calcext:value-type="float">
            <text:p>00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" calcext:value-type="float">
            <text:p>00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ho Studios (film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" calcext:value-type="float">
            <text:p>00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tte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5" calcext:value-type="float">
            <text:p>00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国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gd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tr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(park, etc.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" calcext:value-type="float">
            <text:p>00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6" calcext:value-type="float">
            <text:p>00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白</text:p>
          </table:table-cell>
          <table:table-cell/>
          <table:table-cell office:value-type="string" calcext:value-type="string">
            <text:p>WH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person, Caucasi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ad day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ver; silver co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tin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6" calcext:value-type="float">
            <text:p>00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, plain, obviou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7" calcext:value-type="float">
            <text:p>00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皇</text:p>
          </table:table-cell>
          <table:table-cell/>
          <table:table-cell office:value-type="string" calcext:value-type="string">
            <text:p>EMPER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7" calcext:value-type="float">
            <text:p>00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archaic] Jap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8" calcext:value-type="float">
            <text:p>00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全</text:p>
          </table:table-cell>
          <table:table-cell/>
          <table:table-cell office:value-type="string" calcext:value-type="string">
            <text:p>WHOLE,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whole 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, the whole; wholly, entir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fect, infallible, absolutely sec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irely, utter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8" calcext:value-type="float">
            <text:p>00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, entire, who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9" calcext:value-type="float">
            <text:p>00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書</text:p>
          </table:table-cell>
          <table:table-cell/>
          <table:table-cell office:value-type="string" calcext:value-type="string">
            <text:p>&lt;sup&gt;1&lt;/sup&gt; WRITE&lt;br&gt;</text:p>
            <text:p>&lt;sup&gt;2&lt;/sup&gt;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c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respondence, le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9" calcext:value-type="float">
            <text:p>00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rehensive treatise; complete work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0" calcext:value-type="float">
            <text:p>00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事</text:p>
          </table:table-cell>
          <table:table-cell/>
          <table:table-cell office:value-type="string" calcext:value-type="string">
            <text:p>&lt;sup&gt;1&lt;/sup&gt; AFFAIR&lt;br&gt;</text:p>
            <text:p>&lt;sup&gt;2&lt;/sup&gt; ABSTRACT 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out inci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gs to do, errands, busi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ide to 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0" calcext:value-type="float">
            <text:p>00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re is nothing to write abo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1" calcext:value-type="float">
            <text:p>00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自</text:p>
          </table:table-cell>
          <table:table-cell/>
          <table:table-cell office:value-type="string" calcext:value-type="string">
            <text:p>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f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self; one’s own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conf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evident, obv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1" calcext:value-type="float">
            <text:p>00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sel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2" calcext:value-type="float">
            <text:p>00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貝</text:p>
          </table:table-cell>
          <table:table-cell/>
          <table:table-cell office:value-type="string" calcext:value-type="string">
            <text:p>SHELLF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2" calcext:value-type="float">
            <text:p>00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rie sh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2" calcext:value-type="float">
            <text:p>00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h sh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2" calcext:value-type="float">
            <text:p>00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ell butt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3" calcext:value-type="float">
            <text:p>00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見</text:p>
          </table:table-cell>
          <table:table-cell/>
          <table:table-cell office:value-type="string" calcext:value-type="string">
            <text:p>S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ook, a glance; apparen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e, vi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line, heading, caption; title; inde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visible; look like, appear; be able to s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3" calcext:value-type="float">
            <text:p>00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w, let see; pret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4" calcext:value-type="float">
            <text:p>00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力</text:p>
          </table:table-cell>
          <table:table-cell/>
          <table:table-cell office:value-type="string" calcext:value-type="string">
            <text:p>POWER, strength, fo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ysical str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tal force, vitality, ener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trength of a hundred men; great str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ain (oneself), show one’s best eff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4" calcext:value-type="float">
            <text:p>00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 effort [emphasis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5" calcext:value-type="float">
            <text:p>00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刀</text:p>
          </table:table-cell>
          <table:table-cell/>
          <table:table-cell office:value-type="string" calcext:value-type="string">
            <text:p>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cketkn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che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5" calcext:value-type="float">
            <text:p>00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equipped) with a bla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6" calcext:value-type="float">
            <text:p>00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切</text:p>
          </table:table-cell>
          <table:table-cell/>
          <table:table-cell office:value-type="string" calcext:value-type="string">
            <text:p>CUT, shar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, entire,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rtant, weighty; valu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t, slice, se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cut (off); run out, exp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6" calcext:value-type="float">
            <text:p>00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piece of cak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7" calcext:value-type="float">
            <text:p>00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刃</text:p>
          </table:table-cell>
          <table:table-cell/>
          <table:table-cell office:value-type="string" calcext:value-type="string">
            <text:p>BL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ord bl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n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e by one’s own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dge of a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7" calcext:value-type="float">
            <text:p>00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sharp bla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8" calcext:value-type="float">
            <text:p>00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分</text:p>
          </table:table-cell>
          <table:table-cell/>
          <table:table-cell office:value-type="string" calcext:value-type="string">
            <text:p>&lt;sup&gt;1&lt;/sup&gt; DIVIDE&lt;br&gt;</text:p>
            <text:p>&lt;sup&gt;2&lt;/sup&gt; PART&lt;br&gt;</text:p>
            <text:p>&lt;sup&gt;3&lt;/sup&gt; MIN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de into parts, distrib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, section, por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ial position; rank, ident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,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8" calcext:value-type="float">
            <text:p>00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enty minut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89" calcext:value-type="float">
            <text:p>00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公</text:p>
          </table:table-cell>
          <table:table-cell/>
          <table:table-cell office:value-type="string" calcext:value-type="string">
            <text:p>PUBL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, formal, offi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(institution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ial, officially fix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lare in public; prof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89" calcext:value-type="float">
            <text:p>00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irness, justi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0" calcext:value-type="float">
            <text:p>00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別</text:p>
          </table:table-cell>
          <table:table-cell/>
          <table:table-cell office:value-type="string" calcext:value-type="string">
            <text:p>&lt;sup&gt;1&lt;/sup&gt; SEPARATE&lt;br&gt;</text:p>
            <text:p>&lt;sup&gt;2&lt;/sup&gt; ANO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parat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assify, distinguish; divide, sepa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parate, part fr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(different)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0" calcext:value-type="float">
            <text:p>00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(different) boo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1" calcext:value-type="float">
            <text:p>00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長</text:p>
          </table:table-cell>
          <table:table-cell/>
          <table:table-cell office:value-type="string" calcext:value-type="string">
            <text:p>&lt;sup&gt;1&lt;/sup&gt; LONG&lt;br&gt;</text:p>
            <text:p>&lt;sup&gt;2&lt;/sup&gt; CHIEF, sen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ure, he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ta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1" calcext:value-type="float">
            <text:p>00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sion chie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2" calcext:value-type="float">
            <text:p>00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男</text:p>
          </table:table-cell>
          <table:table-cell/>
          <table:table-cell office:value-type="string" calcext:value-type="string">
            <text:p>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men/mal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ly, mascul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dest 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rd 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2" calcext:value-type="float">
            <text:p>00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sao [male given 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3" calcext:value-type="float">
            <text:p>00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女</text:p>
          </table:table-cell>
          <table:table-cell/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dest daugh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n and women, both sex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erial princ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3" calcext:value-type="float">
            <text:p>00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m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4" calcext:value-type="float">
            <text:p>00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子</text:p>
          </table:table-cell>
          <table:table-cell/>
          <table:table-cell office:value-type="string" calcext:value-type="string">
            <text:p>&lt;sup&gt;1&lt;/sup&gt; CHILD, son&lt;br&gt;</text:p>
            <text:p>&lt;sup&gt;2&lt;/sup&gt; NOUN SUFFIX, small ob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dren, sons and daugh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r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e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94" calcext:value-type="float">
            <text:p>00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gg [cf.卵 1141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5" calcext:value-type="float">
            <text:p>00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好</text:p>
          </table:table-cell>
          <table:table-cell/>
          <table:table-cell office:value-type="string" calcext:value-type="string">
            <text:p>&lt;sup&gt;1&lt;/sup&gt; LIKE&lt;br&gt;</text:p>
            <text:p>&lt;sup&gt;2&lt;/sup&gt; FAVOR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ste, liking; choice;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y fond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ndness for women; amorous 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-nature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5" calcext:value-type="float">
            <text:p>00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tune; good de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6" calcext:value-type="float">
            <text:p>00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安</text:p>
          </table:table-cell>
          <table:table-cell/>
          <table:table-cell office:value-type="string" calcext:value-type="string">
            <text:p>&lt;sup&gt;1&lt;/sup&gt; PEACEFUL&lt;br&gt;</text:p>
            <text:p>&lt;sup&gt;2&lt;/sup&gt; INEXPENS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 of mind, rel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ble, compos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ful, tranqu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expensive, che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6" calcext:value-type="float">
            <text:p>00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wn ten yen [foreign exchange market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7" calcext:value-type="float">
            <text:p>00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案</text:p>
          </table:table-cell>
          <table:table-cell/>
          <table:table-cell office:value-type="string" calcext:value-type="string">
            <text:p>PROPOSAL, plan, id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 out, contrive, dev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a plan, devise, dra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ft a propos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feared, sure enoug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7" calcext:value-type="float">
            <text:p>00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nder; worry ov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8" calcext:value-type="float">
            <text:p>00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字</text:p>
          </table:table-cell>
          <table:table-cell/>
          <table:table-cell office:value-type="string" calcext:value-type="string">
            <text:p>CHARAC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vable type, printing ty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acter form, ty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man let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ditional form of kanj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8" calcext:value-type="float">
            <text:p>00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character/pri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99" calcext:value-type="float">
            <text:p>00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学</text:p>
          </table:table-cell>
          <table:table-cell/>
          <table:table-cell office:value-type="string" calcext:value-type="string">
            <text:p>&lt;sup&gt;1&lt;/sup&gt; STUDY&lt;br&gt;</text:p>
            <text:p>&lt;sup&gt;2&lt;/sup&gt;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larship, scholastic abi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y, lea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ver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99" calcext:value-type="float">
            <text:p>00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 a school, matricul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0" calcext:value-type="float">
            <text:p>01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父</text:p>
          </table:table-cell>
          <table:table-cell/>
          <table:table-cell office:value-type="string" calcext:value-type="string">
            <text:p>F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 an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df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’s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, daddy, pap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1" calcext:value-type="float">
            <text:p>01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文</text:p>
          </table:table-cell>
          <table:table-cell/>
          <table:table-cell office:value-type="string" calcext:value-type="string">
            <text:p>&lt;sup&gt;1&lt;/sup&gt; WRITINGS, learning, culture&lt;br&gt;</text:p>
            <text:p>&lt;sup&gt;2&lt;/sup&gt; LETTER, scri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cument, letter, no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terature, let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vilization, cul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acter, le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acter, letter; writing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2" calcext:value-type="float">
            <text:p>01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交</text:p>
          </table:table-cell>
          <table:table-cell/>
          <table:table-cell office:value-type="string" calcext:value-type="string">
            <text:p>&lt;sup&gt;1&lt;/sup&gt; INTERCOURSE, association&lt;br&gt;</text:p>
            <text:p>&lt;sup&gt;2&lt;/sup&gt; CROSS, intersect, interchan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plomatic rela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be mingled, interming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han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turns, alternate, relieve (someon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2" calcext:value-type="float">
            <text:p>01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d over, deliver, gra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3" calcext:value-type="float">
            <text:p>01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校</text:p>
          </table:table-cell>
          <table:table-cell/>
          <table:table-cell office:value-type="string" calcext:value-type="string">
            <text:p>&lt;sup&gt;1&lt;/sup&gt; SCHOOL&lt;br&gt;</text:p>
            <text:p>&lt;sup&gt;2&lt;/sup&gt; PROOF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mary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al, schoolmas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rls’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3" calcext:value-type="float">
            <text:p>01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ofread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4" calcext:value-type="float">
            <text:p>01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母</text:p>
          </table:table-cell>
          <table:table-cell/>
          <table:table-cell office:value-type="string" calcext:value-type="string">
            <text:p>MO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her an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her and mother, par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ma mater, one’s old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her’s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4" calcext:value-type="float">
            <text:p>01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her, mommy, mam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5" calcext:value-type="float">
            <text:p>01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毎</text:p>
          </table:table-cell>
          <table:table-cell/>
          <table:table-cell office:value-type="string" calcext:value-type="string">
            <text:p>EV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Satu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5" calcext:value-type="float">
            <text:p>01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other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6" calcext:value-type="float">
            <text:p>01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海</text:p>
          </table:table-cell>
          <table:table-cell/>
          <table:table-cell office:value-type="string" calcext:value-type="string">
            <text:p>S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e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eangoing, maritime, mar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spian S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 of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6" calcext:value-type="float">
            <text:p>01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ean Day [Japanese national holiday, third Monday in July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7" calcext:value-type="float">
            <text:p>01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者</text:p>
          </table:table-cell>
          <table:table-cell/>
          <table:table-cell office:value-type="string" calcext:value-type="string">
            <text:p>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lar, learne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I am) from [with] this univer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7" calcext:value-type="float">
            <text:p>01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si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8" calcext:value-type="float">
            <text:p>01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工</text:p>
          </table:table-cell>
          <table:table-cell/>
          <table:table-cell office:value-type="string" calcext:value-type="string">
            <text:p>&lt;sup&gt;1&lt;/sup&gt; MANUFACTURE; workmanship, work&lt;br&gt;</text:p>
            <text:p>&lt;sup&gt;2&lt;/sup&gt; CONSTR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-m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inee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pe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r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8" calcext:value-type="float">
            <text:p>01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 Construction [sig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9" calcext:value-type="float">
            <text:p>01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式</text:p>
          </table:table-cell>
          <table:table-cell/>
          <table:table-cell office:value-type="string" calcext:value-type="string">
            <text:p>&lt;sup&gt;1&lt;/sup&gt; FORM, style, manner&lt;br&gt;</text:p>
            <text:p>&lt;sup&gt;2&lt;/sup&gt; CEREMONY, rite&lt;br&gt;</text:p>
            <text:p>&lt;sup&gt;3&lt;/sup&gt; FORMUL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ally, regular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the fash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ing-of-age cerem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 entrance cerem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09" calcext:value-type="float">
            <text:p>01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ula; formal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0" calcext:value-type="float">
            <text:p>01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弐</text:p>
          </table:table-cell>
          <table:table-cell/>
          <table:table-cell office:value-type="string" calcext:value-type="string">
            <text:p>TWO (in legal document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um of two thousand y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1" calcext:value-type="float">
            <text:p>01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武</text:p>
          </table:table-cell>
          <table:table-cell/>
          <table:table-cell office:value-type="string" calcext:value-type="string">
            <text:p>MILITARY; warr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itary p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rior, soldi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r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terary and milita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2" calcext:value-type="float">
            <text:p>01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糸</text:p>
          </table:table-cell>
          <table:table-cell/>
          <table:table-cell office:value-type="string" calcext:value-type="string">
            <text:p>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 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out a stick of clothing on, stark nak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w s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ginning, first step; cl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2" calcext:value-type="float">
            <text:p>01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threa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3" calcext:value-type="float">
            <text:p>01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前</text:p>
          </table:table-cell>
          <table:table-cell/>
          <table:table-cell office:value-type="string" calcext:value-type="string">
            <text:p>BEFORE, a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fore, ago, si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fore the fa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r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3" calcext:value-type="float">
            <text:p>01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head of, befo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4" calcext:value-type="float">
            <text:p>01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後</text:p>
          </table:table-cell>
          <table:table-cell/>
          <table:table-cell office:value-type="string" calcext:value-type="string">
            <text:p>AFTER, later, rear, beh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this, from now on, in future; thereaf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the fact, ex post fac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la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ferment, postpon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4" calcext:value-type="float">
            <text:p>01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om behi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5" calcext:value-type="float">
            <text:p>01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午</text:p>
          </table:table-cell>
          <table:table-cell/>
          <table:table-cell office:value-type="string" calcext:value-type="string">
            <text:p>&lt;sup&gt;1&lt;/sup&gt; NOON&lt;br&gt;</text:p>
            <text:p>&lt;sup&gt;2&lt;/sup&gt; (sign of) THE HO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5" calcext:value-type="float">
            <text:p>01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ning, a.m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5" calcext:value-type="float">
            <text:p>01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morning; all mo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5" calcext:value-type="float">
            <text:p>01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noon, p.m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5" calcext:value-type="float">
            <text:p>01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6" calcext:value-type="float">
            <text:p>01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牛</text:p>
          </table:table-cell>
          <table:table-cell/>
          <table:table-cell office:value-type="string" calcext:value-type="string">
            <text:p>CA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6" calcext:value-type="float">
            <text:p>01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 buffal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6" calcext:value-type="float">
            <text:p>01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mp of a c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6" calcext:value-type="float">
            <text:p>01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l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7" calcext:value-type="float">
            <text:p>01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年</text:p>
          </table:table-cell>
          <table:table-cell/>
          <table:table-cell office:value-type="string" calcext:value-type="string">
            <text:p>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 all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e, era, period; 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birth)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y y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7" calcext:value-type="float">
            <text:p>01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der, seni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8" calcext:value-type="float">
            <text:p>01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件</text:p>
          </table:table-cell>
          <table:table-cell/>
          <table:table-cell office:value-type="string" calcext:value-type="string">
            <text:p>MATTER, c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ter (of business), things to be d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fair, incident, case, ev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ter, case, ite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fty cases, fifty ite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8" calcext:value-type="float">
            <text:p>01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arding that mat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19" calcext:value-type="float">
            <text:p>01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条</text:p>
          </table:table-cell>
          <table:table-cell/>
          <table:table-cell office:value-type="string" calcext:value-type="string">
            <text:p>ARTICLE, section, clause; str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ticle, stipu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ition(s), term(s); item, provis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le, creed, article of fa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xt (of a regulation), provi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19" calcext:value-type="float">
            <text:p>01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ne; a matter; a quot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0" calcext:value-type="float">
            <text:p>01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化</text:p>
          </table:table-cell>
          <table:table-cell/>
          <table:table-cell office:value-type="string" calcext:value-type="string">
            <text:p>CHANGE INTO, conve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mical synthesis, transform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mi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uteriz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nge oneself into, take the form of; disguise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0" calcext:value-type="float">
            <text:p>01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witch, deceiv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1" calcext:value-type="float">
            <text:p>01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花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fl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 [cherry blossom] vie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ewo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 arrang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1" calcext:value-type="float">
            <text:p>01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; flower arrangem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2" calcext:value-type="float">
            <text:p>01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北</text:p>
          </table:table-cell>
          <table:table-cell/>
          <table:table-cell office:value-type="string" calcext:value-type="string">
            <text:p>NOR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, northern p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 by north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hoku (northeastern Honshu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2" calcext:value-type="float">
            <text:p>01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 exi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3" calcext:value-type="float">
            <text:p>01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比</text:p>
          </table:table-cell>
          <table:table-cell/>
          <table:table-cell office:value-type="string" calcext:value-type="string">
            <text:p>&lt;sup&gt;1&lt;/sup&gt; COMPARE, contrast, match&lt;br&gt;</text:p>
            <text:p>&lt;sup&gt;2&lt;/sup&gt; PHONETIC [hi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omparable, peerless, unparallel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parallel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e, contr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ed with 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3" calcext:value-type="float">
            <text:p>01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the Philippines; Japanese-Filipin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4" calcext:value-type="float">
            <text:p>01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背</text:p>
          </table:table-cell>
          <table:table-cell/>
          <table:table-cell office:value-type="string" calcext:value-type="string">
            <text:p>BACK; st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ison of statur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against, disob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4" calcext:value-type="float">
            <text:p>01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rn (one’s face) a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5" calcext:value-type="float">
            <text:p>01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車</text:p>
          </table:table-cell>
          <table:table-cell/>
          <table:table-cell office:value-type="string" calcext:value-type="string">
            <text:p>&lt;sup&gt;1&lt;/sup&gt; VEHICLE, car&lt;br&gt;</text:p>
            <text:p>&lt;sup&gt;2&lt;/sup&gt; WH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 (of ca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kshaw, human-pulled c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ight, get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by c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5" calcext:value-type="float">
            <text:p>01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whe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6" calcext:value-type="float">
            <text:p>01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気</text:p>
          </table:table-cell>
          <table:table-cell/>
          <table:table-cell office:value-type="string" calcext:value-type="string">
            <text:p>&lt;sup&gt;1&lt;/sup&gt; GAS&lt;br&gt;</text:p>
            <text:p>&lt;sup&gt;2&lt;/sup&gt; SPIR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s, vap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mo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riousness, earnest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ivation, willingness, mind [determination] to do (something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6" calcext:value-type="float">
            <text:p>01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ke, be pleased wi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7" calcext:value-type="float">
            <text:p>01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汽</text:p>
          </table:table-cell>
          <table:table-cell/>
          <table:table-cell office:value-type="string" calcext:value-type="string">
            <text:p>STEA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7" calcext:value-type="float">
            <text:p>01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steam) tra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8" calcext:value-type="float">
            <text:p>01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性</text:p>
          </table:table-cell>
          <table:table-cell/>
          <table:table-cell office:value-type="string" calcext:value-type="string">
            <text:p>&lt;sup&gt;1&lt;/sup&gt; NATURE, innate quality&lt;br&gt;</text:p>
            <text:p>&lt;sup&gt;2&lt;/sup&gt; SEX, gender&lt;br&gt;</text:p>
            <text:p>&lt;sup&gt;3&lt;/sup&gt; -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n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true) nature, (true) person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le/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inction of sex; gen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8" calcext:value-type="float">
            <text:p>01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bil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29" calcext:value-type="float">
            <text:p>01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畑</text:p>
          </table:table-cell>
          <table:table-cell/>
          <table:table-cell office:value-type="string" calcext:value-type="string">
            <text:p>(cultivated)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9" calcext:value-type="float">
            <text:p>01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elds and rice padd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9" calcext:value-type="float">
            <text:p>01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eld of flowers, flower gard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29" calcext:value-type="float">
            <text:p>01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ffee plant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0" calcext:value-type="float">
            <text:p>01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青</text:p>
          </table:table-cell>
          <table:table-cell/>
          <table:table-cell office:value-type="string" calcext:value-type="string">
            <text:p>BLUE; g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" calcext:value-type="float">
            <text:p>01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th, young 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" calcext:value-type="float">
            <text:p>01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ue, g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" calcext:value-type="float">
            <text:p>01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le, pall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0" calcext:value-type="float">
            <text:p>01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ome pa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1" calcext:value-type="float">
            <text:p>01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麦</text:p>
          </table:table-cell>
          <table:table-cell/>
          <table:table-cell office:value-type="string" calcext:value-type="string">
            <text:p>WH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l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y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at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1" calcext:value-type="float">
            <text:p>01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ckwheat noodles, soba; buckwhea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2" calcext:value-type="float">
            <text:p>01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素</text:p>
          </table:table-cell>
          <table:table-cell/>
          <table:table-cell office:value-type="string" calcext:value-type="string">
            <text:p>&lt;sup&gt;1&lt;/sup&gt; ELEMENT&lt;br&gt;</text:p>
            <text:p>&lt;sup&gt;2&lt;/sup&gt; PLAIN, b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2" calcext:value-type="float">
            <text:p>01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ydrog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2" calcext:value-type="float">
            <text:p>01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e ha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2" calcext:value-type="float">
            <text:p>01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e fe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2" calcext:value-type="float">
            <text:p>01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mateur, novice, outsi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3" calcext:value-type="float">
            <text:p>01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毒</text:p>
          </table:table-cell>
          <table:table-cell/>
          <table:table-cell office:value-type="string" calcext:value-type="string">
            <text:p>POI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x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cked tongue, abusive langu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 ga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ing; addi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3" calcext:value-type="float">
            <text:p>01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tiable, miserable; regrettable, too ba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4" calcext:value-type="float">
            <text:p>01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先</text:p>
          </table:table-cell>
          <table:table-cell/>
          <table:table-cell office:value-type="string" calcext:value-type="string">
            <text:p>AHEAD (of), prev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cede, go ahead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 kilometers a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dge of a bl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4" calcext:value-type="float">
            <text:p>01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destin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5" calcext:value-type="float">
            <text:p>01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洗</text:p>
          </table:table-cell>
          <table:table-cell/>
          <table:table-cell office:value-type="string" calcext:value-type="string">
            <text:p>WA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5" calcext:value-type="float">
            <text:p>01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ushing, was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5" calcext:value-type="float">
            <text:p>01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wa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5" calcext:value-type="float">
            <text:p>01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h, clea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5" calcext:value-type="float">
            <text:p>01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vatory, restroo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6" calcext:value-type="float">
            <text:p>01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元</text:p>
          </table:table-cell>
          <table:table-cell/>
          <table:table-cell office:value-type="string" calcext:value-type="string">
            <text:p>ORI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ment, chemical el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gor, energy; spirits; heal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al, capi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 of a 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6" calcext:value-type="float">
            <text:p>01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ly, from the first; by na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7" calcext:value-type="float">
            <text:p>01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光</text:p>
          </table:table-cell>
          <table:table-cell/>
          <table:table-cell office:value-type="string" calcext:value-type="string">
            <text:p>LIGHT, g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shine, sun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on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ght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ne, emit 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7" calcext:value-type="float">
            <text:p>01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tical fiber, fiber-optic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8" calcext:value-type="float">
            <text:p>01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去</text:p>
          </table:table-cell>
          <table:table-cell/>
          <table:table-cell office:value-type="string" calcext:value-type="string">
            <text:p>GO AWAY, leave; go by, elap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away, leave; go by, elapse; get rid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h a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ve, walk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away, leave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8" calcext:value-type="float">
            <text:p>01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yea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39" calcext:value-type="float">
            <text:p>01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法</text:p>
          </table:table-cell>
          <table:table-cell/>
          <table:table-cell office:value-type="string" calcext:value-type="string">
            <text:p>&lt;sup&gt;1&lt;/sup&gt; LAW&lt;br&gt;</text:p>
            <text:p>&lt;sup&gt;2&lt;/sup&gt; METHOD, 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ll, legislative propos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, jurispru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 department/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chnique, mechanism, sty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39" calcext:value-type="float">
            <text:p>01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y of life, art of liv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0" calcext:value-type="float">
            <text:p>01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走</text:p>
          </table:table-cell>
          <table:table-cell/>
          <table:table-cell office:value-type="string" calcext:value-type="string">
            <text:p>R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veling, driv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ning script, scrib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0" calcext:value-type="float">
            <text:p>01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 a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1" calcext:value-type="float">
            <text:p>01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当</text:p>
          </table:table-cell>
          <table:table-cell/>
          <table:table-cell office:value-type="string" calcext:value-type="string">
            <text:p>&lt;sup&gt;1&lt;/sup&gt; THE PRESENT, the said, this/that&lt;br&gt;</text:p>
            <text:p>&lt;sup&gt;2&lt;/sup&gt; HIT (the mark); correspond to; all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appointed day, that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ue, real, genu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t (the mark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osure to the s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1" calcext:value-type="float">
            <text:p>01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yen a 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2" calcext:value-type="float">
            <text:p>01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思</text:p>
          </table:table-cell>
          <table:table-cell/>
          <table:table-cell office:value-type="string" calcext:value-type="string">
            <text:p>THINK, feel;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, consider, refl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, feel;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 of, hit up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ign oneself to, give up; resolve, determ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2" calcext:value-type="float">
            <text:p>01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ollections, memo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3" calcext:value-type="float">
            <text:p>01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早</text:p>
          </table:table-cell>
          <table:table-cell/>
          <table:table-cell office:value-type="string" calcext:value-type="string">
            <text:p>&lt;sup&gt;1&lt;/sup&gt; EARLY&lt;br&gt;</text:p>
            <text:p>&lt;sup&gt;2&lt;/sup&gt; QUI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morning!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y morning depar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ttle early, with time to sp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st tal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3" calcext:value-type="float">
            <text:p>01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quickly, without delay; ear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4" calcext:value-type="float">
            <text:p>01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草</text:p>
          </table:table-cell>
          <table:table-cell/>
          <table:table-cell office:value-type="string" calcext:value-type="string">
            <text:p>GR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ous pl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ees and plants, vege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rsive wri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rough) d ra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4" calcext:value-type="float">
            <text:p>01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ing pla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5" calcext:value-type="float">
            <text:p>01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朝</text:p>
          </table:table-cell>
          <table:table-cell/>
          <table:table-cell office:value-type="string" calcext:value-type="string">
            <text:p>&lt;sup&gt;1&lt;/sup&gt; MORNING&lt;br&gt;</text:p>
            <text:p>&lt;sup&gt;2&lt;/sup&gt; DYNAS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y mo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ing sun, morning sun(light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mo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y in the mo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5" calcext:value-type="float">
            <text:p>01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ynasty, Imperial regi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6" calcext:value-type="float">
            <text:p>01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潮</text:p>
          </table:table-cell>
          <table:table-cell/>
          <table:table-cell office:value-type="string" calcext:value-type="string">
            <text:p>(morning) T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6" calcext:value-type="float">
            <text:p>01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6" calcext:value-type="float">
            <text:p>01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ing in of the ti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7" calcext:value-type="float">
            <text:p>01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形</text:p>
          </table:table-cell>
          <table:table-cell/>
          <table:table-cell office:value-type="string" calcext:value-type="string">
            <text:p>SHAPE, material 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, fig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, make up, m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ely for appearances [form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7" calcext:value-type="float">
            <text:p>01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ral pattern; leading, popula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8" calcext:value-type="float">
            <text:p>01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発</text:p>
          </table:table-cell>
          <table:table-cell/>
          <table:table-cell office:value-type="string" calcext:value-type="string">
            <text:p>&lt;sup&gt;1&lt;/sup&gt; START, generate&lt;br&gt;</text:p>
            <text:p>&lt;sup&gt;2&lt;/sup&gt; EMIT, issue&lt;br&gt;</text:p>
            <text:p>&lt;sup&gt;3&lt;/sup&gt; OPEN UP, devel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vention, contriv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 (on a journey), dep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it, radi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sh, iss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8" calcext:value-type="float">
            <text:p>01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covery, revel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49" calcext:value-type="float">
            <text:p>01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廃</text:p>
          </table:table-cell>
          <table:table-cell/>
          <table:table-cell office:value-type="string" calcext:value-type="string">
            <text:p>&lt;sup&gt;1&lt;/sup&gt; ABANDON, abolish&lt;br&gt;</text:p>
            <text:p>&lt;sup&gt;2&lt;/sup&gt; WAS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andon, abo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jected bill/pro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tal abol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 into dis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49" calcext:value-type="float">
            <text:p>01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te ga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0" calcext:value-type="float">
            <text:p>01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音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nunci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real inten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on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0" calcext:value-type="float">
            <text:p>01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nd of footstep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1" calcext:value-type="float">
            <text:p>01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意</text:p>
          </table:table-cell>
          <table:table-cell/>
          <table:table-cell office:value-type="string" calcext:value-type="string">
            <text:p>&lt;sup&gt;1&lt;/sup&gt; MIND, thoughts; opinion; will&lt;br&gt;</text:p>
            <text:p>&lt;sup&gt;2&lt;/sup&gt; MEANING, se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inion, vi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will, favor, kind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pare, make arrangem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y surprise; all of a sudd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1" calcext:value-type="float">
            <text:p>01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ning (of a passage) purpo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2" calcext:value-type="float">
            <text:p>01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作</text:p>
          </table:table-cell>
          <table:table-cell/>
          <table:table-cell office:value-type="string" calcext:value-type="string">
            <text:p>&lt;sup&gt;1&lt;/sup&gt; MAKE, produce, cultivate&lt;br&gt;</text:p>
            <text:p>&lt;sup&gt;2&lt;/sup&gt; WORK, d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, produce, prep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at culti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, create; g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ion, operation, function; eff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2" calcext:value-type="float">
            <text:p>01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ners, etiquette, decoru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3" calcext:value-type="float">
            <text:p>01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昨</text:p>
          </table:table-cell>
          <table:table-cell/>
          <table:table-cell office:value-type="string" calcext:value-type="string">
            <text:p>&lt;sup&gt;1&lt;/sup&gt; YESTERDAY&lt;br&gt;</text:p>
            <text:p>&lt;sup&gt;2&lt;/sup&gt; L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3" calcext:value-type="float">
            <text:p>01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ste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3" calcext:value-type="float">
            <text:p>01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day before yester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3" calcext:value-type="float">
            <text:p>01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3" calcext:value-type="float">
            <text:p>01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year before la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4" calcext:value-type="float">
            <text:p>01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雨</text:p>
          </table:table-cell>
          <table:table-cell/>
          <table:table-cell office:value-type="string" calcext:value-type="string">
            <text:p>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n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st after rainf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 stopped rai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vy 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4" calcext:value-type="float">
            <text:p>01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izz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5" calcext:value-type="float">
            <text:p>01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電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icity; electric 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ic power, 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eration of 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ephone; phone c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5" calcext:value-type="float">
            <text:p>01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in, electric train, trolle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6" calcext:value-type="float">
            <text:p>01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頁</text:p>
          </table:table-cell>
          <table:table-cell/>
          <table:table-cell office:value-type="string" calcext:value-type="string">
            <text:p>P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6" calcext:value-type="float">
            <text:p>01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ge 1, one p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6" calcext:value-type="float">
            <text:p>01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ge 90, ninety pag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6" calcext:value-type="float">
            <text:p>01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g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6" calcext:value-type="float">
            <text:p>01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k of five hundred pag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7" calcext:value-type="float">
            <text:p>01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首</text:p>
          </table:table-cell>
          <table:table-cell/>
          <table:table-cell office:value-type="string" calcext:value-type="string">
            <text:p>&lt;sup&gt;1&lt;/sup&gt; HEAD&lt;br&gt;</text:p>
            <text:p>&lt;sup&gt;2&lt;/sup&gt; NECK&lt;br&gt;</text:p>
            <text:p>&lt;sup&gt;3&lt;/sup&gt; LEA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dical (of a Chinese charact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ck of a viol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ler, sovereig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7" calcext:value-type="float">
            <text:p>01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der, chie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8" calcext:value-type="float">
            <text:p>01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道</text:p>
          </table:table-cell>
          <table:table-cell/>
          <table:table-cell office:value-type="string" calcext:value-type="string">
            <text:p>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works [supply]; chann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r pass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lligraphy, penmansh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eness, human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8" calcext:value-type="float">
            <text:p>01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kkaido (island and prefecture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59" calcext:value-type="float">
            <text:p>01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通</text:p>
          </table:table-cell>
          <table:table-cell/>
          <table:table-cell office:value-type="string" calcext:value-type="string">
            <text:p>&lt;sup&gt;1&lt;/sup&gt; PASS (through)&lt;br&gt;</text:p>
            <text:p>&lt;sup&gt;2&lt;/sup&gt; COMMUN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s (by); get throug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t pass (by); admit; carry throug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ding school; commuting to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respondence, commun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59" calcext:value-type="float">
            <text:p>01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ffic; communication; transport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0" calcext:value-type="float">
            <text:p>01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乳</text:p>
          </table:table-cell>
          <table:table-cell/>
          <table:table-cell office:value-type="string" calcext:value-type="string">
            <text:p>MILK, br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’s m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her’s m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t, nip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t nu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0" calcext:value-type="float">
            <text:p>01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by carria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1" calcext:value-type="float">
            <text:p>01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豆</text:p>
          </table:table-cell>
          <table:table-cell/>
          <table:table-cell office:value-type="string" calcext:value-type="string">
            <text:p>BEAN, p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ybean m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ature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en pea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ybe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1" calcext:value-type="float">
            <text:p>01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zuki be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2" calcext:value-type="float">
            <text:p>01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頭</text:p>
          </table:table-cell>
          <table:table-cell/>
          <table:table-cell office:value-type="string" calcext:value-type="string">
            <text:p>HEAD, top, begin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d, present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front, head, t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ver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2" calcext:value-type="float">
            <text:p>01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ep in mi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3" calcext:value-type="float">
            <text:p>01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予</text:p>
          </table:table-cell>
          <table:table-cell/>
          <table:table-cell office:value-type="string" calcext:value-type="string">
            <text:p>IN ADV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diction, forec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phet, prognostica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edule, plan, prearrangement; expectation; estim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3" calcext:value-type="float">
            <text:p>01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adv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4" calcext:value-type="float">
            <text:p>01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矛</text:p>
          </table:table-cell>
          <table:table-cell/>
          <table:table-cell office:value-type="string" calcext:value-type="string">
            <text:p>HALBE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4" calcext:value-type="float">
            <text:p>01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rhead; the aim (of an attack); the brunt (of an argument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5" calcext:value-type="float">
            <text:p>01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預</text:p>
          </table:table-cell>
          <table:table-cell/>
          <table:table-cell office:value-type="string" calcext:value-type="string">
            <text:p>DEPOS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5" calcext:value-type="float">
            <text:p>01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posit, bank acco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5" calcext:value-type="float">
            <text:p>01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posi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5" calcext:value-type="float">
            <text:p>01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posit, entru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5" calcext:value-type="float">
            <text:p>01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ve on deposit, take charge o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6" calcext:value-type="float">
            <text:p>01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句</text:p>
          </table:table-cell>
          <table:table-cell/>
          <table:table-cell office:value-type="string" calcext:value-type="string">
            <text:p>&lt;sup&gt;1&lt;/sup&gt; PHRASE&lt;br&gt;</text:p>
            <text:p>&lt;sup&gt;2&lt;/sup&gt; HAIK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6" calcext:value-type="float">
            <text:p>01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phrase, idi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6" calcext:value-type="float">
            <text:p>01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rase, expression; compla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6" calcext:value-type="float">
            <text:p>01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ose haik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6" calcext:value-type="float">
            <text:p>01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iku, hokku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7" calcext:value-type="float">
            <text:p>01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旬</text:p>
          </table:table-cell>
          <table:table-cell/>
          <table:table-cell office:value-type="string" calcext:value-type="string">
            <text:p>TEN-DAY PERI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n-day peri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ten days of a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dle ten days of a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nal ten days of a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7" calcext:value-type="float">
            <text:p>01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wers in a seas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8" calcext:value-type="float">
            <text:p>01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勺</text:p>
          </table:table-cell>
          <table:table-cell/>
          <table:table-cell office:value-type="string" calcext:value-type="string">
            <text:p>SHAKU (0.018 liter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8" calcext:value-type="float">
            <text:p>01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shaku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69" calcext:value-type="float">
            <text:p>01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的</text:p>
          </table:table-cell>
          <table:table-cell/>
          <table:table-cell office:value-type="string" calcext:value-type="string">
            <text:p>&lt;sup&gt;1&lt;/sup&gt; TARGET&lt;br&gt;</text:p>
            <text:p>&lt;sup&gt;2&lt;/sup&gt; ADJECTIVAL SUFFI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bject, pur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t the targ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, offi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general, on the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69" calcext:value-type="float">
            <text:p>01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tera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0" calcext:value-type="float">
            <text:p>01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約</text:p>
          </table:table-cell>
          <table:table-cell/>
          <table:table-cell office:value-type="string" calcext:value-type="string">
            <text:p>&lt;sup&gt;1&lt;/sup&gt; PROMISE&lt;br&gt;</text:p>
            <text:p>&lt;sup&gt;2&lt;/sup&gt; SHORTEN, summarize&lt;br&gt;</text:p>
            <text:p>&lt;sup&gt;3&lt;/sup&gt; APPROXIMAT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ervation, preengag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pled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ea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traction, abbreviation, simplest ter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0" calcext:value-type="float">
            <text:p>01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out three year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1" calcext:value-type="float">
            <text:p>01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勿</text:p>
          </table:table-cell>
          <table:table-cell/>
          <table:table-cell office:value-type="string" calcext:value-type="string">
            <text:p>DO NOT, not, ne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1" calcext:value-type="float">
            <text:p>01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teful; be more than one deserv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1" calcext:value-type="float">
            <text:p>01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 not …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2" calcext:value-type="float">
            <text:p>01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物</text:p>
          </table:table-cell>
          <table:table-cell/>
          <table:table-cell office:value-type="string" calcext:value-type="string">
            <text:p>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erial, physi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k, 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vorite d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gs, matter; every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2" calcext:value-type="float">
            <text:p>01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l thing [stuff], genuine artic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3" calcext:value-type="float">
            <text:p>01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方</text:p>
          </table:table-cell>
          <table:table-cell/>
          <table:table-cell office:value-type="string" calcext:value-type="string">
            <text:p>&lt;sup&gt;1&lt;/sup&gt; DIRECTION, side; locality; person&lt;br&gt;</text:p>
            <text:p>&lt;sup&gt;2&lt;/sup&gt; WAY, method&lt;br&gt;</text:p>
            <text:p>&lt;sup&gt;3&lt;/sup&gt; SQU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direction of …, toward …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at gentleman/lady, he, sh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alect, regional spee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thod, way; system; means; proc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3" calcext:value-type="float">
            <text:p>01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qua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4" calcext:value-type="float">
            <text:p>01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防</text:p>
          </table:table-cell>
          <table:table-cell/>
          <table:table-cell office:value-type="string" calcext:value-type="string">
            <text:p>DEFEND AGAIN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vent, hold in che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vention, protection, preca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ndpro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defe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4" calcext:value-type="float">
            <text:p>01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vent, ward off, protect (against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5" calcext:value-type="float">
            <text:p>01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面</text:p>
          </table:table-cell>
          <table:table-cell/>
          <table:table-cell office:value-type="string" calcext:value-type="string">
            <text:p>FACE; facet; surface; mas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çade, fro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rection, district; field, 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rface of a ri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legal asp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5" calcext:value-type="float">
            <text:p>01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esting, amus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6" calcext:value-type="float">
            <text:p>01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画</text:p>
          </table:table-cell>
          <table:table-cell/>
          <table:table-cell office:value-type="string" calcext:value-type="string">
            <text:p>&lt;sup&gt;1&lt;/sup&gt; PICTURE; draw; kanji stroke&lt;br&gt;</text:p>
            <text:p>&lt;sup&gt;2&lt;/sup&gt; DRAW UP A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cture; television field; sc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scape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form, standardiz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nji strokes; stroke co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6" calcext:value-type="float">
            <text:p>01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off, demarcate; plan, map o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7" calcext:value-type="float">
            <text:p>01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両</text:p>
          </table:table-cell>
          <table:table-cell/>
          <table:table-cell office:value-type="string" calcext:value-type="string">
            <text:p>B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 sid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 ha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ual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7" calcext:value-type="float">
            <text:p>01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hicle, va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8" calcext:value-type="float">
            <text:p>01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岡</text:p>
          </table:table-cell>
          <table:table-cell/>
          <table:table-cell office:value-type="string" calcext:value-type="string">
            <text:p>H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8" calcext:value-type="float">
            <text:p>01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kayama [city and prefectur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8" calcext:value-type="float">
            <text:p>01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kamoto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8" calcext:value-type="float">
            <text:p>01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kad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8" calcext:value-type="float">
            <text:p>01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mioka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79" calcext:value-type="float">
            <text:p>01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満</text:p>
          </table:table-cell>
          <table:table-cell/>
          <table:table-cell office:value-type="string" calcext:value-type="string">
            <text:p>FULL,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ll mo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t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isfaction, content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fect, harmonious, well-roun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79" calcext:value-type="float">
            <text:p>01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ll (a glass) with wa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0" calcext:value-type="float">
            <text:p>01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顔</text:p>
          </table:table-cell>
          <table:table-cell/>
          <table:table-cell office:value-type="string" calcext:value-type="string">
            <text:p>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hing one’s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ntenance; expression, l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ce without makeup; true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0" calcext:value-type="float">
            <text:p>01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 f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1" calcext:value-type="float">
            <text:p>01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産</text:p>
          </table:table-cell>
          <table:table-cell/>
          <table:table-cell office:value-type="string" calcext:value-type="string">
            <text:p>&lt;sup&gt;1&lt;/sup&gt; GIVE BIRTH&lt;br&gt;</text:p>
            <text:p>&lt;sup&gt;2&lt;/sup&gt; PRODU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ve birth (to), b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ve birth (to), b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duction, manufac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mestic prod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1" calcext:value-type="float">
            <text:p>01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duct, produ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2" calcext:value-type="float">
            <text:p>01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同</text:p>
          </table:table-cell>
          <table:table-cell/>
          <table:table-cell office:value-type="string" calcext:value-type="string">
            <text:p>SAME, simil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eness, ident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milar tast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ent, approv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above, dit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2" calcext:value-type="float">
            <text:p>01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e, simila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3" calcext:value-type="float">
            <text:p>01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向</text:p>
          </table:table-cell>
          <table:table-cell/>
          <table:table-cell office:value-type="string" calcext:value-type="string">
            <text:p>TURN TOWARD, direction; other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ntion, incl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rection, bearing; cou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face; turn to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face; head to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3" calcext:value-type="float">
            <text:p>01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other side; the other par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4" calcext:value-type="float">
            <text:p>01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尚</text:p>
          </table:table-cell>
          <table:table-cell/>
          <table:table-cell office:value-type="string" calcext:value-type="string">
            <text:p>&lt;sup&gt;1&lt;/sup&gt; STILL (more)&lt;br&gt;</text:p>
            <text:p>&lt;sup&gt;2&lt;/sup&gt; VALUE HIGH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4" calcext:value-type="float">
            <text:p>01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m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4" calcext:value-type="float">
            <text:p>01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 the more, still m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4" calcext:value-type="float">
            <text:p>01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is more interesting st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4" calcext:value-type="float">
            <text:p>01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eover, als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5" calcext:value-type="float">
            <text:p>01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高</text:p>
          </table:table-cell>
          <table:table-cell/>
          <table:table-cell office:value-type="string" calcext:value-type="string">
            <text:p>&lt;sup&gt;1&lt;/sup&gt; HIGH, tall; expensive&lt;br&gt;</text:p>
            <text:p>&lt;sup&gt;2&lt;/sup&gt; AMOUNT, quant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mountain, lofty p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he/she) is t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e, be raised; incre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5" calcext:value-type="float">
            <text:p>01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amount of) output, yie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6" calcext:value-type="float">
            <text:p>01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圧</text:p>
          </table:table-cell>
          <table:table-cell/>
          <table:table-cell office:value-type="string" calcext:value-type="string">
            <text:p>PRESSURE; overwhel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 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eam 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mospheric 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6" calcext:value-type="float">
            <text:p>01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sure, oppress; overwhel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7" calcext:value-type="float">
            <text:p>01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地</text:p>
          </table:table-cell>
          <table:table-cell/>
          <table:table-cell office:value-type="string" calcext:value-type="string">
            <text:p>&lt;sup&gt;1&lt;/sup&gt; GROUND, land&lt;br&gt;</text:p>
            <text:p>&lt;sup&gt;2&lt;/sup&gt; PL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ground, subterrane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rict, region, ar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cal area, local 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7" calcext:value-type="float">
            <text:p>01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point, viewpoi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8" calcext:value-type="float">
            <text:p>01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池</text:p>
          </table:table-cell>
          <table:table-cell/>
          <table:table-cell office:value-type="string" calcext:value-type="string">
            <text:p>POND, reservoir 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ervoi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ic cell, batt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ked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kegami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8" calcext:value-type="float">
            <text:p>01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oike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89" calcext:value-type="float">
            <text:p>01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他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ther side [hand]; on the other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ther side; on the other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other person, other people; stran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ign countr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89" calcext:value-type="float">
            <text:p>01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others, the r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0" calcext:value-type="float">
            <text:p>01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集</text:p>
          </table:table-cell>
          <table:table-cell/>
          <table:table-cell office:value-type="string" calcext:value-type="string">
            <text:p>GATHER, coll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lecting mon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entrate, focus; conver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complete works of Nakagam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gather, meet; be collec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0" calcext:value-type="float">
            <text:p>01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gather, mee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1" calcext:value-type="float">
            <text:p>01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進</text:p>
          </table:table-cell>
          <table:table-cell/>
          <table:table-cell office:value-type="string" calcext:value-type="string">
            <text:p>ADV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vance, make progress, go for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vancing to the next level of schoo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olution, prog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vance, make progress, go for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1" calcext:value-type="float">
            <text:p>01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advance, move forwa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2" calcext:value-type="float">
            <text:p>01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込</text:p>
          </table:table-cell>
          <table:table-cell/>
          <table:table-cell office:value-type="string" calcext:value-type="string">
            <text:p>&lt;sup&gt;1&lt;/sup&gt; MOVE INWARD, into&lt;br&gt;</text:p>
            <text:p>&lt;sup&gt;2&lt;/sup&gt; EMPHATIC VERBAL SUFFI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to; go into; be crow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into, penet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look, prospects, prom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to, inclu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2" calcext:value-type="float">
            <text:p>01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 all one’s hea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3" calcext:value-type="float">
            <text:p>01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斤</text:p>
          </table:table-cell>
          <table:table-cell/>
          <table:table-cell office:value-type="string" calcext:value-type="string">
            <text:p>KIN (600 grams)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k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4" calcext:value-type="float">
            <text:p>01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近</text:p>
          </table:table-cell>
          <table:table-cell/>
          <table:table-cell office:value-type="string" calcext:value-type="string">
            <text:p>&lt;sup&gt;1&lt;/sup&gt; NEAR&lt;br&gt;</text:p>
            <text:p>&lt;sup&gt;2&lt;/sup&gt; REC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ighborhood, environs, vicin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c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se to one, famili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nt years, late y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4" calcext:value-type="float">
            <text:p>01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dern [recent] tim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5" calcext:value-type="float">
            <text:p>01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辺</text:p>
          </table:table-cell>
          <table:table-cell/>
          <table:table-cell office:value-type="string" calcext:value-type="string">
            <text:p>&lt;sup&gt;1&lt;/sup&gt; VICINITY, side&lt;br&gt;</text:p>
            <text:p>&lt;sup&gt;2&lt;/sup&gt; BORDERLAND, outer reg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cinity, neighborh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re/Whereabouts?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year before last or thereabou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ver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5" calcext:value-type="float">
            <text:p>01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mote pl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6" calcext:value-type="float">
            <text:p>01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最</text:p>
          </table:table-cell>
          <table:table-cell/>
          <table:table-cell office:value-type="string" calcext:value-type="string">
            <text:p>MOST, -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ximum, supreme, high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ggest, largest, great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, fi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n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6" calcext:value-type="float">
            <text:p>01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most important th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7" calcext:value-type="float">
            <text:p>01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皿</text:p>
          </table:table-cell>
          <table:table-cell/>
          <table:table-cell office:value-type="string" calcext:value-type="string">
            <text:p>PL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7" calcext:value-type="float">
            <text:p>01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hwashing; dishwas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7" calcext:value-type="float">
            <text:p>01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p pl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7" calcext:value-type="float">
            <text:p>01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uc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8" calcext:value-type="float">
            <text:p>01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血</text:p>
          </table:table-cell>
          <table:table-cell/>
          <table:table-cell office:value-type="string" calcext:value-type="string">
            <text:p>B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eeding; hemorrh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oodless, without bloodsh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blood pres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vered in b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8" calcext:value-type="float">
            <text:p>01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yptic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99" calcext:value-type="float">
            <text:p>01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温</text:p>
          </table:table-cell>
          <table:table-cell/>
          <table:table-cell office:value-type="string" calcext:value-type="string">
            <text:p>WA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m-bloo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mospheric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199" calcext:value-type="float">
            <text:p>01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warmed in the su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0" calcext:value-type="float">
            <text:p>02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湿</text:p>
          </table:table-cell>
          <table:table-cell/>
          <table:table-cell office:value-type="string" calcext:value-type="string">
            <text:p>MOI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idity, mois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p ground, swam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pen, moist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pen a tow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0" calcext:value-type="float">
            <text:p>02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p, humid; gloomy, depress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1" calcext:value-type="float">
            <text:p>02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爪</text:p>
          </table:table-cell>
          <table:table-cell/>
          <table:table-cell office:value-type="string" calcext:value-type="string">
            <text:p>CLAW, nail, plectr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1" calcext:value-type="float">
            <text:p>02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p of a toe, tipto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1" calcext:value-type="float">
            <text:p>02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il clip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1" calcext:value-type="float">
            <text:p>02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 on tipto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2" calcext:value-type="float">
            <text:p>02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瓜</text:p>
          </table:table-cell>
          <table:table-cell/>
          <table:table-cell office:value-type="string" calcext:value-type="string">
            <text:p>MELON, gou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2" calcext:value-type="float">
            <text:p>02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alike as two mel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2" calcext:value-type="float">
            <text:p>02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mel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3" calcext:value-type="float">
            <text:p>02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巾</text:p>
          </table:table-cell>
          <table:table-cell/>
          <table:table-cell office:value-type="string" calcext:value-type="string">
            <text:p>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3" calcext:value-type="float">
            <text:p>02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od, kerchie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4" calcext:value-type="float">
            <text:p>02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布</text:p>
          </table:table-cell>
          <table:table-cell/>
          <table:table-cell office:value-type="string" calcext:value-type="string">
            <text:p>&lt;sup&gt;1&lt;/sup&gt; CLOTH&lt;br&gt;</text:p>
            <text:p>&lt;sup&gt;2&lt;/sup&gt; SP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hcloth, napk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nva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mulg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4" calcext:value-type="float">
            <text:p>02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ribu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5" calcext:value-type="float">
            <text:p>02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市</text:p>
          </table:table-cell>
          <table:table-cell/>
          <table:table-cell office:value-type="string" calcext:value-type="string">
            <text:p>&lt;sup&gt;1&lt;/sup&gt; CITY&lt;br&gt;</text:p>
            <text:p>&lt;sup&gt;2&lt;/sup&gt; MAR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nicip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y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nicipal rail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ning mar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5" calcext:value-type="float">
            <text:p>02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ea marke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6" calcext:value-type="float">
            <text:p>02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吊</text:p>
          </table:table-cell>
          <table:table-cell/>
          <table:table-cell office:value-type="string" calcext:value-type="string">
            <text:p>HANG, sus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g, susp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ft, raise; jack up (price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spend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anted [upturned] ey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6" calcext:value-type="float">
            <text:p>02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ging (by the neck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7" calcext:value-type="float">
            <text:p>02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泉</text:p>
          </table:table-cell>
          <table:table-cell/>
          <table:table-cell office:value-type="string" calcext:value-type="string">
            <text:p>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7" calcext:value-type="float">
            <text:p>02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nt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7" calcext:value-type="float">
            <text:p>02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t 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7" calcext:value-type="float">
            <text:p>02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t spring (area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7" calcext:value-type="float">
            <text:p>02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kaline spr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8" calcext:value-type="float">
            <text:p>02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原</text:p>
          </table:table-cell>
          <table:table-cell/>
          <table:table-cell office:value-type="string" calcext:value-type="string">
            <text:p>&lt;sup&gt;1&lt;/sup&gt; PLAIN, field&lt;br&gt;</text:p>
            <text:p>&lt;sup&gt;2&lt;/sup&gt; ORIGINAL, primit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tea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ada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 (work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 bill/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8" calcext:value-type="float">
            <text:p>02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o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09" calcext:value-type="float">
            <text:p>02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源</text:p>
          </table:table-cell>
          <table:table-cell/>
          <table:table-cell office:value-type="string" calcext:value-type="string">
            <text:p>SOURCE, ori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ntainhead, sou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wa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wer source, electrical outl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wa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09" calcext:value-type="float">
            <text:p>02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 is of obscure orig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0" calcext:value-type="float">
            <text:p>02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線</text:p>
          </table:table-cell>
          <table:table-cell/>
          <table:table-cell office:value-type="string" calcext:value-type="string">
            <text:p>L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ic w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reless, radi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y (of light), bea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ont lines; (weather) fro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0" calcext:value-type="float">
            <text:p>02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kaido (railway) lin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1" calcext:value-type="float">
            <text:p>02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綿</text:p>
          </table:table-cell>
          <table:table-cell/>
          <table:table-cell office:value-type="string" calcext:value-type="string">
            <text:p>COTT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1" calcext:value-type="float">
            <text:p>02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tton 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1" calcext:value-type="float">
            <text:p>02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w cott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1" calcext:value-type="float">
            <text:p>02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tton, cotton 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1" calcext:value-type="float">
            <text:p>02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d with cott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2" calcext:value-type="float">
            <text:p>02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絹</text:p>
          </table:table-cell>
          <table:table-cell/>
          <table:table-cell office:value-type="string" calcext:value-type="string">
            <text:p>S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tificial silk; ray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k, silk cl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k 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pure) si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2" calcext:value-type="float">
            <text:p>02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k fabric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3" calcext:value-type="float">
            <text:p>02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錦</text:p>
          </table:table-cell>
          <table:table-cell/>
          <table:table-cell office:value-type="string" calcext:value-type="string">
            <text:p>BROC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3" calcext:value-type="float">
            <text:p>02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k broc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3" calcext:value-type="float">
            <text:p>02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 thread of a broca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4" calcext:value-type="float">
            <text:p>02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願</text:p>
          </table:table-cell>
          <table:table-cell/>
          <table:table-cell office:value-type="string" calcext:value-type="string">
            <text:p>&lt;sup&gt;1&lt;/sup&gt; WISH&lt;br&gt;</text:p>
            <text:p>&lt;sup&gt;2&lt;/sup&gt; ASK A FAV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mb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rtfelt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l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sh, hope for; pray; requ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4" calcext:value-type="float">
            <text:p>02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wish/requ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5" calcext:value-type="float">
            <text:p>02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内</text:p>
          </table:table-cell>
          <table:table-cell/>
          <table:table-cell office:value-type="string" calcext:value-type="string">
            <text:p>IN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nal (phone) line, exten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ner 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ior, inner par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in, less th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5" calcext:value-type="float">
            <text:p>02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le it is early, so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6" calcext:value-type="float">
            <text:p>02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肉</text:p>
          </table:table-cell>
          <table:table-cell/>
          <table:table-cell office:value-type="string" calcext:value-type="string">
            <text:p>FLE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dy, fle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ysical, of the bo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esh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6" calcext:value-type="float">
            <text:p>02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k pa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7" calcext:value-type="float">
            <text:p>02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猪</text:p>
          </table:table-cell>
          <table:table-cell/>
          <table:table-cell office:value-type="string" calcext:value-type="string">
            <text:p>WILD BO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7" calcext:value-type="float">
            <text:p>02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ke cup, small c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7" calcext:value-type="float">
            <text:p>02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olhardy warrior; hotsp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7" calcext:value-type="float">
            <text:p>02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ll nec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8" calcext:value-type="float">
            <text:p>02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豚</text:p>
          </table:table-cell>
          <table:table-cell/>
          <table:table-cell office:value-type="string" calcext:value-type="string">
            <text:p>PI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8" calcext:value-type="float">
            <text:p>02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8" calcext:value-type="float">
            <text:p>02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gl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8" calcext:value-type="float">
            <text:p>02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g’s fe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8" calcext:value-type="float">
            <text:p>02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rk cutle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19" calcext:value-type="float">
            <text:p>02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家</text:p>
          </table:table-cell>
          <table:table-cell/>
          <table:table-cell office:value-type="string" calcext:value-type="string">
            <text:p>&lt;sup&gt;1&lt;/sup&gt; HOUSE, home&lt;br&gt;</text:p>
            <text:p>&lt;sup&gt;2&lt;/sup&gt; FAMILY, 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usehold affairs, housew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own 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ily treasure, heirl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 husband; one’s fami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19" calcext:value-type="float">
            <text:p>02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ter, novelist, auth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0" calcext:value-type="float">
            <text:p>02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吾</text:p>
          </table:table-cell>
          <table:table-cell/>
          <table:table-cell office:value-type="string" calcext:value-type="string">
            <text:p>EGO, 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0" calcext:value-type="float">
            <text:p>02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literary] w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0" calcext:value-type="float">
            <text:p>02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 chi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1" calcext:value-type="float">
            <text:p>02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我</text:p>
          </table:table-cell>
          <table:table-cell/>
          <table:table-cell office:value-type="string" calcext:value-type="string">
            <text:p>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, e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effacement, selfless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r 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1" calcext:value-type="float">
            <text:p>02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r home [household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2" calcext:value-type="float">
            <text:p>02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語</text:p>
          </table:table-cell>
          <table:table-cell/>
          <table:table-cell office:value-type="string" calcext:value-type="string">
            <text:p>&lt;sup&gt;1&lt;/sup&gt; WORD&lt;br&gt;</text:p>
            <text:p><text:span text:style-name="T1">&lt;sup&gt;2&lt;/sup&gt; LANGUAGE</text:span>&lt;br&gt;</text:p>
            <text:p>&lt;sup&gt;3&lt;/sup&gt; T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rminology; diction, wording; vocabul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 source, etymolo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gu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l, sp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2" calcext:value-type="float">
            <text:p>02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ry, tale, leg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3" calcext:value-type="float">
            <text:p>02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伝</text:p>
          </table:table-cell>
          <table:table-cell/>
          <table:table-cell office:value-type="string" calcext:value-type="string">
            <text:p>TRANS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3" calcext:value-type="float">
            <text:p>02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bal message, 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3" calcext:value-type="float">
            <text:p>02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transmitted [handed down] from generation to gene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3" calcext:value-type="float">
            <text:p>02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uct 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3" calcext:value-type="float">
            <text:p>02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lp, assist, lend a ha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4" calcext:value-type="float">
            <text:p>02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転</text:p>
          </table:table-cell>
          <table:table-cell/>
          <table:table-cell office:value-type="string" calcext:value-type="string">
            <text:p>TURN, roll over; turn in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volve, rotate, tu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cy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rn, conversion, about-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ll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4" calcext:value-type="float">
            <text:p>02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 ov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5" calcext:value-type="float">
            <text:p>02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芸</text:p>
          </table:table-cell>
          <table:table-cell/>
          <table:table-cell office:value-type="string" calcext:value-type="string">
            <text:p>ART, craft; perform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chnical art, technolo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dicrafts, manual ar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terature, art and lit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ish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5" calcext:value-type="float">
            <text:p>02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g that does trick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6" calcext:value-type="float">
            <text:p>02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会</text:p>
          </table:table-cell>
          <table:table-cell/>
          <table:table-cell office:value-type="string" calcext:value-type="string">
            <text:p>&lt;sup&gt;1&lt;/sup&gt; MEET, gather&lt;br&gt;</text:p>
            <text:p>&lt;sup&gt;2&lt;/sup&gt; SOC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vers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view, audi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et, encou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ademic soc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6" calcext:value-type="float">
            <text:p>02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ident, chairm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7" calcext:value-type="float">
            <text:p>02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合</text:p>
          </table:table-cell>
          <table:table-cell/>
          <table:table-cell office:value-type="string" calcext:value-type="string">
            <text:p>&lt;sup&gt;1&lt;/sup&gt; COMBINE, join&lt;br&gt;</text:p>
            <text:p>&lt;sup&gt;2&lt;/sup&gt; 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ther, assemble; call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tual agreement [consent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t, come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ak together; talk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7" calcext:value-type="float">
            <text:p>02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bine, join; match; coll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8" calcext:value-type="float">
            <text:p>02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今</text:p>
          </table:table-cell>
          <table:table-cell/>
          <table:table-cell office:value-type="string" calcext:value-type="string">
            <text:p>&lt;sup&gt;1&lt;/sup&gt; PRESENT, now&lt;br&gt;</text:p>
            <text:p>&lt;sup&gt;2&lt;/sup&gt; TH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ll now, so far, up to the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y, these 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8" calcext:value-type="float">
            <text:p>02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time; late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29" calcext:value-type="float">
            <text:p>02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令</text:p>
          </table:table-cell>
          <table:table-cell/>
          <table:table-cell office:value-type="string" calcext:value-type="string">
            <text:p>COMM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9" calcext:value-type="float">
            <text:p>02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s and ordinances, stat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9" calcext:value-type="float">
            <text:p>02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noun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9" calcext:value-type="float">
            <text:p>02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ssen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29" calcext:value-type="float">
            <text:p>02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yal decre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0" calcext:value-type="float">
            <text:p>02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念</text:p>
          </table:table-cell>
          <table:table-cell/>
          <table:table-cell office:value-type="string" calcext:value-type="string">
            <text:p>THOUGHTS, mind, w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f, fa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heart’s des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eful, elabo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0" calcext:value-type="float">
            <text:p>02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ret, vexation, chagr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1" calcext:value-type="float">
            <text:p>02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印</text:p>
          </table:table-cell>
          <table:table-cell/>
          <table:table-cell office:value-type="string" calcext:value-type="string">
            <text:p>SEAL; ma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mp pad, ink p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gn [seal] by prox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bber stam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branded, gener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1" calcext:value-type="float">
            <text:p>02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India, Indian-Japane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2" calcext:value-type="float">
            <text:p>02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命</text:p>
          </table:table-cell>
          <table:table-cell/>
          <table:table-cell office:value-type="string" calcext:value-type="string">
            <text:p>&lt;sup&gt;1&lt;/sup&gt; ORDER, command&lt;br&gt;</text:p>
            <text:p>&lt;sup&gt;2&lt;/sup&gt; LIFE&lt;br&gt;</text:p>
            <text:p>&lt;sup&gt;3&lt;/sup&gt; F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and, order; edict, dec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and,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al, dead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2" calcext:value-type="float">
            <text:p>02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bable winner, most likely candid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3" calcext:value-type="float">
            <text:p>02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亡</text:p>
          </table:table-cell>
          <table:table-cell/>
          <table:table-cell office:value-type="string" calcext:value-type="string">
            <text:p>DECEAS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te f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deceas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le, exile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3" calcext:value-type="float">
            <text:p>02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deceas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4" calcext:value-type="float">
            <text:p>02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米</text:p>
          </table:table-cell>
          <table:table-cell/>
          <table:table-cell office:value-type="string" calcext:value-type="string">
            <text:p>&lt;sup&gt;1&lt;/sup&gt; RICE&lt;br&gt;</text:p>
            <text:p>&lt;sup&gt;2&lt;/sup&gt; AMERIC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cr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te [polished]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4" calcext:value-type="float">
            <text:p>02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the USA; Japanese-Americ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5" calcext:value-type="float">
            <text:p>02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粒</text:p>
          </table:table-cell>
          <table:table-cell/>
          <table:table-cell office:value-type="string" calcext:value-type="string">
            <text:p>G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icle, g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mentary parti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in of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ndr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5" calcext:value-type="float">
            <text:p>02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grain of wheat [barley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6" calcext:value-type="float">
            <text:p>02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和</text:p>
          </table:table-cell>
          <table:table-cell/>
          <table:table-cell office:value-type="string" calcext:value-type="string">
            <text:p>&lt;sup&gt;1&lt;/sup&gt; HARMONIOUS&lt;br&gt;</text:p>
            <text:p>&lt;sup&gt;2&lt;/sup&gt; PEACE, calm&lt;br&gt;</text:p>
            <text:p>&lt;sup&gt;3&lt;/sup&gt;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onious atmo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ony, concord; un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atement, alleviation; peaceful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ful, mild, gen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6" calcext:value-type="float">
            <text:p>02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amato (old name for Japan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7" calcext:value-type="float">
            <text:p>02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私</text:p>
          </table:table-cell>
          <table:table-cell/>
          <table:table-cell office:value-type="string" calcext:value-type="string">
            <text:p>&lt;sup&gt;1&lt;/sup&gt; PRIVATE&lt;br&gt;</text:p>
            <text:p>&lt;sup&gt;2&lt;/sup&gt; 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, non-governmen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univer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private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prope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7" calcext:value-type="float">
            <text:p>02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8" calcext:value-type="float">
            <text:p>02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広</text:p>
          </table:table-cell>
          <table:table-cell/>
          <table:table-cell office:value-type="string" calcext:value-type="string">
            <text:p>WIDE, spac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ast, expansive, gr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de, extensive, spacious; gener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siness su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 a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8" calcext:value-type="float">
            <text:p>02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tent, expanse, stret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39" calcext:value-type="float">
            <text:p>02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細</text:p>
          </table:table-cell>
          <table:table-cell/>
          <table:table-cell office:value-type="string" calcext:value-type="string">
            <text:p>&lt;sup&gt;1&lt;/sup&gt; SLENDER&lt;br&gt;</text:p>
            <text:p>&lt;sup&gt;2&lt;/sup&gt; MIN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ne 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ome thin, lose we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, craftsmanship; artifice, tactic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iculars, detai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39" calcext:value-type="float">
            <text:p>02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 chan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0" calcext:value-type="float">
            <text:p>02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林</text:p>
          </table:table-cell>
          <table:table-cell/>
          <table:table-cell office:value-type="string" calcext:value-type="string">
            <text:p>FO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ing in close proximity [as of buildings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rgin fo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n fo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0" calcext:value-type="float">
            <text:p>02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obayashi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1" calcext:value-type="float">
            <text:p>02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森</text:p>
          </table:table-cell>
          <table:table-cell/>
          <table:table-cell office:value-type="string" calcext:value-type="string">
            <text:p>THICK WOO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1" calcext:value-type="float">
            <text:p>02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t, wood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1" calcext:value-type="float">
            <text:p>02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1" calcext:value-type="float">
            <text:p>02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omori [city and prefectur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1" calcext:value-type="float">
            <text:p>02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ita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2" calcext:value-type="float">
            <text:p>02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松</text:p>
          </table:table-cell>
          <table:table-cell/>
          <table:table-cell office:value-type="string" calcext:value-type="string">
            <text:p>P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2" calcext:value-type="float">
            <text:p>02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en p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2" calcext:value-type="float">
            <text:p>02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ne fo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2" calcext:value-type="float">
            <text:p>02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ne gro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2" calcext:value-type="float">
            <text:p>02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sumoto [city in Nagano prefectur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2" calcext:value-type="float">
            <text:p>02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amatsu [city in Kagawa prefectur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3" calcext:value-type="float">
            <text:p>02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竹</text:p>
          </table:table-cell>
          <table:table-cell/>
          <table:table-cell office:value-type="string" calcext:value-type="string">
            <text:p>BAMBO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3" calcext:value-type="float">
            <text:p>02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gro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3" calcext:value-type="float">
            <text:p>02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shoo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3" calcext:value-type="float">
            <text:p>02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work, bamboo craf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3" calcext:value-type="float">
            <text:p>02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uchi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3" calcext:value-type="float">
            <text:p>02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swo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4" calcext:value-type="float">
            <text:p>02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都</text:p>
          </table:table-cell>
          <table:table-cell/>
          <table:table-cell office:value-type="string" calcext:value-type="string">
            <text:p>&lt;sup&gt;1&lt;/sup&gt; METROPOLIS, capital&lt;br&gt;</text:p>
            <text:p>&lt;sup&gt;2&lt;/sup&gt; METROPOLIS OF TOKY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4" calcext:value-type="float">
            <text:p>02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ty, to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4" calcext:value-type="float">
            <text:p>02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4" calcext:value-type="float">
            <text:p>02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okyo metropol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4" calcext:value-type="float">
            <text:p>02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tropolitan, under control of the Tokyo Metropolitan <text:s/>Govern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4" calcext:value-type="float">
            <text:p>02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venience, circumstances; in all, altogeth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5" calcext:value-type="float">
            <text:p>02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京</text:p>
          </table:table-cell>
          <table:table-cell/>
          <table:table-cell office:value-type="string" calcext:value-type="string">
            <text:p>&lt;sup&gt;1&lt;/sup&gt; CAPITAL&lt;br&gt;</text:p>
            <text:p>&lt;sup&gt;2&lt;/sup&gt; TOKYO&lt;br&gt;</text:p>
            <text:p>&lt;sup&gt;3&lt;/sup&gt; KYO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5" calcext:value-type="float">
            <text:p>02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yo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5" calcext:value-type="float">
            <text:p>02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ky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5" calcext:value-type="float">
            <text:p>02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ijing, Pe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5" calcext:value-type="float">
            <text:p>02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to Toky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5" calcext:value-type="float">
            <text:p>02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yoto Univers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6" calcext:value-type="float">
            <text:p>02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政</text:p>
          </table:table-cell>
          <table:table-cell/>
          <table:table-cell office:value-type="string" calcext:value-type="string">
            <text:p>POLITICAL ADMINIST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6" calcext:value-type="float">
            <text:p>02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nist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6" calcext:value-type="float">
            <text:p>02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nistrative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6" calcext:value-type="float">
            <text:p>02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mestic administration, internal affai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6" calcext:value-type="float">
            <text:p>02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nistration of jus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6" calcext:value-type="float">
            <text:p>02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me econom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7" calcext:value-type="float">
            <text:p>02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府</text:p>
          </table:table-cell>
          <table:table-cell/>
          <table:table-cell office:value-type="string" calcext:value-type="string">
            <text:p>&lt;sup&gt;1&lt;/sup&gt; URBAN PREFECTURE (Kyoto or Osaka)&lt;br&gt;</text:p>
            <text:p>&lt;sup&gt;2&lt;/sup&gt; GOVERNMENT OFF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7" calcext:value-type="float">
            <text:p>02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yoto prefec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7" calcext:value-type="float">
            <text:p>02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fectur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7" calcext:value-type="float">
            <text:p>02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vernment, administ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7" calcext:value-type="float">
            <text:p>02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Government (of China); provincial capita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8" calcext:value-type="float">
            <text:p>02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戸</text:p>
          </table:table-cell>
          <table:table-cell/>
          <table:table-cell office:value-type="string" calcext:value-type="string">
            <text:p>&lt;sup&gt;1&lt;/sup&gt; DOOR&lt;br&gt;</text:p>
            <text:p>&lt;sup&gt;2&lt;/sup&gt; HOUSEH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8" calcext:value-type="float">
            <text:p>02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or, door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8" calcext:value-type="float">
            <text:p>02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u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8" calcext:value-type="float">
            <text:p>02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lass do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8" calcext:value-type="float">
            <text:p>02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house, one househ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8" calcext:value-type="float">
            <text:p>02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ch house, from house to hou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49" calcext:value-type="float">
            <text:p>02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所</text:p>
          </table:table-cell>
          <table:table-cell/>
          <table:table-cell office:value-type="string" calcext:value-type="string">
            <text:p>&lt;sup&gt;1&lt;/sup&gt; PLACE, point, part&lt;br&gt;</text:p>
            <text:p>&lt;sup&gt;2&lt;/sup&gt; PARTICLE OF NOMINALIZATION, “-ation”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9" calcext:value-type="float">
            <text:p>02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ighborh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9" calcext:value-type="float">
            <text:p>02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ong p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9" calcext:value-type="float">
            <text:p>02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present, so f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9" calcext:value-type="float">
            <text:p>02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ak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49" calcext:value-type="float">
            <text:p>02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belief, one’s opin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0" calcext:value-type="float">
            <text:p>02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至</text:p>
          </table:table-cell>
          <table:table-cell/>
          <table:table-cell office:value-type="string" calcext:value-type="string">
            <text:p>COME TO; utmo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0" calcext:value-type="float">
            <text:p>02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 to, reach; lead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0" calcext:value-type="float">
            <text:p>02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 Tokyo [as on the edge of a map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0" calcext:value-type="float">
            <text:p>02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prema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0" calcext:value-type="float">
            <text:p>02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tegorical Imperat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0" calcext:value-type="float">
            <text:p>02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men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1" calcext:value-type="float">
            <text:p>02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致</text:p>
          </table:table-cell>
          <table:table-cell/>
          <table:table-cell office:value-type="string" calcext:value-type="string">
            <text:p>&lt;sup&gt;1&lt;/sup&gt; BRING ABOUT, lead to&lt;br&gt;</text:p>
            <text:p>&lt;sup&gt;2&lt;/sup&gt; DO HUMB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1" calcext:value-type="float">
            <text:p>02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ord, agre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1" calcext:value-type="float">
            <text:p>02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1" calcext:value-type="float">
            <text:p>02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eement, concurr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1" calcext:value-type="float">
            <text:p>02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I) humbly requ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1" calcext:value-type="float">
            <text:p>02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 are welco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2" calcext:value-type="float">
            <text:p>02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屋</text:p>
          </table:table-cell>
          <table:table-cell/>
          <table:table-cell office:value-type="string" calcext:value-type="string">
            <text:p>&lt;sup&gt;1&lt;/sup&gt; HOUSE; roof&lt;br&gt;</text:p>
            <text:p>&lt;sup&gt;2&lt;/sup&gt; SMALL SH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2" calcext:value-type="float">
            <text:p>02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use, buil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2" calcext:value-type="float">
            <text:p>02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2" calcext:value-type="float">
            <text:p>02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m, cha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2" calcext:value-type="float">
            <text:p>02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shop, rice merch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2" calcext:value-type="float">
            <text:p>02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tcher shop, butch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3" calcext:value-type="float">
            <text:p>02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室</text:p>
          </table:table-cell>
          <table:table-cell/>
          <table:table-cell office:value-type="string" calcext:value-type="string">
            <text:p>ROOM, cha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3" calcext:value-type="float">
            <text:p>02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en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3" calcext:value-type="float">
            <text:p>02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m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3" calcext:value-type="float">
            <text:p>02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-style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3" calcext:value-type="float">
            <text:p>02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oo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3" calcext:value-type="float">
            <text:p>02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erial family [household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4" calcext:value-type="float">
            <text:p>02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古</text:p>
          </table:table-cell>
          <table:table-cell/>
          <table:table-cell office:value-type="string" calcext:value-type="string">
            <text:p>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4" calcext:value-type="float">
            <text:p>02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cient times, antiqu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4" calcext:value-type="float">
            <text:p>02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neration for times of 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4" calcext:value-type="float">
            <text:p>02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cient and modern tim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4" calcext:value-type="float">
            <text:p>02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d, outda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4" calcext:value-type="float">
            <text:p>02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ed book sto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5" calcext:value-type="float">
            <text:p>02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居</text:p>
          </table:table-cell>
          <table:table-cell/>
          <table:table-cell office:value-type="string" calcext:value-type="string">
            <text:p>&lt;sup&gt;1&lt;/sup&gt; BE PRESENT&lt;br&gt;</text:p>
            <text:p>&lt;sup&gt;2&lt;/sup&gt; RE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5" calcext:value-type="float">
            <text:p>02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present, be ho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5" calcext:value-type="float">
            <text:p>02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visit [stay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5" calcext:value-type="float">
            <text:p>02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e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5" calcext:value-type="float">
            <text:p>02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e separat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5" calcext:value-type="float">
            <text:p>02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erial pal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6" calcext:value-type="float">
            <text:p>02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局</text:p>
          </table:table-cell>
          <table:table-cell/>
          <table:table-cell office:value-type="string" calcext:value-type="string">
            <text:p>&lt;sup&gt;1&lt;/sup&gt; BUREAU, office&lt;br&gt;</text:p>
            <text:p>&lt;sup&gt;2&lt;/sup&gt; LIMITED PART, locality&lt;br&gt;</text:p>
            <text:p>&lt;sup&gt;3&lt;/sup&gt; SITU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6" calcext:value-type="float">
            <text:p>02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erworks burea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6" calcext:value-type="float">
            <text:p>02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authorities concer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6" calcext:value-type="float">
            <text:p>02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mited part, localized ar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6" calcext:value-type="float">
            <text:p>02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limited) part, lo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6" calcext:value-type="float">
            <text:p>02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tical situ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7" calcext:value-type="float">
            <text:p>02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故</text:p>
          </table:table-cell>
          <table:table-cell/>
          <table:table-cell office:value-type="string" calcext:value-type="string">
            <text:p>&lt;sup&gt;1&lt;/sup&gt; OLD; the late&lt;br&gt;</text:p>
            <text:p>&lt;sup&gt;2&lt;/sup&gt; INCIDENT&lt;br&gt;</text:p>
            <text:p>&lt;sup&gt;3&lt;/sup&gt; REASON, ca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7" calcext:value-type="float">
            <text:p>02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native land/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7" calcext:value-type="float">
            <text:p>02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dition; historical fact, orig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7" calcext:value-type="float">
            <text:p>02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late Professor Kawad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7" calcext:value-type="float">
            <text:p>02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ident, incident, trou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7" calcext:value-type="float">
            <text:p>02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refore, according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8" calcext:value-type="float">
            <text:p>02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胡</text:p>
          </table:table-cell>
          <table:table-cell/>
          <table:table-cell office:value-type="string" calcext:value-type="string">
            <text:p>NATIVES OF ANCIENT CHIN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8" calcext:value-type="float">
            <text:p>02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cient countries in the north or west of China; barbarous 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8" calcext:value-type="float">
            <text:p>02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cu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8" calcext:value-type="float">
            <text:p>02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p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8" calcext:value-type="float">
            <text:p>02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 Jintao [Chinese Communist Party general secretary 2002-12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59" calcext:value-type="float">
            <text:p>02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湖</text:p>
          </table:table-cell>
          <table:table-cell/>
          <table:table-cell office:value-type="string" calcext:value-type="string">
            <text:p>L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9" calcext:value-type="float">
            <text:p>02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9" calcext:value-type="float">
            <text:p>02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 the l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9" calcext:value-type="float">
            <text:p>02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ke sur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9" calcext:value-type="float">
            <text:p>02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ater l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59" calcext:value-type="float">
            <text:p>02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Great Lakes [Lakes Superior, Michigan, Huron, Ontario, and Eri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0" calcext:value-type="float">
            <text:p>02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固</text:p>
          </table:table-cell>
          <table:table-cell/>
          <table:table-cell office:value-type="string" calcext:value-type="string">
            <text:p>&lt;sup&gt;1&lt;/sup&gt; SOLID&lt;br&gt;</text:p>
            <text:p>&lt;sup&gt;2&lt;/sup&gt; FI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0" calcext:value-type="float">
            <text:p>02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lid, solid ma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0" calcext:value-type="float">
            <text:p>02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lid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0" calcext:value-type="float">
            <text:p>02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xed, station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0" calcext:value-type="float">
            <text:p>02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harden, solidify; strength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0" calcext:value-type="float">
            <text:p>02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m, stiff, fa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1" calcext:value-type="float">
            <text:p>02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箇</text:p>
          </table:table-cell>
          <table:table-cell/>
          <table:table-cell office:value-type="string" calcext:value-type="string">
            <text:p>COUNTER FOR ITEMS; ite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1" calcext:value-type="float">
            <text:p>02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plac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1" calcext:value-type="float">
            <text:p>02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1" calcext:value-type="float">
            <text:p>02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ems, articl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1" calcext:value-type="float">
            <text:p>02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emiz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2" calcext:value-type="float">
            <text:p>02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個</text:p>
          </table:table-cell>
          <table:table-cell/>
          <table:table-cell office:value-type="string" calcext:value-type="string">
            <text:p>&lt;sup&gt;1&lt;/sup&gt; INDIVIDUAL, single unit&lt;br&gt;</text:p>
            <text:p>&lt;sup&gt;2&lt;/sup&gt; GENERAL COUNTER (for things or article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2" calcext:value-type="float">
            <text:p>02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vidu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2" calcext:value-type="float">
            <text:p>02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vidu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2" calcext:value-type="float">
            <text:p>02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2" calcext:value-type="float">
            <text:p>02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ap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2" calcext:value-type="float">
            <text:p>02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places/point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3" calcext:value-type="float">
            <text:p>02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且</text:p>
          </table:table-cell>
          <table:table-cell/>
          <table:table-cell office:value-type="string" calcext:value-type="string">
            <text:p>AS WELL AS, moreover, both ... and ..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3" calcext:value-type="float">
            <text:p>02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d yet; moreover, als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3" calcext:value-type="float">
            <text:p>02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eover, als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3" calcext:value-type="float">
            <text:p>02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ause it can be done quickly and private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4" calcext:value-type="float">
            <text:p>02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組</text:p>
          </table:table-cell>
          <table:table-cell/>
          <table:table-cell office:value-type="string" calcext:value-type="string">
            <text:p>&lt;sup&gt;1&lt;/sup&gt; ORGANIZE&lt;br&gt;</text:p>
            <text:p>&lt;sup&gt;2&lt;/sup&gt; ASSEM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4" calcext:value-type="float">
            <text:p>02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osition, formation, constr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4" calcext:value-type="float">
            <text:p>02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on, guild, associ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4" calcext:value-type="float">
            <text:p>02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some, the Gang of Fo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4" calcext:value-type="float">
            <text:p>02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emble, er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4" calcext:value-type="float">
            <text:p>02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 han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5" calcext:value-type="float">
            <text:p>02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夕</text:p>
          </table:table-cell>
          <table:table-cell/>
          <table:table-cell office:value-type="string" calcext:value-type="string">
            <text:p>EVE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5" calcext:value-type="float">
            <text:p>02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evening, ton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5" calcext:value-type="float">
            <text:p>02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5" calcext:value-type="float">
            <text:p>02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5" calcext:value-type="float">
            <text:p>02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ting s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5" calcext:value-type="float">
            <text:p>02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stival of the Weaver [the star Vega]; the Star Festival (July 7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6" calcext:value-type="float">
            <text:p>02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外</text:p>
          </table:table-cell>
          <table:table-cell/>
          <table:table-cell office:value-type="string" calcext:value-type="string">
            <text:p>OUTSIDE; remove, come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6" calcext:value-type="float">
            <text:p>02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ig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6" calcext:value-type="float">
            <text:p>02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plomacy, foreign rela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6" calcext:value-type="float">
            <text:p>02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ept for, exclu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6" calcext:value-type="float">
            <text:p>02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sides, in addition; the rest, oth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6" calcext:value-type="float">
            <text:p>02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off, remove; miss, dod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7" calcext:value-type="float">
            <text:p>02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多</text:p>
          </table:table-cell>
          <table:table-cell/>
          <table:table-cell office:value-type="string" calcext:value-type="string">
            <text:p>MANY; mo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7" calcext:value-type="float">
            <text:p>02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y sides, many plac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7" calcext:value-type="float">
            <text:p>02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bably, perhaps, mayb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7" calcext:value-type="float">
            <text:p>02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ltipur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7" calcext:value-type="float">
            <text:p>02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y, mu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7" calcext:value-type="float">
            <text:p>02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st peo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8" calcext:value-type="float">
            <text:p>02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汐</text:p>
          </table:table-cell>
          <table:table-cell/>
          <table:table-cell office:value-type="string" calcext:value-type="string">
            <text:p>EVENING TIDE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bb and flow, tide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fore the tide comes 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69" calcext:value-type="float">
            <text:p>02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名</text:p>
          </table:table-cell>
          <table:table-cell/>
          <table:table-cell office:value-type="string" calcext:value-type="string">
            <text:p>NAME; fame; first-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9" calcext:value-type="float">
            <text:p>02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me, given name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269" calcext:value-type="float">
            <text:p>02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rname, family name [cf. 苗 1823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9" calcext:value-type="float">
            <text:p>02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ty, noted produ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9" calcext:value-type="float">
            <text:p>02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ous picture, masterpie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69" calcext:value-type="float">
            <text:p>02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me, give a name t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0" calcext:value-type="float">
            <text:p>02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天</text:p>
          </table:table-cell>
          <table:table-cell/>
          <table:table-cell office:value-type="string" calcext:value-type="string">
            <text:p>HEAVEN; weather; n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0" calcext:value-type="float">
            <text:p>02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tronom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0" calcext:value-type="float">
            <text:p>02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peror of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0" calcext:value-type="float">
            <text:p>02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ky 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0" calcext:value-type="float">
            <text:p>02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ather, atmospheric conditions; fine we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0" calcext:value-type="float">
            <text:p>02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innate disposition, na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1" calcext:value-type="float">
            <text:p>02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未</text:p>
          </table:table-cell>
          <table:table-cell/>
          <table:table-cell office:value-type="string" calcext:value-type="string">
            <text:p>NOT Y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1" calcext:value-type="float">
            <text:p>02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cided, pen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1" calcext:value-type="float">
            <text:p>02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fore dawn, da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1" calcext:value-type="float">
            <text:p>02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yet s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1" calcext:value-type="float">
            <text:p>02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not) yet, still; more, besid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1" calcext:value-type="float">
            <text:p>02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t, as yet; up to now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2" calcext:value-type="float">
            <text:p>02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末</text:p>
          </table:table-cell>
          <table:table-cell/>
          <table:table-cell office:value-type="string" calcext:value-type="string">
            <text:p>LAST PART, 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2" calcext:value-type="float">
            <text:p>02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d of the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2" calcext:value-type="float">
            <text:p>02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2" calcext:value-type="float">
            <text:p>02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d of Mar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2" calcext:value-type="float">
            <text:p>02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a long ta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2" calcext:value-type="float">
            <text:p>02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ngest chi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3" calcext:value-type="float">
            <text:p>02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味</text:p>
          </table:table-cell>
          <table:table-cell/>
          <table:table-cell office:value-type="string" calcext:value-type="string">
            <text:p>TASTE, flavor; cont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3" calcext:value-type="float">
            <text:p>02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in, sober, unpretent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3" calcext:value-type="float">
            <text:p>02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tas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3" calcext:value-type="float">
            <text:p>02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arpness, cutting qu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3" calcext:value-type="float">
            <text:p>02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ste, savor; appreciate, enjo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3" calcext:value-type="float">
            <text:p>02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ning, intention, significance, purpo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4" calcext:value-type="float">
            <text:p>02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来</text:p>
          </table:table-cell>
          <table:table-cell/>
          <table:table-cell office:value-type="string" calcext:value-type="string">
            <text:p>CO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4" calcext:value-type="float">
            <text:p>02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xt month, this coming mon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4" calcext:value-type="float">
            <text:p>02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ing to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4" calcext:value-type="float">
            <text:p>02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anword, foreign 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4" calcext:value-type="float">
            <text:p>02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, beco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4" calcext:value-type="float">
            <text:p>02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, arriv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5" calcext:value-type="float">
            <text:p>02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新</text:p>
          </table:table-cell>
          <table:table-cell/>
          <table:table-cell office:value-type="string" calcext:value-type="string">
            <text:p>N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5" calcext:value-type="float">
            <text:p>02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 talent, rookie; newco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5" calcext:value-type="float">
            <text:p>02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5" calcext:value-type="float">
            <text:p>02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est, lat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5" calcext:value-type="float">
            <text:p>02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5" calcext:value-type="float">
            <text:p>02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ly, afresh; aga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6" calcext:value-type="float">
            <text:p>02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親</text:p>
          </table:table-cell>
          <table:table-cell/>
          <table:table-cell office:value-type="string" calcext:value-type="string">
            <text:p>&lt;sup&gt;1&lt;/sup&gt; PARENT&lt;br&gt;</text:p>
            <text:p>&lt;sup&gt;2&lt;/sup&gt; RELATIVES&lt;br&gt;</text:p>
            <text:p>&lt;sup&gt;3&lt;/sup&gt; INTIMATE, friend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6" calcext:value-type="float">
            <text:p>02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ent an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6" calcext:value-type="float">
            <text:p>02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6" calcext:value-type="float">
            <text:p>02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ood rela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6" calcext:value-type="float">
            <text:p>02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d, friendly, oblig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6" calcext:value-type="float">
            <text:p>02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imate, familiar, friend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7" calcext:value-type="float">
            <text:p>02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欠</text:p>
          </table:table-cell>
          <table:table-cell/>
          <table:table-cell office:value-type="string" calcext:value-type="string">
            <text:p>LACK, w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7" calcext:value-type="float">
            <text:p>02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ssing 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7" calcext:value-type="float">
            <text:p>02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ning out of ga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7" calcext:value-type="float">
            <text:p>02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awl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7" calcext:value-type="float">
            <text:p>02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ck, be deficient, be vacant; be broken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7" calcext:value-type="float">
            <text:p>02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erson is miss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8" calcext:value-type="float">
            <text:p>02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次</text:p>
          </table:table-cell>
          <table:table-cell/>
          <table:table-cell office:value-type="string" calcext:value-type="string">
            <text:p>NEXT, second(ary), (numerical)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8" calcext:value-type="float">
            <text:p>02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xt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8" calcext:value-type="float">
            <text:p>02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cond 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8" calcext:value-type="float">
            <text:p>02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ble of cont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8" calcext:value-type="float">
            <text:p>02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nk next to, come next/af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8" calcext:value-type="float">
            <text:p>02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follow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79" calcext:value-type="float">
            <text:p>02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席</text:p>
          </table:table-cell>
          <table:table-cell/>
          <table:table-cell office:value-type="string" calcext:value-type="string">
            <text:p>S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9" calcext:value-type="float">
            <text:p>02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nge sea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9" calcext:value-type="float">
            <text:p>02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dance, pres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9" calcext:value-type="float">
            <text:p>02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sence, nonattend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9" calcext:value-type="float">
            <text:p>02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der of seats, seating precedence; class stan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79" calcext:value-type="float">
            <text:p>02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the meeting; on the occas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0" calcext:value-type="float">
            <text:p>02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度</text:p>
          </table:table-cell>
          <table:table-cell/>
          <table:table-cell office:value-type="string" calcext:value-type="string">
            <text:p>&lt;sup&gt;1&lt;/sup&gt; DEGREE&lt;br&gt;</text:p>
            <text:p>&lt;sup&gt;2&lt;/sup&gt;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0" calcext:value-type="float">
            <text:p>02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0" calcext:value-type="float">
            <text:p>02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id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0" calcext:value-type="float">
            <text:p>02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y time, alw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0" calcext:value-type="float">
            <text:p>02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never [each time] one sees (it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0" calcext:value-type="float">
            <text:p>02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degrees/tim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1" calcext:value-type="float">
            <text:p>02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渡</text:p>
          </table:table-cell>
          <table:table-cell/>
          <table:table-cell office:value-type="string" calcext:value-type="string">
            <text:p>CROSS, f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1" calcext:value-type="float">
            <text:p>02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ing to Americ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1" calcext:value-type="float">
            <text:p>02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rtation, influ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1" calcext:value-type="float">
            <text:p>02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oss, f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1" calcext:value-type="float">
            <text:p>02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ry across (a river); hand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1" calcext:value-type="float">
            <text:p>02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nd over (to), give, deliv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2" calcext:value-type="float">
            <text:p>02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限</text:p>
          </table:table-cell>
          <table:table-cell/>
          <table:table-cell office:value-type="string" calcext:value-type="string">
            <text:p>LIMIT, bou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2" calcext:value-type="float">
            <text:p>02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mit, restrict, def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2" calcext:value-type="float">
            <text:p>02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mit, bou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2" calcext:value-type="float">
            <text:p>02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xim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2" calcext:value-type="float">
            <text:p>02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m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2" calcext:value-type="float">
            <text:p>02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far as possi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3" calcext:value-type="float">
            <text:p>02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銀</text:p>
          </table:table-cell>
          <table:table-cell/>
          <table:table-cell office:value-type="string" calcext:value-type="string">
            <text:p>SIL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3" calcext:value-type="float">
            <text:p>02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nk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283" calcext:value-type="float">
            <text:p>02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nk of Japan (short for 日本銀行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3" calcext:value-type="float">
            <text:p>02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cury, quicksil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3" calcext:value-type="float">
            <text:p>02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lver meda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4" calcext:value-type="float">
            <text:p>02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根</text:p>
          </table:table-cell>
          <table:table-cell/>
          <table:table-cell office:value-type="string" calcext:value-type="string">
            <text:p>RO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4" calcext:value-type="float">
            <text:p>02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is, foundation; origin, sou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4" calcext:value-type="float">
            <text:p>02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everance, patience, ener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4" calcext:value-type="float">
            <text:p>02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ure, temper; willpower; gu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4" calcext:value-type="float">
            <text:p>02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4" calcext:value-type="float">
            <text:p>02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gging around the roots; maneuvering behind the scen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5" calcext:value-type="float">
            <text:p>02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良</text:p>
          </table:table-cell>
          <table:table-cell/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5" calcext:value-type="float">
            <text:p>02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st, most excell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5" calcext:value-type="float">
            <text:p>02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dness, inferiority; delinquen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5" calcext:value-type="float">
            <text:p>02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ci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5" calcext:value-type="float">
            <text:p>02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5" calcext:value-type="float">
            <text:p>02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seat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6" calcext:value-type="float">
            <text:p>02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郎</text:p>
          </table:table-cell>
          <table:table-cell/>
          <table:table-cell office:value-type="string" calcext:value-type="string">
            <text:p>&lt;sup&gt;1&lt;/sup&gt; YOUNG MAN&lt;br&gt;</text:p>
            <text:p>&lt;sup&gt;2&lt;/sup&gt; MALE NAME SUFFI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6" calcext:value-type="float">
            <text:p>02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deg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6" calcext:value-type="float">
            <text:p>02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chiro [name of eldest son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6" calcext:value-type="float">
            <text:p>02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iro [name of second so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7" calcext:value-type="float">
            <text:p>02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廊</text:p>
          </table:table-cell>
          <table:table-cell/>
          <table:table-cell office:value-type="string" calcext:value-type="string">
            <text:p>CORRIDOR, gall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7" calcext:value-type="float">
            <text:p>02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ridor, hall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7" calcext:value-type="float">
            <text:p>02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cture gall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7" calcext:value-type="float">
            <text:p>02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ridor, galle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8" calcext:value-type="float">
            <text:p>02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食</text:p>
          </table:table-cell>
          <table:table-cell/>
          <table:table-cell office:value-type="string" calcext:value-type="string">
            <text:p>&lt;sup&gt;1&lt;/sup&gt; EAT&lt;br&gt;</text:p>
            <text:p>&lt;sup&gt;2&lt;/sup&gt; F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8" calcext:value-type="float">
            <text:p>02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l, di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8" calcext:value-type="float">
            <text:p>02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mea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8" calcext:value-type="float">
            <text:p>02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8" calcext:value-type="float">
            <text:p>02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8" calcext:value-type="float">
            <text:p>02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-style foo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89" calcext:value-type="float">
            <text:p>02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飲</text:p>
          </table:table-cell>
          <table:table-cell/>
          <table:table-cell office:value-type="string" calcext:value-type="string">
            <text:p>DRI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9" calcext:value-type="float">
            <text:p>02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ing and drin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9" calcext:value-type="float">
            <text:p>02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i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9" calcext:value-type="float">
            <text:p>02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ver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9" calcext:value-type="float">
            <text:p>02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inking [potable]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89" calcext:value-type="float">
            <text:p>02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, tave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0" calcext:value-type="float">
            <text:p>02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官</text:p>
          </table:table-cell>
          <table:table-cell/>
          <table:table-cell office:value-type="string" calcext:value-type="string">
            <text:p>&lt;sup&gt;1&lt;/sup&gt; GOVERNMENT&lt;br&gt;</text:p>
            <text:p>&lt;sup&gt;2&lt;/sup&gt; GOVERNMENT OFFI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0" calcext:value-type="float">
            <text:p>02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vernment use; government busi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0" calcext:value-type="float">
            <text:p>02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ial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0" calcext:value-type="float">
            <text:p>02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rector, administrator, ch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0" calcext:value-type="float">
            <text:p>02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plomat, foreign service offic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1" calcext:value-type="float">
            <text:p>02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館</text:p>
          </table:table-cell>
          <table:table-cell/>
          <table:table-cell office:value-type="string" calcext:value-type="string">
            <text:p>PUBLIC BUIL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1" calcext:value-type="float">
            <text:p>02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ll, assembly h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1" calcext:value-type="float">
            <text:p>02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 building; this buil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1" calcext:value-type="float">
            <text:p>02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nex, exten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1" calcext:value-type="float">
            <text:p>02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rector, superinten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1" calcext:value-type="float">
            <text:p>02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build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2" calcext:value-type="float">
            <text:p>02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宿</text:p>
          </table:table-cell>
          <table:table-cell/>
          <table:table-cell office:value-type="string" calcext:value-type="string">
            <text:p>LOD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2" calcext:value-type="float">
            <text:p>02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dge together, stay in a camp for trai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2" calcext:value-type="float">
            <text:p>02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dging, boarding 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2" calcext:value-type="float">
            <text:p>02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n, hotel, lodging 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2" calcext:value-type="float">
            <text:p>02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dge; dwell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2" calcext:value-type="float">
            <text:p>02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pregnant with a chi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3" calcext:value-type="float">
            <text:p>02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犬</text:p>
          </table:table-cell>
          <table:table-cell/>
          <table:table-cell office:value-type="string" calcext:value-type="string">
            <text:p>DO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3" calcext:value-type="float">
            <text:p>02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do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3" calcext:value-type="float">
            <text:p>02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li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3" calcext:value-type="float">
            <text:p>02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ppy, little do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3" calcext:value-type="float">
            <text:p>02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ghou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4" calcext:value-type="float">
            <text:p>02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太</text:p>
          </table:table-cell>
          <table:table-cell/>
          <table:table-cell office:value-type="string" calcext:value-type="string">
            <text:p>&lt;sup&gt;1&lt;/sup&gt; GREAT, extremely large&lt;br&gt;</text:p>
            <text:p>&lt;sup&gt;2&lt;/sup&gt; THICK, f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4" calcext:value-type="float">
            <text:p>02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s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4" calcext:value-type="float">
            <text:p>02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own pri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4" calcext:value-type="float">
            <text:p>02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cient times, remote ag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4" calcext:value-type="float">
            <text:p>02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ck; f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4" calcext:value-type="float">
            <text:p>02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 fa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5" calcext:value-type="float">
            <text:p>02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器</text:p>
          </table:table-cell>
          <table:table-cell/>
          <table:table-cell office:value-type="string" calcext:value-type="string">
            <text:p>&lt;sup&gt;1&lt;/sup&gt; VESSEL, container&lt;br&gt;</text:p>
            <text:p>&lt;sup&gt;2&lt;/sup&gt; INSTRU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5" calcext:value-type="float">
            <text:p>02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blew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5" calcext:value-type="float">
            <text:p>02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lass vessel/contai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5" calcext:value-type="float">
            <text:p>02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ap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5" calcext:value-type="float">
            <text:p>02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gan (of the body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5" calcext:value-type="float">
            <text:p>02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killful, ingeniou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6" calcext:value-type="float">
            <text:p>02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凶</text:p>
          </table:table-cell>
          <table:table-cell/>
          <table:table-cell office:value-type="string" calcext:value-type="string">
            <text:p>&lt;sup&gt;1&lt;/sup&gt; MISFORTUNE&lt;br&gt;</text:p>
            <text:p>&lt;sup&gt;2&lt;/sup&gt; EV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6" calcext:value-type="float">
            <text:p>02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lamity, misfort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6" calcext:value-type="float">
            <text:p>02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olence, murder, cr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6" calcext:value-type="float">
            <text:p>02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rder weap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6" calcext:value-type="float">
            <text:p>02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assin’s dag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6" calcext:value-type="float">
            <text:p>02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se of evil, culprit; ringlea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7" calcext:value-type="float">
            <text:p>02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区</text:p>
          </table:table-cell>
          <table:table-cell/>
          <table:table-cell office:value-type="string" calcext:value-type="string">
            <text:p>&lt;sup&gt;1&lt;/sup&gt; DIVIDE INTO SECTIONS&lt;br&gt;</text:p>
            <text:p>&lt;sup&gt;2&lt;/sup&gt; DISTRICT&lt;br&gt;</text:p>
            <text:p>&lt;sup&gt;3&lt;/sup&gt; WARD, boroug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7" calcext:value-type="float">
            <text:p>02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de, subdiv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7" calcext:value-type="float">
            <text:p>02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inguish; classif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7" calcext:value-type="float">
            <text:p>02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nctuate, mark off with a comm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7" calcext:value-type="float">
            <text:p>02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rict, area, region, l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7" calcext:value-type="float">
            <text:p>02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ta wa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8" calcext:value-type="float">
            <text:p>02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図</text:p>
          </table:table-cell>
          <table:table-cell/>
          <table:table-cell office:value-type="string" calcext:value-type="string">
            <text:p>DRAWING,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8" calcext:value-type="float">
            <text:p>02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8" calcext:value-type="float">
            <text:p>02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8" calcext:value-type="float">
            <text:p>02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br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8" calcext:value-type="float">
            <text:p>02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ntion, aim,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8" calcext:value-type="float">
            <text:p>02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gnal, sig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299" calcext:value-type="float">
            <text:p>02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番</text:p>
          </table:table-cell>
          <table:table-cell/>
          <table:table-cell office:value-type="string" calcext:value-type="string">
            <text:p>&lt;sup&gt;1&lt;/sup&gt; NUMERICAL ORDER&lt;br&gt;</text:p>
            <text:p>&lt;sup&gt;2&lt;/sup&gt; WATCH, du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9" calcext:value-type="float">
            <text:p>02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, first place; most, b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9" calcext:value-type="float">
            <text:p>02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ck number 3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9" calcext:value-type="float">
            <text:p>02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tchdo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9" calcext:value-type="float">
            <text:p>02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ce bo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299" calcext:value-type="float">
            <text:p>02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on duty; have one’s tu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0" calcext:value-type="float">
            <text:p>03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号</text:p>
          </table:table-cell>
          <table:table-cell/>
          <table:table-cell office:value-type="string" calcext:value-type="string">
            <text:p>&lt;sup&gt;1&lt;/sup&gt; NUMBER&lt;br&gt;</text:p>
            <text:p>&lt;sup&gt;2&lt;/sup&gt; DESIGNATION, title, name&lt;br&gt;</text:p>
            <text:p>&lt;sup&gt;3&lt;/sup&gt; SIGN, sig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0" calcext:value-type="float">
            <text:p>03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umber, serial nu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0" calcext:value-type="float">
            <text:p>03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ephone nu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0" calcext:value-type="float">
            <text:p>03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m number 315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0" calcext:value-type="float">
            <text:p>03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me of era, reign ti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0" calcext:value-type="float">
            <text:p>03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gnal; traffic l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1" calcext:value-type="float">
            <text:p>03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品</text:p>
          </table:table-cell>
          <table:table-cell/>
          <table:table-cell office:value-type="string" calcext:value-type="string">
            <text:p>&lt;sup&gt;1&lt;/sup&gt; ARTICLE&lt;br&gt;</text:p>
            <text:p>&lt;sup&gt;2&lt;/sup&gt; GRADE OF EXCELLENCE&lt;br&gt;</text:p>
            <text:p>&lt;sup&gt;3&lt;/sup&gt; CLASS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1" calcext:value-type="float">
            <text:p>03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piece of) work, produ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1" calcext:value-type="float">
            <text:p>03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ticle, thing, goo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1" calcext:value-type="float">
            <text:p>03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on of refined mann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1" calcext:value-type="float">
            <text:p>03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gance, refin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1" calcext:value-type="float">
            <text:p>03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st of articles/item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2" calcext:value-type="float">
            <text:p>03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楽</text:p>
          </table:table-cell>
          <table:table-cell/>
          <table:table-cell office:value-type="string" calcext:value-type="string">
            <text:p>&lt;sup&gt;1&lt;/sup&gt; PLEASURE&lt;br&gt;</text:p>
            <text:p>&lt;sup&gt;2&lt;/sup&gt; COMFORTABLE&lt;br&gt;</text:p>
            <text:p>&lt;sup&gt;3&lt;/sup&gt; MUS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2" calcext:value-type="float">
            <text:p>03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pleasure in, enjoy (oneself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2" calcext:value-type="float">
            <text:p>03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y, light; comfort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2" calcext:value-type="float">
            <text:p>03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fortable, carefree, coz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2" calcext:value-type="float">
            <text:p>03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s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2" calcext:value-type="float">
            <text:p>03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sical instrum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3" calcext:value-type="float">
            <text:p>03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薬</text:p>
          </table:table-cell>
          <table:table-cell/>
          <table:table-cell office:value-type="string" calcext:value-type="string">
            <text:p>DRUG, chemi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3" calcext:value-type="float">
            <text:p>03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cine, drug; chemi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3" calcext:value-type="float">
            <text:p>03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ugstore, pharma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3" calcext:value-type="float">
            <text:p>03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3" calcext:value-type="float">
            <text:p>03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unpow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3" calcext:value-type="float">
            <text:p>03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ugsto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4" calcext:value-type="float">
            <text:p>03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周</text:p>
          </table:table-cell>
          <table:table-cell/>
          <table:table-cell office:value-type="string" calcext:value-type="string">
            <text:p>PERIPHERY, around; cy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4" calcext:value-type="float">
            <text:p>03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virons, outskirts; circumfer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4" calcext:value-type="float">
            <text:p>03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mference; lap/circ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4" calcext:value-type="float">
            <text:p>03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mfer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4" calcext:value-type="float">
            <text:p>03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rounds [laps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4" calcext:value-type="float">
            <text:p>03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people around on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5" calcext:value-type="float">
            <text:p>03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週</text:p>
          </table:table-cell>
          <table:table-cell/>
          <table:table-cell office:value-type="string" calcext:value-type="string">
            <text:p>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5" calcext:value-type="float">
            <text:p>03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st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5" calcext:value-type="float">
            <text:p>03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5" calcext:value-type="float">
            <text:p>03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xt wee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5" calcext:value-type="float">
            <text:p>03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ek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5" calcext:value-type="float">
            <text:p>03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times a wee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6" calcext:value-type="float">
            <text:p>03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調</text:p>
          </table:table-cell>
          <table:table-cell/>
          <table:table-cell office:value-type="string" calcext:value-type="string">
            <text:p>&lt;sup&gt;1&lt;/sup&gt; TONE, note, condition&lt;br&gt;</text:p>
            <text:p>&lt;sup&gt;2&lt;/sup&gt; INVESTIGATE&lt;br&gt;</text:p>
            <text:p>&lt;sup&gt;3&lt;/sup&gt; PREPARE, make rea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6" calcext:value-type="float">
            <text:p>03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ne, tune; key, note; (health) condition; ma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6" calcext:value-type="float">
            <text:p>03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ne, expr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6" calcext:value-type="float">
            <text:p>03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vestigate, look in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6" calcext:value-type="float">
            <text:p>03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ounding, mixing, prepa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6" calcext:value-type="float">
            <text:p>03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pp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7" calcext:value-type="float">
            <text:p>03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束</text:p>
          </table:table-cell>
          <table:table-cell/>
          <table:table-cell office:value-type="string" calcext:value-type="string">
            <text:p>&lt;sup&gt;1&lt;/sup&gt; TIE UP&lt;br&gt;</text:p>
            <text:p>&lt;sup&gt;2&lt;/sup&gt; BUND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7" calcext:value-type="float">
            <text:p>03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mise, v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7" calcext:value-type="float">
            <text:p>03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e up in a bund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7" calcext:value-type="float">
            <text:p>03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a bunch; in a gro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7" calcext:value-type="float">
            <text:p>03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ndle of flow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7" calcext:value-type="float">
            <text:p>03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n yen a bund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8" calcext:value-type="float">
            <text:p>03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整</text:p>
          </table:table-cell>
          <table:table-cell/>
          <table:table-cell office:value-type="string" calcext:value-type="string">
            <text:p>PUT IN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8" calcext:value-type="float">
            <text:p>03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veling of ground, soil prepa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8" calcext:value-type="float">
            <text:p>03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ulation, adjust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8" calcext:value-type="float">
            <text:p>03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thopedic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8" calcext:value-type="float">
            <text:p>03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8" calcext:value-type="float">
            <text:p>03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in or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09" calcext:value-type="float">
            <text:p>03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数</text:p>
          </table:table-cell>
          <table:table-cell/>
          <table:table-cell office:value-type="string" calcext:value-type="string">
            <text:p>NUMBER, quantity, co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9" calcext:value-type="float">
            <text:p>03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gure, numer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9" calcext:value-type="float">
            <text:p>03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hematic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9" calcext:value-type="float">
            <text:p>03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ger, whole nu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9" calcext:value-type="float">
            <text:p>03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large numb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09" calcext:value-type="float">
            <text:p>03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nt, calculate, enumer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0" calcext:value-type="float">
            <text:p>03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類</text:p>
          </table:table-cell>
          <table:table-cell/>
          <table:table-cell office:value-type="string" calcext:value-type="string">
            <text:p>KIND, ty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0" calcext:value-type="float">
            <text:p>03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kind, humank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0" calcext:value-type="float">
            <text:p>03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ass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0" calcext:value-type="float">
            <text:p>03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nivorous animals, Carnivor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0" calcext:value-type="float">
            <text:p>03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ynonym, related 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0" calcext:value-type="float">
            <text:p>03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latives, relation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1" calcext:value-type="float">
            <text:p>03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示</text:p>
          </table:table-cell>
          <table:table-cell/>
          <table:table-cell office:value-type="string" calcext:value-type="string">
            <text:p>SH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1" calcext:value-type="float">
            <text:p>03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shad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1" calcext:value-type="float">
            <text:p>03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[unofficial] announ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1" calcext:value-type="float">
            <text:p>03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[official] announ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1" calcext:value-type="float">
            <text:p>03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w, display; ind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1" calcext:value-type="float">
            <text:p>03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arrange, conspi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2" calcext:value-type="float">
            <text:p>03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禁</text:p>
          </table:table-cell>
          <table:table-cell/>
          <table:table-cell office:value-type="string" calcext:value-type="string">
            <text:p>PROHI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2" calcext:value-type="float">
            <text:p>03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hibit, b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2" calcext:value-type="float">
            <text:p>03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bo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2" calcext:value-type="float">
            <text:p>03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hibition of sa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2" calcext:value-type="float">
            <text:p>03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hi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2" calcext:value-type="float">
            <text:p>03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ep Out [sig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3" calcext:value-type="float">
            <text:p>03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礼</text:p>
          </table:table-cell>
          <table:table-cell/>
          <table:table-cell office:value-type="string" calcext:value-type="string">
            <text:p>&lt;sup&gt;1&lt;/sup&gt; ETIQUETTE&lt;br&gt;</text:p>
            <text:p>&lt;sup&gt;2&lt;/sup&gt; R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3" calcext:value-type="float">
            <text:p>03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tiquet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3" calcext:value-type="float">
            <text:p>03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anks; reward; return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3" calcext:value-type="float">
            <text:p>03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ward, fee, honorari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3" calcext:value-type="float">
            <text:p>03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lite, ru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3" calcext:value-type="float">
            <text:p>03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ptis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4" calcext:value-type="float">
            <text:p>03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社</text:p>
          </table:table-cell>
          <table:table-cell/>
          <table:table-cell office:value-type="string" calcext:value-type="string">
            <text:p>&lt;sup&gt;1&lt;/sup&gt; COMPANY&lt;br&gt;</text:p>
            <text:p>&lt;sup&gt;2&lt;/sup&gt; SOCIETY&lt;br&gt;</text:p>
            <text:p>&lt;sup&gt;3&lt;/sup&gt; SHINTO SHR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4" calcext:value-type="float">
            <text:p>03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ny, corporation, fi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4" calcext:value-type="float">
            <text:p>03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ident (of a company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4" calcext:value-type="float">
            <text:p>03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iety, the wor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4" calcext:value-type="float">
            <text:p>03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iable, friend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4" calcext:value-type="float">
            <text:p>03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llage shrin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5" calcext:value-type="float">
            <text:p>03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申</text:p>
          </table:table-cell>
          <table:table-cell/>
          <table:table-cell office:value-type="string" calcext:value-type="string">
            <text:p>&lt;sup&gt;1&lt;/sup&gt; REPORT (to a superior)&lt;br&gt;</text:p>
            <text:p>&lt;sup&gt;2&lt;/sup&gt; SPEAK HUMB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5" calcext:value-type="float">
            <text:p>03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ort (to a superio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5" calcext:value-type="float">
            <text:p>03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official rep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5" calcext:value-type="float">
            <text:p>03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humble] say, t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5" calcext:value-type="float">
            <text:p>03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y, tell, speak humbly; (have the honor to) d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5" calcext:value-type="float">
            <text:p>03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ly; propo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6" calcext:value-type="float">
            <text:p>03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神</text:p>
          </table:table-cell>
          <table:table-cell/>
          <table:table-cell office:value-type="string" calcext:value-type="string">
            <text:p>GOD, spir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6" calcext:value-type="float">
            <text:p>03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th, mytholo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6" calcext:value-type="float">
            <text:p>03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nto, the way of the go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6" calcext:value-type="float">
            <text:p>03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nto pri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6" calcext:value-type="float">
            <text:p>03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nto shr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6" calcext:value-type="float">
            <text:p>03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d of the se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7" calcext:value-type="float">
            <text:p>03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員</text:p>
          </table:table-cell>
          <table:table-cell/>
          <table:table-cell office:value-type="string" calcext:value-type="string">
            <text:p>MEMBER, personn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7" calcext:value-type="float">
            <text:p>03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ny employee, office work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7" calcext:value-type="float">
            <text:p>03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7" calcext:value-type="float">
            <text:p>03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 members, entire sta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7" calcext:value-type="float">
            <text:p>03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xed number of regular personnel; capa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7" calcext:value-type="float">
            <text:p>03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in filled to capac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8" calcext:value-type="float">
            <text:p>03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質</text:p>
          </table:table-cell>
          <table:table-cell/>
          <table:table-cell office:value-type="string" calcext:value-type="string">
            <text:p>&lt;sup&gt;1&lt;/sup&gt; QUALITY, nature&lt;br&gt;</text:p>
            <text:p>&lt;sup&gt;2&lt;/sup&gt; MATTER, substance&lt;br&gt;</text:p>
            <text:p>&lt;sup&gt;3&lt;/sup&gt; PAWN, host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8" calcext:value-type="float">
            <text:p>03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ssence, re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8" calcext:value-type="float">
            <text:p>03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ure, character; property, qu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8" calcext:value-type="float">
            <text:p>03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qu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8" calcext:value-type="float">
            <text:p>03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tter, subst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8" calcext:value-type="float">
            <text:p>03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stage, prison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19" calcext:value-type="float">
            <text:p>03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党</text:p>
          </table:table-cell>
          <table:table-cell/>
          <table:table-cell office:value-type="string" calcext:value-type="string">
            <text:p>PA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9" calcext:value-type="float">
            <text:p>03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tical pa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9" calcext:value-type="float">
            <text:p>03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y chief [leader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9" calcext:value-type="float">
            <text:p>03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y me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9" calcext:value-type="float">
            <text:p>03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y conv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19" calcext:value-type="float">
            <text:p>03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ialist Par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0" calcext:value-type="float">
            <text:p>03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堂</text:p>
          </table:table-cell>
          <table:table-cell/>
          <table:table-cell office:value-type="string" calcext:value-type="string">
            <text:p>HALL, public buil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0" calcext:value-type="float">
            <text:p>03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wn h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0" calcext:value-type="float">
            <text:p>03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ning hall, cant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0" calcext:value-type="float">
            <text:p>03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ert h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0" calcext:value-type="float">
            <text:p>03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cture hall (in a Buddhist templ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0" calcext:value-type="float">
            <text:p>03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gnified, imposing, majestic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1" calcext:value-type="float">
            <text:p>03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常</text:p>
          </table:table-cell>
          <table:table-cell/>
          <table:table-cell office:value-type="string" calcext:value-type="string">
            <text:p>&lt;sup&gt;1&lt;/sup&gt; NORMAL&lt;br&gt;</text:p>
            <text:p>&lt;sup&gt;2&lt;/sup&gt; REGUL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1" calcext:value-type="float">
            <text:p>03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mality, normal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1" calcext:value-type="float">
            <text:p>03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on, ordinary, usu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1" calcext:value-type="float">
            <text:p>03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ways, at all tim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1" calcext:value-type="float">
            <text:p>03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on use, daily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1" calcext:value-type="float">
            <text:p>03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ily, everyd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2" calcext:value-type="float">
            <text:p>03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賞</text:p>
          </table:table-cell>
          <table:table-cell/>
          <table:table-cell office:value-type="string" calcext:value-type="string">
            <text:p>PRIZE, pra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2" calcext:value-type="float">
            <text:p>03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ze, award, re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2" calcext:value-type="float">
            <text:p>03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ze, troph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2" calcext:value-type="float">
            <text:p>03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zewi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2" calcext:value-type="float">
            <text:p>03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bel Priz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2" calcext:value-type="float">
            <text:p>03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eive a priz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3" calcext:value-type="float">
            <text:p>03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償</text:p>
          </table:table-cell>
          <table:table-cell/>
          <table:table-cell office:value-type="string" calcext:value-type="string">
            <text:p>RECOMPENSE, make up f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3" calcext:value-type="float">
            <text:p>03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aration, indemn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3" calcext:value-type="float">
            <text:p>03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carious compens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3" calcext:value-type="float">
            <text:p>03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tuitous, f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3" calcext:value-type="float">
            <text:p>03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ompense, make up for, atone f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4" calcext:value-type="float">
            <text:p>03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掌</text:p>
          </table:table-cell>
          <table:table-cell/>
          <table:table-cell office:value-type="string" calcext:value-type="string">
            <text:p>&lt;sup&gt;1&lt;/sup&gt; PALM OF ONE’S HAND&lt;br&gt;</text:p>
            <text:p>&lt;sup&gt;2&lt;/sup&gt; TAKE CHARG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4" calcext:value-type="float">
            <text:p>03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 one’s hands (as in pray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4" calcext:value-type="float">
            <text:p>03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one’s han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4" calcext:value-type="float">
            <text:p>03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tr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4" calcext:value-type="float">
            <text:p>03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uct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5" calcext:value-type="float">
            <text:p>03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覚</text:p>
          </table:table-cell>
          <table:table-cell/>
          <table:table-cell office:value-type="string" calcext:value-type="string">
            <text:p>&lt;sup&gt;1&lt;/sup&gt; PERCEIVE, sense; realize&lt;br&gt;</text:p>
            <text:p>&lt;sup&gt;2&lt;/sup&gt; WAKE UP&lt;br&gt;</text:p>
            <text:p>&lt;sup&gt;3&lt;/sup&gt; COMMIT TO MEMO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5" calcext:value-type="float">
            <text:p>03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conscious of, realiz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5" calcext:value-type="float">
            <text:p>03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se of tas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5" calcext:value-type="float">
            <text:p>03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awake, wake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5" calcext:value-type="float">
            <text:p>03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awake, wake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5" calcext:value-type="float">
            <text:p>03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it to memory, lea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6" calcext:value-type="float">
            <text:p>03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悟</text:p>
          </table:table-cell>
          <table:table-cell/>
          <table:table-cell office:value-type="string" calcext:value-type="string">
            <text:p>AWAKE TO, compreh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6" calcext:value-type="float">
            <text:p>03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ready for; be resigned; make up one’s m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6" calcext:value-type="float">
            <text:p>03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iritual enlightenment; philosoph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6" calcext:value-type="float">
            <text:p>03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ori, spiritual awaken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7" calcext:value-type="float">
            <text:p>03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感</text:p>
          </table:table-cell>
          <table:table-cell/>
          <table:table-cell office:value-type="string" calcext:value-type="string">
            <text:p>SENSE, f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7" calcext:value-type="float">
            <text:p>03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cious of, f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7" calcext:value-type="float">
            <text:p>03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7" calcext:value-type="float">
            <text:p>03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e sentiment, sympath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7" calcext:value-type="float">
            <text:p>03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se, sensation, fee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7" calcext:value-type="float">
            <text:p>03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ive sens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8" calcext:value-type="float">
            <text:p>03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央</text:p>
          </table:table-cell>
          <table:table-cell/>
          <table:table-cell office:value-type="string" calcext:value-type="string">
            <text:p>CE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8" calcext:value-type="float">
            <text:p>03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8" calcext:value-type="float">
            <text:p>03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ntral ex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8" calcext:value-type="float">
            <text:p>03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uo Line [central railway line in Tokyo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8" calcext:value-type="float">
            <text:p>03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ntral Hokkaid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29" calcext:value-type="float">
            <text:p>03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映</text:p>
          </table:table-cell>
          <table:table-cell/>
          <table:table-cell office:value-type="string" calcext:value-type="string">
            <text:p>&lt;sup&gt;1&lt;/sup&gt; REFLECT&lt;br&gt;</text:p>
            <text:p>&lt;sup&gt;2&lt;/sup&gt; PRO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9" calcext:value-type="float">
            <text:p>03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mountain is reflected on the surface of the l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9" calcext:value-type="float">
            <text:p>03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lm, movi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9" calcext:value-type="float">
            <text:p>03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reen, sh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9" calcext:value-type="float">
            <text:p>03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ject a movie on a sc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29" calcext:value-type="float">
            <text:p>03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ning/sunset glow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0" calcext:value-type="float">
            <text:p>03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決</text:p>
          </table:table-cell>
          <table:table-cell/>
          <table:table-cell office:value-type="string" calcext:value-type="string">
            <text:p>DECIDE, resolve, se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0" calcext:value-type="float">
            <text:p>03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termination, resolution, deci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0" calcext:value-type="float">
            <text:p>03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olution, determ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0" calcext:value-type="float">
            <text:p>03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ision, settlement, conclu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0" calcext:value-type="float">
            <text:p>03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cided, to be determi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0" calcext:value-type="float">
            <text:p>03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ide, fix, sett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1" calcext:value-type="float">
            <text:p>03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快</text:p>
          </table:table-cell>
          <table:table-cell/>
          <table:table-cell office:value-type="string" calcext:value-type="string">
            <text:p>PLEASANT, comfortable, qui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1" calcext:value-type="float">
            <text:p>03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easure, enjoy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1" calcext:value-type="float">
            <text:p>03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eeable sensation, comf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1" calcext:value-type="float">
            <text:p>03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pleasant, disagree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1" calcext:value-type="float">
            <text:p>03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st running, fast sai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1" calcext:value-type="float">
            <text:p>03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erfully, comfortably; gladly, willing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2" calcext:value-type="float">
            <text:p>03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英</text:p>
          </table:table-cell>
          <table:table-cell/>
          <table:table-cell office:value-type="string" calcext:value-type="string">
            <text:p>&lt;sup&gt;1&lt;/sup&gt; DISTINGUISHED&lt;br&gt;</text:p>
            <text:p>&lt;sup&gt;2&lt;/sup&gt; ENG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2" calcext:value-type="float">
            <text:p>03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lligent, w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2" calcext:value-type="float">
            <text:p>03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land, Great Britain, the U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2" calcext:value-type="float">
            <text:p>03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2" calcext:value-type="float">
            <text:p>03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lish convers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2" calcext:value-type="float">
            <text:p>03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-English [dictionary, translation, etc.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3" calcext:value-type="float">
            <text:p>03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並</text:p>
          </table:table-cell>
          <table:table-cell/>
          <table:table-cell office:value-type="string" calcext:value-type="string">
            <text:p>LINE UP, place in a row; average, ordin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3" calcext:value-type="float">
            <text:p>03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ing abr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3" calcext:value-type="float">
            <text:p>03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allel, going side by side; occurring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3" calcext:value-type="float">
            <text:p>03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dinary, average, medioc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3" calcext:value-type="float">
            <text:p>03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w of <text:s/>trees, roadside tre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3" calcext:value-type="float">
            <text:p>03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line up, place in order; enumera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4" calcext:value-type="float">
            <text:p>03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平</text:p>
          </table:table-cell>
          <table:table-cell/>
          <table:table-cell office:value-type="string" calcext:value-type="string">
            <text:p>&lt;sup&gt;1&lt;/sup&gt; FLAT; impartial; plain&lt;br&gt;</text:p>
            <text:p>&lt;sup&gt;2&lt;/sup&gt; CAL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4" calcext:value-type="float">
            <text:p>03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vel ro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4" calcext:value-type="float">
            <text:p>03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artiality, fair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4" calcext:value-type="float">
            <text:p>03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e cle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4" calcext:value-type="float">
            <text:p>03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mal [average]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4" calcext:value-type="float">
            <text:p>03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5" calcext:value-type="float">
            <text:p>03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半</text:p>
          </table:table-cell>
          <table:table-cell/>
          <table:table-cell office:value-type="string" calcext:value-type="string">
            <text:p>HA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5" calcext:value-type="float">
            <text:p>03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5" calcext:value-type="float">
            <text:p>03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ha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5" calcext:value-type="float">
            <text:p>03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cond ha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5" calcext:value-type="float">
            <text:p>03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and a half y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5" calcext:value-type="float">
            <text:p>03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-mon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6" calcext:value-type="float">
            <text:p>03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馬</text:p>
          </table:table-cell>
          <table:table-cell/>
          <table:table-cell office:value-type="string" calcext:value-type="string">
            <text:p>HO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6" calcext:value-type="float">
            <text:p>03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rse-drawn carriage, coach, wag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6" calcext:value-type="float">
            <text:p>03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rsepower; energy, effort; cart, wag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6" calcext:value-type="float">
            <text:p>03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rse’s l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6" calcext:value-type="float">
            <text:p>03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il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6" calcext:value-type="float">
            <text:p>03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7" calcext:value-type="float">
            <text:p>03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尺</text:p>
          </table:table-cell>
          <table:table-cell/>
          <table:table-cell office:value-type="string" calcext:value-type="string">
            <text:p>SHAKU (30.3 centimeters); m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7" calcext:value-type="float">
            <text:p>03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shaku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7" calcext:value-type="float">
            <text:p>03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d-blown bamboo flute (having a traditional standard length of 1.8 shaku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7" calcext:value-type="float">
            <text:p>03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near measure; standa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8" calcext:value-type="float">
            <text:p>03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尽</text:p>
          </table:table-cell>
          <table:table-cell/>
          <table:table-cell office:value-type="string" calcext:value-type="string">
            <text:p>EXHAUST, use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8" calcext:value-type="float">
            <text:p>03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fforts, assist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8" calcext:value-type="float">
            <text:p>03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rs sincer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8" calcext:value-type="float">
            <text:p>03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e up, exhau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8" calcext:value-type="float">
            <text:p>03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l all, exhaust a sub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8" calcext:value-type="float">
            <text:p>03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exhausted; come to an 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39" calcext:value-type="float">
            <text:p>03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駅</text:p>
          </table:table-cell>
          <table:table-cell/>
          <table:table-cell office:value-type="string" calcext:value-type="string">
            <text:p>S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9" calcext:value-type="float">
            <text:p>03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front of the s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9" calcext:value-type="float">
            <text:p>03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s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9" calcext:value-type="float">
            <text:p>03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ionmas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9" calcext:value-type="float">
            <text:p>03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ion buil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39" calcext:value-type="float">
            <text:p>03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obe St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0" calcext:value-type="float">
            <text:p>03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鳥</text:p>
          </table:table-cell>
          <table:table-cell/>
          <table:table-cell office:value-type="string" calcext:value-type="string">
            <text:p>BI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0" calcext:value-type="float">
            <text:p>03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rds, fow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0" calcext:value-type="float">
            <text:p>03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0" calcext:value-type="float">
            <text:p>03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ck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0" calcext:value-type="float">
            <text:p>03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rii, Shinto shrine arch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0" calcext:value-type="float">
            <text:p>03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gratory bi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1" calcext:value-type="float">
            <text:p>03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島</text:p>
          </table:table-cell>
          <table:table-cell/>
          <table:table-cell office:value-type="string" calcext:value-type="string">
            <text:p>IS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1" calcext:value-type="float">
            <text:p>03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ninsul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1" calcext:value-type="float">
            <text:p>03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nhabited is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1" calcext:value-type="float">
            <text:p>03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sland 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1" calcext:value-type="float">
            <text:p>03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bu Is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1" calcext:value-type="float">
            <text:p>03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roshima (city and prefecture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2" calcext:value-type="float">
            <text:p>03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角</text:p>
          </table:table-cell>
          <table:table-cell/>
          <table:table-cell office:value-type="string" calcext:value-type="string">
            <text:p>&lt;sup&gt;1&lt;/sup&gt; ANGLE, corner&lt;br&gt;</text:p>
            <text:p>&lt;sup&gt;2&lt;/sup&gt; HO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2" calcext:value-type="float">
            <text:p>03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gle, angular measure, deg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2" calcext:value-type="float">
            <text:p>03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iang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2" calcext:value-type="float">
            <text:p>03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t into squar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2" calcext:value-type="float">
            <text:p>03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eet corner, inters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2" calcext:value-type="float">
            <text:p>03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rns of a moose [elk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3" calcext:value-type="float">
            <text:p>03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虫</text:p>
          </table:table-cell>
          <table:table-cell/>
          <table:table-cell office:value-type="string" calcext:value-type="string">
            <text:p>INSECT, w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3" calcext:value-type="float">
            <text:p>03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a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3" calcext:value-type="float">
            <text:p>03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ect proof, insect repel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3" calcext:value-type="float">
            <text:p>03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ous ins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3" calcext:value-type="float">
            <text:p>03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g catc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3" calcext:value-type="float">
            <text:p>03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hlete’s foo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4" calcext:value-type="float">
            <text:p>03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触</text:p>
          </table:table-cell>
          <table:table-cell/>
          <table:table-cell office:value-type="string" calcext:value-type="string">
            <text:p>TOUCH; come in contact w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4" calcext:value-type="float">
            <text:p>03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se of tou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4" calcext:value-type="float">
            <text:p>03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eler, antenn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4" calcext:value-type="float">
            <text:p>03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sense of) touch, fee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4" calcext:value-type="float">
            <text:p>03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uch, feel; come into contact w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4" calcext:value-type="float">
            <text:p>03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uch, fe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5" calcext:value-type="float">
            <text:p>03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解</text:p>
          </table:table-cell>
          <table:table-cell/>
          <table:table-cell office:value-type="string" calcext:value-type="string">
            <text:p>&lt;sup&gt;1&lt;/sup&gt; TAKE APART&lt;br&gt;</text:p>
            <text:p>&lt;sup&gt;2&lt;/sup&gt; DISSOLVE&lt;br&gt;</text:p>
            <text:p>&lt;sup&gt;3&lt;/sup&gt; CLARIFY, sol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5" calcext:value-type="float">
            <text:p>03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mantling; dissolution; diss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5" calcext:value-type="float">
            <text:p>03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apart; analyze, decom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5" calcext:value-type="float">
            <text:p>03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moval of a b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5" calcext:value-type="float">
            <text:p>03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lain, elucid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5" calcext:value-type="float">
            <text:p>03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come loose, come undone; be solv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6" calcext:value-type="float">
            <text:p>03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独</text:p>
          </table:table-cell>
          <table:table-cell/>
          <table:table-cell office:value-type="string" calcext:value-type="string">
            <text:p>ALONE, by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6" calcext:value-type="float">
            <text:p>03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ependence, self-reli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6" calcext:value-type="float">
            <text:p>03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ngle life; celiba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6" calcext:value-type="float">
            <text:p>03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studying, self-teac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6" calcext:value-type="float">
            <text:p>03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lit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6" calcext:value-type="float">
            <text:p>03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Germany, Japanese-Germ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7" calcext:value-type="float">
            <text:p>03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店</text:p>
          </table:table-cell>
          <table:table-cell/>
          <table:table-cell office:value-type="string" calcext:value-type="string">
            <text:p>SH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7" calcext:value-type="float">
            <text:p>03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p mana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7" calcext:value-type="float">
            <text:p>03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7" calcext:value-type="float">
            <text:p>03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kst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7" calcext:value-type="float">
            <text:p>03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 store, head off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7" calcext:value-type="float">
            <text:p>03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p, your sho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8" calcext:value-type="float">
            <text:p>03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占</text:p>
          </table:table-cell>
          <table:table-cell/>
          <table:table-cell office:value-type="string" calcext:value-type="string">
            <text:p>&lt;sup&gt;1&lt;/sup&gt; OCCUPY, hold&lt;br&gt;</text:p>
            <text:p>&lt;sup&gt;2&lt;/sup&gt; DIV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8" calcext:value-type="float">
            <text:p>03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lusive possession, monopo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8" calcext:value-type="float">
            <text:p>03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e monopo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8" calcext:value-type="float">
            <text:p>03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cupy, h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8" calcext:value-type="float">
            <text:p>03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opoly, exclusive poss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8" calcext:value-type="float">
            <text:p>03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ne, tell (someone’s) fu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49" calcext:value-type="float">
            <text:p>03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点</text:p>
          </table:table-cell>
          <table:table-cell/>
          <table:table-cell office:value-type="string" calcext:value-type="string">
            <text:p>POINT, d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9" calcext:value-type="float">
            <text:p>03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ing p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9" calcext:value-type="float">
            <text:p>03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ail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9" calcext:value-type="float">
            <text:p>03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e, draw; tie sc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9" calcext:value-type="float">
            <text:p>03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nts and lin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49" calcext:value-type="float">
            <text:p>03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 that point, in that respec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0" calcext:value-type="float">
            <text:p>03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士</text:p>
          </table:table-cell>
          <table:table-cell/>
          <table:table-cell office:value-type="string" calcext:value-type="string">
            <text:p>&lt;sup&gt;1&lt;/sup&gt; MILITARY MAN&lt;br&gt;</text:p>
            <text:p>&lt;sup&gt;2&lt;/sup&gt; MAN OF LEARNING, professional suffi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0" calcext:value-type="float">
            <text:p>03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urai, warr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0" calcext:value-type="float">
            <text:p>03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way of the warr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0" calcext:value-type="float">
            <text:p>03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 of distin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0" calcext:value-type="float">
            <text:p>03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inguished citiz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0" calcext:value-type="float">
            <text:p>03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o wrestl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1" calcext:value-type="float">
            <text:p>03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商</text:p>
          </table:table-cell>
          <table:table-cell/>
          <table:table-cell office:value-type="string" calcext:value-type="string">
            <text:p>TRADE, comme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1" calcext:value-type="float">
            <text:p>03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erce and indu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1" calcext:value-type="float">
            <text:p>03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s, products, commodit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1" calcext:value-type="float">
            <text:p>03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p, st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1" calcext:value-type="float">
            <text:p>03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l, trade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1" calcext:value-type="float">
            <text:p>03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 [store sig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2" calcext:value-type="float">
            <text:p>03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買</text:p>
          </table:table-cell>
          <table:table-cell/>
          <table:table-cell office:value-type="string" calcext:value-type="string">
            <text:p>BU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2" calcext:value-type="float">
            <text:p>03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2" calcext:value-type="float">
            <text:p>03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yer, custo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2" calcext:value-type="float">
            <text:p>03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pping; purchas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2" calcext:value-type="float">
            <text:p>03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rchase, buy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2" calcext:value-type="float">
            <text:p>03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y, buy up; bid u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3" calcext:value-type="float">
            <text:p>03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売</text:p>
          </table:table-cell>
          <table:table-cell/>
          <table:table-cell office:value-type="string" calcext:value-type="string">
            <text:p>S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3" calcext:value-type="float">
            <text:p>03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de, business, comme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3" calcext:value-type="float">
            <text:p>03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ying and selling, tr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3" calcext:value-type="float">
            <text:p>03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oth, stand; st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3" calcext:value-type="float">
            <text:p>03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3" calcext:value-type="float">
            <text:p>03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lout; sold o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4" calcext:value-type="float">
            <text:p>03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続</text:p>
          </table:table-cell>
          <table:table-cell/>
          <table:table-cell office:value-type="string" calcext:value-type="string">
            <text:p>CONTIN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4" calcext:value-type="float">
            <text:p>03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tinu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4" calcext:value-type="float">
            <text:p>03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ear in succ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4" calcext:value-type="float">
            <text:p>03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continue, follow, ens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4" calcext:value-type="float">
            <text:p>03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cedure, formalit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4" calcext:value-type="float">
            <text:p>03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ep talk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5" calcext:value-type="float">
            <text:p>03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読</text:p>
          </table:table-cell>
          <table:table-cell/>
          <table:table-cell office:value-type="string" calcext:value-type="string">
            <text:p>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5" calcext:value-type="float">
            <text:p>03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der, subscri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5" calcext:value-type="float">
            <text:p>03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der, reading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5" calcext:value-type="float">
            <text:p>03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ding a book, rea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5" calcext:value-type="float">
            <text:p>03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5" calcext:value-type="float">
            <text:p>03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y of reading; reading (of a Chinese character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6" calcext:value-type="float">
            <text:p>03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共</text:p>
          </table:table-cell>
          <table:table-cell/>
          <table:table-cell office:value-type="string" calcext:value-type="string">
            <text:p>JOINT, toge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6" calcext:value-type="float">
            <text:p>03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, comm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6" calcext:value-type="float">
            <text:p>03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on, mutu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6" calcext:value-type="float">
            <text:p>03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ubl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6" calcext:value-type="float">
            <text:p>03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 mother an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6" calcext:value-type="float">
            <text:p>03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humble] w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7" calcext:value-type="float">
            <text:p>03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供</text:p>
          </table:table-cell>
          <table:table-cell/>
          <table:table-cell office:value-type="string" calcext:value-type="string">
            <text:p>OFFER, sub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7" calcext:value-type="float">
            <text:p>03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er, submit; supp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7" calcext:value-type="float">
            <text:p>03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delivered to the govern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7" calcext:value-type="float">
            <text:p>03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offered to a g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7" calcext:value-type="float">
            <text:p>03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er (to a god), make an offe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7" calcext:value-type="float">
            <text:p>03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d, kid; son, daugh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8" calcext:value-type="float">
            <text:p>03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洪</text:p>
          </table:table-cell>
          <table:table-cell/>
          <table:table-cell office:value-type="string" calcext:value-type="string">
            <text:p>F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8" calcext:value-type="float">
            <text:p>03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od, inund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59" calcext:value-type="float">
            <text:p>03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昔</text:p>
          </table:table-cell>
          <table:table-cell/>
          <table:table-cell office:value-type="string" calcext:value-type="string">
            <text:p>FORMER TIM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9" calcext:value-type="float">
            <text:p>03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tiquity, former y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9" calcext:value-type="float">
            <text:p>03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t and present, yesterday and to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9" calcext:value-type="float">
            <text:p>03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gend, old ta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9" calcext:value-type="float">
            <text:p>03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a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59" calcext:value-type="float">
            <text:p>03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ce upon a time...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0" calcext:value-type="float">
            <text:p>03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冬</text:p>
          </table:table-cell>
          <table:table-cell/>
          <table:table-cell office:value-type="string" calcext:value-type="string">
            <text:p>WI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0" calcext:value-type="float">
            <text:p>03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ter sols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0" calcext:value-type="float">
            <text:p>03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day of wi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0" calcext:value-type="float">
            <text:p>03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ter va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0" calcext:value-type="float">
            <text:p>03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wi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0" calcext:value-type="float">
            <text:p>03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ter clothing, winter goo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1" calcext:value-type="float">
            <text:p>03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寒</text:p>
          </table:table-cell>
          <table:table-cell/>
          <table:table-cell office:value-type="string" calcext:value-type="string">
            <text:p>C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1" calcext:value-type="float">
            <text:p>03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wi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1" calcext:value-type="float">
            <text:p>03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tect from c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1" calcext:value-type="float">
            <text:p>03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d, cold we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1" calcext:value-type="float">
            <text:p>03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1" calcext:value-type="float">
            <text:p>03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d, chil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2" calcext:value-type="float">
            <text:p>03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春</text:p>
          </table:table-cell>
          <table:table-cell/>
          <table:table-cell office:value-type="string" calcext:value-type="string">
            <text:p>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2" calcext:value-type="float">
            <text:p>03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xt 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2" calcext:value-type="float">
            <text:p>03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nal equino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2" calcext:value-type="float">
            <text:p>03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oom of you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2" calcext:value-type="float">
            <text:p>03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stit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2" calcext:value-type="float">
            <text:p>03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ring vac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3" calcext:value-type="float">
            <text:p>03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夏</text:p>
          </table:table-cell>
          <table:table-cell/>
          <table:table-cell office:value-type="string" calcext:value-type="string">
            <text:p>SUM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3" calcext:value-type="float">
            <text:p>03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day of sum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3" calcext:value-type="float">
            <text:p>03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mer sols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3" calcext:value-type="float">
            <text:p>03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mer va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3" calcext:value-type="float">
            <text:p>03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sum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3" calcext:value-type="float">
            <text:p>03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rlasting summ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4" calcext:value-type="float">
            <text:p>03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秋</text:p>
          </table:table-cell>
          <table:table-cell/>
          <table:table-cell office:value-type="string" calcext:value-type="string">
            <text:p>AUTUM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4" calcext:value-type="float">
            <text:p>03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tumnal equino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4" calcext:value-type="float">
            <text:p>03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[next] autum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4" calcext:value-type="float">
            <text:p>03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[next] autum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4" calcext:value-type="float">
            <text:p>03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ring and autumn; years, 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4" calcext:value-type="float">
            <text:p>03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 seasons, all year rou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5" calcext:value-type="float">
            <text:p>03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主</text:p>
          </table:table-cell>
          <table:table-cell/>
          <table:table-cell office:value-type="string" calcext:value-type="string">
            <text:p>&lt;sup&gt;1&lt;/sup&gt; MAIN&lt;br&gt;</text:p>
            <text:p>&lt;sup&gt;2&lt;/sup&gt; LORD, mas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5" calcext:value-type="float">
            <text:p>03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grammar] sub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5" calcext:value-type="float">
            <text:p>03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ly, chiefly; mos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5" calcext:value-type="float">
            <text:p>03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ster, proprietor; husb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5" calcext:value-type="float">
            <text:p>03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lord, landla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5" calcext:value-type="float">
            <text:p>03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yer, purchas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6" calcext:value-type="float">
            <text:p>03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住</text:p>
          </table:table-cell>
          <table:table-cell/>
          <table:table-cell office:value-type="string" calcext:value-type="string">
            <text:p>LIVE, inha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6" calcext:value-type="float">
            <text:p>03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dwelling, add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6" calcext:value-type="float">
            <text:p>03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use, dwelling, add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6" calcext:value-type="float">
            <text:p>03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e, dwell, re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6" calcext:value-type="float">
            <text:p>03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re do you live?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6" calcext:value-type="float">
            <text:p>03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ing; dwelling, hou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7" calcext:value-type="float">
            <text:p>03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駐</text:p>
          </table:table-cell>
          <table:table-cell/>
          <table:table-cell office:value-type="string" calcext:value-type="string">
            <text:p>STATIO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7" calcext:value-type="float">
            <text:p>03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ioned in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7" calcext:value-type="float">
            <text:p>03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ioned in Eng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7" calcext:value-type="float">
            <text:p>03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k a c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7" calcext:value-type="float">
            <text:p>03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 Parking [sig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8" calcext:value-type="float">
            <text:p>03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注</text:p>
          </table:table-cell>
          <table:table-cell/>
          <table:table-cell office:value-type="string" calcext:value-type="string">
            <text:p>&lt;sup&gt;1&lt;/sup&gt; POUR&lt;br&gt;</text:p>
            <text:p>&lt;sup&gt;2&lt;/sup&gt; CONCENTRATE, pay attention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8" calcext:value-type="float">
            <text:p>03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ur into, in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8" calcext:value-type="float">
            <text:p>03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ur into, inst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8" calcext:value-type="float">
            <text:p>03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tion, care, adv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8" calcext:value-type="float">
            <text:p>03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tion, no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8" calcext:value-type="float">
            <text:p>03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der, place an order; requ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69" calcext:value-type="float">
            <text:p>03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志</text:p>
          </table:table-cell>
          <table:table-cell/>
          <table:table-cell office:value-type="string" calcext:value-type="string">
            <text:p>AMBITION, ai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9" calcext:value-type="float">
            <text:p>03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ll, vol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9" calcext:value-type="float">
            <text:p>03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ntion, aim; orien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9" calcext:value-type="float">
            <text:p>03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ke-minded person, comr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9" calcext:value-type="float">
            <text:p>03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m, have an ambition f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69" calcext:value-type="float">
            <text:p>03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one’s mind on (something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0" calcext:value-type="float">
            <text:p>03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誌</text:p>
          </table:table-cell>
          <table:table-cell/>
          <table:table-cell office:value-type="string" calcext:value-type="string">
            <text:p>MAGAZINE, docu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0" calcext:value-type="float">
            <text:p>03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ge of a magaz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0" calcext:value-type="float">
            <text:p>03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a magaz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0" calcext:value-type="float">
            <text:p>03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sweek [magazin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0" calcext:value-type="float">
            <text:p>03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0" calcext:value-type="float">
            <text:p>03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pography, geographical descrip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1" calcext:value-type="float">
            <text:p>03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仕</text:p>
          </table:table-cell>
          <table:table-cell/>
          <table:table-cell office:value-type="string" calcext:value-type="string">
            <text:p>&lt;sup&gt;1&lt;/sup&gt; SERVE&lt;br&gt;</text:p>
            <text:p>&lt;sup&gt;2&lt;/sup&gt; D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1" calcext:value-type="float">
            <text:p>03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ing the government serv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1" calcext:value-type="float">
            <text:p>03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rve (und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1" calcext:value-type="float">
            <text:p>03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, employment, busi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1" calcext:value-type="float">
            <text:p>03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y, method, mea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1" calcext:value-type="float">
            <text:p>03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er; protagonist in a Noh dram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2" calcext:value-type="float">
            <text:p>03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任</text:p>
          </table:table-cell>
          <table:table-cell/>
          <table:table-cell office:value-type="string" calcext:value-type="string">
            <text:p>&lt;sup&gt;1&lt;/sup&gt; OFFICE, duty&lt;br&gt;</text:p>
            <text:p>&lt;sup&gt;2&lt;/sup&gt; ENTRUST, leave (up)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2" calcext:value-type="float">
            <text:p>03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ointment, nom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2" calcext:value-type="float">
            <text:p>03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on in charge, head, ch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2" calcext:value-type="float">
            <text:p>03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ccessor, repla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2" calcext:value-type="float">
            <text:p>03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ve (up) to, entrust with; leave al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2" calcext:value-type="float">
            <text:p>03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tional, voluntary; arbitra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3" calcext:value-type="float">
            <text:p>03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支</text:p>
          </table:table-cell>
          <table:table-cell/>
          <table:table-cell office:value-type="string" calcext:value-type="string">
            <text:p>&lt;sup&gt;1&lt;/sup&gt; BRANCH&lt;br&gt;</text:p>
            <text:p>&lt;sup&gt;2&lt;/sup&gt; SUPPORT, prop up&lt;br&gt;</text:p>
            <text:p>&lt;sup&gt;3&lt;/sup&gt; BE OBSTRUC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3" calcext:value-type="float">
            <text:p>03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anch [office/stor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3" calcext:value-type="float">
            <text:p>03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enditure, disburs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3" calcext:value-type="float">
            <text:p>03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range, prep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3" calcext:value-type="float">
            <text:p>03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pport, prop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3" calcext:value-type="float">
            <text:p>03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locked, be obstruct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4" calcext:value-type="float">
            <text:p>03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反</text:p>
          </table:table-cell>
          <table:table-cell/>
          <table:table-cell office:value-type="string" calcext:value-type="string">
            <text:p>COUNTER, against, anti-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4" calcext:value-type="float">
            <text:p>03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ulse, repel; op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4" calcext:value-type="float">
            <text:p>03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ti-Japane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4" calcext:value-type="float">
            <text:p>03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pose; act contrary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4" calcext:value-type="float">
            <text:p>03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bend, warp, lean back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4" calcext:value-type="float">
            <text:p>03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bend (backward), war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5" calcext:value-type="float">
            <text:p>03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坂</text:p>
          </table:table-cell>
          <table:table-cell/>
          <table:table-cell office:value-type="string" calcext:value-type="string">
            <text:p>SLO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5" calcext:value-type="float">
            <text:p>03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line, sloping ro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5" calcext:value-type="float">
            <text:p>03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hill, upward slo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5" calcext:value-type="float">
            <text:p>03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wnhill, downward slop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6" calcext:value-type="float">
            <text:p>03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阪</text:p>
          </table:table-cell>
          <table:table-cell/>
          <table:table-cell office:value-type="string" calcext:value-type="string">
            <text:p>SLO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6" calcext:value-type="float">
            <text:p>03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saka (city and prefectur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6" calcext:value-type="float">
            <text:p>03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saka prefec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6" calcext:value-type="float">
            <text:p>03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saka and Kob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6" calcext:value-type="float">
            <text:p>03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saka Univers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7" calcext:value-type="float">
            <text:p>03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飯</text:p>
          </table:table-cell>
          <table:table-cell/>
          <table:table-cell office:value-type="string" calcext:value-type="string">
            <text:p>&lt;sup&gt;1&lt;/sup&gt; COOKED RICE&lt;br&gt;</text:p>
            <text:p>&lt;sup&gt;2&lt;/sup&gt; ME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7" calcext:value-type="float">
            <text:p>03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iled rice; me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7" calcext:value-type="float">
            <text:p>03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eakf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7" calcext:value-type="float">
            <text:p>03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ning meal, sup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7" calcext:value-type="float">
            <text:p>03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high-class) Chinese restaurant; hotel (in China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7" calcext:value-type="float">
            <text:p>03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/devour a mea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8" calcext:value-type="float">
            <text:p>03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返</text:p>
          </table:table-cell>
          <table:table-cell/>
          <table:table-cell office:value-type="string" calcext:value-type="string">
            <text:p>RETURN, send 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8" calcext:value-type="float">
            <text:p>03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ay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8" calcext:value-type="float">
            <text:p>03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ly, ans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8" calcext:value-type="float">
            <text:p>03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ly, ans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8" calcext:value-type="float">
            <text:p>03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turn, send 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8" calcext:value-type="float">
            <text:p>03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restored to, retu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79" calcext:value-type="float">
            <text:p>03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雑</text:p>
          </table:table-cell>
          <table:table-cell/>
          <table:table-cell office:value-type="string" calcext:value-type="string">
            <text:p>&lt;sup&gt;1&lt;/sup&gt; MISCELLANEOUS&lt;br&gt;</text:p>
            <text:p>&lt;sup&gt;2&lt;/sup&gt; MIX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9" calcext:value-type="float">
            <text:p>03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gazine, jour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9" calcext:value-type="float">
            <text:p>03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scellaneous tre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9" calcext:value-type="float">
            <text:p>03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xed residential quar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9" calcext:value-type="float">
            <text:p>03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ise; interference, stat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79" calcext:value-type="float">
            <text:p>03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arse, rough, cru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0" calcext:value-type="float">
            <text:p>03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乱</text:p>
          </table:table-cell>
          <table:table-cell/>
          <table:table-cell office:value-type="string" calcext:value-type="string">
            <text:p>DISORDERED, excess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0" calcext:value-type="float">
            <text:p>03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disordered, be confused; be chaot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0" calcext:value-type="float">
            <text:p>03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order, confu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0" calcext:value-type="float">
            <text:p>03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use, misuse, misappropri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0" calcext:value-type="float">
            <text:p>03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bellion, revol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0" calcext:value-type="float">
            <text:p>03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scriminate read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1" calcext:value-type="float">
            <text:p>03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寸</text:p>
          </table:table-cell>
          <table:table-cell/>
          <table:table-cell office:value-type="string" calcext:value-type="string">
            <text:p>&lt;sup&gt;1&lt;/sup&gt; A BIT OF&lt;br&gt;</text:p>
            <text:p>&lt;sup&gt;2&lt;/sup&gt; SUN (3.03 cm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1" calcext:value-type="float">
            <text:p>03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mediately bef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1" calcext:value-type="float">
            <text:p>03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ttle 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1" calcext:value-type="float">
            <text:p>03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s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1" calcext:value-type="float">
            <text:p>03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surements, size;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1" calcext:value-type="float">
            <text:p>03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ll [actual] siz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2" calcext:value-type="float">
            <text:p>03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寺</text:p>
          </table:table-cell>
          <table:table-cell/>
          <table:table-cell office:value-type="string" calcext:value-type="string">
            <text:p>BUDDHIST 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2" calcext:value-type="float">
            <text:p>03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d 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2" calcext:value-type="float">
            <text:p>03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e-established provincial 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2" calcext:value-type="float">
            <text:p>03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iji [templ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2" calcext:value-type="float">
            <text:p>03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Buddhist) 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2" calcext:value-type="float">
            <text:p>03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ntain tem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3" calcext:value-type="float">
            <text:p>03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時</text:p>
          </table:table-cell>
          <table:table-cell/>
          <table:table-cell office:value-type="string" calcext:value-type="string">
            <text:p>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3" calcext:value-type="float">
            <text:p>03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multaneously, at the same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3" calcext:value-type="float">
            <text:p>03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a time, temporarily; once; one o’clo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3" calcext:value-type="float">
            <text:p>03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while, mo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3" calcext:value-type="float">
            <text:p>03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e, era, period; antiqu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3" calcext:value-type="float">
            <text:p>03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moment, a minu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4" calcext:value-type="float">
            <text:p>03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持</text:p>
          </table:table-cell>
          <table:table-cell/>
          <table:table-cell office:value-type="string" calcext:value-type="string">
            <text:p>HOLD, have, ke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4" calcext:value-type="float">
            <text:p>03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ld, have; keep, maint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4" calcext:value-type="float">
            <text:p>03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ve about one; poss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4" calcext:value-type="float">
            <text:p>03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pport, maintain, back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4" calcext:value-type="float">
            <text:p>03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althy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4" calcext:value-type="float">
            <text:p>03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eling, sensation, moo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5" calcext:value-type="float">
            <text:p>03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特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5" calcext:value-type="float">
            <text:p>03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, particular; extra-ordin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5" calcext:value-type="float">
            <text:p>03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fic, particul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5" calcext:value-type="float">
            <text:p>03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 edition, feature (articl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5" calcext:value-type="float">
            <text:p>03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culiar, uniq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5" calcext:value-type="float">
            <text:p>03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icularly, especial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6" calcext:value-type="float">
            <text:p>03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待</text:p>
          </table:table-cell>
          <table:table-cell/>
          <table:table-cell office:value-type="string" calcext:value-type="string">
            <text:p>WAIT (for), tr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6" calcext:value-type="float">
            <text:p>03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ting for ord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6" calcext:value-type="float">
            <text:p>03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6" calcext:value-type="float">
            <text:p>03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t, meet by appoint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6" calcext:value-type="float">
            <text:p>03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ting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6" calcext:value-type="float">
            <text:p>03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ting for a traffic l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7" calcext:value-type="float">
            <text:p>03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得</text:p>
          </table:table-cell>
          <table:table-cell/>
          <table:table-cell office:value-type="string" calcext:value-type="string">
            <text:p>&lt;sup&gt;1&lt;/sup&gt; ACQUIRE&lt;br&gt;</text:p>
            <text:p>&lt;sup&gt;2&lt;/sup&gt; GAIN, bene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7" calcext:value-type="float">
            <text:p>03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quire, gain; purch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7" calcext:value-type="float">
            <text:p>03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forte; pride; custo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7" calcext:value-type="float">
            <text:p>03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ng profit, do (someone) g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7" calcext:value-type="float">
            <text:p>03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quire, gain; can, be able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7" calcext:value-type="float">
            <text:p>03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avoida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8" calcext:value-type="float">
            <text:p>03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侍</text:p>
          </table:table-cell>
          <table:table-cell/>
          <table:table-cell office:value-type="string" calcext:value-type="string">
            <text:p>&lt;sup&gt;1&lt;/sup&gt; ATTEND UPON&lt;br&gt;</text:p>
            <text:p>&lt;sup&gt;2&lt;/sup&gt; SAMURA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8" calcext:value-type="float">
            <text:p>03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d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8" calcext:value-type="float">
            <text:p>03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dy attend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8" calcext:value-type="float">
            <text:p>03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ameless/depraved samurai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89" calcext:value-type="float">
            <text:p>03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詩</text:p>
          </table:table-cell>
          <table:table-cell/>
          <table:table-cell office:value-type="string" calcext:value-type="string">
            <text:p>POE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9" calcext:value-type="float">
            <text:p>03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9" calcext:value-type="float">
            <text:p>03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thology of poe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9" calcext:value-type="float">
            <text:p>03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et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89" calcext:value-type="float">
            <text:p>03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ose a poe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0" calcext:value-type="float">
            <text:p>03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即</text:p>
          </table:table-cell>
          <table:table-cell/>
          <table:table-cell office:value-type="string" calcext:value-type="string">
            <text:p>&lt;sup&gt;1&lt;/sup&gt; IMMEDIATE&lt;br&gt;</text:p>
            <text:p>&lt;sup&gt;2&lt;/sup&gt; NAMELY, that 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0" calcext:value-type="float">
            <text:p>03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ot sa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0" calcext:value-type="float">
            <text:p>03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mediately, promp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0" calcext:value-type="float">
            <text:p>03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mediate ca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0" calcext:value-type="float">
            <text:p>03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romptu; inst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0" calcext:value-type="float">
            <text:p>03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, namely [that is], B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1" calcext:value-type="float">
            <text:p>03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節</text:p>
          </table:table-cell>
          <table:table-cell/>
          <table:table-cell office:value-type="string" calcext:value-type="string">
            <text:p>&lt;sup&gt;1&lt;/sup&gt; JOINT, node&lt;br&gt;</text:p>
            <text:p>&lt;sup&gt;2&lt;/sup&gt; SECTION, space; space out, economize&lt;br&gt;</text:p>
            <text:p>&lt;sup&gt;3&lt;/sup&gt; SEASON,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1" calcext:value-type="float">
            <text:p>03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de [joint] of a bambo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1" calcext:value-type="float">
            <text:p>03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ving electr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1" calcext:value-type="float">
            <text:p>03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the former section [stanza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1" calcext:value-type="float">
            <text:p>03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son, times; occa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1" calcext:value-type="float">
            <text:p>03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 of the beginning of spring, close of win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2" calcext:value-type="float">
            <text:p>03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筋</text:p>
          </table:table-cell>
          <table:table-cell/>
          <table:table-cell office:value-type="string" calcext:value-type="string">
            <text:p>&lt;sup&gt;1&lt;/sup&gt; MUSCLE; sinew&lt;br&gt;</text:p>
            <text:p>&lt;sup&gt;2&lt;/sup&gt; THREADLIKE STRUCTURE, thr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2" calcext:value-type="float">
            <text:p>03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scle, sinew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2" calcext:value-type="float">
            <text:p>03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yocardium, heart mus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2" calcext:value-type="float">
            <text:p>03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inal colum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2" calcext:value-type="float">
            <text:p>03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son, thread (of an argument), coherence; systematic meth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2" calcext:value-type="float">
            <text:p>03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ot (of a story), outline; pl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3" calcext:value-type="float">
            <text:p>03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等</text:p>
          </table:table-cell>
          <table:table-cell/>
          <table:table-cell office:value-type="string" calcext:value-type="string">
            <text:p>&lt;sup&gt;1&lt;/sup&gt; EQUAL; “and the like”, “etc.”&lt;br&gt;</text:p>
            <text:p>&lt;sup&gt;2&lt;/sup&gt; CLASS, gra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3" calcext:value-type="float">
            <text:p>03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quality, imparti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3" calcext:value-type="float">
            <text:p>03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qual, ali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3" calcext:value-type="float">
            <text:p>03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, 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3" calcext:value-type="float">
            <text:p>03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hes, glasses, etc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3" calcext:value-type="float">
            <text:p>03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class; first pl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4" calcext:value-type="float">
            <text:p>03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均</text:p>
          </table:table-cell>
          <table:table-cell/>
          <table:table-cell office:value-type="string" calcext:value-type="string">
            <text:p>EQUAL, even, uni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4" calcext:value-type="float">
            <text:p>03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form, equal, ev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4" calcext:value-type="float">
            <text:p>03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qual, uni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4" calcext:value-type="float">
            <text:p>03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mogene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4" calcext:value-type="float">
            <text:p>03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ymme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4" calcext:value-type="float">
            <text:p>03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verage, mean; equilibrium, bal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5" calcext:value-type="float">
            <text:p>03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季</text:p>
          </table:table-cell>
          <table:table-cell/>
          <table:table-cell office:value-type="string" calcext:value-type="string">
            <text:p>SEA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5" calcext:value-type="float">
            <text:p>03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5" calcext:value-type="float">
            <text:p>03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mer, summer sea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5" calcext:value-type="float">
            <text:p>03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ur seas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5" calcext:value-type="float">
            <text:p>03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ny sea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5" calcext:value-type="float">
            <text:p>03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son word (in haiku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6" calcext:value-type="float">
            <text:p>03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委</text:p>
          </table:table-cell>
          <table:table-cell/>
          <table:table-cell office:value-type="string" calcext:value-type="string">
            <text:p>COM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6" calcext:value-type="float">
            <text:p>03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ittee, commi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6" calcext:value-type="float">
            <text:p>03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safety commi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6" calcext:value-type="float">
            <text:p>03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ing committ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6" calcext:value-type="float">
            <text:p>03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rust, delegate, com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6" calcext:value-type="float">
            <text:p>03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rust t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7" calcext:value-type="float">
            <text:p>03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穴</text:p>
          </table:table-cell>
          <table:table-cell/>
          <table:table-cell office:value-type="string" calcext:value-type="string">
            <text:p>HOLE, ca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7" calcext:value-type="float">
            <text:p>03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ve dweller, cave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7" calcext:value-type="float">
            <text:p>03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tton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7" calcext:value-type="float">
            <text:p>03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ger e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8" calcext:value-type="float">
            <text:p>03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空</text:p>
          </table:table-cell>
          <table:table-cell/>
          <table:table-cell office:value-type="string" calcext:value-type="string">
            <text:p>&lt;sup&gt;1&lt;/sup&gt; SKY&lt;br&gt;</text:p>
            <text:p>&lt;sup&gt;2&lt;/sup&gt; AIR&lt;br&gt;</text:p>
            <text:p>&lt;sup&gt;3&lt;/sup&gt; EMP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8" calcext:value-type="float">
            <text:p>03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ue sk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8" calcext:value-type="float">
            <text:p>03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r; atmo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8" calcext:value-type="float">
            <text:p>03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 a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8" calcext:value-type="float">
            <text:p>03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rate; empty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8" calcext:value-type="float">
            <text:p>03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empty car) for hi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99" calcext:value-type="float">
            <text:p>03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友</text:p>
          </table:table-cell>
          <table:table-cell/>
          <table:table-cell office:value-type="string" calcext:value-type="string">
            <text:p>FRI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9" calcext:value-type="float">
            <text:p>03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i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9" calcext:value-type="float">
            <text:p>03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se fri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9" calcext:value-type="float">
            <text:p>03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iendship, amity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399" calcext:value-type="float">
            <text:p>03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iend [cf. 達 1475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399" calcext:value-type="float">
            <text:p>03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-mail fri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0" calcext:value-type="float">
            <text:p>04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有</text:p>
          </table:table-cell>
          <table:table-cell/>
          <table:table-cell office:value-type="string" calcext:value-type="string">
            <text:p>HAVE; exist, there 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0" calcext:value-type="float">
            <text:p>04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ous; notor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0" calcext:value-type="float">
            <text:p>04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0" calcext:value-type="float">
            <text:p>04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stence, presence; yes or n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0" calcext:value-type="float">
            <text:p>04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, exist; have; take pl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0" calcext:value-type="float">
            <text:p>04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ssibly, like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1" calcext:value-type="float">
            <text:p>04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左</text:p>
          </table:table-cell>
          <table:table-cell/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1" calcext:value-type="float">
            <text:p>04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ft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1" calcext:value-type="float">
            <text:p>04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ft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1" calcext:value-type="float">
            <text:p>04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ft le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1" calcext:value-type="float">
            <text:p>04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ft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1" calcext:value-type="float">
            <text:p>04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wer lef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2" calcext:value-type="float">
            <text:p>04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右</text:p>
          </table:table-cell>
          <table:table-cell/>
          <table:table-cell office:value-type="string" calcext:value-type="string">
            <text:p>R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2" calcext:value-type="float">
            <text:p>04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2" calcext:value-type="float">
            <text:p>04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2" calcext:value-type="float">
            <text:p>04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 and le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2" calcext:value-type="float">
            <text:p>04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om right to left; speedi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2" calcext:value-type="float">
            <text:p>04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per r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3" calcext:value-type="float">
            <text:p>04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石</text:p>
          </table:table-cell>
          <table:table-cell/>
          <table:table-cell office:value-type="string" calcext:value-type="string">
            <text:p>ST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3" calcext:value-type="float">
            <text:p>04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m, jew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3" calcext:value-type="float">
            <text:p>04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3" calcext:value-type="float">
            <text:p>04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ll two birds with one st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3" calcext:value-type="float">
            <text:p>04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bble, st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3" calcext:value-type="float">
            <text:p>04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raishi Isla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4" calcext:value-type="float">
            <text:p>04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若</text:p>
          </table:table-cell>
          <table:table-cell/>
          <table:table-cell office:value-type="string" calcext:value-type="string">
            <text:p>YOU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4" calcext:value-type="float">
            <text:p>04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th, young 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4" calcext:value-type="float">
            <text:p>04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ng, jun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4" calcext:value-type="float">
            <text:p>04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ung person, you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4" calcext:value-type="float">
            <text:p>04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f, suppos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4" calcext:value-type="float">
            <text:p>04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, either ... 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5" calcext:value-type="float">
            <text:p>04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苦</text:p>
          </table:table-cell>
          <table:table-cell/>
          <table:table-cell office:value-type="string" calcext:value-type="string">
            <text:p>&lt;sup&gt;1&lt;/sup&gt; SUFFERING, hardship&lt;br&gt;</text:p>
            <text:p>&lt;sup&gt;2&lt;/sup&gt; BI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5" calcext:value-type="float">
            <text:p>04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ins, efforts, hard w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5" calcext:value-type="float">
            <text:p>04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d, painful; straiten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5" calcext:value-type="float">
            <text:p>04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se one’s parents dist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5" calcext:value-type="float">
            <text:p>04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tter tas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5" calcext:value-type="float">
            <text:p>04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ak point, dislike o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6" calcext:value-type="float">
            <text:p>04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在</text:p>
          </table:table-cell>
          <table:table-cell/>
          <table:table-cell office:value-type="string" calcext:value-type="string">
            <text:p>BE, re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6" calcext:value-type="float">
            <text:p>04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currently) enrolled stu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6" calcext:value-type="float">
            <text:p>04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s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6" calcext:value-type="float">
            <text:p>04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resident) in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6" calcext:value-type="float">
            <text:p>04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idence, st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6" calcext:value-type="float">
            <text:p>04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re is a book on the ta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7" calcext:value-type="float">
            <text:p>04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存</text:p>
          </table:table-cell>
          <table:table-cell/>
          <table:table-cell office:value-type="string" calcext:value-type="string">
            <text:p>EXIST; be aware of, belie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7" calcext:value-type="float">
            <text:p>04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stence, be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7" calcext:value-type="float">
            <text:p>04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st, live, so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7" calcext:value-type="float">
            <text:p>04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exist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7" calcext:value-type="float">
            <text:p>04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ve; be awar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7" calcext:value-type="float">
            <text:p>04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much as one lik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8" calcext:value-type="float">
            <text:p>04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干</text:p>
          </table:table-cell>
          <table:table-cell/>
          <table:table-cell office:value-type="string" calcext:value-type="string">
            <text:p>D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8" calcext:value-type="float">
            <text:p>04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bb t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8" calcext:value-type="float">
            <text:p>04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bb and flow, t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8" calcext:value-type="float">
            <text:p>04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ought, dry we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8" calcext:value-type="float">
            <text:p>04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number of, some, a li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8" calcext:value-type="float">
            <text:p>04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d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09" calcext:value-type="float">
            <text:p>04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刊</text:p>
          </table:table-cell>
          <table:table-cell/>
          <table:table-cell office:value-type="string" calcext:value-type="string">
            <text:p>PUB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9" calcext:value-type="float">
            <text:p>04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9" calcext:value-type="float">
            <text:p>04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ekly magaz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9" calcext:value-type="float">
            <text:p>04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ning edition/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9" calcext:value-type="float">
            <text:p>04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ening edition/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09" calcext:value-type="float">
            <text:p>04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publish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0" calcext:value-type="float">
            <text:p>04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汗</text:p>
          </table:table-cell>
          <table:table-cell/>
          <table:table-cell office:value-type="string" calcext:value-type="string">
            <text:p>SW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0" calcext:value-type="float">
            <text:p>04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pire, sw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0" calcext:value-type="float">
            <text:p>04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eat and b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0" calcext:value-type="float">
            <text:p>04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eat, persp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0" calcext:value-type="float">
            <text:p>04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come slightly swea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0" calcext:value-type="float">
            <text:p>04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ipping with swea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1" calcext:value-type="float">
            <text:p>04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竿</text:p>
          </table:table-cell>
          <table:table-cell/>
          <table:table-cell office:value-type="string" calcext:value-type="string">
            <text:p>P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1" calcext:value-type="float">
            <text:p>04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p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1" calcext:value-type="float">
            <text:p>04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p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1" calcext:value-type="float">
            <text:p>04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e for drying laund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2" calcext:value-type="float">
            <text:p>04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利</text:p>
          </table:table-cell>
          <table:table-cell/>
          <table:table-cell office:value-type="string" calcext:value-type="string">
            <text:p>&lt;sup&gt;1&lt;/sup&gt; ADVANTAGE&lt;br&gt;</text:p>
            <text:p>&lt;sup&gt;2&lt;/sup&gt; PRO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2" calcext:value-type="float">
            <text:p>04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vantageous, favorable; profit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2" calcext:value-type="float">
            <text:p>04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tilize, make us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2" calcext:value-type="float">
            <text:p>04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ft-handed; heavy drink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2" calcext:value-type="float">
            <text:p>04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2" calcext:value-type="float">
            <text:p>04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 (well), function (properly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3" calcext:value-type="float">
            <text:p>04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害</text:p>
          </table:table-cell>
          <table:table-cell/>
          <table:table-cell office:value-type="string" calcext:value-type="string">
            <text:p>HARM, hin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3" calcext:value-type="float">
            <text:p>04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ful, pernicious, nox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3" calcext:value-type="float">
            <text:p>04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vironmental poll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3" calcext:value-type="float">
            <text:p>04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ful ins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3" calcext:value-type="float">
            <text:p>04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ests, what one stands to gain or 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3" calcext:value-type="float">
            <text:p>04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m, hin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4" calcext:value-type="float">
            <text:p>04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益</text:p>
          </table:table-cell>
          <table:table-cell/>
          <table:table-cell office:value-type="string" calcext:value-type="string">
            <text:p>BENEFIT, pro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4" calcext:value-type="float">
            <text:p>04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neficial; profit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4" calcext:value-type="float">
            <text:p>04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bene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4" calcext:value-type="float">
            <text:p>04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neficial ins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4" calcext:value-type="float">
            <text:p>04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fit, gains; benef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4" calcext:value-type="float">
            <text:p>04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reasing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5" calcext:value-type="float">
            <text:p>04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溢</text:p>
          </table:table-cell>
          <table:table-cell/>
          <table:table-cell office:value-type="string" calcext:value-type="string">
            <text:p>SPILL OV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5" calcext:value-type="float">
            <text:p>04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und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5" calcext:value-type="float">
            <text:p>04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verf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5" calcext:value-type="float">
            <text:p>04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toilet overflow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5" calcext:value-type="float">
            <text:p>04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spill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5" calcext:value-type="float">
            <text:p>04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il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6" calcext:value-type="float">
            <text:p>04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割</text:p>
          </table:table-cell>
          <table:table-cell/>
          <table:table-cell office:value-type="string" calcext:value-type="string">
            <text:p>DIVIDE, cut, br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6" calcext:value-type="float">
            <text:p>04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vide up, partition, spl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6" calcext:value-type="float">
            <text:p>04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eak a gl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6" calcext:value-type="float">
            <text:p>04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24" office:value-type="string" calcext:value-type="string">
            <text:p>35%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6" calcext:value-type="float">
            <text:p>04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break; be divided; [math] be divisi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6" calcext:value-type="float">
            <text:p>04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are (time), set asi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7" calcext:value-type="float">
            <text:p>04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憲</text:p>
          </table:table-cell>
          <table:table-cell/>
          <table:table-cell office:value-type="string" calcext:value-type="string">
            <text:p>CONSTITUTION, code of law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7" calcext:value-type="float">
            <text:p>04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, constitutional la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7" calcext:value-type="float">
            <text:p>04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al govern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7" calcext:value-type="float">
            <text:p>04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7" calcext:value-type="float">
            <text:p>04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7" calcext:value-type="float">
            <text:p>04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a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8" calcext:value-type="float">
            <text:p>04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羽</text:p>
          </table:table-cell>
          <table:table-cell/>
          <table:table-cell office:value-type="string" calcext:value-type="string">
            <text:p>&lt;sup&gt;1&lt;/sup&gt; FEATHER&lt;br&gt;</text:p>
            <text:p>&lt;sup&gt;2&lt;/sup&gt; 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8" calcext:value-type="float">
            <text:p>04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ather, wing; (fan) blade; shuttlecock 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8" calcext:value-type="float">
            <text:p>04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 wings, emer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8" calcext:value-type="float">
            <text:p>04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apping [whirring] of w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8" calcext:value-type="float">
            <text:p>04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bird/rab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8" calcext:value-type="float">
            <text:p>04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birds/rabbit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19" calcext:value-type="float">
            <text:p>04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翌</text:p>
          </table:table-cell>
          <table:table-cell/>
          <table:table-cell office:value-type="string" calcext:value-type="string">
            <text:p>THE FOLLO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9" calcext:value-type="float">
            <text:p>04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[next]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9" calcext:value-type="float">
            <text:p>04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[next]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9" calcext:value-type="float">
            <text:p>04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xt sp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9" calcext:value-type="float">
            <text:p>04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 days af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19" calcext:value-type="float">
            <text:p>04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[next] morn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0" calcext:value-type="float">
            <text:p>04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習</text:p>
          </table:table-cell>
          <table:table-cell/>
          <table:table-cell office:value-type="string" calcext:value-type="string">
            <text:p>&lt;sup&gt;1&lt;/sup&gt; LEARN, study&lt;br&gt;</text:p>
            <text:p>&lt;sup&gt;2&lt;/sup&gt; CUSTOM, ha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0" calcext:value-type="float">
            <text:p>04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y, lea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0" calcext:value-type="float">
            <text:p>04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rning, acquir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0" calcext:value-type="float">
            <text:p>04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rn, study; prac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0" calcext:value-type="float">
            <text:p>04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cultural) lessons (music, calligraphy, etc.), pract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0" calcext:value-type="float">
            <text:p>04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stom, habi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1" calcext:value-type="float">
            <text:p>04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弓</text:p>
          </table:table-cell>
          <table:table-cell/>
          <table:table-cell office:value-type="string" calcext:value-type="string">
            <text:p>B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1" calcext:value-type="float">
            <text:p>04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ch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1" calcext:value-type="float">
            <text:p>04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ch, cur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1" calcext:value-type="float">
            <text:p>04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ferment of the championship bow [in sumo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2" calcext:value-type="float">
            <text:p>04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引</text:p>
          </table:table-cell>
          <table:table-cell/>
          <table:table-cell office:value-type="string" calcext:value-type="string">
            <text:p>&lt;sup&gt;1&lt;/sup&gt; DRAW (toward), pull (back)&lt;br&gt;</text:p>
            <text:p>&lt;sup&gt;2&lt;/sup&gt; REDU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2" calcext:value-type="float">
            <text:p>04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vi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2" calcext:value-type="float">
            <text:p>04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, pull, haul, tug; drag, tra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2" calcext:value-type="float">
            <text:p>04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 a b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2" calcext:value-type="float">
            <text:p>04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desk) drawer; withdrawal (of money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2" calcext:value-type="float">
            <text:p>04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cou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3" calcext:value-type="float">
            <text:p>04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強</text:p>
          </table:table-cell>
          <table:table-cell/>
          <table:table-cell office:value-type="string" calcext:value-type="string">
            <text:p>STR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3" calcext:value-type="float">
            <text:p>04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ghty, powerful, str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3" calcext:value-type="float">
            <text:p>04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phasize, st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3" calcext:value-type="float">
            <text:p>04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verbearing, coerc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3" calcext:value-type="float">
            <text:p>04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mly rooted, deep-roo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3" calcext:value-type="float">
            <text:p>04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ce, compel, pre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4" calcext:value-type="float">
            <text:p>04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弱</text:p>
          </table:table-cell>
          <table:table-cell/>
          <table:table-cell office:value-type="string" calcext:value-type="string">
            <text:p>W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4" calcext:value-type="float">
            <text:p>04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ak p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4" calcext:value-type="float">
            <text:p>04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 of the jungle (the strong prey on the weak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4" calcext:value-type="float">
            <text:p>04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ightly under two hundred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4" calcext:value-type="float">
            <text:p>04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id; weak-spirited; bearish [stock market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4" calcext:value-type="float">
            <text:p>04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rn down the fla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5" calcext:value-type="float">
            <text:p>04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風</text:p>
          </table:table-cell>
          <table:table-cell/>
          <table:table-cell office:value-type="string" calcext:value-type="string">
            <text:p>&lt;sup&gt;1&lt;/sup&gt; WIND&lt;br&gt;</text:p>
            <text:p>&lt;sup&gt;2&lt;/sup&gt; MA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5" calcext:value-type="float">
            <text:p>04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w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5" calcext:value-type="float">
            <text:p>04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wind has fall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5" calcext:value-type="float">
            <text:p>04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ily ways and custo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5" calcext:value-type="float">
            <text:p>04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 sty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5" calcext:value-type="float">
            <text:p>04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ners and custom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6" calcext:value-type="float">
            <text:p>04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己</text:p>
          </table:table-cell>
          <table:table-cell/>
          <table:table-cell office:value-type="string" calcext:value-type="string">
            <text:p>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6" calcext:value-type="float">
            <text:p>04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self, self, e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6" calcext:value-type="float">
            <text:p>04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go-centris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6" calcext:value-type="float">
            <text:p>04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interes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6" calcext:value-type="float">
            <text:p>04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interested, self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6" calcext:value-type="float">
            <text:p>04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lieve in onesel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7" calcext:value-type="float">
            <text:p>04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記</text:p>
          </table:table-cell>
          <table:table-cell/>
          <table:table-cell office:value-type="string" calcext:value-type="string">
            <text:p>WRITE DO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7" calcext:value-type="float">
            <text:p>04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urnalist, reporter; edi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7" calcext:value-type="float">
            <text:p>04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s, article; acco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7" calcext:value-type="float">
            <text:p>04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, fill in (a form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7" calcext:value-type="float">
            <text:p>04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ograph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7" calcext:value-type="float">
            <text:p>04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ord, write dow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8" calcext:value-type="float">
            <text:p>04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紀</text:p>
          </table:table-cell>
          <table:table-cell/>
          <table:table-cell office:value-type="string" calcext:value-type="string">
            <text:p>&lt;sup&gt;1&lt;/sup&gt; ERA, age&lt;br&gt;</text:p>
            <text:p>&lt;sup&gt;2&lt;/sup&gt; DISCIPLINE, mora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8" calcext:value-type="float">
            <text:p>04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ra; AD, 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8" calcext:value-type="float">
            <text:p>04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C, B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8" calcext:value-type="float">
            <text:p>04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mbrian peri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8" calcext:value-type="float">
            <text:p>04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mora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8" calcext:value-type="float">
            <text:p>04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 disciplin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29" calcext:value-type="float">
            <text:p>04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改</text:p>
          </table:table-cell>
          <table:table-cell/>
          <table:table-cell office:value-type="string" calcext:value-type="string">
            <text:p>REFORM, ren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9" calcext:value-type="float">
            <text:p>04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novation, reform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9" calcext:value-type="float">
            <text:p>04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vision, amend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9" calcext:value-type="float">
            <text:p>04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itutional revi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9" calcext:value-type="float">
            <text:p>04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ain, over again, anew; formal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29" calcext:value-type="float">
            <text:p>04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new year comes arou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0" calcext:value-type="float">
            <text:p>04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起</text:p>
          </table:table-cell>
          <table:table-cell/>
          <table:table-cell office:value-type="string" calcext:value-type="string">
            <text:p>RISE; arise; occ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0" calcext:value-type="float">
            <text:p>04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 up, r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0" calcext:value-type="float">
            <text:p>04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, begin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0" calcext:value-type="float">
            <text:p>04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ing p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0" calcext:value-type="float">
            <text:p>04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e, wake up; occ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0" calcext:value-type="float">
            <text:p>04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cur, spring up, arise fro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1" calcext:value-type="float">
            <text:p>04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姓</text:p>
          </table:table-cell>
          <table:table-cell/>
          <table:table-cell office:value-type="string" calcext:value-type="string">
            <text:p>SURN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1" calcext:value-type="float">
            <text:p>04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ll n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1" calcext:value-type="float">
            <text:p>04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nge one’s family n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1" calcext:value-type="float">
            <text:p>04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me surn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1" calcext:value-type="float">
            <text:p>04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rmer, peas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1" calcext:value-type="float">
            <text:p>04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nge one’s family na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2" calcext:value-type="float">
            <text:p>04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由</text:p>
          </table:table-cell>
          <table:table-cell/>
          <table:table-cell office:value-type="string" calcext:value-type="string">
            <text:p>REASON, ca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2" calcext:value-type="float">
            <text:p>04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, source, cause; histo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2" calcext:value-type="float">
            <text:p>04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son, cause, g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2" calcext:value-type="float">
            <text:p>04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eed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2" calcext:value-type="float">
            <text:p>04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onvenience; disability; pove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2" calcext:value-type="float">
            <text:p>04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seless, meaningless, absu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3" calcext:value-type="float">
            <text:p>04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油</text:p>
          </table:table-cell>
          <table:table-cell/>
          <table:table-cell office:value-type="string" calcext:value-type="string">
            <text:p>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3" calcext:value-type="float">
            <text:p>04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troleum, 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3" calcext:value-type="float">
            <text:p>04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ude 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3" calcext:value-type="float">
            <text:p>04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ive 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3" calcext:value-type="float">
            <text:p>04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il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3" calcext:value-type="float">
            <text:p>04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ybean oi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4" calcext:value-type="float">
            <text:p>04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井</text:p>
          </table:table-cell>
          <table:table-cell/>
          <table:table-cell office:value-type="string" calcext:value-type="string">
            <text:p>W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4" calcext:value-type="float">
            <text:p>04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il w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4" calcext:value-type="float">
            <text:p>04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i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4" calcext:value-type="float">
            <text:p>04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water) w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4" calcext:value-type="float">
            <text:p>04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oue [surnam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4" calcext:value-type="float">
            <text:p>04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shii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5" calcext:value-type="float">
            <text:p>04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囲</text:p>
          </table:table-cell>
          <table:table-cell/>
          <table:table-cell office:value-type="string" calcext:value-type="string">
            <text:p>ENC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mference, periphery; surround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close, surround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close, sur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surroun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close, encirc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5" calcext:value-type="float">
            <text:p>04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ce in an enclos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6" calcext:value-type="float">
            <text:p>04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丼</text:p>
          </table:table-cell>
          <table:table-cell/>
          <table:table-cell office:value-type="string" calcext:value-type="string">
            <text:p>BOWL (of food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6" calcext:value-type="float">
            <text:p>04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mpura on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6" calcext:value-type="float">
            <text:p>04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cken and egg on 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6" calcext:value-type="float">
            <text:p>04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wl of rice topped with be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6" calcext:value-type="float">
            <text:p>04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-bowl dish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7" calcext:value-type="float">
            <text:p>04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丁</text:p>
          </table:table-cell>
          <table:table-cell/>
          <table:table-cell office:value-type="string" calcext:value-type="string">
            <text:p>&lt;sup&gt;1&lt;/sup&gt; TOWN SUBSECTION&lt;br&gt;</text:p>
            <text:p>&lt;sup&gt;2&lt;/sup&gt; MISCELLANEOUS COU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7" calcext:value-type="float">
            <text:p>04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4-chome, fourth town/neighborhood subs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7" calcext:value-type="float">
            <text:p>04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bowls of ram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7" calcext:value-type="float">
            <text:p>04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st, exactly; as i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8" calcext:value-type="float">
            <text:p>04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寧</text:p>
          </table:table-cell>
          <table:table-cell/>
          <table:table-cell office:value-type="string" calcext:value-type="string">
            <text:p>COURTEOUS; peace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8" calcext:value-type="float">
            <text:p>04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te, courte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8" calcext:value-type="float">
            <text:p>04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te language [speech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8" calcext:value-type="float">
            <text:p>04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ceful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8" calcext:value-type="float">
            <text:p>04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peace, tranquil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39" calcext:value-type="float">
            <text:p>04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町</text:p>
          </table:table-cell>
          <table:table-cell/>
          <table:table-cell office:value-type="string" calcext:value-type="string">
            <text:p>TOWN, town s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9" calcext:value-type="float">
            <text:p>04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wnsman, tradesman (in Edo period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9" calcext:value-type="float">
            <text:p>04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downtown) business quarters, old part of Toky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9" calcext:value-type="float">
            <text:p>04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wn/District of Maehara, Section 3 [part of residential address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39" calcext:value-type="float">
            <text:p>04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romachi period (Japanese historical era, approx. 1336-1573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0" calcext:value-type="float">
            <text:p>04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灯</text:p>
          </table:table-cell>
          <table:table-cell/>
          <table:table-cell office:value-type="string" calcext:value-type="string">
            <text:p>LAM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0" calcext:value-type="float">
            <text:p>04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ght, lamp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0" calcext:value-type="float">
            <text:p>04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rosene, lamp 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0" calcext:value-type="float">
            <text:p>04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mp, electric 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0" calcext:value-type="float">
            <text:p>04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mp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0" calcext:value-type="float">
            <text:p>04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rn on the l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1" calcext:value-type="float">
            <text:p>04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庁</text:p>
          </table:table-cell>
          <table:table-cell/>
          <table:table-cell office:value-type="string" calcext:value-type="string">
            <text:p>GOVERNMENT AGEN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1" calcext:value-type="float">
            <text:p>04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vernment office [agency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1" calcext:value-type="float">
            <text:p>04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kyo Metropolitan Government Off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1" calcext:value-type="float">
            <text:p>04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fectural office (for Osaka-fu and Kyoto-fu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1" calcext:value-type="float">
            <text:p>04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ency of Cultural Affai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1" calcext:value-type="float">
            <text:p>04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Vatic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2" calcext:value-type="float">
            <text:p>04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貯</text:p>
          </table:table-cell>
          <table:table-cell/>
          <table:table-cell office:value-type="string" calcext:value-type="string">
            <text:p>STORE UP, sa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2" calcext:value-type="float">
            <text:p>04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vings, depos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2" calcext:value-type="float">
            <text:p>04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ervoi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3" calcext:value-type="float">
            <text:p>04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易</text:p>
          </table:table-cell>
          <table:table-cell/>
          <table:table-cell office:value-type="string" calcext:value-type="string">
            <text:p>&lt;sup&gt;1&lt;/sup&gt; EASY&lt;br&gt;</text:p>
            <text:p>&lt;sup&gt;2&lt;/sup&gt; EXCHANGE&lt;br&gt;</text:p>
            <text:p>&lt;sup&gt;3&lt;/sup&gt; FORTUNE-TEL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3" calcext:value-type="float">
            <text:p>04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y, easygo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3" calcext:value-type="float">
            <text:p>04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y, si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3" calcext:value-type="float">
            <text:p>04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y to underst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3" calcext:value-type="float">
            <text:p>04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de, comme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3" calcext:value-type="float">
            <text:p>04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tune-tell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4" calcext:value-type="float">
            <text:p>04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賜</text:p>
          </table:table-cell>
          <table:table-cell/>
          <table:table-cell office:value-type="string" calcext:value-type="string">
            <text:p>DEIGN TO GIVE, best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4" calcext:value-type="float">
            <text:p>04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tuity, gr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4" calcext:value-type="float">
            <text:p>04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nt, deign to g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4" calcext:value-type="float">
            <text:p>04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ign to give, bestow; be awarded, have the honor to rece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4" calcext:value-type="float">
            <text:p>04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ft, bo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5" calcext:value-type="float">
            <text:p>04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場</text:p>
          </table:table-cell>
          <table:table-cell/>
          <table:table-cell office:value-type="string" calcext:value-type="string">
            <text:p>PL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5" calcext:value-type="float">
            <text:p>04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ctory, plant, worksh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5" calcext:value-type="float">
            <text:p>04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ce, spot, site; space,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5" calcext:value-type="float">
            <text:p>04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part, particip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5" calcext:value-type="float">
            <text:p>04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casion, situation, circumstanc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5" calcext:value-type="float">
            <text:p>04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king lo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6" calcext:value-type="float">
            <text:p>04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湯</text:p>
          </table:table-cell>
          <table:table-cell/>
          <table:table-cell office:value-type="string" calcext:value-type="string">
            <text:p>HOT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6" calcext:value-type="float">
            <text:p>04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fortably hot bath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6" calcext:value-type="float">
            <text:p>04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ing a hot ba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6" calcext:value-type="float">
            <text:p>04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t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6" calcext:value-type="float">
            <text:p>04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eam, vap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6" calcext:value-type="float">
            <text:p>04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rce of a hot spr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7" calcext:value-type="float">
            <text:p>04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門</text:p>
          </table:table-cell>
          <table:table-cell/>
          <table:table-cell office:value-type="string" calcext:value-type="string">
            <text:p>G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7" calcext:value-type="float">
            <text:p>04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 gate, main entr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7" calcext:value-type="float">
            <text:p>04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up, division, section; gen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7" calcext:value-type="float">
            <text:p>04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ciple, pup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7" calcext:value-type="float">
            <text:p>04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tigious establishment/fami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7" calcext:value-type="float">
            <text:p>04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rance, gate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8" calcext:value-type="float">
            <text:p>04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間</text:p>
          </table:table-cell>
          <table:table-cell/>
          <table:table-cell office:value-type="string" calcext:value-type="string">
            <text:p>SPACE IN BETWEEN, interv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8" calcext:value-type="float">
            <text:p>04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ace,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8" calcext:value-type="float">
            <text:p>04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period; ho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8" calcext:value-type="float">
            <text:p>04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ong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8" calcext:value-type="float">
            <text:p>04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between ..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8" calcext:value-type="float">
            <text:p>04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in time; answer the purpose; be able to do witho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49" calcext:value-type="float">
            <text:p>04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閉</text:p>
          </table:table-cell>
          <table:table-cell/>
          <table:table-cell office:value-type="string" calcext:value-type="string">
            <text:p>C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9" calcext:value-type="float">
            <text:p>04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sing a mee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9" calcext:value-type="float">
            <text:p>04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dumbfounded [stumped], be silenc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9" calcext:value-type="float">
            <text:p>04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re closing 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9" calcext:value-type="float">
            <text:p>04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 &amp; vt] c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49" calcext:value-type="float">
            <text:p>04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close, be clos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0" calcext:value-type="float">
            <text:p>04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開</text:p>
          </table:table-cell>
          <table:table-cell/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0" calcext:value-type="float">
            <text:p>04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ing a mee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0" calcext:value-type="float">
            <text:p>04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 and c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0" calcext:value-type="float">
            <text:p>04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velop, open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0" calcext:value-type="float">
            <text:p>04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 &amp; vt] op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0" calcext:value-type="float">
            <text:p>04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op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1" calcext:value-type="float">
            <text:p>04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関</text:p>
          </table:table-cell>
          <table:table-cell/>
          <table:table-cell office:value-type="string" calcext:value-type="string">
            <text:p>&lt;sup&gt;1&lt;/sup&gt; CONNECT WITH, concern&lt;br&gt;</text:p>
            <text:p>&lt;sup&gt;2&lt;/sup&gt; BARRI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1" calcext:value-type="float">
            <text:p>04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ern, be connected w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1" calcext:value-type="float">
            <text:p>04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concerned in, aff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1" calcext:value-type="float">
            <text:p>04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1" calcext:value-type="float">
            <text:p>04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nto district (“east of the barrier”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1" calcext:value-type="float">
            <text:p>04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o wrestler of second highest ran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2" calcext:value-type="float">
            <text:p>04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問</text:p>
          </table:table-cell>
          <table:table-cell/>
          <table:table-cell office:value-type="string" calcext:value-type="string">
            <text:p>QUESTION, as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2" calcext:value-type="float">
            <text:p>04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ques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2" calcext:value-type="float">
            <text:p>04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larship, lear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2" calcext:value-type="float">
            <text:p>04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k, ques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2" calcext:value-type="float">
            <text:p>04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quire, check; refer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2" calcext:value-type="float">
            <text:p>04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k a ques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3" calcext:value-type="float">
            <text:p>04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聞</text:p>
          </table:table-cell>
          <table:table-cell/>
          <table:table-cell office:value-type="string" calcext:value-type="string">
            <text:p>HEAR; as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3" calcext:value-type="float">
            <text:p>04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erience, obser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3" calcext:value-type="float">
            <text:p>04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s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3" calcext:value-type="float">
            <text:p>04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r; as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3" calcext:value-type="float">
            <text:p>04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stener, audi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3" calcext:value-type="float">
            <text:p>04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k the 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4" calcext:value-type="float">
            <text:p>04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訪</text:p>
          </table:table-cell>
          <table:table-cell/>
          <table:table-cell office:value-type="string" calcext:value-type="string">
            <text:p>VIS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4" calcext:value-type="float">
            <text:p>04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s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4" calcext:value-type="float">
            <text:p>04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siting Japan, visit to Jap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4" calcext:value-type="float">
            <text:p>04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sit, c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4" calcext:value-type="float">
            <text:p>04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sit, call 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4" calcext:value-type="float">
            <text:p>04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sit, call 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5" calcext:value-type="float">
            <text:p>04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送</text:p>
          </table:table-cell>
          <table:table-cell/>
          <table:table-cell office:value-type="string" calcext:value-type="string">
            <text:p>SEND, trans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5" calcext:value-type="float">
            <text:p>04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d b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5" calcext:value-type="float">
            <text:p>04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nsmission (of a messag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5" calcext:value-type="float">
            <text:p>04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rewell pa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5" calcext:value-type="float">
            <text:p>04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d, trans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5" calcext:value-type="float">
            <text:p>04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e of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6" calcext:value-type="float">
            <text:p>04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券</text:p>
          </table:table-cell>
          <table:table-cell/>
          <table:table-cell office:value-type="string" calcext:value-type="string">
            <text:p>&lt;sup&gt;1&lt;/sup&gt; TICKET&lt;br&gt;</text:p>
            <text:p>&lt;sup&gt;2&lt;/sup&gt; CERTIF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6" calcext:value-type="float">
            <text:p>04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od tic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6" calcext:value-type="float">
            <text:p>04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ssion tic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6" calcext:value-type="float">
            <text:p>04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pon ticket, carn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6" calcext:value-type="float">
            <text:p>04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nk of Japan bo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7" calcext:value-type="float">
            <text:p>04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包</text:p>
          </table:table-cell>
          <table:table-cell/>
          <table:table-cell office:value-type="string" calcext:value-type="string">
            <text:p>&lt;sup&gt;1&lt;/sup&gt; WRAP&lt;br&gt;</text:p>
            <text:p>&lt;sup&gt;2&lt;/sup&gt; ENCOMP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7" calcext:value-type="float">
            <text:p>04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ap, p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7" calcext:value-type="float">
            <text:p>04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cel, pack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7" calcext:value-type="float">
            <text:p>04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notation, intention, comprehen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7" calcext:value-type="float">
            <text:p>04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rround, envel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7" calcext:value-type="float">
            <text:p>04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tchen knife, carving knif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8" calcext:value-type="float">
            <text:p>04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巻</text:p>
          </table:table-cell>
          <table:table-cell/>
          <table:table-cell office:value-type="string" calcext:value-type="string">
            <text:p>&lt;sup&gt;1&lt;/sup&gt; ROLL UP, wind&lt;br&gt;</text:p>
            <text:p>&lt;sup&gt;2&lt;/sup&gt; 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8" calcext:value-type="float">
            <text:p>04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ll up; w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8" calcext:value-type="float">
            <text:p>04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ll (up), wrap; involve, drag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8" calcext:value-type="float">
            <text:p>04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roll, rolled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8" calcext:value-type="float">
            <text:p>04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of three volum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8" calcext:value-type="float">
            <text:p>04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parate volume, extra issu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59" calcext:value-type="float">
            <text:p>04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圏</text:p>
          </table:table-cell>
          <table:table-cell/>
          <table:table-cell office:value-type="string" calcext:value-type="string">
            <text:p>SPHERE, circle, ran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9" calcext:value-type="float">
            <text:p>04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osph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9" calcext:value-type="float">
            <text:p>04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 of range (of communication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9" calcext:value-type="float">
            <text:p>04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Communist blo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59" calcext:value-type="float">
            <text:p>04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capital reg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0" calcext:value-type="float">
            <text:p>04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勝</text:p>
          </table:table-cell>
          <table:table-cell/>
          <table:table-cell office:value-type="string" calcext:value-type="string">
            <text:p>&lt;sup&gt;1&lt;/sup&gt; WIN&lt;br&gt;</text:p>
            <text:p>&lt;sup&gt;2&lt;/sup&gt; EXC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0" calcext:value-type="float">
            <text:p>04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ctory, triumph, w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0" calcext:value-type="float">
            <text:p>04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0" calcext:value-type="float">
            <text:p>04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, defeat; gain advant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0" calcext:value-type="float">
            <text:p>04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come, first serv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0" calcext:value-type="float">
            <text:p>04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etter than, exc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1" calcext:value-type="float">
            <text:p>04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戦</text:p>
          </table:table-cell>
          <table:table-cell/>
          <table:table-cell office:value-type="string" calcext:value-type="string">
            <text:p>WAR, battle, cont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1" calcext:value-type="float">
            <text:p>04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war) front, battle l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1" calcext:value-type="float">
            <text:p>04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ctics, strategy; (military) maneuv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1" calcext:value-type="float">
            <text:p>04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 of wor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1" calcext:value-type="float">
            <text:p>04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nal found of match, fina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1" calcext:value-type="float">
            <text:p>04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ght; cont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2" calcext:value-type="float">
            <text:p>04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単</text:p>
          </table:table-cell>
          <table:table-cell/>
          <table:table-cell office:value-type="string" calcext:value-type="string">
            <text:p>SINGLE, simple, un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2" calcext:value-type="float">
            <text:p>04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one, by oneself, unaccompani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2" calcext:value-type="float">
            <text:p>04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ngle, independent, sole, l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2" calcext:value-type="float">
            <text:p>04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grammar] singul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2" calcext:value-type="float">
            <text:p>04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ely, simp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2" calcext:value-type="float">
            <text:p>04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e, simple, she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3" calcext:value-type="float">
            <text:p>04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簡</text:p>
          </table:table-cell>
          <table:table-cell/>
          <table:table-cell office:value-type="string" calcext:value-type="string">
            <text:p>SI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3" calcext:value-type="float">
            <text:p>04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mple, easy, 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3" calcext:value-type="float">
            <text:p>04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in, si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3" calcext:value-type="float">
            <text:p>04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mple, simplified; eas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3" calcext:value-type="float">
            <text:p>04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rse, conci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4" calcext:value-type="float">
            <text:p>04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過</text:p>
          </table:table-cell>
          <table:table-cell/>
          <table:table-cell office:value-type="string" calcext:value-type="string">
            <text:p>&lt;sup&gt;1&lt;/sup&gt; PASS BY&lt;br&gt;</text:p>
            <text:p>&lt;sup&gt;2&lt;/sup&gt; EXCEED, over-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4" calcext:value-type="float">
            <text:p>04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past, bygone 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4" calcext:value-type="float">
            <text:p>04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jority, more than ha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4" calcext:value-type="float">
            <text:p>04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rr, make a mistak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4" calcext:value-type="float">
            <text:p>04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pass by; elapse; exceed, over-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4" calcext:value-type="float">
            <text:p>04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pass (time); let pass; overd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5" calcext:value-type="float">
            <text:p>04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骨</text:p>
          </table:table-cell>
          <table:table-cell/>
          <table:table-cell office:value-type="string" calcext:value-type="string">
            <text:p>B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5" calcext:value-type="float">
            <text:p>04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b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5" calcext:value-type="float">
            <text:p>04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eached bone, skelet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5" calcext:value-type="float">
            <text:p>04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ss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5" calcext:value-type="float">
            <text:p>04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ckbone, sp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5" calcext:value-type="float">
            <text:p>04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keleton; framewor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6" calcext:value-type="float">
            <text:p>04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昼</text:p>
          </table:table-cell>
          <table:table-cell/>
          <table:table-cell office:value-type="string" calcext:value-type="string">
            <text:p>DAYTIME, mid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6" calcext:value-type="float">
            <text:p>04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ytime,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6" calcext:value-type="float">
            <text:p>04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ad day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6" calcext:value-type="float">
            <text:p>04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un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6" calcext:value-type="float">
            <text:p>04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un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6" calcext:value-type="float">
            <text:p>04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on recess, lunch brea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7" calcext:value-type="float">
            <text:p>04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夜</text:p>
          </table:table-cell>
          <table:table-cell/>
          <table:table-cell office:value-type="string" calcext:value-type="string">
            <text:p>N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7" calcext:value-type="float">
            <text:p>04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ght, night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7" calcext:value-type="float">
            <text:p>04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ght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7" calcext:value-type="float">
            <text:p>04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night, this eve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7" calcext:value-type="float">
            <text:p>04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ght and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7" calcext:value-type="float">
            <text:p>04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night, dead of n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8" calcext:value-type="float">
            <text:p>04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液</text:p>
          </table:table-cell>
          <table:table-cell/>
          <table:table-cell office:value-type="string" calcext:value-type="string">
            <text:p>LIQU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8" calcext:value-type="float">
            <text:p>04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quid, flu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8" calcext:value-type="float">
            <text:p>04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ste flu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8" calcext:value-type="float">
            <text:p>04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o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8" calcext:value-type="float">
            <text:p>04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ky lotion; latex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69" calcext:value-type="float">
            <text:p>04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戒</text:p>
          </table:table-cell>
          <table:table-cell/>
          <table:table-cell office:value-type="string" calcext:value-type="string">
            <text:p>CAUTION, wa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9" calcext:value-type="float">
            <text:p>04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Ten Commandm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9" calcext:value-type="float">
            <text:p>04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onish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9" calcext:value-type="float">
            <text:p>04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tion, precaution, c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9" calcext:value-type="float">
            <text:p>04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tion, warn; take precau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69" calcext:value-type="float">
            <text:p>04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precautions, guard again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0" calcext:value-type="float">
            <text:p>04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幾</text:p>
          </table:table-cell>
          <table:table-cell/>
          <table:table-cell office:value-type="string" calcext:value-type="string">
            <text:p>&lt;sup&gt;1&lt;/sup&gt; HOW MANY&lt;br&gt;</text:p>
            <text:p>&lt;sup&gt;2&lt;/sup&gt; SO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0" calcext:value-type="float">
            <text:p>04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w many hou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0" calcext:value-type="float">
            <text:p>04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w many; how 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0" calcext:value-type="float">
            <text:p>04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ially, somewhat, in a 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0" calcext:value-type="float">
            <text:p>04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some days, for many day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0" calcext:value-type="float">
            <text:p>04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many/much as one lik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1" calcext:value-type="float">
            <text:p>04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畿</text:p>
          </table:table-cell>
          <table:table-cell/>
          <table:table-cell office:value-type="string" calcext:value-type="string">
            <text:p>CAPITAL REG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1" calcext:value-type="float">
            <text:p>04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ki region (around Osaka and Kyoto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2" calcext:value-type="float">
            <text:p>04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磯</text:p>
          </table:table-cell>
          <table:table-cell/>
          <table:table-cell office:value-type="string" calcext:value-type="string">
            <text:p>ROCKY BEA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2" calcext:value-type="float">
            <text:p>04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cky beach, bea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2" calcext:value-type="float">
            <text:p>04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ong the bea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3" calcext:value-type="float">
            <text:p>04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機</text:p>
          </table:table-cell>
          <table:table-cell/>
          <table:table-cell office:value-type="string" calcext:value-type="string">
            <text:p>&lt;sup&gt;1&lt;/sup&gt; MACHINE&lt;br&gt;</text:p>
            <text:p>&lt;sup&gt;2&lt;/sup&gt; AIRCRAFT&lt;br&gt;</text:p>
            <text:p>&lt;sup&gt;3&lt;/sup&gt; OPPORTUN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3" calcext:value-type="float">
            <text:p>04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ine, machine; agency, facilities, instit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3" calcext:value-type="float">
            <text:p>04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chinery and tools, apparat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3" calcext:value-type="float">
            <text:p>04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selage, body (of an airplane); mach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3" calcext:value-type="float">
            <text:p>04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portunity, occa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3" calcext:value-type="float">
            <text:p>04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vorable opportunity, good ch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4" calcext:value-type="float">
            <text:p>04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械</text:p>
          </table:table-cell>
          <table:table-cell/>
          <table:table-cell office:value-type="string" calcext:value-type="string">
            <text:p>MECHANICAL CONTRIV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4" calcext:value-type="float">
            <text:p>04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chine, mechanis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4" calcext:value-type="float">
            <text:p>04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chaniz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4" calcext:value-type="float">
            <text:p>04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trument, apparatus, appli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5" calcext:value-type="float">
            <text:p>04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飛</text:p>
          </table:table-cell>
          <table:table-cell/>
          <table:table-cell office:value-type="string" calcext:value-type="string">
            <text:p>FLY; le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5" calcext:value-type="float">
            <text:p>04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ight, avi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5" calcext:value-type="float">
            <text:p>04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rpla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5" calcext:value-type="float">
            <text:p>04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y; le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5" calcext:value-type="float">
            <text:p>04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y up, jump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5" calcext:value-type="float">
            <text:p>04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fly; make fly, shoo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6" calcext:value-type="float">
            <text:p>04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氏</text:p>
          </table:table-cell>
          <table:table-cell/>
          <table:table-cell office:value-type="string" calcext:value-type="string">
            <text:p>&lt;sup&gt;1&lt;/sup&gt; FAMILY, clan; surname&lt;br&gt;</text:p>
            <text:p>&lt;sup&gt;2&lt;/sup&gt; COURTESY TI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6" calcext:value-type="float">
            <text:p>04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ji, the Minamoto family/c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6" calcext:value-type="float">
            <text:p>04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telary deity, patron sa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6" calcext:value-type="float">
            <text:p>04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full) n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6" calcext:value-type="float">
            <text:p>04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late Mr. Kawad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6" calcext:value-type="float">
            <text:p>04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aid person, he/sh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7" calcext:value-type="float">
            <text:p>04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民</text:p>
          </table:table-cell>
          <table:table-cell/>
          <table:table-cell office:value-type="string" calcext:value-type="string">
            <text:p>PEOPLE, nation, r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7" calcext:value-type="float">
            <text:p>04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tizens, towns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7" calcext:value-type="float">
            <text:p>04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ople, nation; the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7" calcext:value-type="float">
            <text:p>04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lkcra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7" calcext:value-type="float">
            <text:p>04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citizens; private, unoffic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7" calcext:value-type="float">
            <text:p>04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free peo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8" calcext:value-type="float">
            <text:p>04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紙</text:p>
          </table:table-cell>
          <table:table-cell/>
          <table:table-cell office:value-type="string" calcext:value-type="string">
            <text:p>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8" calcext:value-type="float">
            <text:p>04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 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8" calcext:value-type="float">
            <text:p>04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nk form, station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8" calcext:value-type="float">
            <text:p>04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ily newspa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8" calcext:value-type="float">
            <text:p>04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8" calcext:value-type="float">
            <text:p>04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apping pap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79" calcext:value-type="float">
            <text:p>04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低</text:p>
          </table:table-cell>
          <table:table-cell/>
          <table:table-cell office:value-type="string" calcext:value-type="string">
            <text:p>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9" calcext:value-type="float">
            <text:p>04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, sink, lower, go do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9" calcext:value-type="float">
            <text:p>04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w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9" calcext:value-type="float">
            <text:p>04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w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9" calcext:value-type="float">
            <text:p>04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w, short [stature]; hum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79" calcext:value-type="float">
            <text:p>04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wer; bring dow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0" calcext:value-type="float">
            <text:p>04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抵</text:p>
          </table:table-cell>
          <table:table-cell/>
          <table:table-cell office:value-type="string" calcext:value-type="string">
            <text:p>RESIST, stand up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0" calcext:value-type="float">
            <text:p>04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rtgage, secur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0" calcext:value-type="float">
            <text:p>04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erally, mostly, for the most pa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1" calcext:value-type="float">
            <text:p>04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邸</text:p>
          </table:table-cell>
          <table:table-cell/>
          <table:table-cell office:value-type="string" calcext:value-type="string">
            <text:p>STATELY RES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1" calcext:value-type="float">
            <text:p>04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ial res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1" calcext:value-type="float">
            <text:p>04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ial res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1" calcext:value-type="float">
            <text:p>04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res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1" calcext:value-type="float">
            <text:p>04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lla, country res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1" calcext:value-type="float">
            <text:p>04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r. Yamamoto’s reside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2" calcext:value-type="float">
            <text:p>04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底</text:p>
          </table:table-cell>
          <table:table-cell/>
          <table:table-cell office:value-type="string" calcext:value-type="string">
            <text:p>BOTTOM, b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2" calcext:value-type="float">
            <text:p>04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 bott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2" calcext:value-type="float">
            <text:p>04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ot, basis, found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2" calcext:value-type="float">
            <text:p>04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om the bottom of one’s he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2" calcext:value-type="float">
            <text:p>04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verb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2" calcext:value-type="float">
            <text:p>04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ck botto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3" calcext:value-type="float">
            <text:p>04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巨</text:p>
          </table:table-cell>
          <table:table-cell/>
          <table:table-cell office:value-type="string" calcext:value-type="string">
            <text:p>GI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3" calcext:value-type="float">
            <text:p>04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ant; great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3" calcext:value-type="float">
            <text:p>04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ge, gigantic, enorm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3" calcext:value-type="float">
            <text:p>04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cro-molecu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3" calcext:value-type="float">
            <text:p>04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gantic fig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3" calcext:value-type="float">
            <text:p>04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gali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4" calcext:value-type="float">
            <text:p>04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臣</text:p>
          </table:table-cell>
          <table:table-cell/>
          <table:table-cell office:value-type="string" calcext:value-type="string">
            <text:p>RETAI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4" calcext:value-type="float">
            <text:p>04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tainer, subject, vass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4" calcext:value-type="float">
            <text:p>04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tainer, vass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4" calcext:value-type="float">
            <text:p>04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jec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4" calcext:value-type="float">
            <text:p>04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ster (of stat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4" calcext:value-type="float">
            <text:p>04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ster of Land, Infrastructure, and Touris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5" calcext:value-type="float">
            <text:p>04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基</text:p>
          </table:table-cell>
          <table:table-cell/>
          <table:table-cell office:value-type="string" calcext:value-type="string">
            <text:p>BASE, found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5" calcext:value-type="float">
            <text:p>04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e, basis, foundation; [math] b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5" calcext:value-type="float">
            <text:p>04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5" calcext:value-type="float">
            <text:p>04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is, found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5" calcext:value-type="float">
            <text:p>04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ed on dat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5" calcext:value-type="float">
            <text:p>04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ased 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6" calcext:value-type="float">
            <text:p>04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期</text:p>
          </table:table-cell>
          <table:table-cell/>
          <table:table-cell office:value-type="string" calcext:value-type="string">
            <text:p>&lt;sup&gt;1&lt;/sup&gt; TERM, period&lt;br&gt;</text:p>
            <text:p>&lt;sup&gt;2&lt;/sup&gt; EXPECT, anticip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6" calcext:value-type="float">
            <text:p>04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rm, peri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6" calcext:value-type="float">
            <text:p>04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 te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6" calcext:value-type="float">
            <text:p>04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sea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6" calcext:value-type="float">
            <text:p>04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 limit, te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6" calcext:value-type="float">
            <text:p>04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ect, anticipate, hop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7" calcext:value-type="float">
            <text:p>04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毛</text:p>
          </table:table-cell>
          <table:table-cell/>
          <table:table-cell office:value-type="string" calcext:value-type="string">
            <text:p>HAI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7" calcext:value-type="float">
            <text:p>04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n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7" calcext:value-type="float">
            <text:p>04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athers, plumage, do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7" calcext:value-type="float">
            <text:p>04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w w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7" calcext:value-type="float">
            <text:p>04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ren; infert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7" calcext:value-type="float">
            <text:p>04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olen yarn, woo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8" calcext:value-type="float">
            <text:p>04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尾</text:p>
          </table:table-cell>
          <table:table-cell/>
          <table:table-cell office:value-type="string" calcext:value-type="string">
            <text:p>TA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8" calcext:value-type="float">
            <text:p>04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il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8" calcext:value-type="float">
            <text:p>04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llowing, shadow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8" calcext:value-type="float">
            <text:p>04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d, cl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8" calcext:value-type="float">
            <text:p>04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 en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8" calcext:value-type="float">
            <text:p>04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ve a trai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89" calcext:value-type="float">
            <text:p>04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育</text:p>
          </table:table-cell>
          <table:table-cell/>
          <table:table-cell office:value-type="string" calcext:value-type="string">
            <text:p>RA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9" calcext:value-type="float">
            <text:p>04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ysical training [education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9" calcext:value-type="float">
            <text:p>04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, devel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9" calcext:value-type="float">
            <text:p>04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rought up; g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9" calcext:value-type="float">
            <text:p>04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ng up, raise; cultiv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89" calcext:value-type="float">
            <text:p>04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ng up, rai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0" calcext:value-type="float">
            <text:p>04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羊</text:p>
          </table:table-cell>
          <table:table-cell/>
          <table:table-cell office:value-type="string" calcext:value-type="string">
            <text:p>SHEEP, go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0" calcext:value-type="float">
            <text:p>04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tt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0" calcext:value-type="float">
            <text:p>04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0" calcext:value-type="float">
            <text:p>04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mb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0" calcext:value-type="float">
            <text:p>04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nt shee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1" calcext:value-type="float">
            <text:p>04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洋</text:p>
          </table:table-cell>
          <table:table-cell/>
          <table:table-cell office:value-type="string" calcext:value-type="string">
            <text:p>&lt;sup&gt;1&lt;/sup&gt; OCEAN&lt;br&gt;</text:p>
            <text:p>&lt;sup&gt;2&lt;/sup&gt; WESTERN, foreig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1" calcext:value-type="float">
            <text:p>04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ce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1" calcext:value-type="float">
            <text:p>04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ign film; Western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1" calcext:value-type="float">
            <text:p>04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stern [foreign] sty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1" calcext:value-type="float">
            <text:p>04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the W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1" calcext:value-type="float">
            <text:p>04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stern sty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2" calcext:value-type="float">
            <text:p>04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魚</text:p>
          </table:table-cell>
          <table:table-cell/>
          <table:table-cell office:value-type="string" calcext:value-type="string">
            <text:p>F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2" calcext:value-type="float">
            <text:p>04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sh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2" calcext:value-type="float">
            <text:p>04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f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2" calcext:value-type="float">
            <text:p>04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maid, mer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2" calcext:value-type="float">
            <text:p>04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sh mark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2" calcext:value-type="float">
            <text:p>04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sh shop; fishmong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3" calcext:value-type="float">
            <text:p>04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鮮</text:p>
          </table:table-cell>
          <table:table-cell/>
          <table:table-cell office:value-type="string" calcext:value-type="string">
            <text:p>&lt;sup&gt;1&lt;/sup&gt; FRESH&lt;br&gt;</text:p>
            <text:p>&lt;sup&gt;2&lt;/sup&gt; VIV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3" calcext:value-type="float">
            <text:p>04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degrees of) fresh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3" calcext:value-type="float">
            <text:p>04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e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3" calcext:value-type="float">
            <text:p>04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vid, clear; br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3" calcext:value-type="float">
            <text:p>04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vid, clear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493" calcext:value-type="float">
            <text:p>04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North) Korea [cf. 韓 0662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4" calcext:value-type="float">
            <text:p>04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蘇</text:p>
          </table:table-cell>
          <table:table-cell/>
          <table:table-cell office:value-type="string" calcext:value-type="string">
            <text:p>REV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4" calcext:value-type="float">
            <text:p>04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revived, be resuscitated, be resto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4" calcext:value-type="float">
            <text:p>04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revived, be resuscitated, be restor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5" calcext:value-type="float">
            <text:p>04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詳</text:p>
          </table:table-cell>
          <table:table-cell/>
          <table:table-cell office:value-type="string" calcext:value-type="string">
            <text:p>DETAIL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5" calcext:value-type="float">
            <text:p>04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tails, particul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5" calcext:value-type="float">
            <text:p>04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tailed; complete; knowledge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5" calcext:value-type="float">
            <text:p>04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tailed accou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6" calcext:value-type="float">
            <text:p>04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祥</text:p>
          </table:table-cell>
          <table:table-cell/>
          <table:table-cell office:value-type="string" calcext:value-type="string">
            <text:p>AUSPIC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6" calcext:value-type="float">
            <text:p>04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andal, inauspicious ev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6" calcext:value-type="float">
            <text:p>04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; appearance of auspicious om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7" calcext:value-type="float">
            <text:p>04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美</text:p>
          </table:table-cell>
          <table:table-cell/>
          <table:table-cell office:value-type="string" calcext:value-type="string">
            <text:p>BEAUTI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7" calcext:value-type="float">
            <text:p>04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autiful wom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7" calcext:value-type="float">
            <text:p>04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aut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7" calcext:value-type="float">
            <text:p>04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po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7" calcext:value-type="float">
            <text:p>04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auti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7" calcext:value-type="float">
            <text:p>04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licious, goo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8" calcext:value-type="float">
            <text:p>04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業</text:p>
          </table:table-cell>
          <table:table-cell/>
          <table:table-cell office:value-type="string" calcext:value-type="string">
            <text:p>&lt;sup&gt;1&lt;/sup&gt; WORK&lt;br&gt;</text:p>
            <text:p>&lt;sup&gt;2&lt;/sup&gt; BUSINESS&lt;br&gt;</text:p>
            <text:p>&lt;sup&gt;3&lt;/sup&gt; INDU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8" calcext:value-type="float">
            <text:p>04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 of 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8" calcext:value-type="float">
            <text:p>04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, ope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8" calcext:value-type="float">
            <text:p>04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taking, busi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8" calcext:value-type="float">
            <text:p>04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ustry, manufactur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8" calcext:value-type="float">
            <text:p>04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ust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99" calcext:value-type="float">
            <text:p>04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実</text:p>
          </table:table-cell>
          <table:table-cell/>
          <table:table-cell office:value-type="string" calcext:value-type="string">
            <text:p>&lt;sup&gt;1&lt;/sup&gt; REAL, actual, true&lt;br&gt;</text:p>
            <text:p>&lt;sup&gt;2&lt;/sup&gt; FRUIT, bear fru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9" calcext:value-type="float">
            <text:p>04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actical use, uti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9" calcext:value-type="float">
            <text:p>04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ct, re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9" calcext:value-type="float">
            <text:p>04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uly beautif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9" calcext:value-type="float">
            <text:p>04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ar fruit, rip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499" calcext:value-type="float">
            <text:p>04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ut, ber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0" calcext:value-type="float">
            <text:p>05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養</text:p>
          </table:table-cell>
          <table:table-cell/>
          <table:table-cell office:value-type="string" calcext:value-type="string">
            <text:p>FOSTER, cultivate, raise to matur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0" calcext:value-type="float">
            <text:p>05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ster, bring up, edu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0" calcext:value-type="float">
            <text:p>05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ster/adopted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0" calcext:value-type="float">
            <text:p>05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in, educate, bring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0" calcext:value-type="float">
            <text:p>05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t, recuperation, relax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0" calcext:value-type="float">
            <text:p>05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ster, raise; raise animal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1" calcext:value-type="float">
            <text:p>05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様</text:p>
          </table:table-cell>
          <table:table-cell/>
          <table:table-cell office:value-type="string" calcext:value-type="string">
            <text:p>&lt;sup&gt;1&lt;/sup&gt; MODE, manner, way (of doing), style&lt;br&gt;</text:p>
            <text:p>&lt;sup&gt;2&lt;/sup&gt; FORMAL TI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1" calcext:value-type="float">
            <text:p>05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de, manner; sty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1" calcext:value-type="float">
            <text:p>05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milarly, in the same 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1" calcext:value-type="float">
            <text:p>05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tuation, aspect; appearance; ind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1" calcext:value-type="float">
            <text:p>05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ition, state of affairs; s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1" calcext:value-type="float">
            <text:p>05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s./Mr. Tanak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2" calcext:value-type="float">
            <text:p>05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企</text:p>
          </table:table-cell>
          <table:table-cell/>
          <table:table-cell office:value-type="string" calcext:value-type="string">
            <text:p>SCHEME, project,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2" calcext:value-type="float">
            <text:p>05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n, scheme, int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2" calcext:value-type="float">
            <text:p>05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n, pro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2" calcext:value-type="float">
            <text:p>05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taking, enterprise; compa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2" calcext:value-type="float">
            <text:p>05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eme; undertake, attemp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2" calcext:value-type="float">
            <text:p>05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n/attempt a terrible cri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3" calcext:value-type="float">
            <text:p>05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曲</text:p>
          </table:table-cell>
          <table:table-cell/>
          <table:table-cell office:value-type="string" calcext:value-type="string">
            <text:p>&lt;sup&gt;1&lt;/sup&gt; MUSICAL COMPOSITION&lt;br&gt;</text:p>
            <text:p>&lt;sup&gt;2&lt;/sup&gt; CUR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3" calcext:value-type="float">
            <text:p>05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lody, t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3" calcext:value-type="float">
            <text:p>05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ellent piece of music, famous t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3" calcext:value-type="float">
            <text:p>05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3" calcext:value-type="float">
            <text:p>05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rve, curved l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3" calcext:value-type="float">
            <text:p>05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curve; warp; tu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4" calcext:value-type="float">
            <text:p>05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典</text:p>
          </table:table-cell>
          <table:table-cell/>
          <table:table-cell office:value-type="string" calcext:value-type="string">
            <text:p>&lt;sup&gt;1&lt;/sup&gt; STANDARD WORK&lt;br&gt;</text:p>
            <text:p>&lt;sup&gt;2&lt;/sup&gt; CANON, author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4" calcext:value-type="float">
            <text:p>05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cyclopedi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4" calcext:value-type="float">
            <text:p>05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nese character diction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4" calcext:value-type="float">
            <text:p>05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assics; old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4" calcext:value-type="float">
            <text:p>05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de of laws, stat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4" calcext:value-type="float">
            <text:p>05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thority, sour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5" calcext:value-type="float">
            <text:p>05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興</text:p>
          </table:table-cell>
          <table:table-cell/>
          <table:table-cell office:value-type="string" calcext:value-type="string">
            <text:p>&lt;sup&gt;1&lt;/sup&gt; RISE TO PROSPERITY, rouse up&lt;br&gt;</text:p>
            <text:p>&lt;sup&gt;2&lt;/sup&gt; AMUSEMENT, inte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5" calcext:value-type="float">
            <text:p>05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e, be in the ascendant; rouse, sti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5" calcext:value-type="float">
            <text:p>05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motion of indu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5" calcext:value-type="float">
            <text:p>05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country prosp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5" calcext:value-type="float">
            <text:p>05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5" calcext:value-type="float">
            <text:p>05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interesting, be fu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6" calcext:value-type="float">
            <text:p>05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輿</text:p>
          </table:table-cell>
          <table:table-cell/>
          <table:table-cell office:value-type="string" calcext:value-type="string">
            <text:p>PALANQUIN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506" calcext:value-type="float">
            <text:p>05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lanquin shrine carried in festivals [cf. 御 0862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6" calcext:value-type="float">
            <text:p>05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dal procession; bride’s marriage into the groom’s ho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7" calcext:value-type="float">
            <text:p>05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竜</text:p>
          </table:table-cell>
          <table:table-cell/>
          <table:table-cell office:value-type="string" calcext:value-type="string">
            <text:p>DRAG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7" calcext:value-type="float">
            <text:p>05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gon god, dragon 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7" calcext:value-type="float">
            <text:p>05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7" calcext:value-type="float">
            <text:p>05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yoanji [Zen temple in Kyoto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7" calcext:value-type="float">
            <text:p>05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rnad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8" calcext:value-type="float">
            <text:p>05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滝</text:p>
          </table:table-cell>
          <table:table-cell/>
          <table:table-cell office:value-type="string" calcext:value-type="string">
            <text:p>WATERF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8" calcext:value-type="float">
            <text:p>05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pi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8" calcext:value-type="float">
            <text:p>05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agara Fall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09" calcext:value-type="float">
            <text:p>05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籠</text:p>
          </table:table-cell>
          <table:table-cell/>
          <table:table-cell office:value-type="string" calcext:value-type="string">
            <text:p>BASKET, confine (oneself)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9" calcext:value-type="float">
            <text:p>05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ing in seclusion, retir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9" calcext:value-type="float">
            <text:p>05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rden lantern; hanging lante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9" calcext:value-type="float">
            <text:p>05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rd c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9" calcext:value-type="float">
            <text:p>05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confined in, seclude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09" calcext:value-type="float">
            <text:p>05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shut-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0" calcext:value-type="float">
            <text:p>05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辰</text:p>
          </table:table-cell>
          <table:table-cell/>
          <table:table-cell office:value-type="string" calcext:value-type="string">
            <text:p>(sign of) THE DRAG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0" calcext:value-type="float">
            <text:p>05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ar of the Drag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1" calcext:value-type="float">
            <text:p>05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農</text:p>
          </table:table-cell>
          <table:table-cell/>
          <table:table-cell office:value-type="string" calcext:value-type="string">
            <text:p>FARM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1" calcext:value-type="float">
            <text:p>05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icul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1" calcext:value-type="float">
            <text:p>05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rmhouse, farm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1" calcext:value-type="float">
            <text:p>05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 culti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1" calcext:value-type="float">
            <text:p>05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riors, farmers, artisans, and tradesmen [the four classes of Edo-era Japan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2" calcext:value-type="float">
            <text:p>05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濃</text:p>
          </table:table-cell>
          <table:table-cell/>
          <table:table-cell office:value-type="string" calcext:value-type="string">
            <text:p>THICK, concentra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2" calcext:value-type="float">
            <text:p>05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n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2" calcext:value-type="float">
            <text:p>05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entrate, conde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2" calcext:value-type="float">
            <text:p>05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pth (of color); thickness, strength [as of coffe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2" calcext:value-type="float">
            <text:p>05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ck so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2" calcext:value-type="float">
            <text:p>05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asy, oi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3" calcext:value-type="float">
            <text:p>05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豊</text:p>
          </table:table-cell>
          <table:table-cell/>
          <table:table-cell office:value-type="string" calcext:value-type="string">
            <text:p>ABUND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3" calcext:value-type="float">
            <text:p>05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undance of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3" calcext:value-type="float">
            <text:p>05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ump, corpul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3" calcext:value-type="float">
            <text:p>05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undant harv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3" calcext:value-type="float">
            <text:p>05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uitful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3" calcext:value-type="float">
            <text:p>05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h count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4" calcext:value-type="float">
            <text:p>05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吉</text:p>
          </table:table-cell>
          <table:table-cell/>
          <table:table-cell office:value-type="string" calcext:value-type="string">
            <text:p>LUCK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4" calcext:value-type="float">
            <text:p>05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ucky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4" calcext:value-type="float">
            <text:p>05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spicious ev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4" calcext:value-type="float">
            <text:p>05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spicious om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4" calcext:value-type="float">
            <text:p>05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or ill luck, fort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4" calcext:value-type="float">
            <text:p>05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oshida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5" calcext:value-type="float">
            <text:p>05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詰</text:p>
          </table:table-cell>
          <table:table-cell/>
          <table:table-cell office:value-type="string" calcext:value-type="string">
            <text:p>&lt;sup&gt;1&lt;/sup&gt; STUFF&lt;br&gt;</text:p>
            <text:p>&lt;sup&gt;2&lt;/sup&gt; REPRIM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5" calcext:value-type="float">
            <text:p>05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ff, fill, cra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5" calcext:value-type="float">
            <text:p>05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ze at, watch inten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5" calcext:value-type="float">
            <text:p>05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stuffed; be clogg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5" calcext:value-type="float">
            <text:p>05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trained feeling, awkward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5" calcext:value-type="float">
            <text:p>05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oss-examine, question close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6" calcext:value-type="float">
            <text:p>05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結</text:p>
          </table:table-cell>
          <table:table-cell/>
          <table:table-cell office:value-type="string" calcext:value-type="string">
            <text:p>&lt;sup&gt;1&lt;/sup&gt; TIE&lt;br&gt;</text:p>
            <text:p>&lt;sup&gt;2&lt;/sup&gt; CONCLU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6" calcext:value-type="float">
            <text:p>05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ty, un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6" calcext:value-type="float">
            <text:p>05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e (up), b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6" calcext:value-type="float">
            <text:p>05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ess/do one’s hai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6" calcext:value-type="float">
            <text:p>05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lusion, concluding remar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6" calcext:value-type="float">
            <text:p>05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fter all, finally, in conclus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7" calcext:value-type="float">
            <text:p>05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投</text:p>
          </table:table-cell>
          <table:table-cell/>
          <table:table-cell office:value-type="string" calcext:value-type="string">
            <text:p>&lt;sup&gt;1&lt;/sup&gt; THROW&lt;br&gt;</text:p>
            <text:p>&lt;sup&gt;2&lt;/sup&gt; SEND IN (to), sub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7" calcext:value-type="float">
            <text:p>05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owing ston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7" calcext:value-type="float">
            <text:p>05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tc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7" calcext:value-type="float">
            <text:p>05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ow, cast, pitch; aband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7" calcext:value-type="float">
            <text:p>05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tribution, letter (from a reade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7" calcext:value-type="float">
            <text:p>05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ow, cast, pitch; send in/to; join; inv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8" calcext:value-type="float">
            <text:p>05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役</text:p>
          </table:table-cell>
          <table:table-cell/>
          <table:table-cell office:value-type="string" calcext:value-type="string">
            <text:p>SERVICE, duty, office(r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8" calcext:value-type="float">
            <text:p>05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[government] off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8" calcext:value-type="float">
            <text:p>05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er, leader, direc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8" calcext:value-type="float">
            <text:p>05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or, act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8" calcext:value-type="float">
            <text:p>05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igning parts; part, role, du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8" calcext:value-type="float">
            <text:p>05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useful, be helpfu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19" calcext:value-type="float">
            <text:p>05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没</text:p>
          </table:table-cell>
          <table:table-cell/>
          <table:table-cell office:value-type="string" calcext:value-type="string">
            <text:p>SINK, fall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9" calcext:value-type="float">
            <text:p>05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nk, submer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9" calcext:value-type="float">
            <text:p>05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s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9" calcext:value-type="float">
            <text:p>05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absorbed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9" calcext:value-type="float">
            <text:p>05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immersed/absorbed in (one’s work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19" calcext:value-type="float">
            <text:p>05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killed in battle/ac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0" calcext:value-type="float">
            <text:p>05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設</text:p>
          </table:table-cell>
          <table:table-cell/>
          <table:table-cell office:value-type="string" calcext:value-type="string">
            <text:p>SET UP, estab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0" calcext:value-type="float">
            <text:p>05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stablish, found, set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0" calcext:value-type="float">
            <text:p>05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stablish, creation, setting up; set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0" calcext:value-type="float">
            <text:p>05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0" calcext:value-type="float">
            <text:p>05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se a ques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0" calcext:value-type="float">
            <text:p>05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up, establis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1" calcext:value-type="float">
            <text:p>05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段</text:p>
          </table:table-cell>
          <table:table-cell/>
          <table:table-cell office:value-type="string" calcext:value-type="string">
            <text:p>STEP, st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1" calcext:value-type="float">
            <text:p>05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ne step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1" calcext:value-type="float">
            <text:p>05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fth grade (in karat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1" calcext:value-type="float">
            <text:p>05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rraced field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1" calcext:value-type="float">
            <text:p>05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gram, plan, step, course of a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1" calcext:value-type="float">
            <text:p>05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ns, way, ste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2" calcext:value-type="float">
            <text:p>05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殺</text:p>
          </table:table-cell>
          <table:table-cell/>
          <table:table-cell office:value-type="string" calcext:value-type="string">
            <text:p>K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2" calcext:value-type="float">
            <text:p>05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rder, homic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2" calcext:value-type="float">
            <text:p>05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ic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2" calcext:value-type="float">
            <text:p>05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rder, killing, assassi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2" calcext:value-type="float">
            <text:p>05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ll, mu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2" calcext:value-type="float">
            <text:p>05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rder, murder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3" calcext:value-type="float">
            <text:p>05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刹</text:p>
          </table:table-cell>
          <table:table-cell/>
          <table:table-cell office:value-type="string" calcext:value-type="string">
            <text:p>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3" calcext:value-type="float">
            <text:p>05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ous te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3" calcext:value-type="float">
            <text:p>05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storic tem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4" calcext:value-type="float">
            <text:p>05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刈</text:p>
          </table:table-cell>
          <table:table-cell/>
          <table:table-cell office:value-type="string" calcext:value-type="string">
            <text:p>CLIP, cr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4" calcext:value-type="float">
            <text:p>05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u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4" calcext:value-type="float">
            <text:p>05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w, cut down, reap, harves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4" calcext:value-type="float">
            <text:p>05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ear she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4" calcext:value-type="float">
            <text:p>05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wing, m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4" calcext:value-type="float">
            <text:p>05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v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5" calcext:value-type="float">
            <text:p>05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絵</text:p>
          </table:table-cell>
          <table:table-cell/>
          <table:table-cell office:value-type="string" calcext:value-type="string">
            <text:p>PICTURE,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5" calcext:value-type="float">
            <text:p>05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ctures, paintings, draw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5" calcext:value-type="float">
            <text:p>05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cture boo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5" calcext:value-type="float">
            <text:p>05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cture scro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5" calcext:value-type="float">
            <text:p>05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assical Japanese decorative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5" calcext:value-type="float">
            <text:p>05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il paint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6" calcext:value-type="float">
            <text:p>05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給</text:p>
          </table:table-cell>
          <table:table-cell/>
          <table:table-cell office:value-type="string" calcext:value-type="string">
            <text:p>&lt;sup&gt;1&lt;/sup&gt; SUPPLY&lt;br&gt;</text:p>
            <text:p>&lt;sup&gt;2&lt;/sup&gt; P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6" calcext:value-type="float">
            <text:p>05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pply of 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6" calcext:value-type="float">
            <text:p>05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f-supply, self-supp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6" calcext:value-type="float">
            <text:p>05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vision, supply; gr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6" calcext:value-type="float">
            <text:p>05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thly pay [salary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6" calcext:value-type="float">
            <text:p>05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urly wa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7" calcext:value-type="float">
            <text:p>05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巴</text:p>
          </table:table-cell>
          <table:table-cell/>
          <table:table-cell office:value-type="string" calcext:value-type="string">
            <text:p>CIRCULAR COMMA PATTER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7" calcext:value-type="float">
            <text:p>05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lar pattern of three commas; three-sided fi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8" calcext:value-type="float">
            <text:p>05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色</text:p>
          </table:table-cell>
          <table:table-cell/>
          <table:table-cell office:value-type="string" calcext:value-type="string">
            <text:p>&lt;sup&gt;1&lt;/sup&gt; COLOR, character&lt;br&gt;</text:p>
            <text:p>&lt;sup&gt;2&lt;/sup&gt; ERO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8" calcext:value-type="float">
            <text:p>05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8" calcext:value-type="float">
            <text:p>05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lexion, counten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8" calcext:value-type="float">
            <text:p>05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acterist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8" calcext:value-type="float">
            <text:p>05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arious kids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8" calcext:value-type="float">
            <text:p>05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rotic, amorou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29" calcext:value-type="float">
            <text:p>05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声</text:p>
          </table:table-cell>
          <table:table-cell/>
          <table:table-cell office:value-type="string" calcext:value-type="string">
            <text:p>VO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9" calcext:value-type="float">
            <text:p>05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ne of voice, style; tone [in Chinese phonetics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9" calcext:value-type="float">
            <text:p>05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ice, s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9" calcext:value-type="float">
            <text:p>05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calization, utter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9" calcext:value-type="float">
            <text:p>05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la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29" calcext:value-type="float">
            <text:p>05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ice of the rea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0" calcext:value-type="float">
            <text:p>05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眉</text:p>
          </table:table-cell>
          <table:table-cell/>
          <table:table-cell office:value-type="string" calcext:value-type="string">
            <text:p>EYEB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0" calcext:value-type="float">
            <text:p>05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w, glabell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0" calcext:value-type="float">
            <text:p>05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brow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0" calcext:value-type="float">
            <text:p>05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nit one’s brows, frow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1" calcext:value-type="float">
            <text:p>05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里</text:p>
          </table:table-cell>
          <table:table-cell/>
          <table:table-cell office:value-type="string" calcext:value-type="string">
            <text:p>&lt;sup&gt;1&lt;/sup&gt; VILLAGE, countryside&lt;br&gt;</text:p>
            <text:p>&lt;sup&gt;2&lt;/sup&gt; LEAGUE, RI (about 3.9 kilometer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1" calcext:value-type="float">
            <text:p>05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llagers, country fol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1" calcext:value-type="float">
            <text:p>05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metown, birthpl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1" calcext:value-type="float">
            <text:p>05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mesick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1" calcext:value-type="float">
            <text:p>05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 ri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1" calcext:value-type="float">
            <text:p>05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1000 ri, a great dist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2" calcext:value-type="float">
            <text:p>05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理</text:p>
          </table:table-cell>
          <table:table-cell/>
          <table:table-cell office:value-type="string" calcext:value-type="string">
            <text:p>&lt;sup&gt;1&lt;/sup&gt; REASON, logic&lt;br&gt;</text:p>
            <text:p>&lt;sup&gt;2&lt;/sup&gt; BASIC PRINCIPLE, law&lt;br&gt;</text:p>
            <text:p>&lt;sup&gt;3&lt;/sup&gt; MANAGE, put in or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2" calcext:value-type="float">
            <text:p>05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tional, logical, reasona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2" calcext:value-type="float">
            <text:p>05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le, theo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2" calcext:value-type="float">
            <text:p>05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resentative, agent, prox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2" calcext:value-type="float">
            <text:p>05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 order, arrange; liquidate; retren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3" calcext:value-type="float">
            <text:p>05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埋</text:p>
          </table:table-cell>
          <table:table-cell/>
          <table:table-cell office:value-type="string" calcext:value-type="string">
            <text:p>BURY, be buri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3" calcext:value-type="float">
            <text:p>05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[lay] underg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3" calcext:value-type="float">
            <text:p>05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uried; fall into obliv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3" calcext:value-type="float">
            <text:p>05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ry in the g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3" calcext:value-type="float">
            <text:p>05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ing buried al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3" calcext:value-type="float">
            <text:p>05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laim, fill 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4" calcext:value-type="float">
            <text:p>05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野</text:p>
          </table:table-cell>
          <table:table-cell/>
          <table:table-cell office:value-type="string" calcext:value-type="string">
            <text:p>&lt;sup&gt;1&lt;/sup&gt; FIELD&lt;br&gt;</text:p>
            <text:p>&lt;sup&gt;2&lt;/sup&gt; WILD, rust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4" calcext:value-type="float">
            <text:p>05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in(s), open fie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4" calcext:value-type="float">
            <text:p>05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eld, sphere, ar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4" calcext:value-type="float">
            <text:p>05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4" calcext:value-type="float">
            <text:p>05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ld fowl, wild bi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4" calcext:value-type="float">
            <text:p>05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position par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5" calcext:value-type="float">
            <text:p>05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黒</text:p>
          </table:table-cell>
          <table:table-cell/>
          <table:table-cell office:value-type="string" calcext:value-type="string">
            <text:p>BL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5" calcext:value-type="float">
            <text:p>05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ck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5" calcext:value-type="float">
            <text:p>05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ck S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5" calcext:value-type="float">
            <text:p>05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c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5" calcext:value-type="float">
            <text:p>05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black, surpl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5" calcext:value-type="float">
            <text:p>05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ck and whit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6" calcext:value-type="float">
            <text:p>05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墨</text:p>
          </table:table-cell>
          <table:table-cell/>
          <table:table-cell office:value-type="string" calcext:value-type="string">
            <text:p>INDIA I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6" calcext:value-type="float">
            <text:p>05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a-ink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6" calcext:value-type="float">
            <text:p>05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a-ink col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6" calcext:value-type="float">
            <text:p>05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a-ink pain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6" calcext:value-type="float">
            <text:p>05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rtificate, authorization; paper bearing the signature of the shogun or feudal lo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7" calcext:value-type="float">
            <text:p>05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童</text:p>
          </table:table-cell>
          <table:table-cell/>
          <table:table-cell office:value-type="string" calcext:value-type="string">
            <text:p>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7" calcext:value-type="float">
            <text:p>05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d’s mind [heart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7" calcext:value-type="float">
            <text:p>05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by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7" calcext:value-type="float">
            <text:p>05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ursery tale, fairy ta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7" calcext:value-type="float">
            <text:p>05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7" calcext:value-type="float">
            <text:p>05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ildren’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8" calcext:value-type="float">
            <text:p>05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量</text:p>
          </table:table-cell>
          <table:table-cell/>
          <table:table-cell office:value-type="string" calcext:value-type="string">
            <text:p>QUANTITY, weigh(t), meas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8" calcext:value-type="float">
            <text:p>05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quantity, great 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8" calcext:value-type="float">
            <text:p>05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ss prod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8" calcext:value-type="float">
            <text:p>05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quantity, 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8" calcext:value-type="float">
            <text:p>05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quality before quant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8" calcext:value-type="float">
            <text:p>05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sure, weig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39" calcext:value-type="float">
            <text:p>05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重</text:p>
          </table:table-cell>
          <table:table-cell/>
          <table:table-cell office:value-type="string" calcext:value-type="string">
            <text:p>&lt;sup&gt;1&lt;/sup&gt; HEAVY&lt;br&gt;</text:p>
            <text:p>&lt;sup&gt;2&lt;/sup&gt; PILE ON TOP OF; layer, -ply; dupl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9" calcext:value-type="float">
            <text:p>05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9" calcext:value-type="float">
            <text:p>05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a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9" calcext:value-type="float">
            <text:p>05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vy, seri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9" calcext:value-type="float">
            <text:p>05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pile up; stack in lay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39" calcext:value-type="float">
            <text:p>05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ofold, two-p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0" calcext:value-type="float">
            <text:p>05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動</text:p>
          </table:table-cell>
          <table:table-cell/>
          <table:table-cell office:value-type="string" calcext:value-type="string">
            <text:p>MO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0" calcext:value-type="float">
            <text:p>05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move; operate; a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0" calcext:value-type="float">
            <text:p>05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mething heav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0" calcext:value-type="float">
            <text:p>05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im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0" calcext:value-type="float">
            <text:p>05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movable property, real est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0" calcext:value-type="float">
            <text:p>05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moved, be impress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1" calcext:value-type="float">
            <text:p>05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働</text:p>
          </table:table-cell>
          <table:table-cell/>
          <table:table-cell office:value-type="string" calcext:value-type="string">
            <text:p>W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1" calcext:value-type="float">
            <text:p>05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tual working hou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1" calcext:value-type="float">
            <text:p>05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, labor; operate, fun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1" calcext:value-type="float">
            <text:p>05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er, breadwi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1" calcext:value-type="float">
            <text:p>05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ing together; dual inco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2" calcext:value-type="float">
            <text:p>05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労</text:p>
          </table:table-cell>
          <table:table-cell/>
          <table:table-cell office:value-type="string" calcext:value-type="string">
            <text:p>LAB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2" calcext:value-type="float">
            <text:p>05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manual) labor, t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2" calcext:value-type="float">
            <text:p>05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bor un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2" calcext:value-type="float">
            <text:p>05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bor, work, t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2" calcext:value-type="float">
            <text:p>05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fficulties, hardships, lab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2" calcext:value-type="float">
            <text:p>05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es, worries, anxie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3" calcext:value-type="float">
            <text:p>05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協</text:p>
          </table:table-cell>
          <table:table-cell/>
          <table:table-cell office:value-type="string" calcext:value-type="string">
            <text:p>COOPE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3" calcext:value-type="float">
            <text:p>05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operate, collabo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3" calcext:value-type="float">
            <text:p>05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ociation, soc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3" calcext:value-type="float">
            <text:p>05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operation, harm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3" calcext:value-type="float">
            <text:p>05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icultural cooperat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3" calcext:value-type="float">
            <text:p>05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eement, pac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4" calcext:value-type="float">
            <text:p>05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種</text:p>
          </table:table-cell>
          <table:table-cell/>
          <table:table-cell office:value-type="string" calcext:value-type="string">
            <text:p>&lt;sup&gt;1&lt;/sup&gt; VARIETY, type&lt;br&gt;</text:p>
            <text:p>&lt;sup&gt;2&lt;/sup&gt; SE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4" calcext:value-type="float">
            <text:p>05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d, sort, spec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4" calcext:value-type="float">
            <text:p>05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kind of, a sort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4" calcext:value-type="float">
            <text:p>05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s kind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4" calcext:value-type="float">
            <text:p>05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ed, p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4" calcext:value-type="float">
            <text:p>05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rce of convers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5" calcext:value-type="float">
            <text:p>05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亜</text:p>
          </table:table-cell>
          <table:table-cell/>
          <table:table-cell office:value-type="string" calcext:value-type="string">
            <text:p>&lt;sup&gt;1&lt;/sup&gt; SUB-&lt;br&gt;</text:p>
            <text:p>&lt;sup&gt;2&lt;/sup&gt; PHONETIC [a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5" calcext:value-type="float">
            <text:p>05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spec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5" calcext:value-type="float">
            <text:p>05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i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5" calcext:value-type="float">
            <text:p>05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Asi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6" calcext:value-type="float">
            <text:p>05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悪</text:p>
          </table:table-cell>
          <table:table-cell/>
          <table:table-cell office:value-type="string" calcext:value-type="string">
            <text:p>B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6" calcext:value-type="float">
            <text:p>05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sen, deterio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6" calcext:value-type="float">
            <text:p>05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d ter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6" calcext:value-type="float">
            <text:p>05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wor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6" calcext:value-type="float">
            <text:p>05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d/evil de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6" calcext:value-type="float">
            <text:p>05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ander, abuse, foul langua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7" calcext:value-type="float">
            <text:p>05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要</text:p>
          </table:table-cell>
          <table:table-cell/>
          <table:table-cell office:value-type="string" calcext:value-type="string">
            <text:p>&lt;sup&gt;1&lt;/sup&gt; IMPORTANT, essential&lt;br&gt;</text:p>
            <text:p>&lt;sup&gt;2&lt;/sup&gt; SUMMARIZE&lt;br&gt;</text:p>
            <text:p>&lt;sup&gt;3&lt;/sup&gt; REQUIRE, requi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7" calcext:value-type="float">
            <text:p>05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essential) element, constituent, fac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7" calcext:value-type="float">
            <text:p>05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rtant, essential, princip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7" calcext:value-type="float">
            <text:p>05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ystone, cornersto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7" calcext:value-type="float">
            <text:p>05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a word, in sh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7" calcext:value-type="float">
            <text:p>05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 need/want money; It takes mone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8" calcext:value-type="float">
            <text:p>05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価</text:p>
          </table:table-cell>
          <table:table-cell/>
          <table:table-cell office:value-type="string" calcext:value-type="string">
            <text:p>&lt;sup&gt;1&lt;/sup&gt; PRICE&lt;br&gt;</text:p>
            <text:p>&lt;sup&gt;2&lt;/sup&gt; VAL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8" calcext:value-type="float">
            <text:p>05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ces (of commoditie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8" calcext:value-type="float">
            <text:p>05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ensive, high-pric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8" calcext:value-type="float">
            <text:p>05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ce of <text:s/>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8" calcext:value-type="float">
            <text:p>05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utation, f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8" calcext:value-type="float">
            <text:p>05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celess, invaluab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49" calcext:value-type="float">
            <text:p>05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必</text:p>
          </table:table-cell>
          <table:table-cell/>
          <table:table-cell office:value-type="string" calcext:value-type="string">
            <text:p>WITHOUT FAIL, mu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9" calcext:value-type="float">
            <text:p>05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ed, necess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9" calcext:value-type="float">
            <text:p>05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evitable, necess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9" calcext:value-type="float">
            <text:p>05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quired rea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9" calcext:value-type="float">
            <text:p>05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hout fail, certainly, necessari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49" calcext:value-type="float">
            <text:p>05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always, not al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0" calcext:value-type="float">
            <text:p>05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証</text:p>
          </table:table-cell>
          <table:table-cell/>
          <table:table-cell office:value-type="string" calcext:value-type="string">
            <text:p>&lt;sup&gt;1&lt;/sup&gt; PROVE; guarantee&lt;br&gt;</text:p>
            <text:p>&lt;sup&gt;2&lt;/sup&gt; CERTIF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0" calcext:value-type="float">
            <text:p>05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of, evidence, ver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0" calcext:value-type="float">
            <text:p>05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stimony, verbal ev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0" calcext:value-type="float">
            <text:p>05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tness, attes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0" calcext:value-type="float">
            <text:p>05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und, deed; certif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0" calcext:value-type="float">
            <text:p>05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mbership car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1" calcext:value-type="float">
            <text:p>05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歪</text:p>
          </table:table-cell>
          <table:table-cell/>
          <table:table-cell office:value-type="string" calcext:value-type="string">
            <text:p>DISTORT, st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1" calcext:value-type="float">
            <text:p>05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tor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1" calcext:value-type="float">
            <text:p>05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1" calcext:value-type="float">
            <text:p>05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warp, distort, bend, st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1" calcext:value-type="float">
            <text:p>05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distort, bend, war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1" calcext:value-type="float">
            <text:p>05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 war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2" calcext:value-type="float">
            <text:p>05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否</text:p>
          </table:table-cell>
          <table:table-cell/>
          <table:table-cell office:value-type="string" calcext:value-type="string">
            <text:p>&lt;sup&gt;1&lt;/sup&gt; SAY NO&lt;br&gt;</text:p>
            <text:p>&lt;sup&gt;2&lt;/sup&gt; OR N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2" calcext:value-type="float">
            <text:p>05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ny, neg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2" calcext:value-type="float">
            <text:p>05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jection, voting down, neg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2" calcext:value-type="float">
            <text:p>05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or bad, qu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2" calcext:value-type="float">
            <text:p>05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 and wrong, justice; propr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2" calcext:value-type="float">
            <text:p>05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 sooner than ...; (whether) ... or no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3" calcext:value-type="float">
            <text:p>05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処</text:p>
          </table:table-cell>
          <table:table-cell/>
          <table:table-cell office:value-type="string" calcext:value-type="string">
            <text:p>DEAL WITH, dispos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3" calcext:value-type="float">
            <text:p>05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age, deal with, dispose of; process, tr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3" calcext:value-type="float">
            <text:p>05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posal, measure; punish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3" calcext:value-type="float">
            <text:p>05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al with; dispose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3" calcext:value-type="float">
            <text:p>05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rgin, maid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4" calcext:value-type="float">
            <text:p>05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拠</text:p>
          </table:table-cell>
          <table:table-cell/>
          <table:table-cell office:value-type="string" calcext:value-type="string">
            <text:p>GROUNDS, bas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4" calcext:value-type="float">
            <text:p>05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ongpoint, b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4" calcext:value-type="float">
            <text:p>05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unds, basis, author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4" calcext:value-type="float">
            <text:p>05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e, stronghold, headquar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4" calcext:value-type="float">
            <text:p>05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of, evi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4" calcext:value-type="float">
            <text:p>05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thor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5" calcext:value-type="float">
            <text:p>05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計</text:p>
          </table:table-cell>
          <table:table-cell/>
          <table:table-cell office:value-type="string" calcext:value-type="string">
            <text:p>&lt;sup&gt;1&lt;/sup&gt; PLAN&lt;br&gt;</text:p>
            <text:p>&lt;sup&gt;2&lt;/sup&gt; COMPUTE, calcul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5" calcext:value-type="float">
            <text:p>05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n, pro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5" calcext:value-type="float">
            <text:p>05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sign,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5" calcext:value-type="float">
            <text:p>05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ount, finance, bi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5" calcext:value-type="float">
            <text:p>05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m total, to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5" calcext:value-type="float">
            <text:p>05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ck, watc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6" calcext:value-type="float">
            <text:p>05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針</text:p>
          </table:table-cell>
          <table:table-cell/>
          <table:table-cell office:value-type="string" calcext:value-type="string">
            <text:p>NEED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6" calcext:value-type="float">
            <text:p>05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ng [minute] h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6" calcext:value-type="float">
            <text:p>05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rse, policy, pl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6" calcext:value-type="float">
            <text:p>05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6" calcext:value-type="float">
            <text:p>05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 of a need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7" calcext:value-type="float">
            <text:p>05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総</text:p>
          </table:table-cell>
          <table:table-cell/>
          <table:table-cell office:value-type="string" calcext:value-type="string">
            <text:p>&lt;sup&gt;1&lt;/sup&gt; WHOLE, total&lt;br&gt;</text:p>
            <text:p>&lt;sup&gt;2&lt;/sup&gt; GENER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7" calcext:value-type="float">
            <text:p>05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tal, sum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7" calcext:value-type="float">
            <text:p>05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ynthesize, integ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7" calcext:value-type="float">
            <text:p>05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ss weight/volu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7" calcext:value-type="float">
            <text:p>05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eral mee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7" calcext:value-type="float">
            <text:p>05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me minis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8" calcext:value-type="float">
            <text:p>05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窓</text:p>
          </table:table-cell>
          <table:table-cell/>
          <table:table-cell office:value-type="string" calcext:value-type="string">
            <text:p>WIND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8" calcext:value-type="float">
            <text:p>05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side the wind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8" calcext:value-type="float">
            <text:p>05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 wind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8" calcext:value-type="float">
            <text:p>05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dowpa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8" calcext:value-type="float">
            <text:p>05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uble wind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8" calcext:value-type="float">
            <text:p>05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ller window, counter; teller, contac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59" calcext:value-type="float">
            <text:p>05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矢</text:p>
          </table:table-cell>
          <table:table-cell/>
          <table:table-cell office:value-type="string" calcext:value-type="string">
            <text:p>AR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9" calcext:value-type="float">
            <text:p>05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w and ar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9" calcext:value-type="float">
            <text:p>05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row [mark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9" calcext:value-type="float">
            <text:p>05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rowhe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9" calcext:value-type="float">
            <text:p>05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isoned arrow/d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59" calcext:value-type="float">
            <text:p>05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ano [surnam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0" calcext:value-type="float">
            <text:p>05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知</text:p>
          </table:table-cell>
          <table:table-cell/>
          <table:table-cell office:value-type="string" calcext:value-type="string">
            <text:p>KN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0" calcext:value-type="float">
            <text:p>05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now, be aware of; perce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0" calcext:value-type="float">
            <text:p>05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llectual, men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0" calcext:value-type="float">
            <text:p>05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nown to 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0" calcext:value-type="float">
            <text:p>05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ify, in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0" calcext:value-type="float">
            <text:p>05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quaint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1" calcext:value-type="float">
            <text:p>05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医</text:p>
          </table:table-cell>
          <table:table-cell/>
          <table:table-cell office:value-type="string" calcext:value-type="string">
            <text:p>&lt;sup&gt;1&lt;/sup&gt; MEDICINE&lt;br&gt;</text:p>
            <text:p>&lt;sup&gt;2&lt;/sup&gt; DOC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1" calcext:value-type="float">
            <text:p>05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cal science, medic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1" calcext:value-type="float">
            <text:p>05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cal colle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1" calcext:value-type="float">
            <text:p>05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cine, dru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1" calcext:value-type="float">
            <text:p>05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armaceuticals, medicin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1" calcext:value-type="float">
            <text:p>05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ct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2" calcext:value-type="float">
            <text:p>05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短</text:p>
          </table:table-cell>
          <table:table-cell/>
          <table:table-cell office:value-type="string" calcext:value-type="string">
            <text:p>SH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2" calcext:value-type="float">
            <text:p>05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g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2" calcext:value-type="float">
            <text:p>05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 te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2" calcext:value-type="float">
            <text:p>05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 tem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2" calcext:value-type="float">
            <text:p>05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coming, def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2" calcext:value-type="float">
            <text:p>05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3" calcext:value-type="float">
            <text:p>05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失</text:p>
          </table:table-cell>
          <table:table-cell/>
          <table:table-cell office:value-type="string" calcext:value-type="string">
            <text:p>&lt;sup&gt;1&lt;/sup&gt; LOSE&lt;br&gt;</text:p>
            <text:p>&lt;sup&gt;2&lt;/sup&gt; SL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3" calcext:value-type="float">
            <text:p>05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se one’s job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3" calcext:value-type="float">
            <text:p>05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se, mi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3" calcext:value-type="float">
            <text:p>05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se sight 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3" calcext:value-type="float">
            <text:p>05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ip of the tongu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3" calcext:value-type="float">
            <text:p>05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deness; bad manners; Excuse 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4" calcext:value-type="float">
            <text:p>05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鉄</text:p>
          </table:table-cell>
          <table:table-cell/>
          <table:table-cell office:value-type="string" calcext:value-type="string">
            <text:p>IR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4" calcext:value-type="float">
            <text:p>05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ronworker; blacksm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4" calcext:value-type="float">
            <text:p>05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eel/iron fr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4" calcext:value-type="float">
            <text:p>05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l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4" calcext:value-type="float">
            <text:p>05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4" calcext:value-type="float">
            <text:p>05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ron curta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5" calcext:value-type="float">
            <text:p>05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夫</text:p>
          </table:table-cell>
          <table:table-cell/>
          <table:table-cell office:value-type="string" calcext:value-type="string">
            <text:p>&lt;sup&gt;1&lt;/sup&gt; HUSBAND&lt;br&gt;</text:p>
            <text:p>&lt;sup&gt;2&lt;/sup&gt; MALE LABOR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5" calcext:value-type="float">
            <text:p>05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 behalf of my husb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5" calcext:value-type="float">
            <text:p>05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-husb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5" calcext:value-type="float">
            <text:p>05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fe, married lady, Mrs.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5" calcext:value-type="float">
            <text:p>05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asant, plow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5" calcext:value-type="float">
            <text:p>05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il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6" calcext:value-type="float">
            <text:p>05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朱</text:p>
          </table:table-cell>
          <table:table-cell/>
          <table:table-cell office:value-type="string" calcext:value-type="string">
            <text:p>VERMIL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6" calcext:value-type="float">
            <text:p>05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milion, Chinese 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6" calcext:value-type="float">
            <text:p>05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d ink p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6" calcext:value-type="float">
            <text:p>05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ushed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6" calcext:value-type="float">
            <text:p>05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te in r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7" calcext:value-type="float">
            <text:p>05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株</text:p>
          </table:table-cell>
          <table:table-cell/>
          <table:table-cell office:value-type="string" calcext:value-type="string">
            <text:p>STOCK, stub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7" calcext:value-type="float">
            <text:p>05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are [stock] certific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7" calcext:value-type="float">
            <text:p>05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ckhol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7" calcext:value-type="float">
            <text:p>05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ck pr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7" calcext:value-type="float">
            <text:p>05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oint stock corpo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7" calcext:value-type="float">
            <text:p>05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m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8" calcext:value-type="float">
            <text:p>05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族</text:p>
          </table:table-cell>
          <table:table-cell/>
          <table:table-cell office:value-type="string" calcext:value-type="string">
            <text:p>FAMILY, trib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8" calcext:value-type="float">
            <text:p>05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ily, househ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8" calcext:value-type="float">
            <text:p>05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lative(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8" calcext:value-type="float">
            <text:p>05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ce, people, n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8" calcext:value-type="float">
            <text:p>05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Ainu (peopl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8" calcext:value-type="float">
            <text:p>05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ller-skating devote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69" calcext:value-type="float">
            <text:p>05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旅</text:p>
          </table:table-cell>
          <table:table-cell/>
          <table:table-cell office:value-type="string" calcext:value-type="string">
            <text:p>TRAV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9" calcext:value-type="float">
            <text:p>05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vel, tr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9" calcext:value-type="float">
            <text:p>05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 in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9" calcext:value-type="float">
            <text:p>05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sp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9" calcext:value-type="float">
            <text:p>05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litary trav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69" calcext:value-type="float">
            <text:p>05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off on a journe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0" calcext:value-type="float">
            <text:p>05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遊</text:p>
          </table:table-cell>
          <table:table-cell/>
          <table:table-cell office:value-type="string" calcext:value-type="string">
            <text:p>&lt;sup&gt;1&lt;/sup&gt; PLAY&lt;br&gt;</text:p>
            <text:p>&lt;sup&gt;2&lt;/sup&gt; TO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0" calcext:value-type="float">
            <text:p>05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mus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0" calcext:value-type="float">
            <text:p>05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0" calcext:value-type="float">
            <text:p>05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layg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0" calcext:value-type="float">
            <text:p>05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veling to study, study abro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0" calcext:value-type="float">
            <text:p>05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ign tou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1" calcext:value-type="float">
            <text:p>05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施</text:p>
          </table:table-cell>
          <table:table-cell/>
          <table:table-cell office:value-type="string" calcext:value-type="string">
            <text:p>&lt;sup&gt;1&lt;/sup&gt; EXECUTE&lt;br&gt;</text:p>
            <text:p>&lt;sup&gt;2&lt;/sup&gt; BEST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1" calcext:value-type="float">
            <text:p>05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nistration, govern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1" calcext:value-type="float">
            <text:p>05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ry out, enforce, exec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1" calcext:value-type="float">
            <text:p>05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quipment, facilit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1" calcext:value-type="float">
            <text:p>05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uct, perform, execute; bestow, app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1" calcext:value-type="float">
            <text:p>05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ms, almsgiv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2" calcext:value-type="float">
            <text:p>05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旋</text:p>
          </table:table-cell>
          <table:table-cell/>
          <table:table-cell office:value-type="string" calcext:value-type="string">
            <text:p>GYR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2" calcext:value-type="float">
            <text:p>05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volution, rotation, circ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2" calcext:value-type="float">
            <text:p>05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yration, revolution, ro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2" calcext:value-type="float">
            <text:p>05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irlw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2" calcext:value-type="float">
            <text:p>05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od offices, medi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3" calcext:value-type="float">
            <text:p>05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旗</text:p>
          </table:table-cell>
          <table:table-cell/>
          <table:table-cell office:value-type="string" calcext:value-type="string">
            <text:p>FL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3" calcext:value-type="float">
            <text:p>05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ional fl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3" calcext:value-type="float">
            <text:p>05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ard-bear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3" calcext:value-type="float">
            <text:p>05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ag at half-m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3" calcext:value-type="float">
            <text:p>05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tu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3" calcext:value-type="float">
            <text:p>05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maphore [hand] fla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4" calcext:value-type="float">
            <text:p>05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放</text:p>
          </table:table-cell>
          <table:table-cell/>
          <table:table-cell office:value-type="string" calcext:value-type="string">
            <text:p>LET 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4" calcext:value-type="float">
            <text:p>05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lease, sets f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4" calcext:value-type="float">
            <text:p>05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t fire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4" calcext:value-type="float">
            <text:p>05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adcas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4" calcext:value-type="float">
            <text:p>05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t go, rele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4" calcext:value-type="float">
            <text:p>05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it; discharge; relea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5" calcext:value-type="float">
            <text:p>05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激</text:p>
          </table:table-cell>
          <table:table-cell/>
          <table:table-cell office:value-type="string" calcext:value-type="string">
            <text:p>&lt;sup&gt;1&lt;/sup&gt; VIOLENT, intense&lt;br&gt;</text:p>
            <text:p>&lt;sup&gt;2&lt;/sup&gt; AROUSE, exc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5" calcext:value-type="float">
            <text:p>05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erce/hard-fought ba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5" calcext:value-type="float">
            <text:p>05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ake violently; be thrown into turmoi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5" calcext:value-type="float">
            <text:p>05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nsification, aggra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5" calcext:value-type="float">
            <text:p>05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ong w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5" calcext:value-type="float">
            <text:p>05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deeply mov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6" calcext:value-type="float">
            <text:p>05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牧</text:p>
          </table:table-cell>
          <table:table-cell/>
          <table:table-cell office:value-type="string" calcext:value-type="string">
            <text:p>PASTURE, tend cat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6" calcext:value-type="float">
            <text:p>05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ture, put to gr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6" calcext:value-type="float">
            <text:p>05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ck farm, pas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6" calcext:value-type="float">
            <text:p>05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ture, grazing l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6" calcext:value-type="float">
            <text:p>05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ture, gr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6" calcext:value-type="float">
            <text:p>05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madis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7" calcext:value-type="float">
            <text:p>05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位</text:p>
          </table:table-cell>
          <table:table-cell/>
          <table:table-cell office:value-type="string" calcext:value-type="string">
            <text:p>&lt;sup&gt;1&lt;/sup&gt; RANK&lt;br&gt;</text:p>
            <text:p>&lt;sup&gt;2&lt;/sup&gt; 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7" calcext:value-type="float">
            <text:p>05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us, social standing, 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7" calcext:value-type="float">
            <text:p>05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 place, leading pos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7" calcext:value-type="float">
            <text:p>05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ademic deg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7" calcext:value-type="float">
            <text:p>05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nsposition, displac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7" calcext:value-type="float">
            <text:p>05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on of low ran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8" calcext:value-type="float">
            <text:p>05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泣</text:p>
          </table:table-cell>
          <table:table-cell/>
          <table:table-cell office:value-type="string" calcext:value-type="string">
            <text:p>C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8" calcext:value-type="float">
            <text:p>05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il, la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8" calcext:value-type="float">
            <text:p>05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ep with emotion, be moved to t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8" calcext:value-type="float">
            <text:p>05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y, weep, sob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8" calcext:value-type="float">
            <text:p>05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r-stained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8" calcext:value-type="float">
            <text:p>05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rful voice, cry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79" calcext:value-type="float">
            <text:p>05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笑</text:p>
          </table:table-cell>
          <table:table-cell/>
          <table:table-cell office:value-type="string" calcext:value-type="string">
            <text:p>LAUGH, sm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9" calcext:value-type="float">
            <text:p>05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ced/strained sm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9" calcext:value-type="float">
            <text:p>05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ugh, sm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9" calcext:value-type="float">
            <text:p>05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nny sto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9" calcext:value-type="float">
            <text:p>05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ile; bl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79" calcext:value-type="float">
            <text:p>05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iling face, smi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0" calcext:value-type="float">
            <text:p>05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専</text:p>
          </table:table-cell>
          <table:table-cell/>
          <table:table-cell office:value-type="string" calcext:value-type="string">
            <text:p>EXCLUSIVELY, entir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0" calcext:value-type="float">
            <text:p>05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lusive/private 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0" calcext:value-type="float">
            <text:p>05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ty, prof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0" calcext:value-type="float">
            <text:p>05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i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0" calcext:value-type="float">
            <text:p>05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opo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0" calcext:value-type="float">
            <text:p>05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voting oneself exclusively to writing a boo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1" calcext:value-type="float">
            <text:p>05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恵</text:p>
          </table:table-cell>
          <table:table-cell/>
          <table:table-cell office:value-type="string" calcext:value-type="string">
            <text:p>FAVOR, kind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1" calcext:value-type="float">
            <text:p>05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ecial favor, partia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1" calcext:value-type="float">
            <text:p>05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sdom, intellig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1" calcext:value-type="float">
            <text:p>05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stow a favor, show kindness t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1" calcext:value-type="float">
            <text:p>05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vor; bless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1" calcext:value-type="float">
            <text:p>05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ve alm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2" calcext:value-type="float">
            <text:p>05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連</text:p>
          </table:table-cell>
          <table:table-cell/>
          <table:table-cell office:value-type="string" calcext:value-type="string">
            <text:p>&lt;sup&gt;1&lt;/sup&gt; LINK, connect&lt;br&gt;</text:p>
            <text:p>&lt;sup&gt;2&lt;/sup&gt; IN SUCCESSION, in a 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2" calcext:value-type="float">
            <text:p>05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bination, union, alliance; associ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2" calcext:value-type="float">
            <text:p>05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ke along, bring al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2" calcext:value-type="float">
            <text:p>05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tinue, occur in succ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2" calcext:value-type="float">
            <text:p>05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 wins in a 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2" calcext:value-type="float">
            <text:p>05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 a row, jo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3" calcext:value-type="float">
            <text:p>05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軍</text:p>
          </table:table-cell>
          <table:table-cell/>
          <table:table-cell office:value-type="string" calcext:value-type="string">
            <text:p>ARMY, milit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3" calcext:value-type="float">
            <text:p>05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ldier, military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3" calcext:value-type="float">
            <text:p>05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itary fo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3" calcext:value-type="float">
            <text:p>05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itary authorities, the milit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3" calcext:value-type="float">
            <text:p>05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r for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3" calcext:value-type="float">
            <text:p>05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men’s tea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4" calcext:value-type="float">
            <text:p>05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運</text:p>
          </table:table-cell>
          <table:table-cell/>
          <table:table-cell office:value-type="string" calcext:value-type="string">
            <text:p>&lt;sup&gt;1&lt;/sup&gt; CARRY, transport&lt;br&gt;</text:p>
            <text:p>&lt;sup&gt;2&lt;/sup&gt; MOVE&lt;br&gt;</text:p>
            <text:p>&lt;sup&gt;3&lt;/sup&gt; FORTUNE, f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4" calcext:value-type="float">
            <text:p>05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pping, transpor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4" calcext:value-type="float">
            <text:p>05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ry, transpo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4" calcext:value-type="float">
            <text:p>05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tion, movement; exerc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4" calcext:value-type="float">
            <text:p>05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tune, fate, desti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4" calcext:value-type="float">
            <text:p>05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 of luc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5" calcext:value-type="float">
            <text:p>05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蓮</text:p>
          </table:table-cell>
          <table:table-cell/>
          <table:table-cell office:value-type="string" calcext:value-type="string">
            <text:p>LOT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5" calcext:value-type="float">
            <text:p>05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ly magnolia; cucumber tree; Magnolia Liliflor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5" calcext:value-type="float">
            <text:p>05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thirteenth-century found of the Nichiren sect of Buddhism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5" calcext:value-type="float">
            <text:p>05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tus po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5" calcext:value-type="float">
            <text:p>05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tus flo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5" calcext:value-type="float">
            <text:p>05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tus roo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6" calcext:value-type="float">
            <text:p>05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隊</text:p>
          </table:table-cell>
          <table:table-cell/>
          <table:table-cell office:value-type="string" calcext:value-type="string">
            <text:p>PARTY, corp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6" calcext:value-type="float">
            <text:p>05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my, troop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6" calcext:value-type="float">
            <text:p>05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i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6" calcext:value-type="float">
            <text:p>05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sical b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6" calcext:value-type="float">
            <text:p>05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t, corps, party, squa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6" calcext:value-type="float">
            <text:p>05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 a party, line up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7" calcext:value-type="float">
            <text:p>05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呈</text:p>
          </table:table-cell>
          <table:table-cell/>
          <table:table-cell office:value-type="string" calcext:value-type="string">
            <text:p>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7" calcext:value-type="float">
            <text:p>05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en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7" calcext:value-type="float">
            <text:p>05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ffer,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7" calcext:value-type="float">
            <text:p>05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hibit, 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7" calcext:value-type="float">
            <text:p>05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ive, present; show, pres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8" calcext:value-type="float">
            <text:p>05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程</text:p>
          </table:table-cell>
          <table:table-cell/>
          <table:table-cell office:value-type="string" calcext:value-type="string">
            <text:p>&lt;sup&gt;1&lt;/sup&gt; EXTENT&lt;br&gt;</text:p>
            <text:p>&lt;sup&gt;2&lt;/sup&gt; ESTABLISHED 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8" calcext:value-type="float">
            <text:p>05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gree, extent, stand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8" calcext:value-type="float">
            <text:p>05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tinerary; distance to be cover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8" calcext:value-type="float">
            <text:p>05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derat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8" calcext:value-type="float">
            <text:p>05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cess of manufacture, work schedule, amount of w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8" calcext:value-type="float">
            <text:p>05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cess, cour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89" calcext:value-type="float">
            <text:p>05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聖</text:p>
          </table:table-cell>
          <table:table-cell/>
          <table:table-cell office:value-type="string" calcext:value-type="string">
            <text:p>&lt;sup&gt;1&lt;/sup&gt; HOLY&lt;br&gt;</text:p>
            <text:p>&lt;sup&gt;2&lt;/sup&gt; SAI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9" calcext:value-type="float">
            <text:p>05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9" calcext:value-type="float">
            <text:p>05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ly, sacred, div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9" calcext:value-type="float">
            <text:p>05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ympic flame/tor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89" calcext:value-type="float">
            <text:p>05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. Pe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0" calcext:value-type="float">
            <text:p>05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丑</text:p>
          </table:table-cell>
          <table:table-cell/>
          <table:table-cell office:value-type="string" calcext:value-type="string">
            <text:p>(sign of) THE O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0" calcext:value-type="float">
            <text:p>05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ear of the Ox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1" calcext:value-type="float">
            <text:p>05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紐</text:p>
          </table:table-cell>
          <table:table-cell/>
          <table:table-cell office:value-type="string" calcext:value-type="string">
            <text:p>STRING, c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1" calcext:value-type="float">
            <text:p>05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ings attached, conditio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1" calcext:value-type="float">
            <text:p>05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wstring [as for closing a bag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1" calcext:value-type="float">
            <text:p>05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a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1" calcext:value-type="float">
            <text:p>05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e a shi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2" calcext:value-type="float">
            <text:p>05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革</text:p>
          </table:table-cell>
          <table:table-cell/>
          <table:table-cell office:value-type="string" calcext:value-type="string">
            <text:p>&lt;sup&gt;1&lt;/sup&gt; LEATHER&lt;br&gt;</text:p>
            <text:p>&lt;sup&gt;2&lt;/sup&gt; REFORM, chan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2" calcext:value-type="float">
            <text:p>05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ther str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2" calcext:value-type="float">
            <text:p>05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hide, oxh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2" calcext:value-type="float">
            <text:p>05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novation, reform, reno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2" calcext:value-type="float">
            <text:p>05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vol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2" calcext:value-type="float">
            <text:p>05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form, reform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3" calcext:value-type="float">
            <text:p>05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靴</text:p>
          </table:table-cell>
          <table:table-cell/>
          <table:table-cell office:value-type="string" calcext:value-type="string">
            <text:p>SHO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3" calcext:value-type="float">
            <text:p>05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itary shoes, combat boo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3" calcext:value-type="float">
            <text:p>05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cks, stockin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3" calcext:value-type="float">
            <text:p>05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neak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3" calcext:value-type="float">
            <text:p>05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e po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3" calcext:value-type="float">
            <text:p>05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elac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4" calcext:value-type="float">
            <text:p>05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鞄</text:p>
          </table:table-cell>
          <table:table-cell/>
          <table:table-cell office:value-type="string" calcext:value-type="string">
            <text:p>SUITCASE, b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4" calcext:value-type="float">
            <text:p>05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vate secretary, lack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4" calcext:value-type="float">
            <text:p>05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ue b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4" calcext:value-type="float">
            <text:p>05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veling ca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5" calcext:value-type="float">
            <text:p>05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皮</text:p>
          </table:table-cell>
          <table:table-cell/>
          <table:table-cell office:value-type="string" calcext:value-type="string">
            <text:p>SKIN; le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5" calcext:value-type="float">
            <text:p>05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ther, hid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5" calcext:value-type="float">
            <text:p>05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ynicism, sarcasm; ir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5" calcext:value-type="float">
            <text:p>05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5" calcext:value-type="float">
            <text:p>05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hide, oxh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5" calcext:value-type="float">
            <text:p>05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nana pe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6" calcext:value-type="float">
            <text:p>05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破</text:p>
          </table:table-cell>
          <table:table-cell/>
          <table:table-cell office:value-type="string" calcext:value-type="string">
            <text:p>BREA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6" calcext:value-type="float">
            <text:p>05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each of contra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6" calcext:value-type="float">
            <text:p>05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lapse, catastroph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6" calcext:value-type="float">
            <text:p>05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ad through (to the end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6" calcext:value-type="float">
            <text:p>05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eak through a sie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6" calcext:value-type="float">
            <text:p>05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torn; be ruin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7" calcext:value-type="float">
            <text:p>05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彼</text:p>
          </table:table-cell>
          <table:table-cell/>
          <table:table-cell office:value-type="string" calcext:value-type="string">
            <text:p>THIRD PERSON PRONOUN, boyfriend/girlfri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7" calcext:value-type="float">
            <text:p>05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/she and I, they and we, both sid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7" calcext:value-type="float">
            <text:p>05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7" calcext:value-type="float">
            <text:p>05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; boyfri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7" calcext:value-type="float">
            <text:p>05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e; girlfri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8" calcext:value-type="float">
            <text:p>05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波</text:p>
          </table:table-cell>
          <table:table-cell/>
          <table:table-cell office:value-type="string" calcext:value-type="string">
            <text:p>WAVE, undu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arf, qu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vel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ectromagnetic waves, radio, wav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rtwa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vy sha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8" calcext:value-type="float">
            <text:p>05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vefor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599" calcext:value-type="float">
            <text:p>05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果</text:p>
          </table:table-cell>
          <table:table-cell/>
          <table:table-cell office:value-type="string" calcext:value-type="string">
            <text:p>&lt;sup&gt;1&lt;/sup&gt; FRUIT, result&lt;br&gt;</text:p>
            <text:p>&lt;sup&gt;2&lt;/sup&gt; ACCOMPLISH; come to an 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9" calcext:value-type="float">
            <text:p>05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uit, ber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9" calcext:value-type="float">
            <text:p>05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ult, fruit, outco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9" calcext:value-type="float">
            <text:p>05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ult, outcome, consequ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9" calcext:value-type="float">
            <text:p>05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ry out, accomp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599" calcext:value-type="float">
            <text:p>05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 to an 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0" calcext:value-type="float">
            <text:p>06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課</text:p>
          </table:table-cell>
          <table:table-cell/>
          <table:table-cell office:value-type="string" calcext:value-type="string">
            <text:p>&lt;sup&gt;1&lt;/sup&gt; ASSIGNMENT, task, lesson&lt;br&gt;</text:p>
            <text:p>&lt;sup&gt;2&lt;/sup&gt; ASSIGN, impose, lev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0" calcext:value-type="float">
            <text:p>06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onnel s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0" calcext:value-type="float">
            <text:p>06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ction ch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0" calcext:value-type="float">
            <text:p>06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 subject, cou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0" calcext:value-type="float">
            <text:p>06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urse, curriculu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0" calcext:value-type="float">
            <text:p>06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se (a tax or other obligation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1" calcext:value-type="float">
            <text:p>06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巣</text:p>
          </table:table-cell>
          <table:table-cell/>
          <table:table-cell office:value-type="string" calcext:value-type="string">
            <text:p>N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1" calcext:value-type="float">
            <text:p>06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ve one’s nest; become indepen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1" calcext:value-type="float">
            <text:p>06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d nest, one’s former ha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1" calcext:value-type="float">
            <text:p>06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pty nest; sneak th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1" calcext:value-type="float">
            <text:p>06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iderweb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1" calcext:value-type="float">
            <text:p>06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2" calcext:value-type="float">
            <text:p>06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菓</text:p>
          </table:table-cell>
          <table:table-cell/>
          <table:table-cell office:value-type="string" calcext:value-type="string">
            <text:p>CONFECTION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2" calcext:value-type="float">
            <text:p>06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fectionery, cake, swee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2" calcext:value-type="float">
            <text:p>06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fectionery sho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2" calcext:value-type="float">
            <text:p>06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-style conf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2" calcext:value-type="float">
            <text:p>06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stern-style confec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3" calcext:value-type="float">
            <text:p>06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茶</text:p>
          </table:table-cell>
          <table:table-cell/>
          <table:table-cell office:value-type="string" calcext:value-type="string">
            <text:p>T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3" calcext:value-type="float">
            <text:p>06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 and cakes, refreshm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3" calcext:value-type="float">
            <text:p>06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 cerem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3" calcext:value-type="float">
            <text:p>06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ving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3" calcext:value-type="float">
            <text:p>06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 cerem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3" calcext:value-type="float">
            <text:p>06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ght brow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4" calcext:value-type="float">
            <text:p>06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世</text:p>
          </table:table-cell>
          <table:table-cell/>
          <table:table-cell office:value-type="string" calcext:value-type="string">
            <text:p>&lt;sup&gt;1&lt;/sup&gt; WORLD, public&lt;br&gt;</text:p>
            <text:p>&lt;sup&gt;2&lt;/sup&gt; AGE, gene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4" calcext:value-type="float">
            <text:p>06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world, society,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4" calcext:value-type="float">
            <text:p>06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ld society; the public, peo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4" calcext:value-type="float">
            <text:p>06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ccess in life; promo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4" calcext:value-type="float">
            <text:p>06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entu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4" calcext:value-type="float">
            <text:p>06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er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5" calcext:value-type="float">
            <text:p>06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葉</text:p>
          </table:table-cell>
          <table:table-cell/>
          <table:table-cell office:value-type="string" calcext:value-type="string">
            <text:p>LEA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5" calcext:value-type="float">
            <text:p>06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lection of Myriad Leaves [ancient poetry anthology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5" calcext:value-type="float">
            <text:p>06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f, foli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5" calcext:value-type="float">
            <text:p>06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g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5" calcext:value-type="float">
            <text:p>06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stc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5" calcext:value-type="float">
            <text:p>06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, term; wording; langua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6" calcext:value-type="float">
            <text:p>06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棄</text:p>
          </table:table-cell>
          <table:table-cell/>
          <table:table-cell office:value-type="string" calcext:value-type="string">
            <text:p>ABANDON, throw a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6" calcext:value-type="float">
            <text:p>06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carding, abolition, annul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6" calcext:value-type="float">
            <text:p>06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eak (a treaty), annu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6" calcext:value-type="float">
            <text:p>06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andon, resig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6" calcext:value-type="float">
            <text:p>06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andon, give up, throw a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6" calcext:value-type="float">
            <text:p>06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andon, give up, throw a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7" calcext:value-type="float">
            <text:p>06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緑</text:p>
          </table:table-cell>
          <table:table-cell/>
          <table:table-cell office:value-type="string" calcext:value-type="string">
            <text:p>G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7" calcext:value-type="float">
            <text:p>06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7" calcext:value-type="float">
            <text:p>06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en tea, Japanese t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7" calcext:value-type="float">
            <text:p>06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digris, copper [green] ru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7" calcext:value-type="float">
            <text:p>06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lorophy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7" calcext:value-type="float">
            <text:p>06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rk gre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8" calcext:value-type="float">
            <text:p>06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録</text:p>
          </table:table-cell>
          <table:table-cell/>
          <table:table-cell office:value-type="string" calcext:value-type="string">
            <text:p>RECORD, regis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8" calcext:value-type="float">
            <text:p>06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ord, register; set a rec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8" calcext:value-type="float">
            <text:p>06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nd recor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8" calcext:value-type="float">
            <text:p>06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deo recor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8" calcext:value-type="float">
            <text:p>06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talo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8" calcext:value-type="float">
            <text:p>06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endix, supplem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09" calcext:value-type="float">
            <text:p>06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剝</text:p>
          </table:table-cell>
          <table:table-cell/>
          <table:table-cell office:value-type="string" calcext:value-type="string">
            <text:p>STRIP OFF, peel off, come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9" calcext:value-type="float">
            <text:p>06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el, take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9" calcext:value-type="float">
            <text:p>06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ip off, tear o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9" calcext:value-type="float">
            <text:p>06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ellfish removed from the sh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09" calcext:value-type="float">
            <text:p>06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el off, strip of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0" calcext:value-type="float">
            <text:p>06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縁</text:p>
          </table:table-cell>
          <table:table-cell/>
          <table:table-cell office:value-type="string" calcext:value-type="string">
            <text:p>&lt;sup&gt;1&lt;/sup&gt; RELATION&lt;br&gt;</text:p>
            <text:p>&lt;sup&gt;2&lt;/sup&gt; ED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0" calcext:value-type="float">
            <text:p>06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related; having no relativ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0" calcext:value-type="float">
            <text:p>06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ood re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0" calcext:value-type="float">
            <text:p>06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rver rela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0" calcext:value-type="float">
            <text:p>06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dge of a d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0" calcext:value-type="float">
            <text:p>06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rder, edge; relation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1" calcext:value-type="float">
            <text:p>06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介</text:p>
          </table:table-cell>
          <table:table-cell/>
          <table:table-cell office:value-type="string" calcext:value-type="string">
            <text:p>MEDIATE, lie between; shellf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1" calcext:value-type="float">
            <text:p>0611</text:p>
          </table:table-cell>
          <table:table-cell table:number-columns-repeated="7"/>
          <table:table-cell office:value-type="string" calcext:value-type="string">
            <text:p>help, support, a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1" calcext:value-type="float">
            <text:p>06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v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1" calcext:value-type="float">
            <text:p>06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e betwe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1" calcext:value-type="float">
            <text:p>06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ry about; concern oneself ab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1" calcext:value-type="float">
            <text:p>06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dling; busybod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2" calcext:value-type="float">
            <text:p>06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界</text:p>
          </table:table-cell>
          <table:table-cell/>
          <table:table-cell office:value-type="string" calcext:value-type="string">
            <text:p>&lt;sup&gt;1&lt;/sup&gt; WORLD, area&lt;br&gt;</text:p>
            <text:p>&lt;sup&gt;2&lt;/sup&gt; BOUNDS, bound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2" calcext:value-type="float">
            <text:p>06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ld, unive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2" calcext:value-type="float">
            <text:p>06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litical world/circl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2" calcext:value-type="float">
            <text:p>06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ustry, business wor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2" calcext:value-type="float">
            <text:p>06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ademic world/circl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2" calcext:value-type="float">
            <text:p>06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undary, limit, bound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3" calcext:value-type="float">
            <text:p>06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浮</text:p>
          </table:table-cell>
          <table:table-cell/>
          <table:table-cell office:value-type="string" calcext:value-type="string">
            <text:p>FLOATING, transi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3" calcext:value-type="float">
            <text:p>06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oyancy, li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3" calcext:value-type="float">
            <text:p>06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loat, rise to the sur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3" calcext:value-type="float">
            <text:p>06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kiyo-e, Japanese woodblock prints (“pictures of the floating world”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3" calcext:value-type="float">
            <text:p>06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e across one’s m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3" calcext:value-type="float">
            <text:p>06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unch a boa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4" calcext:value-type="float">
            <text:p>06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将</text:p>
          </table:table-cell>
          <table:table-cell/>
          <table:table-cell office:value-type="string" calcext:value-type="string">
            <text:p>GENERAL OFFIC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4" calcext:value-type="float">
            <text:p>06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ander, general, shog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4" calcext:value-type="float">
            <text:p>06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er, commissioned offic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4" calcext:value-type="float">
            <text:p>06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miral, general; old cha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4" calcext:value-type="float">
            <text:p>06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pt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4" calcext:value-type="float">
            <text:p>06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ture; in the fut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5" calcext:value-type="float">
            <text:p>06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奨</text:p>
          </table:table-cell>
          <table:table-cell/>
          <table:table-cell office:value-type="string" calcext:value-type="string">
            <text:p>ENCOURAGE, promo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5" calcext:value-type="float">
            <text:p>06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motion of scholarsh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5" calcext:value-type="float">
            <text:p>06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larship/gra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6" calcext:value-type="float">
            <text:p>06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状</text:p>
          </table:table-cell>
          <table:table-cell/>
          <table:table-cell office:value-type="string" calcext:value-type="string">
            <text:p>&lt;sup&gt;1&lt;/sup&gt; FORM, shape&lt;br&gt;</text:p>
            <text:p>&lt;sup&gt;2&lt;/sup&gt; CONDITION, state&lt;br&gt;</text:p>
            <text:p>&lt;sup&gt;3&lt;/sup&gt; LETTER, no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6" calcext:value-type="float">
            <text:p>06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ape, form, configu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6" calcext:value-type="float">
            <text:p>06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quefi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6" calcext:value-type="float">
            <text:p>06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rket cond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6" calcext:value-type="float">
            <text:p>06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ank-you let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6" calcext:value-type="float">
            <text:p>06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fess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7" calcext:value-type="float">
            <text:p>06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病</text:p>
          </table:table-cell>
          <table:table-cell/>
          <table:table-cell office:value-type="string" calcext:value-type="string">
            <text:p>ILL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7" calcext:value-type="float">
            <text:p>06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llness, dise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7" calcext:value-type="float">
            <text:p>06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tient/sick ro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7" calcext:value-type="float">
            <text:p>06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ition of a disease/pati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7" calcext:value-type="float">
            <text:p>06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ll ill, suffer fr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7" calcext:value-type="float">
            <text:p>06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mind is the root of sickness and heal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8" calcext:value-type="float">
            <text:p>06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症</text:p>
          </table:table-cell>
          <table:table-cell/>
          <table:table-cell office:value-type="string" calcext:value-type="string">
            <text:p>PATHOLOGICAL CONDITION, -os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8" calcext:value-type="float">
            <text:p>06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ture of a dise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8" calcext:value-type="float">
            <text:p>06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rious ill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8" calcext:value-type="float">
            <text:p>06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ympt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8" calcext:value-type="float">
            <text:p>06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wn syndrom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19" calcext:value-type="float">
            <text:p>06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痛</text:p>
          </table:table-cell>
          <table:table-cell/>
          <table:table-cell office:value-type="string" calcext:value-type="string">
            <text:p>&lt;sup&gt;1&lt;/sup&gt; PAIN&lt;br&gt;</text:p>
            <text:p>&lt;sup&gt;2&lt;/sup&gt; ACU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9" calcext:value-type="float">
            <text:p>06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se of p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9" calcext:value-type="float">
            <text:p>06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dach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9" calcext:value-type="float">
            <text:p>06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inful, s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9" calcext:value-type="float">
            <text:p>06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utely, keen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19" calcext:value-type="float">
            <text:p>06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ill, need pleas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0" calcext:value-type="float">
            <text:p>06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憶</text:p>
          </table:table-cell>
          <table:table-cell/>
          <table:table-cell office:value-type="string" calcext:value-type="string">
            <text:p>REMEMBER, thi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0" calcext:value-type="float">
            <text:p>06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mory, recollec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1" calcext:value-type="float">
            <text:p>06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臆</text:p>
          </table:table-cell>
          <table:table-cell/>
          <table:table-cell office:value-type="string" calcext:value-type="string">
            <text:p>FEEL TIMID, thi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1" calcext:value-type="float">
            <text:p>06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ardice, timid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1" calcext:value-type="float">
            <text:p>06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1" calcext:value-type="float">
            <text:p>06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ar, feel timi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2" calcext:value-type="float">
            <text:p>06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億</text:p>
          </table:table-cell>
          <table:table-cell/>
          <table:table-cell office:value-type="string" calcext:value-type="string">
            <text:p>HUNDRED MILL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2" calcext:value-type="float">
            <text:p>06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mill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2" calcext:value-type="float">
            <text:p>06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llionai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3" calcext:value-type="float">
            <text:p>06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視</text:p>
          </table:table-cell>
          <table:table-cell/>
          <table:table-cell office:value-type="string" calcext:value-type="string">
            <text:p>LOOK AT, reg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3" calcext:value-type="float">
            <text:p>06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eld of vision, visibi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3" calcext:value-type="float">
            <text:p>06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yes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3" calcext:value-type="float">
            <text:p>06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nse of s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3" calcext:value-type="float">
            <text:p>06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ider importa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3" calcext:value-type="float">
            <text:p>06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regard, igno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4" calcext:value-type="float">
            <text:p>06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規</text:p>
          </table:table-cell>
          <table:table-cell/>
          <table:table-cell office:value-type="string" calcext:value-type="string">
            <text:p>REGULATION, stand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4" calcext:value-type="float">
            <text:p>06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ulations, rules; provis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4" calcext:value-type="float">
            <text:p>06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reement, rules, bylaw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4" calcext:value-type="float">
            <text:p>06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s and regula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4" calcext:value-type="float">
            <text:p>06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 regulations</text:p>
          </table:table-cell>
          <table:table-cell table:number-columns-repeated="1014"/>
        </table:table-row>
        <table:table-row table:style-name="ro5">
          <table:table-cell/>
          <table:table-cell office:value-type="float" office:value="624" calcext:value-type="float">
            <text:p>06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ler, rule, square [cf. 定 0045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5" calcext:value-type="float">
            <text:p>06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則</text:p>
          </table:table-cell>
          <table:table-cell/>
          <table:table-cell office:value-type="string" calcext:value-type="string">
            <text:p>RULE, la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5" calcext:value-type="float">
            <text:p>06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le, regu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5" calcext:value-type="float">
            <text:p>06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w, ru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5" calcext:value-type="float">
            <text:p>06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nci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5" calcext:value-type="float">
            <text:p>06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olation of rules, infring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5" calcext:value-type="float">
            <text:p>06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les of the Liberal Democratic Par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6" calcext:value-type="float">
            <text:p>06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側</text:p>
          </table:table-cell>
          <table:table-cell/>
          <table:table-cell office:value-type="string" calcext:value-type="string">
            <text:p>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6" calcext:value-type="float">
            <text:p>06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6" calcext:value-type="float">
            <text:p>06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rn by hears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6" calcext:value-type="float">
            <text:p>06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de, flank; side, asp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6" calcext:value-type="float">
            <text:p>06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ide, inter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6" calcext:value-type="float">
            <text:p>06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posite side, across (the street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7" calcext:value-type="float">
            <text:p>06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測</text:p>
          </table:table-cell>
          <table:table-cell/>
          <table:table-cell office:value-type="string" calcext:value-type="string">
            <text:p>&lt;sup&gt;1&lt;/sup&gt; MEASURE, gauge&lt;br&gt;</text:p>
            <text:p>&lt;sup&gt;2&lt;/sup&gt; CONJECTURE, estim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7" calcext:value-type="float">
            <text:p>06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sure, gau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7" calcext:value-type="float">
            <text:p>06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surement, survey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7" calcext:value-type="float">
            <text:p>06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asure the (atmospheric) temp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7" calcext:value-type="float">
            <text:p>06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stimate, forecast, predi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7" calcext:value-type="float">
            <text:p>06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jecture, speculation, gue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8" calcext:value-type="float">
            <text:p>06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考</text:p>
          </table:table-cell>
          <table:table-cell/>
          <table:table-cell office:value-type="string" calcext:value-type="string">
            <text:p>THINK; deliberate; stu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8" calcext:value-type="float">
            <text:p>06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dea, plan; pro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8" calcext:value-type="float">
            <text:p>06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ing, thought, consider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8" calcext:value-type="float">
            <text:p>06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chaeolog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8" calcext:value-type="float">
            <text:p>06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nk; deliberate; stud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8" calcext:value-type="float">
            <text:p>06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y of thinking, view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29" calcext:value-type="float">
            <text:p>06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老</text:p>
          </table:table-cell>
          <table:table-cell/>
          <table:table-cell office:value-type="string" calcext:value-type="string">
            <text:p>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9" calcext:value-type="float">
            <text:p>06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d person, old folk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9" calcext:value-type="float">
            <text:p>06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old and the you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9" calcext:value-type="float">
            <text:p>06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9" calcext:value-type="float">
            <text:p>06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 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29" calcext:value-type="float">
            <text:p>06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w o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0" calcext:value-type="float">
            <text:p>06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孝</text:p>
          </table:table-cell>
          <table:table-cell/>
          <table:table-cell office:value-type="string" calcext:value-type="string">
            <text:p>FILIAL P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0" calcext:value-type="float">
            <text:p>06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lial p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0" calcext:value-type="float">
            <text:p>06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lial p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0" calcext:value-type="float">
            <text:p>06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lial devotion/aff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0" calcext:value-type="float">
            <text:p>06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lial ch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0" calcext:value-type="float">
            <text:p>06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ck of filial piety, undutifulne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1" calcext:value-type="float">
            <text:p>06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厚</text:p>
          </table:table-cell>
          <table:table-cell/>
          <table:table-cell office:value-type="string" calcext:value-type="string">
            <text:p>&lt;sup&gt;1&lt;/sup&gt; THICK&lt;br&gt;</text:p>
            <text:p>&lt;sup&gt;2&lt;/sup&gt; K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1" calcext:value-type="float">
            <text:p>06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ck, dense, heavy, ri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1" calcext:value-type="float">
            <text:p>06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ck, bulk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1" calcext:value-type="float">
            <text:p>06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dness, fav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1" calcext:value-type="float">
            <text:p>06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dness, kind thought/int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1" calcext:value-type="float">
            <text:p>06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tle, courteou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2" calcext:value-type="float">
            <text:p>06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教</text:p>
          </table:table-cell>
          <table:table-cell/>
          <table:table-cell office:value-type="string" calcext:value-type="string">
            <text:p>&lt;sup&gt;1&lt;/sup&gt; TEACH; inform&lt;br&gt;</text:p>
            <text:p>&lt;sup&gt;2&lt;/sup&gt; RELIG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2" calcext:value-type="float">
            <text:p>06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ducation, teac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2" calcext:value-type="float">
            <text:p>06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assroom, cl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2" calcext:value-type="float">
            <text:p>06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ch; tell, in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2" calcext:value-type="float">
            <text:p>06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ur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2" calcext:value-type="float">
            <text:p>06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read (a religion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3" calcext:value-type="float">
            <text:p>06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完</text:p>
          </table:table-cell>
          <table:table-cell/>
          <table:table-cell office:value-type="string" calcext:value-type="string">
            <text:p>COMPLE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3" calcext:value-type="float">
            <text:p>06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fect, complete, who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3" calcext:value-type="float">
            <text:p>06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lete; be complet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3" calcext:value-type="float">
            <text:p>06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letion, conclusion, fin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3" calcext:value-type="float">
            <text:p>06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baseball] pitch a complete g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3" calcext:value-type="float">
            <text:p>06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omplete, unfinish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4" calcext:value-type="float">
            <text:p>06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院</text:p>
          </table:table-cell>
          <table:table-cell/>
          <table:table-cell office:value-type="string" calcext:value-type="string">
            <text:p>INSTIT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4" calcext:value-type="float">
            <text:p>06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spit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4" calcext:value-type="float">
            <text:p>06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hospitaliz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4" calcext:value-type="float">
            <text:p>06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duate scho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4" calcext:value-type="float">
            <text:p>06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th Houses (of the legislatur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4" calcext:value-type="float">
            <text:p>06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m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5" calcext:value-type="float">
            <text:p>06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奈</text:p>
          </table:table-cell>
          <table:table-cell/>
          <table:table-cell office:value-type="string" calcext:value-type="string">
            <text:p>PHONETIC [na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5" calcext:value-type="float">
            <text:p>06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ra (city and prefectur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5" calcext:value-type="float">
            <text:p>06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ra period (Japanese historical era, approx. 710-94 C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5" calcext:value-type="float">
            <text:p>06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nagawa (prefecture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6" calcext:value-type="float">
            <text:p>06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宗</text:p>
          </table:table-cell>
          <table:table-cell/>
          <table:table-cell office:value-type="string" calcext:value-type="string">
            <text:p>RELIGIOUS S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6" calcext:value-type="float">
            <text:p>06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ligion, faith, cre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6" calcext:value-type="float">
            <text:p>06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version; proselytis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6" calcext:value-type="float">
            <text:p>06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chiren sect (of Buddhism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6" calcext:value-type="float">
            <text:p>06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ct, docrt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6" calcext:value-type="float">
            <text:p>06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ily head; originato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7" calcext:value-type="float">
            <text:p>06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祭</text:p>
          </table:table-cell>
          <table:table-cell/>
          <table:table-cell office:value-type="string" calcext:value-type="string">
            <text:p>FESTIVAL, worksh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7" calcext:value-type="float">
            <text:p>06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religious) festiv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7" calcext:value-type="float">
            <text:p>06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liday, festival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7" calcext:value-type="float">
            <text:p>06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ulture festiv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7" calcext:value-type="float">
            <text:p>06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kship, enshr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7" calcext:value-type="float">
            <text:p>06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stiva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8" calcext:value-type="float">
            <text:p>06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際</text:p>
          </table:table-cell>
          <table:table-cell/>
          <table:table-cell office:value-type="string" calcext:value-type="string">
            <text:p>&lt;sup&gt;1&lt;/sup&gt; VERGE, edge&lt;br&gt;</text:p>
            <text:p>&lt;sup&gt;2&lt;/sup&gt; OCCA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8" calcext:value-type="float">
            <text:p>06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conspicuous, be promin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8" calcext:value-type="float">
            <text:p>06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ndow s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8" calcext:value-type="float">
            <text:p>06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ociation, friendsh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8" calcext:value-type="float">
            <text:p>06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natio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8" calcext:value-type="float">
            <text:p>06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n eat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39" calcext:value-type="float">
            <text:p>06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察</text:p>
          </table:table-cell>
          <table:table-cell/>
          <table:table-cell office:value-type="string" calcext:value-type="string">
            <text:p>&lt;sup&gt;1&lt;/sup&gt; INSPECT, observe&lt;br&gt;</text:p>
            <text:p>&lt;sup&gt;2&lt;/sup&gt; GUESS, jud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9" calcext:value-type="float">
            <text:p>06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pection, obser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9" calcext:value-type="float">
            <text:p>06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tailed obser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9" calcext:value-type="float">
            <text:p>06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fer, g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9" calcext:value-type="float">
            <text:p>06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ider, contempl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39" calcext:value-type="float">
            <text:p>06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uess, conjecture, judge; sympathize wit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40" calcext:value-type="float">
            <text:p>06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祈</text:p>
          </table:table-cell>
          <table:table-cell/>
          <table:table-cell office:value-type="string" calcext:value-type="string">
            <text:p>PR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0" calcext:value-type="float">
            <text:p>06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ay, impl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0" calcext:value-type="float">
            <text:p>06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ay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0" calcext:value-type="float">
            <text:p>06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ay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41" calcext:value-type="float">
            <text:p>06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祖</text:p>
          </table:table-cell>
          <table:table-cell/>
          <table:table-cell office:value-type="string" calcext:value-type="string">
            <text:p>ANCES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1" calcext:value-type="float">
            <text:p>06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cestor, foref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1" calcext:value-type="float">
            <text:p>06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native coun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1" calcext:value-type="float">
            <text:p>06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tor, pione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1" calcext:value-type="float">
            <text:p>06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ndf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1" calcext:value-type="float">
            <text:p>06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ndmoth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42" calcext:value-type="float">
            <text:p>06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助</text:p>
          </table:table-cell>
          <table:table-cell/>
          <table:table-cell office:value-type="string" calcext:value-type="string">
            <text:p>HELP, sa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2" calcext:value-type="float">
            <text:p>06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istance, hel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2" calcext:value-type="float">
            <text:p>06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v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2" calcext:value-type="float">
            <text:p>06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istant teac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2" calcext:value-type="float">
            <text:p>06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lp; sa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2" calcext:value-type="float">
            <text:p>06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cue (someone) fro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43" calcext:value-type="float">
            <text:p>06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仲</text:p>
          </table:table-cell>
          <table:table-cell/>
          <table:table-cell office:value-type="string" calcext:value-type="string">
            <text:p>&lt;sup&gt;1&lt;/sup&gt; INTERMEDIARY&lt;br&gt;</text:p>
            <text:p>&lt;sup&gt;2&lt;/sup&gt; PERSONAL RELA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3" calcext:value-type="float">
            <text:p>06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mediary, mediator, ag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3" calcext:value-type="float">
            <text:p>06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-between, matchmak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3" calcext:value-type="float">
            <text:p>06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kerage; middlem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3" calcext:value-type="float">
            <text:p>06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llow, comrade, associ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3" calcext:value-type="float">
            <text:p>06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on good term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44" calcext:value-type="float">
            <text:p>06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忠</text:p>
          </table:table-cell>
          <table:table-cell/>
          <table:table-cell office:value-type="string" calcext:value-type="string">
            <text:p>LOYALTY, faithful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4" calcext:value-type="float">
            <text:p>06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ithfulness, devotion, hones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4" calcext:value-type="float">
            <text:p>06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yalty and filial pie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4" calcext:value-type="float">
            <text:p>06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yal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4" calcext:value-type="float">
            <text:p>06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yal subjec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45" calcext:value-type="float">
            <text:p>06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沖</text:p>
          </table:table-cell>
          <table:table-cell/>
          <table:table-cell office:value-type="string" calcext:value-type="string">
            <text:p>OPEN S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5" calcext:value-type="float">
            <text:p>06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en sea, offshore, off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5" calcext:value-type="float">
            <text:p>06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2 kilometers offsho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46" calcext:value-type="float">
            <text:p>06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保</text:p>
          </table:table-cell>
          <table:table-cell/>
          <table:table-cell office:value-type="string" calcext:value-type="string">
            <text:p>PRESERVE, maintain, guarant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6" calcext:value-type="float">
            <text:p>06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tain, preserve, ret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6" calcext:value-type="float">
            <text:p>06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erve, store, keep, sa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6" calcext:value-type="float">
            <text:p>06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urture, upbringing; nurs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6" calcext:value-type="float">
            <text:p>06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uarant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6" calcext:value-type="float">
            <text:p>06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erve pe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47" calcext:value-type="float">
            <text:p>06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呆</text:p>
          </table:table-cell>
          <table:table-cell/>
          <table:table-cell office:value-type="string" calcext:value-type="string">
            <text:p>DUMB, dumbfoun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7" calcext:value-type="float">
            <text:p>06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amazed, be astound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7" calcext:value-type="float">
            <text:p>06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umbfounded expre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7" calcext:value-type="float">
            <text:p>06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astounded, be stupefi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7" calcext:value-type="float">
            <text:p>06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mazement, stupefac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48" calcext:value-type="float">
            <text:p>06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守</text:p>
          </table:table-cell>
          <table:table-cell/>
          <table:table-cell office:value-type="string" calcext:value-type="string">
            <text:p>PROTECT, watch over, ke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8" calcext:value-type="float">
            <text:p>06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servat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8" calcext:value-type="float">
            <text:p>06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tect, watch over, ke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8" calcext:value-type="float">
            <text:p>06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eep to/observe the regulatio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8" calcext:value-type="float">
            <text:p>06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fend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8" calcext:value-type="float">
            <text:p>06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bysitting; babysit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49" calcext:value-type="float">
            <text:p>06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団</text:p>
          </table:table-cell>
          <table:table-cell/>
          <table:table-cell office:value-type="string" calcext:value-type="string">
            <text:p>COLLECTIVE, group, organiz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9" calcext:value-type="float">
            <text:p>06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up, collective; organiz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9" calcext:value-type="float">
            <text:p>06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public) housing develop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9" calcext:value-type="float">
            <text:p>06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up, collect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9" calcext:value-type="float">
            <text:p>06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army) corp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49" calcext:value-type="float">
            <text:p>06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ton, bed quil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50" calcext:value-type="float">
            <text:p>065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対</text:p>
          </table:table-cell>
          <table:table-cell/>
          <table:table-cell office:value-type="string" calcext:value-type="string">
            <text:p>&lt;sup&gt;1&lt;/sup&gt; OPPOSITE, counter to; in relation to&lt;br&gt;</text:p>
            <text:p>&lt;sup&gt;2&lt;/sup&gt; OPPO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0" calcext:value-type="float">
            <text:p>06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et, fa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0" calcext:value-type="float">
            <text:p>06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ind dtoward oth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0" calcext:value-type="float">
            <text:p>06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 a pai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0" calcext:value-type="float">
            <text:p>06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frontation, showdo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0" calcext:value-type="float">
            <text:p>065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ppose, object (to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51" calcext:value-type="float">
            <text:p>065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村</text:p>
          </table:table-cell>
          <table:table-cell/>
          <table:table-cell office:value-type="string" calcext:value-type="string">
            <text:p>VILL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1" calcext:value-type="float">
            <text:p>06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rm vill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1" calcext:value-type="float">
            <text:p>06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llage assemb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1" calcext:value-type="float">
            <text:p>06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ties, towns, and villages; municipalit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1" calcext:value-type="float">
            <text:p>06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lla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1" calcext:value-type="float">
            <text:p>065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agi villa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52" calcext:value-type="float">
            <text:p>065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才</text:p>
          </table:table-cell>
          <table:table-cell/>
          <table:table-cell office:value-type="string" calcext:value-type="string">
            <text:p>&lt;sup&gt;1&lt;/sup&gt; TALENT&lt;br&gt;</text:p>
            <text:p>&lt;sup&gt;2&lt;/sup&gt; -YEARS 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2" calcext:value-type="float">
            <text:p>06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l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2" calcext:value-type="float">
            <text:p>06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lent, genius; gifte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2" calcext:value-type="float">
            <text:p>06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person of) geni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2" calcext:value-type="float">
            <text:p>06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elve years 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2" calcext:value-type="float">
            <text:p>065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 eighteen years ol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53" calcext:value-type="float">
            <text:p>065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財</text:p>
          </table:table-cell>
          <table:table-cell/>
          <table:table-cell office:value-type="string" calcext:value-type="string">
            <text:p>WEALTH; proper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3" calcext:value-type="float">
            <text:p>06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finance, financial affai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3" calcext:value-type="float">
            <text:p>06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siness world, economic circl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3" calcext:value-type="float">
            <text:p>06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rse, wall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3" calcext:value-type="float">
            <text:p>06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perty, fortune, weal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3" calcext:value-type="float">
            <text:p>065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dowed institution, found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54" calcext:value-type="float">
            <text:p>065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材</text:p>
          </table:table-cell>
          <table:table-cell/>
          <table:table-cell office:value-type="string" calcext:value-type="string">
            <text:p>&lt;sup&gt;1&lt;/sup&gt; TIMBER&lt;br&gt;</text:p>
            <text:p>&lt;sup&gt;2&lt;/sup&gt; MATER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4" calcext:value-type="float">
            <text:p>06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ber, lumber, log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4" calcext:value-type="float">
            <text:p>06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od, timber, lu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4" calcext:value-type="float">
            <text:p>06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s gathering, data coll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4" calcext:value-type="float">
            <text:p>06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pable/talente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4" calcext:value-type="float">
            <text:p>065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ching material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55" calcext:value-type="float">
            <text:p>065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沈</text:p>
          </table:table-cell>
          <table:table-cell/>
          <table:table-cell office:value-type="string" calcext:value-type="string">
            <text:p>SINK; submer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5" calcext:value-type="float">
            <text:p>06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nk, go to the bott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5" calcext:value-type="float">
            <text:p>06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sidence, sink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5" calcext:value-type="float">
            <text:p>06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e and fall; ups and down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5" calcext:value-type="float">
            <text:p>06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un se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5" calcext:value-type="float">
            <text:p>065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nk, send to the bottom, submer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56" calcext:value-type="float">
            <text:p>065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枕</text:p>
          </table:table-cell>
          <table:table-cell/>
          <table:table-cell office:value-type="string" calcext:value-type="string">
            <text:p>PIL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6" calcext:value-type="float">
            <text:p>06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d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6" calcext:value-type="float">
            <text:p>06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llowc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6" calcext:value-type="float">
            <text:p>06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lroad ti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6" calcext:value-type="float">
            <text:p>06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ing a book as a pill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6" calcext:value-type="float">
            <text:p>065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Pillow Book [11th century collection of musings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57" calcext:value-type="float">
            <text:p>065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丈</text:p>
          </table:table-cell>
          <table:table-cell/>
          <table:table-cell office:value-type="string" calcext:value-type="string">
            <text:p>&lt;sup&gt;1&lt;/sup&gt; STATURE; measure&lt;br&gt;</text:p>
            <text:p>&lt;sup&gt;2&lt;/sup&gt; ST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7" calcext:value-type="float">
            <text:p>06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ture, he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7" calcext:value-type="float">
            <text:p>06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ison of statur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7" calcext:value-type="float">
            <text:p>06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althy, robust; stout, soli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7" calcext:value-type="float">
            <text:p>06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fe, sure, all r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7" calcext:value-type="float">
            <text:p>065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uthearted, courageou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58" calcext:value-type="float">
            <text:p>065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杖</text:p>
          </table:table-cell>
          <table:table-cell/>
          <table:table-cell office:value-type="string" calcext:value-type="string">
            <text:p>CANE, staf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8" calcext:value-type="float">
            <text:p>06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He) can’t stand without a ca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8" calcext:value-type="float">
            <text:p>06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mboo r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8" calcext:value-type="float">
            <text:p>065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utch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59" calcext:value-type="float">
            <text:p>065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偉</text:p>
          </table:table-cell>
          <table:table-cell/>
          <table:table-cell office:value-type="string" calcext:value-type="string">
            <text:p>GREAT, emin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9" calcext:value-type="float">
            <text:p>06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at, mighty, gr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9" calcext:value-type="float">
            <text:p>06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wering/great man; her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9" calcext:value-type="float">
            <text:p>06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at work/achiev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9" calcext:value-type="float">
            <text:p>06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at man, extraordinary charac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59" calcext:value-type="float">
            <text:p>065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self-important, be conceit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60" calcext:value-type="float">
            <text:p>066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緯</text:p>
          </table:table-cell>
          <table:table-cell/>
          <table:table-cell office:value-type="string" calcext:value-type="string">
            <text:p>LATITUDE; woof/we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0" calcext:value-type="float">
            <text:p>06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titu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0" calcext:value-type="float">
            <text:p>06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ne(s) of latitu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0" calcext:value-type="float">
            <text:p>066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rth latitud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61" calcext:value-type="float">
            <text:p>066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衛</text:p>
          </table:table-cell>
          <table:table-cell/>
          <table:table-cell office:value-type="string" calcext:value-type="string">
            <text:p>GU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1" calcext:value-type="float">
            <text:p>06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ygiene, sanitation, preservation of heal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1" calcext:value-type="float">
            <text:p>06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nitary, hygien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1" calcext:value-type="float">
            <text:p>06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fense, prot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1" calcext:value-type="float">
            <text:p>06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uard, doorkeep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1" calcext:value-type="float">
            <text:p>066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anguard; forward play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62" calcext:value-type="float">
            <text:p>066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韓</text:p>
          </table:table-cell>
          <table:table-cell/>
          <table:table-cell office:value-type="string" calcext:value-type="string">
            <text:p>(SOUTH) KOR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2" calcext:value-type="float">
            <text:p>06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uth Kor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2" calcext:value-type="float">
            <text:p>06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ublic of Kor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2" calcext:value-type="float">
            <text:p>06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South Korea, Japanese-South Kore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2" calcext:value-type="float">
            <text:p>066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sit to South Korea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63" calcext:value-type="float">
            <text:p>066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違</text:p>
          </table:table-cell>
          <table:table-cell/>
          <table:table-cell office:value-type="string" calcext:value-type="string">
            <text:p>&lt;sup&gt;1&lt;/sup&gt; DIFFER; be wrong&lt;br&gt;</text:p>
            <text:p>&lt;sup&gt;2&lt;/sup&gt; VIOL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3" calcext:value-type="float">
            <text:p>06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ffer; disagree; be wr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3" calcext:value-type="float">
            <text:p>06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fference (in opinion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3" calcext:value-type="float">
            <text:p>06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comfortable feel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3" calcext:value-type="float">
            <text:p>06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olation (of the law); brea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3" calcext:value-type="float">
            <text:p>066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llegality, unlawfulnes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64" calcext:value-type="float">
            <text:p>066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抱</text:p>
          </table:table-cell>
          <table:table-cell/>
          <table:table-cell office:value-type="string" calcext:value-type="string">
            <text:p>HOLD (in one’s arm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4" calcext:value-type="float">
            <text:p>06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urse, care f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4" calcext:value-type="float">
            <text:p>06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g, embrace, hold in one’s ar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4" calcext:value-type="float">
            <text:p>06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bor (suspicions), entertain (hope), cherish; hold in one’s arms, hu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4" calcext:value-type="float">
            <text:p>06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ld in one’s arm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4" calcext:value-type="float">
            <text:p>066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ld, carry, embra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65" calcext:value-type="float">
            <text:p>066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砲</text:p>
          </table:table-cell>
          <table:table-cell/>
          <table:table-cell office:value-type="string" calcext:value-type="string">
            <text:p>HEAVY G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5" calcext:value-type="float">
            <text:p>06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unfi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5" calcext:value-type="float">
            <text:p>06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e, discharge (a gun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5" calcext:value-type="float">
            <text:p>06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un, cannon, artille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5" calcext:value-type="float">
            <text:p>06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titank gu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5" calcext:value-type="float">
            <text:p>066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un, firear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66" calcext:value-type="float">
            <text:p>066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泡</text:p>
          </table:table-cell>
          <table:table-cell/>
          <table:table-cell office:value-type="string" calcext:value-type="string">
            <text:p>BUBBLE, foa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6" calcext:value-type="float">
            <text:p>06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aming, effervesc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6" calcext:value-type="float">
            <text:p>06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r bubble, bub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6" calcext:value-type="float">
            <text:p>06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bble, foa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6" calcext:value-type="float">
            <text:p>066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bble, foa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67" calcext:value-type="float">
            <text:p>066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丹</text:p>
          </table:table-cell>
          <table:table-cell/>
          <table:table-cell office:value-type="string" calcext:value-type="string">
            <text:p>CINNABAR RED; wholehearted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7" calcext:value-type="float">
            <text:p>06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instaking, assidu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7" calcext:value-type="float">
            <text:p>066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ncer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68" calcext:value-type="float">
            <text:p>066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舟</text:p>
          </table:table-cell>
          <table:table-cell/>
          <table:table-cell office:value-type="string" calcext:value-type="string">
            <text:p>SMALL BO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8" calcext:value-type="float">
            <text:p>06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vigation, going by sh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8" calcext:value-type="float">
            <text:p>06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nsportation by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8" calcext:value-type="float">
            <text:p>06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 cra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8" calcext:value-type="float">
            <text:p>06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atbuil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8" calcext:value-type="float">
            <text:p>066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rryboa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69" calcext:value-type="float">
            <text:p>066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船</text:p>
          </table:table-cell>
          <table:table-cell/>
          <table:table-cell office:value-type="string" calcext:value-type="string">
            <text:p>SH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9" calcext:value-type="float">
            <text:p>06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ship) capt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9" calcext:value-type="float">
            <text:p>06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llo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9" calcext:value-type="float">
            <text:p>06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rchant ship, trading vess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9" calcext:value-type="float">
            <text:p>06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feboat; hel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69" calcext:value-type="float">
            <text:p>066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sea) voya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70" calcext:value-type="float">
            <text:p>067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舶</text:p>
          </table:table-cell>
          <table:table-cell/>
          <table:table-cell office:value-type="string" calcext:value-type="string">
            <text:p>OCEANGOING SHI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0" calcext:value-type="float">
            <text:p>06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p, vessel; cra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0" calcext:value-type="float">
            <text:p>06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rine eng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0" calcext:value-type="float">
            <text:p>067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rted goods, foreignmade articl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71" calcext:value-type="float">
            <text:p>067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般</text:p>
          </table:table-cell>
          <table:table-cell/>
          <table:table-cell office:value-type="string" calcext:value-type="string">
            <text:p>SORT, k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1" calcext:value-type="float">
            <text:p>06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eral, universal, comm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1" calcext:value-type="float">
            <text:p>06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the general publi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1" calcext:value-type="float">
            <text:p>06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ole, general, overa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1" calcext:value-type="float">
            <text:p>06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 things, all sorts of matte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1" calcext:value-type="float">
            <text:p>067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other day, some time ag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72" calcext:value-type="float">
            <text:p>067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搬</text:p>
          </table:table-cell>
          <table:table-cell/>
          <table:table-cell office:value-type="string" calcext:value-type="string">
            <text:p>CAR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2" calcext:value-type="float">
            <text:p>06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vey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2" calcext:value-type="float">
            <text:p>06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ry ou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2" calcext:value-type="float">
            <text:p>06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ry 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2" calcext:value-type="float">
            <text:p>067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ry, transport, convey, deliv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73" calcext:value-type="float">
            <text:p>067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盤</text:p>
          </table:table-cell>
          <table:table-cell/>
          <table:table-cell office:value-type="string" calcext:value-type="string">
            <text:p>&lt;sup&gt;1&lt;/sup&gt; DISK&lt;br&gt;</text:p>
            <text:p>&lt;sup&gt;2&lt;/sup&gt; BO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3" calcext:value-type="float">
            <text:p>06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k; flying sauc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3" calcext:value-type="float">
            <text:p>06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k; rec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3" calcext:value-type="float">
            <text:p>06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essbo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3" calcext:value-type="float">
            <text:p>06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ound, foundation, b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3" calcext:value-type="float">
            <text:p>067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drock, base, found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74" calcext:value-type="float">
            <text:p>067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歯</text:p>
          </table:table-cell>
          <table:table-cell/>
          <table:table-cell office:value-type="string" calcext:value-type="string">
            <text:p>TO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4" calcext:value-type="float">
            <text:p>06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rtar, dental calcul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4" calcext:value-type="float">
            <text:p>06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nti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4" calcext:value-type="float">
            <text:p>06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ntur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4" calcext:value-type="float">
            <text:p>06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cayed too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4" calcext:value-type="float">
            <text:p>067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g, toothed whe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75" calcext:value-type="float">
            <text:p>067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冷</text:p>
          </table:table-cell>
          <table:table-cell/>
          <table:table-cell office:value-type="string" calcext:value-type="string">
            <text:p>C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5" calcext:value-type="float">
            <text:p>06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d wa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5" calcext:value-type="float">
            <text:p>06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mage from cold weat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5" calcext:value-type="float">
            <text:p>06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ld W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5" calcext:value-type="float">
            <text:p>06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t colder, get chill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5" calcext:value-type="float">
            <text:p>067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oup has coole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76" calcext:value-type="float">
            <text:p>067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齢</text:p>
          </table:table-cell>
          <table:table-cell/>
          <table:table-cell office:value-type="string" calcext:value-type="string">
            <text:p>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6" calcext:value-type="float">
            <text:p>06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ge, yea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6" calcext:value-type="float">
            <text:p>06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lderly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6" calcext:value-type="float">
            <text:p>06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ld 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6" calcext:value-type="float">
            <text:p>06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hool 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6" calcext:value-type="float">
            <text:p>067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on’s a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77" calcext:value-type="float">
            <text:p>067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少</text:p>
          </table:table-cell>
          <table:table-cell/>
          <table:table-cell office:value-type="string" calcext:value-type="string">
            <text:p>LITTLE, f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7" calcext:value-type="float">
            <text:p>06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ttle, a few, slight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7" calcext:value-type="float">
            <text:p>06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ttle, somewh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7" calcext:value-type="float">
            <text:p>06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7" calcext:value-type="float">
            <text:p>06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lea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7" calcext:value-type="float">
            <text:p>067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not) at al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78" calcext:value-type="float">
            <text:p>067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砂</text:p>
          </table:table-cell>
          <table:table-cell/>
          <table:table-cell office:value-type="string" calcext:value-type="string">
            <text:p>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8" calcext:value-type="float">
            <text:p>06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 du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8" calcext:value-type="float">
            <text:p>06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8" calcext:value-type="float">
            <text:p>06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urgla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8" calcext:value-type="float">
            <text:p>06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in of s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8" calcext:value-type="float">
            <text:p>067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avel, balla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79" calcext:value-type="float">
            <text:p>067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歩</text:p>
          </table:table-cell>
          <table:table-cell/>
          <table:table-cell office:value-type="string" calcext:value-type="string">
            <text:p>WALK, ste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9" calcext:value-type="float">
            <text:p>06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destria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9" calcext:value-type="float">
            <text:p>06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dewalk, footpa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9" calcext:value-type="float">
            <text:p>06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gress, advancement, improv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9" calcext:value-type="float">
            <text:p>06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lk, go on foo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79" calcext:value-type="float">
            <text:p>067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elegant] wal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80" calcext:value-type="float">
            <text:p>068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渉</text:p>
          </table:table-cell>
          <table:table-cell/>
          <table:table-cell office:value-type="string" calcext:value-type="string">
            <text:p>HAVE RELATIONS W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0" calcext:value-type="float">
            <text:p>06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gotiation, bargaining, discuss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0" calcext:value-type="float">
            <text:p>06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rference, interv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0" calcext:value-type="float">
            <text:p>068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relation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81" calcext:value-type="float">
            <text:p>068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省</text:p>
          </table:table-cell>
          <table:table-cell/>
          <table:table-cell office:value-type="string" calcext:value-type="string">
            <text:p>&lt;sup&gt;1&lt;/sup&gt; MINISTRY&lt;br&gt;</text:p>
            <text:p>&lt;sup&gt;2&lt;/sup&gt; SAVE, cut down on, leave out&lt;br&gt;</text:p>
            <text:p>&lt;sup&gt;3&lt;/sup&gt; INTROSPECT, refl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1" calcext:value-type="float">
            <text:p>06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stry of health, Labor, and Wellf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1" calcext:value-type="float">
            <text:p>06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ergy conser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1" calcext:value-type="float">
            <text:p>06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ave out; save, cut do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1" calcext:value-type="float">
            <text:p>06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flect upon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1" calcext:value-type="float">
            <text:p>068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flection, introspec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82" calcext:value-type="float">
            <text:p>068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相</text:p>
          </table:table-cell>
          <table:table-cell/>
          <table:table-cell office:value-type="string" calcext:value-type="string">
            <text:p>&lt;sup&gt;1&lt;/sup&gt; ASPECT; physiognomy&lt;br&gt;</text:p>
            <text:p>&lt;sup&gt;2&lt;/sup&gt; MUTUAL&lt;br&gt;</text:p>
            <text:p>&lt;sup&gt;3&lt;/sup&gt; MINISTER (of stat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2" calcext:value-type="float">
            <text:p>06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pect, phase, condi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2" calcext:value-type="float">
            <text:p>06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fference, dispar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2" calcext:value-type="float">
            <text:p>06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rrespond to, be suitable f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2" calcext:value-type="float">
            <text:p>06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rtner, oppon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2" calcext:value-type="float">
            <text:p>068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eign minis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83" calcext:value-type="float">
            <text:p>068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想</text:p>
          </table:table-cell>
          <table:table-cell/>
          <table:table-cell office:value-type="string" calcext:value-type="string">
            <text:p>CONCEIVE, thin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3" calcext:value-type="float">
            <text:p>06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cep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3" calcext:value-type="float">
            <text:p>06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ought, conception, id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3" calcext:value-type="float">
            <text:p>06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de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3" calcext:value-type="float">
            <text:p>06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ectation, conjecture, prosp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3" calcext:value-type="float">
            <text:p>068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ollection, reminisce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84" calcext:value-type="float">
            <text:p>068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称</text:p>
          </table:table-cell>
          <table:table-cell/>
          <table:table-cell office:value-type="string" calcext:value-type="string">
            <text:p>APPEL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4" calcext:value-type="float">
            <text:p>06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ellation, name, ti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4" calcext:value-type="float">
            <text:p>06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tle, degr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4" calcext:value-type="float">
            <text:p>06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ll/style onesel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4" calcext:value-type="float">
            <text:p>06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me, designate; claim, pret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4" calcext:value-type="float">
            <text:p>068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ymmet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85" calcext:value-type="float">
            <text:p>068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弥</text:p>
          </table:table-cell>
          <table:table-cell/>
          <table:table-cell office:value-type="string" calcext:value-type="string">
            <text:p>PHONETIC [mi]; PHONETIC [ya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5" calcext:value-type="float">
            <text:p>06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elegant] all the mo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5" calcext:value-type="float">
            <text:p>06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ird month (of the lunar calendar), Mar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5" calcext:value-type="float">
            <text:p>068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ayoi period [Japanese historial era, approx. 200 BCE-250CE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86" calcext:value-type="float">
            <text:p>068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互</text:p>
          </table:table-cell>
          <table:table-cell/>
          <table:table-cell office:value-type="string" calcext:value-type="string">
            <text:p>RECIPRO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6" calcext:value-type="float">
            <text:p>06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ciprocity, mutual benefi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6" calcext:value-type="float">
            <text:p>06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quality; good mat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6" calcext:value-type="float">
            <text:p>06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tual, recipro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6" calcext:value-type="float">
            <text:p>06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tually, reciprocally, alternatel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6" calcext:value-type="float">
            <text:p>068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tually, reciprocall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87" calcext:value-type="float">
            <text:p>068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務</text:p>
          </table:table-cell>
          <table:table-cell/>
          <table:table-cell office:value-type="string" calcext:value-type="string">
            <text:p>DUTY, office, busi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7" calcext:value-type="float">
            <text:p>06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siness, afairs, work, serv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7" calcext:value-type="float">
            <text:p>06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i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7" calcext:value-type="float">
            <text:p>06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employ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7" calcext:value-type="float">
            <text:p>06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stry of Foreign Affair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7" calcext:value-type="float">
            <text:p>068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form one’s duties; play one’s par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88" calcext:value-type="float">
            <text:p>068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柔</text:p>
          </table:table-cell>
          <table:table-cell/>
          <table:table-cell office:value-type="string" calcext:value-type="string">
            <text:p>SO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8" calcext:value-type="float">
            <text:p>06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ft hai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8" calcext:value-type="float">
            <text:p>06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tleness, mildness, meek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8" calcext:value-type="float">
            <text:p>06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d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8" calcext:value-type="float">
            <text:p>06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ft, gent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8" calcext:value-type="float">
            <text:p>068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ft blanke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89" calcext:value-type="float">
            <text:p>068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軟</text:p>
          </table:table-cell>
          <table:table-cell/>
          <table:table-cell office:value-type="string" calcext:value-type="string">
            <text:p>SOF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9" calcext:value-type="float">
            <text:p>06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ftening; weake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9" calcext:value-type="float">
            <text:p>06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til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9" calcext:value-type="float">
            <text:p>06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ft, pliable, flexi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9" calcext:value-type="float">
            <text:p>06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ft, ten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89" calcext:value-type="float">
            <text:p>068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ft young lea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90" calcext:value-type="float">
            <text:p>069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軌</text:p>
          </table:table-cell>
          <table:table-cell/>
          <table:table-cell office:value-type="string" calcext:value-type="string">
            <text:p>TRACK, pa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0" calcext:value-type="float">
            <text:p>06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ack, railway; planetary orb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0" calcext:value-type="float">
            <text:p>06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il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0" calcext:value-type="float">
            <text:p>069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ual course, beaten trac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91" calcext:value-type="float">
            <text:p>069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軒</text:p>
          </table:table-cell>
          <table:table-cell/>
          <table:table-cell office:value-type="string" calcext:value-type="string">
            <text:p>&lt;sup&gt;1&lt;/sup&gt; EAVES&lt;br&gt;</text:p>
            <text:p>&lt;sup&gt;2&lt;/sup&gt; COUNTER FOR HOUS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1" calcext:value-type="float">
            <text:p>06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 the eav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1" calcext:value-type="float">
            <text:p>06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w of houses; all around, across the bo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1" calcext:value-type="float">
            <text:p>06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 hous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1" calcext:value-type="float">
            <text:p>06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litary house; private ho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1" calcext:value-type="float">
            <text:p>069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veral house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92" calcext:value-type="float">
            <text:p>069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軸</text:p>
          </table:table-cell>
          <table:table-cell/>
          <table:table-cell office:value-type="string" calcext:value-type="string">
            <text:p>&lt;sup&gt;1&lt;/sup&gt; AXLE&lt;br&gt;</text:p>
            <text:p>&lt;sup&gt;2&lt;/sup&gt; AX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2" calcext:value-type="float">
            <text:p>06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el axle, ax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2" calcext:value-type="float">
            <text:p>06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xis, shaft l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2" calcext:value-type="float">
            <text:p>06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xis of the ear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2" calcext:value-type="float">
            <text:p>06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xis of revol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2" calcext:value-type="float">
            <text:p>069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teral axi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93" calcext:value-type="float">
            <text:p>069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較</text:p>
          </table:table-cell>
          <table:table-cell/>
          <table:table-cell office:value-type="string" calcext:value-type="string">
            <text:p>COMP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3" calcext:value-type="float">
            <text:p>06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e with, draw a compari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3" calcext:value-type="float">
            <text:p>06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at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3" calcext:value-type="float">
            <text:p>06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ative litera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3" calcext:value-type="float">
            <text:p>069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parative linguistic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94" calcext:value-type="float">
            <text:p>069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庫</text:p>
          </table:table-cell>
          <table:table-cell/>
          <table:table-cell office:value-type="string" calcext:value-type="string">
            <text:p>STORAGE CHAMB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4" calcext:value-type="float">
            <text:p>06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ong box, cashbo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4" calcext:value-type="float">
            <text:p>06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r shed, gara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4" calcext:value-type="float">
            <text:p>06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easure house, treasu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4" calcext:value-type="float">
            <text:p>06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brary; collection of literary works; box for station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4" calcext:value-type="float">
            <text:p>069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ck, inventor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95" calcext:value-type="float">
            <text:p>069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蔵</text:p>
          </table:table-cell>
          <table:table-cell/>
          <table:table-cell office:value-type="string" calcext:value-type="string">
            <text:p>STORE, store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5" calcext:value-type="float">
            <text:p>06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rage, preserv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5" calcext:value-type="float">
            <text:p>06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frigera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5" calcext:value-type="float">
            <text:p>06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library, book colle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5" calcext:value-type="float">
            <text:p>06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stry of Fin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5" calcext:value-type="float">
            <text:p>069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nister of Fina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96" calcext:value-type="float">
            <text:p>069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倉</text:p>
          </table:table-cell>
          <table:table-cell/>
          <table:table-cell office:value-type="string" calcext:value-type="string">
            <text:p>STORE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6" calcext:value-type="float">
            <text:p>06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arehouse, storeho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6" calcext:value-type="float">
            <text:p>06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p’s ho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6" calcext:value-type="float">
            <text:p>06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grana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6" calcext:value-type="float">
            <text:p>06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mo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6" calcext:value-type="float">
            <text:p>069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-warehou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97" calcext:value-type="float">
            <text:p>069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創</text:p>
          </table:table-cell>
          <table:table-cell/>
          <table:table-cell office:value-type="string" calcext:value-type="string">
            <text:p>CRE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7" calcext:value-type="float">
            <text:p>06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eate, produce; wr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7" calcext:value-type="float">
            <text:p>06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enes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7" calcext:value-type="float">
            <text:p>06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, creati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7" calcext:value-type="float">
            <text:p>06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stablish, organize, st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7" calcext:value-type="float">
            <text:p>069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stablishment, foundin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98" calcext:value-type="float">
            <text:p>069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告</text:p>
          </table:table-cell>
          <table:table-cell/>
          <table:table-cell office:value-type="string" calcext:value-type="string">
            <text:p>&lt;sup&gt;1&lt;/sup&gt; NOTIFY&lt;br&gt;</text:p>
            <text:p>&lt;sup&gt;2&lt;/sup&gt; ACCU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8" calcext:value-type="float">
            <text:p>06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port, statement, notific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8" calcext:value-type="float">
            <text:p>06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tion, warning, reprima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8" calcext:value-type="float">
            <text:p>06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blic notice; advertise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8" calcext:value-type="float">
            <text:p>06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ify, tel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8" calcext:value-type="float">
            <text:p>069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usation, prosecution, indictmen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699" calcext:value-type="float">
            <text:p>069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造</text:p>
          </table:table-cell>
          <table:table-cell/>
          <table:table-cell office:value-type="string" calcext:value-type="string">
            <text:p>MAKE, bu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9" calcext:value-type="float">
            <text:p>06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e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9" calcext:value-type="float">
            <text:p>06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ipbuild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9" calcext:value-type="float">
            <text:p>06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od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9" calcext:value-type="float">
            <text:p>06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, buil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99" calcext:value-type="float">
            <text:p>069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eproof construc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00" calcext:value-type="float">
            <text:p>070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衣</text:p>
          </table:table-cell>
          <table:table-cell/>
          <table:table-cell office:value-type="string" calcext:value-type="string">
            <text:p>GARMENT, clo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0" calcext:value-type="float">
            <text:p>07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othes, garm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0" calcext:value-type="float">
            <text:p>07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od, clothing, and shelter; the necessities of lif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0" calcext:value-type="float">
            <text:p>07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er gar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0" calcext:value-type="float">
            <text:p>07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cerdotal rob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0" calcext:value-type="float">
            <text:p>070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be of feather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01" calcext:value-type="float">
            <text:p>07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依</text:p>
          </table:table-cell>
          <table:table-cell/>
          <table:table-cell office:value-type="string" calcext:value-type="string">
            <text:p>DEPEND 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1" calcext:value-type="float">
            <text:p>07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pend on, rely 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1" calcext:value-type="float">
            <text:p>07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sis, grounds; depend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1" calcext:value-type="float">
            <text:p>070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 one’s own reque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02" calcext:value-type="float">
            <text:p>07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袋</text:p>
          </table:table-cell>
          <table:table-cell/>
          <table:table-cell office:value-type="string" calcext:value-type="string">
            <text:p>B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2" calcext:value-type="float">
            <text:p>07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cking, ta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2" calcext:value-type="float">
            <text:p>07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per ba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2" calcext:value-type="float">
            <text:p>07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lov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2" calcext:value-type="float">
            <text:p>07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ir bladder; life buoy, flo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2" calcext:value-type="float">
            <text:p>070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ese (digitated) socks, tabi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03" calcext:value-type="float">
            <text:p>07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褒</text:p>
          </table:table-cell>
          <table:table-cell/>
          <table:table-cell office:value-type="string" calcext:value-type="string">
            <text:p>COMMEND, pra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3" calcext:value-type="float">
            <text:p>07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ze, rew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3" calcext:value-type="float">
            <text:p>07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ward, priz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3" calcext:value-type="float">
            <text:p>07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essive prai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3" calcext:value-type="float">
            <text:p>07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aise, comm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3" calcext:value-type="float">
            <text:p>070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s of prais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04" calcext:value-type="float">
            <text:p>07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裏</text:p>
          </table:table-cell>
          <table:table-cell/>
          <table:table-cell office:value-type="string" calcext:value-type="string">
            <text:p>REAR, reverse, in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4" calcext:value-type="float">
            <text:p>07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ck, reverse, other side, inside; backgrou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4" calcext:value-type="float">
            <text:p>07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ck/reverse/other side, wrong s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4" calcext:value-type="float">
            <text:p>07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tray, double-cro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4" calcext:value-type="float">
            <text:p>07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dorsement; backing; proo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4" calcext:value-type="float">
            <text:p>070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ck stree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05" calcext:value-type="float">
            <text:p>07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表</text:p>
          </table:table-cell>
          <table:table-cell/>
          <table:table-cell office:value-type="string" calcext:value-type="string">
            <text:p>&lt;sup&gt;1&lt;/sup&gt; EXPRESS, manifest&lt;br&gt;</text:p>
            <text:p>&lt;sup&gt;2&lt;/sup&gt; SURFACE, outside, front&lt;br&gt;</text:p>
            <text:p>&lt;sup&gt;3&lt;/sup&gt; TABLE, char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5" calcext:value-type="float">
            <text:p>07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dicate, show, exp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5" calcext:value-type="float">
            <text:p>07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ress, manif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5" calcext:value-type="float">
            <text:p>07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ont and rear, both sides; duplic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5" calcext:value-type="float">
            <text:p>07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reet/front do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5" calcext:value-type="float">
            <text:p>070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hart, diagram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06" calcext:value-type="float">
            <text:p>07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現</text:p>
          </table:table-cell>
          <table:table-cell/>
          <table:table-cell office:value-type="string" calcext:value-type="string">
            <text:p>&lt;sup&gt;1&lt;/sup&gt; ACTUAL, present&lt;br&gt;</text:p>
            <text:p>&lt;sup&gt;2&lt;/sup&gt; APP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6" calcext:value-type="float">
            <text:p>07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ent condition(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6" calcext:value-type="float">
            <text:p>07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sent time, now; present te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6" calcext:value-type="float">
            <text:p>07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6" calcext:value-type="float">
            <text:p>07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ress, rep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6" calcext:value-type="float">
            <text:p>070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ppear, enga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07" calcext:value-type="float">
            <text:p>07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著</text:p>
          </table:table-cell>
          <table:table-cell/>
          <table:table-cell office:value-type="string" calcext:value-type="string">
            <text:p>&lt;sup&gt;1&lt;/sup&gt; AUTHOR&lt;br&gt;</text:p>
            <text:p>&lt;sup&gt;2&lt;/sup&gt; CONSPICU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7" calcext:value-type="float">
            <text:p>07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te, auth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7" calcext:value-type="float">
            <text:p>07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thor, wri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7" calcext:value-type="float">
            <text:p>07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uthor, wri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7" calcext:value-type="float">
            <text:p>07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minence, eminence, distin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7" calcext:value-type="float">
            <text:p>070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markable, conspicuou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08" calcext:value-type="float">
            <text:p>07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制</text:p>
          </table:table-cell>
          <table:table-cell/>
          <table:table-cell office:value-type="string" calcext:value-type="string">
            <text:p>&lt;sup&gt;1&lt;/sup&gt; SYSTEM&lt;br&gt;</text:p>
            <text:p>&lt;sup&gt;2&lt;/sup&gt; CONTR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8" calcext:value-type="float">
            <text:p>07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ystem, organization, institu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8" calcext:value-type="float">
            <text:p>07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ystem, structure, organiz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8" calcext:value-type="float">
            <text:p>07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ulate, contro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8" calcext:value-type="float">
            <text:p>07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triction, lim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8" calcext:value-type="float">
            <text:p>07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rth contro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09" calcext:value-type="float">
            <text:p>07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製</text:p>
          </table:table-cell>
          <table:table-cell/>
          <table:table-cell office:value-type="string" calcext:value-type="string">
            <text:p>MANUFAC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9" calcext:value-type="float">
            <text:p>07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ufacture, produc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9" calcext:value-type="float">
            <text:p>07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ufacturing industr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9" calcext:value-type="float">
            <text:p>07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nufactured goods, produ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9" calcext:value-type="float">
            <text:p>07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ug manufact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09" calcext:value-type="float">
            <text:p>070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de in Jap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10" calcext:value-type="float">
            <text:p>07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初</text:p>
          </table:table-cell>
          <table:table-cell/>
          <table:table-cell office:value-type="string" calcext:value-type="string">
            <text:p>FIR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0" calcext:value-type="float">
            <text:p>07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rly stage, beginning; initi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0" calcext:value-type="float">
            <text:p>07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, outset, beginn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0" calcext:value-type="float">
            <text:p>07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rst, first-t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0" calcext:value-type="float">
            <text:p>07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den fl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0" calcext:value-type="float">
            <text:p>071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y begins to daw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11" calcext:value-type="float">
            <text:p>07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裸</text:p>
          </table:table-cell>
          <table:table-cell/>
          <table:table-cell office:value-type="string" calcext:value-type="string">
            <text:p>NAK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1" calcext:value-type="float">
            <text:p>07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ude body, nud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1" calcext:value-type="float">
            <text:p>07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k naked, nu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1" calcext:value-type="float">
            <text:p>07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aked, bare, undresse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1" calcext:value-type="float">
            <text:p>07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ebacked hor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1" calcext:value-type="float">
            <text:p>07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arefoot, bare fee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12" calcext:value-type="float">
            <text:p>07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難</text:p>
          </table:table-cell>
          <table:table-cell/>
          <table:table-cell office:value-type="string" calcext:value-type="string">
            <text:p>&lt;sup&gt;1&lt;/sup&gt; DIFFICULT&lt;br&gt;</text:p>
            <text:p>&lt;sup&gt;2&lt;/sup&gt; DISASTER&lt;br&gt;</text:p>
            <text:p>&lt;sup&gt;3&lt;/sup&gt; FAULT, criticiz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2" calcext:value-type="float">
            <text:p>07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curable disea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2" calcext:value-type="float">
            <text:p>07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fficul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2" calcext:value-type="float">
            <text:p>07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rd to solv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2" calcext:value-type="float">
            <text:p>07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fugee, displaced per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2" calcext:value-type="float">
            <text:p>07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ame, censur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13" calcext:value-type="float">
            <text:p>07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准</text:p>
          </table:table-cell>
          <table:table-cell/>
          <table:table-cell office:value-type="string" calcext:value-type="string">
            <text:p>JUNI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3" calcext:value-type="float">
            <text:p>07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nior/assistant teach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14" calcext:value-type="float">
            <text:p>07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準</text:p>
          </table:table-cell>
          <table:table-cell/>
          <table:table-cell office:value-type="string" calcext:value-type="string">
            <text:p>&lt;sup&gt;1&lt;/sup&gt; STANDARD, level&lt;br&gt;</text:p>
            <text:p>&lt;sup&gt;2&lt;/sup&gt; QUASI-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4" calcext:value-type="float">
            <text:p>07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gulations, standa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4" calcext:value-type="float">
            <text:p>07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vel, standard; water lev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4" calcext:value-type="float">
            <text:p>07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ard, criterion, basi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4" calcext:value-type="float">
            <text:p>07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mifin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4" calcext:value-type="float">
            <text:p>07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ociate memb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15" calcext:value-type="float">
            <text:p>07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備</text:p>
          </table:table-cell>
          <table:table-cell/>
          <table:table-cell office:value-type="string" calcext:value-type="string">
            <text:p>PROVIDE (for), furn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5" calcext:value-type="float">
            <text:p>07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litary preparations, armament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5" calcext:value-type="float">
            <text:p>07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vide for, prepare f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5" calcext:value-type="float">
            <text:p>07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serve, spare; preparation, preliminar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5" calcext:value-type="float">
            <text:p>07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quip/provide (with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5" calcext:value-type="float">
            <text:p>07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ovide for, stock, furnish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16" calcext:value-type="float">
            <text:p>07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死</text:p>
          </table:table-cell>
          <table:table-cell/>
          <table:table-cell office:value-type="string" calcext:value-type="string">
            <text:p>DI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6" calcext:value-type="float">
            <text:p>07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a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6" calcext:value-type="float">
            <text:p>07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ath, passing aw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6" calcext:value-type="float">
            <text:p>07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ath from overwor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6" calcext:value-type="float">
            <text:p>07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prepared to di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6" calcext:value-type="float">
            <text:p>07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e, pass awa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17" calcext:value-type="float">
            <text:p>07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葬</text:p>
          </table:table-cell>
          <table:table-cell/>
          <table:table-cell office:value-type="string" calcext:value-type="string">
            <text:p>FUNER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7" calcext:value-type="float">
            <text:p>07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ry, in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7" calcext:value-type="float">
            <text:p>07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neral ceremo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7" calcext:value-type="float">
            <text:p>07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em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7" calcext:value-type="float">
            <text:p>07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rial at sea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7" calcext:value-type="float">
            <text:p>07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ury, int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18" calcext:value-type="float">
            <text:p>07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列</text:p>
          </table:table-cell>
          <table:table-cell/>
          <table:table-cell office:value-type="string" calcext:value-type="string">
            <text:p>COLUMN, ro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8" calcext:value-type="float">
            <text:p>07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 a line/row/colum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8" calcext:value-type="float">
            <text:p>07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ne, queue; matrix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8" calcext:value-type="float">
            <text:p>07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chipelag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8" calcext:value-type="float">
            <text:p>07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railway) tra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8" calcext:value-type="float">
            <text:p>07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rranged in a row/column, paralle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19" calcext:value-type="float">
            <text:p>07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烈</text:p>
          </table:table-cell>
          <table:table-cell/>
          <table:table-cell office:value-type="string" calcext:value-type="string">
            <text:p>VEHEMENT, inte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9" calcext:value-type="float">
            <text:p>07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arp, biting, scath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9" calcext:value-type="float">
            <text:p>07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tense, seve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9" calcext:value-type="float">
            <text:p>07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olent/strong wi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19" calcext:value-type="float">
            <text:p>07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ging fire, infern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20" calcext:value-type="float">
            <text:p>07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裂</text:p>
          </table:table-cell>
          <table:table-cell/>
          <table:table-cell office:value-type="string" calcext:value-type="string">
            <text:p>SPLIT, t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0" calcext:value-type="float">
            <text:p>07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plosion, bursti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0" calcext:value-type="float">
            <text:p>07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lit, break 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0" calcext:value-type="float">
            <text:p>07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split, t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0" calcext:value-type="float">
            <text:p>07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split, t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0" calcext:value-type="float">
            <text:p>07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r, rip, crack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21" calcext:value-type="float">
            <text:p>07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例</text:p>
          </table:table-cell>
          <table:table-cell/>
          <table:table-cell office:value-type="string" calcext:value-type="string">
            <text:p>EXAMPLE, preced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1" calcext:value-type="float">
            <text:p>07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ecedent; above exa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1" calcext:value-type="float">
            <text:p>07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ual practice, established custo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1" calcext:value-type="float">
            <text:p>07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ep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1" calcext:value-type="float">
            <text:p>07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sual; that, (the one) in ques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1" calcext:value-type="float">
            <text:p>07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exampl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22" calcext:value-type="float">
            <text:p>07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刑</text:p>
          </table:table-cell>
          <table:table-cell/>
          <table:table-cell office:value-type="string" calcext:value-type="string">
            <text:p>PENAL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2" calcext:value-type="float">
            <text:p>07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2" calcext:value-type="float">
            <text:p>07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son te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2" calcext:value-type="float">
            <text:p>07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pital punishment, death penal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2" calcext:value-type="float">
            <text:p>07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ecution, punish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2" calcext:value-type="float">
            <text:p>07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police) detectiv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23" calcext:value-type="float">
            <text:p>07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型</text:p>
          </table:table-cell>
          <table:table-cell/>
          <table:table-cell office:value-type="string" calcext:value-type="string">
            <text:p>TYPE, mod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3" calcext:value-type="float">
            <text:p>07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ype, pattern, model, exempl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3" calcext:value-type="float">
            <text:p>07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ypic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3" calcext:value-type="float">
            <text:p>07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m, fig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3" calcext:value-type="float">
            <text:p>07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size; large mod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3" calcext:value-type="float">
            <text:p>07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lood typ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24" calcext:value-type="float">
            <text:p>07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研</text:p>
          </table:table-cell>
          <table:table-cell/>
          <table:table-cell office:value-type="string" calcext:value-type="string">
            <text:p>&lt;sup&gt;1&lt;/sup&gt; GRIND&lt;br&gt;</text:p>
            <text:p>&lt;sup&gt;2&lt;/sup&gt; RESEAR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4" calcext:value-type="float">
            <text:p>07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ind, pol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4" calcext:value-type="float">
            <text:p>07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hetstone, knife sharpe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4" calcext:value-type="float">
            <text:p>07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polis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4" calcext:value-type="float">
            <text:p>07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25" calcext:value-type="float">
            <text:p>07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厄</text:p>
          </table:table-cell>
          <table:table-cell/>
          <table:table-cell office:value-type="string" calcext:value-type="string">
            <text:p>MISFORTUNE, troub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5" calcext:value-type="float">
            <text:p>07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lucky day, critical da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5" calcext:value-type="float">
            <text:p>07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imacteric/critical year, unlucky yea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5" calcext:value-type="float">
            <text:p>07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ouble, annoy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5" calcext:value-type="float">
            <text:p>07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eat misfortune; grand climacteric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26" calcext:value-type="float">
            <text:p>07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危</text:p>
          </table:table-cell>
          <table:table-cell/>
          <table:table-cell office:value-type="string" calcext:value-type="string">
            <text:p>DANGEROU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6" calcext:value-type="float">
            <text:p>07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isis, emergenc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6" calcext:value-type="float">
            <text:p>07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jury, harm; danger; risk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6" calcext:value-type="float">
            <text:p>07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ngerous, insecur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6" calcext:value-type="float">
            <text:p>07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one’s) life is in dang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6" calcext:value-type="float">
            <text:p>07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ear, appreh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27" calcext:value-type="float">
            <text:p>07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範</text:p>
          </table:table-cell>
          <table:table-cell/>
          <table:table-cell office:value-type="string" calcext:value-type="string">
            <text:p>MODE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7" calcext:value-type="float">
            <text:p>07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ndard, norm, criter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7" calcext:value-type="float">
            <text:p>07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amp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7" calcext:value-type="float">
            <text:p>07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del, standard; law, co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7" calcext:value-type="float">
            <text:p>07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nge, scop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7" calcext:value-type="float">
            <text:p>07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ide rang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28" calcext:value-type="float">
            <text:p>07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怨</text:p>
          </table:table-cell>
          <table:table-cell/>
          <table:table-cell office:value-type="string" calcext:value-type="string">
            <text:p>HOLD A GRUDGE, res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8" calcext:value-type="float">
            <text:p>07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eply held grudge</text:p>
          </table:table-cell>
          <table:table-cell table:number-columns-repeated="1014"/>
        </table:table-row>
        <table:table-row table:style-name="ro7">
          <table:table-cell/>
          <table:table-cell office:value-type="float" office:value="728" calcext:value-type="float">
            <text:p>07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ld a grudge, resent [cf. 根 1217]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29" calcext:value-type="float">
            <text:p>07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苑</text:p>
          </table:table-cell>
          <table:table-cell/>
          <table:table-cell office:value-type="string" calcext:value-type="string">
            <text:p>IMPERIAL GARDE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9" calcext:value-type="float">
            <text:p>07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ner garden (of the imperial palace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29" calcext:value-type="float">
            <text:p>07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uter garden (of the imperial palace)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30" calcext:value-type="float">
            <text:p>07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宛</text:p>
          </table:table-cell>
          <table:table-cell/>
          <table:table-cell office:value-type="string" calcext:value-type="string">
            <text:p>ADD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0" calcext:value-type="float">
            <text:p>07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dress, addresse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0" calcext:value-type="float">
            <text:p>07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dressee, addr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0" calcext:value-type="float">
            <text:p>07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sign Chinese characters to a foreign wor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0" calcext:value-type="float">
            <text:p>07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honetic substitute, false substitute charact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0" calcext:value-type="float">
            <text:p>07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oranges per pers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31" calcext:value-type="float">
            <text:p>07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碗</text:p>
          </table:table-cell>
          <table:table-cell/>
          <table:table-cell office:value-type="string" calcext:value-type="string">
            <text:p>BOWL, cup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1" calcext:value-type="float">
            <text:p>07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cup; rice bow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1" calcext:value-type="float">
            <text:p>07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owl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32" calcext:value-type="float">
            <text:p>07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腕</text:p>
          </table:table-cell>
          <table:table-cell/>
          <table:table-cell office:value-type="string" calcext:value-type="string">
            <text:p>&lt;sup&gt;1&lt;/sup&gt; ARM&lt;br&gt;</text:p>
            <text:p>&lt;sup&gt;2&lt;/sup&gt; ABI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2" calcext:value-type="float">
            <text:p>07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scular streng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2" calcext:value-type="float">
            <text:p>07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per a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2" calcext:value-type="float">
            <text:p>07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rist wat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2" calcext:value-type="float">
            <text:p>07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kill, ability, capabil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2" calcext:value-type="float">
            <text:p>07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on of abilit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33" calcext:value-type="float">
            <text:p>07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却</text:p>
          </table:table-cell>
          <table:table-cell/>
          <table:table-cell office:value-type="string" calcext:value-type="string">
            <text:p>ELIMINATE, rejec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3" calcext:value-type="float">
            <text:p>07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ll off, dispose of by sal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3" calcext:value-type="float">
            <text:p>07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ject, dismiss, turn do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3" calcext:value-type="float">
            <text:p>07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ject, renou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3" calcext:value-type="float">
            <text:p>07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tur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34" calcext:value-type="float">
            <text:p>07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脚</text:p>
          </table:table-cell>
          <table:table-cell/>
          <table:table-cell office:value-type="string" calcext:value-type="string">
            <text:p>LE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4" calcext:value-type="float">
            <text:p>07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eg(s) [as of a table]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4" calcext:value-type="float">
            <text:p>07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ripo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4" calcext:value-type="float">
            <text:p>07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otno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4" calcext:value-type="float">
            <text:p>07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cript, playbook, scenario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4" calcext:value-type="float">
            <text:p>07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-legged dog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35" calcext:value-type="float">
            <text:p>07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犯</text:p>
          </table:table-cell>
          <table:table-cell/>
          <table:table-cell office:value-type="string" calcext:value-type="string">
            <text:p>OFFENSE, viol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5" calcext:value-type="float">
            <text:p>07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iminal act, crime, offen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5" calcext:value-type="float">
            <text:p>07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iminal, offend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5" calcext:value-type="float">
            <text:p>07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ime preven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5" calcext:value-type="float">
            <text:p>07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iolate the la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5" calcext:value-type="float">
            <text:p>07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pe a woma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36" calcext:value-type="float">
            <text:p>07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狂</text:p>
          </table:table-cell>
          <table:table-cell/>
          <table:table-cell office:value-type="string" calcext:value-type="string">
            <text:p>CRAZY, mad (about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6" calcext:value-type="float">
            <text:p>07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sane, mad, craz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6" calcext:value-type="float">
            <text:p>07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bie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6" calcext:value-type="float">
            <text:p>07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omicidal maniac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6" calcext:value-type="float">
            <text:p>07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un mad after a gir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6" calcext:value-type="float">
            <text:p>07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ddening though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37" calcext:value-type="float">
            <text:p>07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獄</text:p>
          </table:table-cell>
          <table:table-cell/>
          <table:table-cell office:value-type="string" calcext:value-type="string">
            <text:p>PRI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7" calcext:value-type="float">
            <text:p>07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rison uniform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7" calcext:value-type="float">
            <text:p>07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eath in pri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7" calcext:value-type="float">
            <text:p>07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elease from pri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7" calcext:value-type="float">
            <text:p>07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iry written in pris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7" calcext:value-type="float">
            <text:p>07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ell; inferno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38" calcext:value-type="float">
            <text:p>07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非</text:p>
          </table:table-cell>
          <table:table-cell/>
          <table:table-cell office:value-type="string" calcext:value-type="string">
            <text:p>IS NOT, non-, un-, wro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8" calcext:value-type="float">
            <text:p>07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ergency, calam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8" calcext:value-type="float">
            <text:p>07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mergency ex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8" calcext:value-type="float">
            <text:p>07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mpoliteness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8" calcext:value-type="float">
            <text:p>07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iticism, bl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8" calcext:value-type="float">
            <text:p>07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ndemn, denounce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39" calcext:value-type="float">
            <text:p>07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排</text:p>
          </table:table-cell>
          <table:table-cell/>
          <table:table-cell office:value-type="string" calcext:value-type="string">
            <text:p>&lt;sup&gt;1&lt;/sup&gt; EXCLUDE, reject&lt;br&gt;</text:p>
            <text:p>&lt;sup&gt;2&lt;/sup&gt; DISCHAR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9" calcext:value-type="float">
            <text:p>07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clusive, cliquish, clann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9" calcext:value-type="float">
            <text:p>07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nti-Japanes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9" calcext:value-type="float">
            <text:p>07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ischarge, exhaust, evacu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9" calcext:value-type="float">
            <text:p>07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inage; displacement (of ships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39" calcext:value-type="float">
            <text:p>07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haust ga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40" calcext:value-type="float">
            <text:p>07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俳</text:p>
          </table:table-cell>
          <table:table-cell/>
          <table:table-cell office:value-type="string" calcext:value-type="string">
            <text:p>HAIKU, ac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0" calcext:value-type="float">
            <text:p>07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iku (seventeen-syllable poem)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0" calcext:value-type="float">
            <text:p>07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aiku poe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41" calcext:value-type="float">
            <text:p>07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罪</text:p>
          </table:table-cell>
          <table:table-cell/>
          <table:table-cell office:value-type="string" calcext:value-type="string">
            <text:p>CRIME, si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1" calcext:value-type="float">
            <text:p>07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ffense, cri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1" calcext:value-type="float">
            <text:p>07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t guilty, innoc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1" calcext:value-type="float">
            <text:p>07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uil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1" calcext:value-type="float">
            <text:p>07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n, iniqui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1" calcext:value-type="float">
            <text:p>07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nn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1" calcext:value-type="float">
            <text:p>07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iminal, offender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42" calcext:value-type="float">
            <text:p>07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罰</text:p>
          </table:table-cell>
          <table:table-cell/>
          <table:table-cell office:value-type="string" calcext:value-type="string">
            <text:p>PUNISHMENT, heaven’s vengea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2" calcext:value-type="float">
            <text:p>07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n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2" calcext:value-type="float">
            <text:p>07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nalty, punish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2" calcext:value-type="float">
            <text:p>07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nishment, penalt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2" calcext:value-type="float">
            <text:p>07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nis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2" calcext:value-type="float">
            <text:p>07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crilegious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43" calcext:value-type="float">
            <text:p>07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伴</text:p>
          </table:table-cell>
          <table:table-cell/>
          <table:table-cell office:value-type="string" calcext:value-type="string">
            <text:p>ACCOMPANY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3" calcext:value-type="float">
            <text:p>07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ompany, go wit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3" calcext:value-type="float">
            <text:p>07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ompany, go with, attend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3" calcext:value-type="float">
            <text:p>07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ompanied by a friend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44" calcext:value-type="float">
            <text:p>07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判</text:p>
          </table:table-cell>
          <table:table-cell/>
          <table:table-cell office:value-type="string" calcext:value-type="string">
            <text:p>&lt;sup&gt;1&lt;/sup&gt; JUDGE, decide&lt;br&gt;</text:p>
            <text:p>&lt;sup&gt;2&lt;/sup&gt; PERSONAL SE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4" calcext:value-type="float">
            <text:p>07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dicial decision, judgment, sentenc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4" calcext:value-type="float">
            <text:p>07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dg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4" calcext:value-type="float">
            <text:p>07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dge, decid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4" calcext:value-type="float">
            <text:p>07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dge, decide, interpre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4" calcext:value-type="float">
            <text:p>07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sonal seal; seal impress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45" calcext:value-type="float">
            <text:p>07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評</text:p>
          </table:table-cell>
          <table:table-cell/>
          <table:table-cell office:value-type="string" calcext:value-type="string">
            <text:p>COMMENT, evaluat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5" calcext:value-type="float">
            <text:p>07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me, reputat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5" calcext:value-type="float">
            <text:p>07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avorable criticism, public fav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5" calcext:value-type="float">
            <text:p>07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lm review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5" calcext:value-type="float">
            <text:p>07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valuation, apprais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5" calcext:value-type="float">
            <text:p>074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ccording to public opin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46" calcext:value-type="float">
            <text:p>074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批</text:p>
          </table:table-cell>
          <table:table-cell/>
          <table:table-cell office:value-type="string" calcext:value-type="string">
            <text:p>CRITICIZE, com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6" calcext:value-type="float">
            <text:p>07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iticism, com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6" calcext:value-type="float">
            <text:p>07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itic, review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6" calcext:value-type="float">
            <text:p>07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iticism, blame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6" calcext:value-type="float">
            <text:p>07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iticism, comme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6" calcext:value-type="float">
            <text:p>074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atify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47" calcext:value-type="float">
            <text:p>074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帥</text:p>
          </table:table-cell>
          <table:table-cell/>
          <table:table-cell office:value-type="string" calcext:value-type="string">
            <text:p>COMMANDER IN CHIEF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7" calcext:value-type="float">
            <text:p>07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rshal, general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7" calcext:value-type="float">
            <text:p>074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ommander in chief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48" calcext:value-type="float">
            <text:p>074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師</text:p>
          </table:table-cell>
          <table:table-cell/>
          <table:table-cell office:value-type="string" calcext:value-type="string">
            <text:p>MASTER, teache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8" calcext:value-type="float">
            <text:p>07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cher, instructor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8" calcext:value-type="float">
            <text:p>07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acher, master, coach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8" calcext:value-type="float">
            <text:p>07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ctor, physician, surge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8" calcext:value-type="float">
            <text:p>07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stor, minister, pries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8" calcext:value-type="float">
            <text:p>074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inter, artis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49" calcext:value-type="float">
            <text:p>074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座</text:p>
          </table:table-cell>
          <table:table-cell/>
          <table:table-cell office:value-type="string" calcext:value-type="string">
            <text:p>&lt;sup&gt;1&lt;/sup&gt; SEAT&lt;br&gt;</text:p>
            <text:p>&lt;sup&gt;2&lt;/sup&gt; SI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9" calcext:value-type="float">
            <text:p>07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a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9" calcext:value-type="float">
            <text:p>07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floor) cushio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9" calcext:value-type="float">
            <text:p>07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t upright/straigh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9" calcext:value-type="float">
            <text:p>07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it down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49" calcext:value-type="float">
            <text:p>074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bank) account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750" calcext:value-type="float">
            <text:p>0750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 table:number-rows-repeated="10443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4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23:40:09.061000000</meta:creation-date>
    <meta:generator>LibreOffice/7.2.7.2$Windows_X86_64 LibreOffice_project/8d71d29d553c0f7dcbfa38fbfda25ee34cce99a2</meta:generator>
    <dc:date>2022-06-04T00:31:37.969000000</dc:date>
    <meta:editing-duration>PT15H42M14S</meta:editing-duration>
    <meta:editing-cycles>65</meta:editing-cycles>
    <meta:document-statistic meta:table-count="1" meta:cell-count="13566" meta:object-count="0"/>
  </office:meta>
</office:document-meta>
</file>